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84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2.0772in"/>
    </style:style>
    <style:style style:name="co13" style:family="table-column">
      <style:table-column-properties fo:break-before="auto" style:column-width="1.9571in"/>
    </style:style>
    <style:style style:name="co14" style:family="table-column">
      <style:table-column-properties fo:break-before="auto" style:column-width="1.2472in"/>
    </style:style>
    <style:style style:name="co15" style:family="table-column">
      <style:table-column-properties fo:break-before="auto" style:column-width="2.075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2.40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Dynamic programming by cost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Cost to weight ration heuris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table:number-columns-repeated="7"/>
          <table:table-cell office:value-type="string">
            <text:p>Items Count</text:p>
          </table:table-cell>
          <table:table-cell office:value-type="string">
            <text:p>Priemerný čas dynamické prog.</text:p>
          </table:table-cell>
          <table:table-cell office:value-type="string">
            <text:p>Priemerná chyba dynamické prog.</text:p>
          </table:table-cell>
          <table:table-cell office:value-type="string">
            <text:p>Priemerný čas genetika 50 iterácií</text:p>
          </table:table-cell>
          <table:table-cell office:value-type="string">
            <text:p>Priemerná chyba genetika 50 iterácií</text:p>
          </table:table-cell>
          <table:table-cell office:value-type="string">
            <text:p>Priemerný čas heuristika pomer cena váha</text:p>
          </table:table-cell>
          <table:table-cell office:value-type="string">
            <text:p>Priemerná chyba heuristika pomer cena váha</text:p>
          </table:table-cell>
          <table:table-cell office:value-type="string">
            <text:p>Priemerný čas genetika 30 iterácií</text:p>
          </table:table-cell>
          <table:table-cell office:value-type="string">
            <text:p>Priemerná chyba genetika 30 iterácií</text:p>
          </table:table-cell>
          <table:table-cell/>
          <table:table-cell office:value-type="string">
            <text:p>Avg error elite bez</text:p>
          </table:table-cell>
          <table:table-cell office:value-type="string">
            <text:p>Avg time elite s</text:p>
          </table:table-cell>
          <table:table-cell office:value-type="string">
            <text:p>Avg error elite s</text:p>
          </table:table-cell>
          <table:table-cell table:number-columns-repeated="8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00759015230221402">
            <text:p>0.000759015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14368586910124">
            <text:p>0.0143685869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05324541126581">
            <text:p>0.010532454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">
            <text:p>4</text:p>
          </table:table-cell>
          <table:table-cell table:formula="of:=SUMIF([.$B$2:.$B$100000];[.$V2];[.$E$2:.$E$100000])/50" office:value-type="float" office:value="0.000584623666999912">
            <text:p>0.0005846237</text:p>
          </table:table-cell>
          <table:table-cell table:formula="of:=SUMIF([.$B$2:.$B$100000];[.$V2];[.$F$2:.$F$100000])/50" office:value-type="float" office:value="0">
            <text:p>0</text:p>
          </table:table-cell>
          <table:table-cell table:style-name="ce1" table:formula="of:=SUMIF([.$B$2:.$B$100000];[.$V2];[.$H$2:.$H$100000])/50" office:value-type="float" office:value="0.0151516655664745">
            <text:p>0.01515167</text:p>
          </table:table-cell>
          <table:table-cell table:formula="of:=SUMIF([.$B$2:.$B$100000];[.$V2];[.$I$2:.$I$100000])/50" office:value-type="float" office:value="0">
            <text:p>0</text:p>
          </table:table-cell>
          <table:table-cell table:style-name="ce1" table:formula="of:=SUMIF([.$B$2:.$B$100000];[.$V2];[.$K$2:.$K$100000])/50" office:value-type="float" office:value="0.00000293902776961381">
            <text:p>0.00000294</text:p>
          </table:table-cell>
          <table:table-cell table:formula="of:=SUMIF([.$B$2:.$B$100000];[.$V2];[.$L$2:.$L$100000])/50" office:value-type="float" office:value="0.0217450811344438">
            <text:p>0.0217450811</text:p>
          </table:table-cell>
          <table:table-cell table:style-name="ce1" table:formula="of:=SUMIF([.$B$2:.$B$100000];[.$V2];[.$M$2:.$M$100000])/50" office:value-type="float" office:value="0.0109813884813383">
            <text:p>0.01098139</text:p>
          </table:table-cell>
          <table:table-cell table:formula="of:=SUMIF([.$B$2:.$B$100000];[.$V2];[.$N$2:.$N$100000])/50" office:value-type="float" office:value="0">
            <text:p>0</text:p>
          </table:table-cell>
          <table:table-cell table:style-name="ce1" table:formula="of:=SUMIF([.$B$2:.$B$100000];[.$V2];[.$Q$2:.$Q$100000])/[.$M2]" office:value-type="float" office:value="0">
            <text:p>0.00000000</text:p>
          </table:table-cell>
          <table:table-cell table:formula="of:=SUMIF([.$B$2:.$B$100000];[.$V2];[.$R$2:.$R$100000])/[.$M2]" office:value-type="float" office:value="0">
            <text:p>0</text:p>
          </table:table-cell>
          <table:table-cell table:style-name="ce1" table:formula="of:=SUMIF([.$B$2:.$B$100000];[.$V2];[.$T$2:.$T$100000])/[.$M2]" office:value-type="float" office:value="0">
            <text:p>0.00000000</text:p>
          </table:table-cell>
          <table:table-cell table:formula="of:=SUMIF([.$B$2:.$B$100000];[.$V2];[.$U$2:.$U$100000])/[.$M2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00466512126749479">
            <text:p>0.000466512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148831502660288">
            <text:p>0.0148831503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0000606466047698088">
            <text:p>6.06466047698088E-006</text:p>
          </table:table-cell>
          <table:table-cell office:value-type="float" office:value="0">
            <text:p>0</text:p>
          </table:table-cell>
          <table:table-cell office:value-type="float" office:value="0.0115527170857893">
            <text:p>0.011552717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0">
            <text:p>10</text:p>
          </table:table-cell>
          <table:table-cell table:formula="of:=SUMIF([.$B$2:.$B$100000];[.$V3];[.$E$2:.$E$100000])/50" office:value-type="float" office:value="0.00334281130470846">
            <text:p>0.0033428113</text:p>
          </table:table-cell>
          <table:table-cell table:formula="of:=SUMIF([.$B$2:.$B$100000];[.$V3];[.$F$2:.$F$100000])/50" office:value-type="float" office:value="0">
            <text:p>0</text:p>
          </table:table-cell>
          <table:table-cell table:style-name="ce1" table:formula="of:=SUMIF([.$B$2:.$B$100000];[.$V3];[.$H$2:.$H$100000])/50" office:value-type="float" office:value="0.0211999729422714">
            <text:p>0.02119997</text:p>
          </table:table-cell>
          <table:table-cell table:formula="of:=SUMIF([.$B$2:.$B$100000];[.$V3];[.$I$2:.$I$100000])/50" office:value-type="float" office:value="0">
            <text:p>0</text:p>
          </table:table-cell>
          <table:table-cell table:style-name="ce1" table:formula="of:=SUMIF([.$B$2:.$B$100000];[.$V3];[.$K$2:.$K$100000])/50" office:value-type="float" office:value="0.0000076694629416589">
            <text:p>0.00000767</text:p>
          </table:table-cell>
          <table:table-cell table:formula="of:=SUMIF([.$B$2:.$B$100000];[.$V3];[.$L$2:.$L$100000])/50" office:value-type="float" office:value="0.0128619858039576">
            <text:p>0.0128619858</text:p>
          </table:table-cell>
          <table:table-cell table:style-name="ce1" table:formula="of:=SUMIF([.$B$2:.$B$100000];[.$V3];[.$M$2:.$M$100000])/50" office:value-type="float" office:value="0.01504496481329">
            <text:p>0.01504496</text:p>
          </table:table-cell>
          <table:table-cell table:formula="of:=SUMIF([.$B$2:.$B$100000];[.$V3];[.$N$2:.$N$100000])/50" office:value-type="float" office:value="0.00181818181818182">
            <text:p>0.0018181818</text:p>
          </table:table-cell>
          <table:table-cell table:style-name="ce1" table:formula="of:=SUMIF([.$B$2:.$B$100000];[.$V3];[.$Q$2:.$Q$100000])/[.$M3]" office:value-type="float" office:value="0">
            <text:p>0.00000000</text:p>
          </table:table-cell>
          <table:table-cell table:formula="of:=SUMIF([.$B$2:.$B$100000];[.$V3];[.$R$2:.$R$100000])/[.$M3]" office:value-type="float" office:value="0">
            <text:p>0</text:p>
          </table:table-cell>
          <table:table-cell table:style-name="ce1" table:formula="of:=SUMIF([.$B$2:.$B$100000];[.$V3];[.$T$2:.$T$100000])/[.$M3]" office:value-type="float" office:value="0">
            <text:p>0.00000000</text:p>
          </table:table-cell>
          <table:table-cell table:formula="of:=SUMIF([.$B$2:.$B$100000];[.$V3];[.$U$2:.$U$100000])/[.$M3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00494969366481197">
            <text:p>0.0004949694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140415616041501">
            <text:p>0.014041561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112244897959184">
            <text:p>0.112244898</text:p>
          </table:table-cell>
          <table:table-cell office:value-type="float" office:value="0.00897196959271121">
            <text:p>0.0089719696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5">
            <text:p>15</text:p>
          </table:table-cell>
          <table:table-cell table:formula="of:=SUMIF([.$B$2:.$B$100000];[.$V4];[.$E$2:.$E$100000])/50" office:value-type="float" office:value="0.00533058215581785">
            <text:p>0.0053305822</text:p>
          </table:table-cell>
          <table:table-cell table:formula="of:=SUMIF([.$B$2:.$B$100000];[.$V4];[.$F$2:.$F$100000])/50" office:value-type="float" office:value="0">
            <text:p>0</text:p>
          </table:table-cell>
          <table:table-cell table:style-name="ce1" table:formula="of:=SUMIF([.$B$2:.$B$100000];[.$V4];[.$H$2:.$H$100000])/50" office:value-type="float" office:value="0.0271627312444456">
            <text:p>0.02716273</text:p>
          </table:table-cell>
          <table:table-cell table:formula="of:=SUMIF([.$B$2:.$B$100000];[.$V4];[.$I$2:.$I$100000])/50" office:value-type="float" office:value="0.00170854271356784">
            <text:p>0.0017085427</text:p>
          </table:table-cell>
          <table:table-cell table:style-name="ce1" table:formula="of:=SUMIF([.$B$2:.$B$100000];[.$V4];[.$K$2:.$K$100000])/50" office:value-type="float" office:value="0.0000129410524331884">
            <text:p>0.00001294</text:p>
          </table:table-cell>
          <table:table-cell table:formula="of:=SUMIF([.$B$2:.$B$100000];[.$V4];[.$L$2:.$L$100000])/50" office:value-type="float" office:value="0.00475891816593858">
            <text:p>0.0047589182</text:p>
          </table:table-cell>
          <table:table-cell table:style-name="ce1" table:formula="of:=SUMIF([.$B$2:.$B$100000];[.$V4];[.$M$2:.$M$100000])/50" office:value-type="float" office:value="0.0197265769874018">
            <text:p>0.01972658</text:p>
          </table:table-cell>
          <table:table-cell table:formula="of:=SUMIF([.$B$2:.$B$100000];[.$V4];[.$N$2:.$N$100000])/50" office:value-type="float" office:value="0.00170854271356784">
            <text:p>0.0017085427</text:p>
          </table:table-cell>
          <table:table-cell table:style-name="ce1" table:formula="of:=SUMIF([.$B$2:.$B$100000];[.$V4];[.$Q$2:.$Q$100000])/[.$M4]" office:value-type="float" office:value="0">
            <text:p>0.00000000</text:p>
          </table:table-cell>
          <table:table-cell table:formula="of:=SUMIF([.$B$2:.$B$100000];[.$V4];[.$R$2:.$R$100000])/[.$M4]" office:value-type="float" office:value="0">
            <text:p>0</text:p>
          </table:table-cell>
          <table:table-cell table:style-name="ce1" table:formula="of:=SUMIF([.$B$2:.$B$100000];[.$V4];[.$T$2:.$T$100000])/[.$M4]" office:value-type="float" office:value="0">
            <text:p>0.00000000</text:p>
          </table:table-cell>
          <table:table-cell table:formula="of:=SUMIF([.$B$2:.$B$100000];[.$V4];[.$U$2:.$U$100000])/[.$M4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00288304494331178">
            <text:p>0.0002883045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133198666707098">
            <text:p>0.0133198667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">
            <text:p>0</text:p>
          </table:table-cell>
          <table:table-cell office:value-type="float" office:value="0.00929153069769286">
            <text:p>0.009291530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0">
            <text:p>20</text:p>
          </table:table-cell>
          <table:table-cell table:formula="of:=SUMIF([.$B$2:.$B$100000];[.$V5];[.$E$2:.$E$100000])/50" office:value-type="float" office:value="0.011542153802517">
            <text:p>0.0115421538</text:p>
          </table:table-cell>
          <table:table-cell table:formula="of:=SUMIF([.$B$2:.$B$100000];[.$V5];[.$F$2:.$F$100000])/50" office:value-type="float" office:value="0">
            <text:p>0</text:p>
          </table:table-cell>
          <table:table-cell table:style-name="ce1" table:formula="of:=SUMIF([.$B$2:.$B$100000];[.$V5];[.$H$2:.$H$100000])/50" office:value-type="float" office:value="0.0315332728422045">
            <text:p>0.03153327</text:p>
          </table:table-cell>
          <table:table-cell table:formula="of:=SUMIF([.$B$2:.$B$100000];[.$V5];[.$I$2:.$I$100000])/50" office:value-type="float" office:value="0.00203433495395388">
            <text:p>0.002034335</text:p>
          </table:table-cell>
          <table:table-cell table:style-name="ce1" table:formula="of:=SUMIF([.$B$2:.$B$100000];[.$V5];[.$K$2:.$K$100000])/50" office:value-type="float" office:value="0.0000191270061197089">
            <text:p>0.00001913</text:p>
          </table:table-cell>
          <table:table-cell table:formula="of:=SUMIF([.$B$2:.$B$100000];[.$V5];[.$L$2:.$L$100000])/50" office:value-type="float" office:value="0.00600085619454645">
            <text:p>0.0060008562</text:p>
          </table:table-cell>
          <table:table-cell table:style-name="ce1" table:formula="of:=SUMIF([.$B$2:.$B$100000];[.$V5];[.$M$2:.$M$100000])/50" office:value-type="float" office:value="0.0210888683105014">
            <text:p>0.02108887</text:p>
          </table:table-cell>
          <table:table-cell table:formula="of:=SUMIF([.$B$2:.$B$100000];[.$V5];[.$N$2:.$N$100000])/50" office:value-type="float" office:value="0.0022184542947009">
            <text:p>0.0022184543</text:p>
          </table:table-cell>
          <table:table-cell table:style-name="ce1" table:formula="of:=SUMIF([.$B$2:.$B$100000];[.$V5];[.$Q$2:.$Q$100000])/[.$M5]" office:value-type="float" office:value="0">
            <text:p>0.00000000</text:p>
          </table:table-cell>
          <table:table-cell table:formula="of:=SUMIF([.$B$2:.$B$100000];[.$V5];[.$R$2:.$R$100000])/[.$M5]" office:value-type="float" office:value="0">
            <text:p>0</text:p>
          </table:table-cell>
          <table:table-cell table:style-name="ce1" table:formula="of:=SUMIF([.$B$2:.$B$100000];[.$V5];[.$T$2:.$T$100000])/[.$M5]" office:value-type="float" office:value="0">
            <text:p>0.00000000</text:p>
          </table:table-cell>
          <table:table-cell table:formula="of:=SUMIF([.$B$2:.$B$100000];[.$V5];[.$U$2:.$U$100000])/[.$M5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00956349859836432">
            <text:p>0.0009563499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180372416978258">
            <text:p>0.0180372417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12186940913851">
            <text:p>0.011218694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2">
            <text:p>22</text:p>
          </table:table-cell>
          <table:table-cell table:formula="of:=SUMIF([.$B$2:.$B$100000];[.$V6];[.$E$2:.$E$100000])/50" office:value-type="float" office:value="0.0149233497250144">
            <text:p>0.0149233497</text:p>
          </table:table-cell>
          <table:table-cell table:formula="of:=SUMIF([.$B$2:.$B$100000];[.$V6];[.$F$2:.$F$100000])/50" office:value-type="float" office:value="0">
            <text:p>0</text:p>
          </table:table-cell>
          <table:table-cell table:style-name="ce1" table:formula="of:=SUMIF([.$B$2:.$B$100000];[.$V6];[.$H$2:.$H$100000])/50" office:value-type="float" office:value="0.0319920599561945">
            <text:p>0.03199206</text:p>
          </table:table-cell>
          <table:table-cell table:formula="of:=SUMIF([.$B$2:.$B$100000];[.$V6];[.$I$2:.$I$100000])/50" office:value-type="float" office:value="0.00300133727451344">
            <text:p>0.0030013373</text:p>
          </table:table-cell>
          <table:table-cell table:style-name="ce1" table:formula="of:=SUMIF([.$B$2:.$B$100000];[.$V6];[.$K$2:.$K$100000])/50" office:value-type="float" office:value="0.0000218141172233559">
            <text:p>0.00002181</text:p>
          </table:table-cell>
          <table:table-cell table:formula="of:=SUMIF([.$B$2:.$B$100000];[.$V6];[.$L$2:.$L$100000])/50" office:value-type="float" office:value="0.00686693553040648">
            <text:p>0.0068669355</text:p>
          </table:table-cell>
          <table:table-cell table:style-name="ce1" table:formula="of:=SUMIF([.$B$2:.$B$100000];[.$V6];[.$M$2:.$M$100000])/50" office:value-type="float" office:value="0.0207102000639122">
            <text:p>0.02071020</text:p>
          </table:table-cell>
          <table:table-cell table:formula="of:=SUMIF([.$B$2:.$B$100000];[.$V6];[.$N$2:.$N$100000])/50" office:value-type="float" office:value="0.00299005340235339">
            <text:p>0.0029900534</text:p>
          </table:table-cell>
          <table:table-cell table:style-name="ce1" table:formula="of:=SUMIF([.$B$2:.$B$100000];[.$V6];[.$Q$2:.$Q$100000])/[.$M6]" office:value-type="float" office:value="0">
            <text:p>0.00000000</text:p>
          </table:table-cell>
          <table:table-cell table:formula="of:=SUMIF([.$B$2:.$B$100000];[.$V6];[.$R$2:.$R$100000])/[.$M6]" office:value-type="float" office:value="0">
            <text:p>0</text:p>
          </table:table-cell>
          <table:table-cell table:style-name="ce1" table:formula="of:=SUMIF([.$B$2:.$B$100000];[.$V6];[.$T$2:.$T$100000])/[.$M6]" office:value-type="float" office:value="0">
            <text:p>0.00000000</text:p>
          </table:table-cell>
          <table:table-cell table:formula="of:=SUMIF([.$B$2:.$B$100000];[.$V6];[.$U$2:.$U$100000])/[.$M6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000102632667884885">
            <text:p>1.02632667884885E-00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19056571645833">
            <text:p>0.0190565716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0000373209875506516">
            <text:p>3.73209875506516E-006</text:p>
          </table:table-cell>
          <table:table-cell office:value-type="float" office:value="0">
            <text:p>0</text:p>
          </table:table-cell>
          <table:table-cell office:value-type="float" office:value="0.0117617147135729">
            <text:p>0.011761714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5">
            <text:p>25</text:p>
          </table:table-cell>
          <table:table-cell table:formula="of:=SUMIF([.$B$2:.$B$100000];[.$V7];[.$E$2:.$E$100000])/50" office:value-type="float" office:value="0.0197086911675726">
            <text:p>0.0197086912</text:p>
          </table:table-cell>
          <table:table-cell table:formula="of:=SUMIF([.$B$2:.$B$100000];[.$V7];[.$F$2:.$F$100000])/50" office:value-type="float" office:value="0">
            <text:p>0</text:p>
          </table:table-cell>
          <table:table-cell table:style-name="ce1" table:formula="of:=SUMIF([.$B$2:.$B$100000];[.$V7];[.$H$2:.$H$100000])/50" office:value-type="float" office:value="0.0381209807027079">
            <text:p>0.03812098</text:p>
          </table:table-cell>
          <table:table-cell table:formula="of:=SUMIF([.$B$2:.$B$100000];[.$V7];[.$I$2:.$I$100000])/50" office:value-type="float" office:value="0.00179461429385988">
            <text:p>0.0017946143</text:p>
          </table:table-cell>
          <table:table-cell table:style-name="ce1" table:formula="of:=SUMIF([.$B$2:.$B$100000];[.$V7];[.$K$2:.$K$100000])/50" office:value-type="float" office:value="0.000026292635729434">
            <text:p>0.00002629</text:p>
          </table:table-cell>
          <table:table-cell table:formula="of:=SUMIF([.$B$2:.$B$100000];[.$V7];[.$L$2:.$L$100000])/50" office:value-type="float" office:value="0.00498355550001528">
            <text:p>0.0049835555</text:p>
          </table:table-cell>
          <table:table-cell table:style-name="ce1" table:formula="of:=SUMIF([.$B$2:.$B$100000];[.$V7];[.$M$2:.$M$100000])/50" office:value-type="float" office:value="0.0265060961529041">
            <text:p>0.02650610</text:p>
          </table:table-cell>
          <table:table-cell table:formula="of:=SUMIF([.$B$2:.$B$100000];[.$V7];[.$N$2:.$N$100000])/50" office:value-type="float" office:value="0.0026906279825136">
            <text:p>0.002690628</text:p>
          </table:table-cell>
          <table:table-cell table:style-name="ce1" table:formula="of:=SUMIF([.$B$2:.$B$100000];[.$V7];[.$Q$2:.$Q$100000])/[.$M7]" office:value-type="float" office:value="0">
            <text:p>0.00000000</text:p>
          </table:table-cell>
          <table:table-cell table:formula="of:=SUMIF([.$B$2:.$B$100000];[.$V7];[.$R$2:.$R$100000])/[.$M7]" office:value-type="float" office:value="0">
            <text:p>0</text:p>
          </table:table-cell>
          <table:table-cell table:style-name="ce1" table:formula="of:=SUMIF([.$B$2:.$B$100000];[.$V7];[.$T$2:.$T$100000])/[.$M7]" office:value-type="float" office:value="0">
            <text:p>0.00000000</text:p>
          </table:table-cell>
          <table:table-cell table:formula="of:=SUMIF([.$B$2:.$B$100000];[.$V7];[.$U$2:.$U$100000])/[.$M7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00666645829125005">
            <text:p>0.0006666458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148966791303273">
            <text:p>0.014896679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10969343126987">
            <text:p>0.0110969343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7">
            <text:p>27</text:p>
          </table:table-cell>
          <table:table-cell table:formula="of:=SUMIF([.$B$2:.$B$100000];[.$V8];[.$E$2:.$E$100000])/50" office:value-type="float" office:value="0.0227117136996418">
            <text:p>0.0227117137</text:p>
          </table:table-cell>
          <table:table-cell table:formula="of:=SUMIF([.$B$2:.$B$100000];[.$V8];[.$F$2:.$F$100000])/50" office:value-type="float" office:value="0">
            <text:p>0</text:p>
          </table:table-cell>
          <table:table-cell table:style-name="ce1" table:formula="of:=SUMIF([.$B$2:.$B$100000];[.$V8];[.$H$2:.$H$100000])/50" office:value-type="float" office:value="0.037119014352259">
            <text:p>0.03711901</text:p>
          </table:table-cell>
          <table:table-cell table:formula="of:=SUMIF([.$B$2:.$B$100000];[.$V8];[.$I$2:.$I$100000])/50" office:value-type="float" office:value="0.00303528893215878">
            <text:p>0.0030352889</text:p>
          </table:table-cell>
          <table:table-cell table:style-name="ce1" table:formula="of:=SUMIF([.$B$2:.$B$100000];[.$V8];[.$K$2:.$K$100000])/50" office:value-type="float" office:value="0.0000266938363456035">
            <text:p>0.00002669</text:p>
          </table:table-cell>
          <table:table-cell table:formula="of:=SUMIF([.$B$2:.$B$100000];[.$V8];[.$L$2:.$L$100000])/50" office:value-type="float" office:value="0.00501650022220376">
            <text:p>0.0050165002</text:p>
          </table:table-cell>
          <table:table-cell table:style-name="ce1" table:formula="of:=SUMIF([.$B$2:.$B$100000];[.$V8];[.$M$2:.$M$100000])/50" office:value-type="float" office:value="0.024464842447045">
            <text:p>0.02446484</text:p>
          </table:table-cell>
          <table:table-cell table:formula="of:=SUMIF([.$B$2:.$B$100000];[.$V8];[.$N$2:.$N$100000])/50" office:value-type="float" office:value="0.00567781069789465">
            <text:p>0.0056778107</text:p>
          </table:table-cell>
          <table:table-cell table:style-name="ce1" table:formula="of:=SUMIF([.$B$2:.$B$100000];[.$V8];[.$Q$2:.$Q$100000])/[.$M8]" office:value-type="float" office:value="0">
            <text:p>0.00000000</text:p>
          </table:table-cell>
          <table:table-cell table:formula="of:=SUMIF([.$B$2:.$B$100000];[.$V8];[.$R$2:.$R$100000])/[.$M8]" office:value-type="float" office:value="0">
            <text:p>0</text:p>
          </table:table-cell>
          <table:table-cell table:style-name="ce1" table:formula="of:=SUMIF([.$B$2:.$B$100000];[.$V8];[.$T$2:.$T$100000])/[.$M8]" office:value-type="float" office:value="0">
            <text:p>0.00000000</text:p>
          </table:table-cell>
          <table:table-cell table:formula="of:=SUMIF([.$B$2:.$B$100000];[.$V8];[.$U$2:.$U$100000])/[.$M8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000247251427177224">
            <text:p>2.47251427177224E-00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165481335998675">
            <text:p>0.016548133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14972020909093">
            <text:p>0.011497202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SUMIF([.$B$2:.$B$100000];[.$V9];[.$E$2:.$E$100000])/50" office:value-type="float" office:value="0.0307709532755449">
            <text:p>0.0307709533</text:p>
          </table:table-cell>
          <table:table-cell table:formula="of:=SUMIF([.$B$2:.$B$100000];[.$V9];[.$F$2:.$F$100000])/50" office:value-type="float" office:value="0">
            <text:p>0</text:p>
          </table:table-cell>
          <table:table-cell table:style-name="ce1" table:formula="of:=SUMIF([.$B$2:.$B$100000];[.$V9];[.$H$2:.$H$100000])/50" office:value-type="float" office:value="0.0401031179367082">
            <text:p>0.04010312</text:p>
          </table:table-cell>
          <table:table-cell table:formula="of:=SUMIF([.$B$2:.$B$100000];[.$V9];[.$I$2:.$I$100000])/50" office:value-type="float" office:value="0.00364882209158068">
            <text:p>0.0036488221</text:p>
          </table:table-cell>
          <table:table-cell table:style-name="ce1" table:formula="of:=SUMIF([.$B$2:.$B$100000];[.$V9];[.$K$2:.$K$100000])/50" office:value-type="float" office:value="0.0000336355400300247">
            <text:p>0.00003364</text:p>
          </table:table-cell>
          <table:table-cell table:formula="of:=SUMIF([.$B$2:.$B$100000];[.$V9];[.$L$2:.$L$100000])/50" office:value-type="float" office:value="0.00507446690319218">
            <text:p>0.0050744669</text:p>
          </table:table-cell>
          <table:table-cell table:style-name="ce1" table:formula="of:=SUMIF([.$B$2:.$B$100000];[.$V9];[.$M$2:.$M$100000])/50" office:value-type="float" office:value="0.0269136788480872">
            <text:p>0.02691368</text:p>
          </table:table-cell>
          <table:table-cell table:formula="of:=SUMIF([.$B$2:.$B$100000];[.$V9];[.$N$2:.$N$100000])/50" office:value-type="float" office:value="0.00631954848508526">
            <text:p>0.0063195485</text:p>
          </table:table-cell>
          <table:table-cell table:style-name="ce1" table:formula="of:=SUMIF([.$B$2:.$B$100000];[.$V9];[.$Q$2:.$Q$100000])/[.$M9]" office:value-type="float" office:value="0">
            <text:p>0.00000000</text:p>
          </table:table-cell>
          <table:table-cell table:formula="of:=SUMIF([.$B$2:.$B$100000];[.$V9];[.$R$2:.$R$100000])/[.$M9]" office:value-type="float" office:value="0">
            <text:p>0</text:p>
          </table:table-cell>
          <table:table-cell table:style-name="ce1" table:formula="of:=SUMIF([.$B$2:.$B$100000];[.$V9];[.$T$2:.$T$100000])/[.$M9]" office:value-type="float" office:value="0">
            <text:p>0.00000000</text:p>
          </table:table-cell>
          <table:table-cell table:formula="of:=SUMIF([.$B$2:.$B$100000];[.$V9];[.$U$2:.$U$100000])/[.$M9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0140186894088218">
            <text:p>0.0014018689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137443931021453">
            <text:p>0.013744393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0468085106382979">
            <text:p>0.0468085106</text:p>
          </table:table-cell>
          <table:table-cell office:value-type="float" office:value="0.0101200570078351">
            <text:p>0.01012005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SUMIF([.$B$2:.$B$100000];[.$V10];[.$E$2:.$E$100000])/50" office:value-type="float" office:value="0.0335142591764102">
            <text:p>0.0335142592</text:p>
          </table:table-cell>
          <table:table-cell table:formula="of:=SUMIF([.$B$2:.$B$100000];[.$V10];[.$F$2:.$F$100000])/50" office:value-type="float" office:value="0">
            <text:p>0</text:p>
          </table:table-cell>
          <table:table-cell table:style-name="ce1" table:formula="of:=SUMIF([.$B$2:.$B$100000];[.$V10];[.$H$2:.$H$100000])/50" office:value-type="float" office:value="0.0418177288768943">
            <text:p>0.04181773</text:p>
          </table:table-cell>
          <table:table-cell table:formula="of:=SUMIF([.$B$2:.$B$100000];[.$V10];[.$I$2:.$I$100000])/50" office:value-type="float" office:value="0.00455213817707782">
            <text:p>0.0045521382</text:p>
          </table:table-cell>
          <table:table-cell table:style-name="ce1" table:formula="of:=SUMIF([.$B$2:.$B$100000];[.$V10];[.$K$2:.$K$100000])/50" office:value-type="float" office:value="0.0000374142900195282">
            <text:p>0.00003741</text:p>
          </table:table-cell>
          <table:table-cell table:formula="of:=SUMIF([.$B$2:.$B$100000];[.$V10];[.$L$2:.$L$100000])/50" office:value-type="float" office:value="0.003411918757905">
            <text:p>0.0034119188</text:p>
          </table:table-cell>
          <table:table-cell table:style-name="ce1" table:formula="of:=SUMIF([.$B$2:.$B$100000];[.$V10];[.$M$2:.$M$100000])/50" office:value-type="float" office:value="0.0267225113304239">
            <text:p>0.02672251</text:p>
          </table:table-cell>
          <table:table-cell table:formula="of:=SUMIF([.$B$2:.$B$100000];[.$V10];[.$N$2:.$N$100000])/50" office:value-type="float" office:value="0.00849050186631064">
            <text:p>0.0084905019</text:p>
          </table:table-cell>
          <table:table-cell table:style-name="ce1" table:formula="of:=SUMIF([.$B$2:.$B$100000];[.$V10];[.$Q$2:.$Q$100000])/[.$M10]" office:value-type="float" office:value="0">
            <text:p>0.00000000</text:p>
          </table:table-cell>
          <table:table-cell table:formula="of:=SUMIF([.$B$2:.$B$100000];[.$V10];[.$R$2:.$R$100000])/[.$M10]" office:value-type="float" office:value="0">
            <text:p>0</text:p>
          </table:table-cell>
          <table:table-cell table:style-name="ce1" table:formula="of:=SUMIF([.$B$2:.$B$100000];[.$V10];[.$T$2:.$T$100000])/[.$M10]" office:value-type="float" office:value="0">
            <text:p>0.00000000</text:p>
          </table:table-cell>
          <table:table-cell table:formula="of:=SUMIF([.$B$2:.$B$100000];[.$V10];[.$U$2:.$U$100000])/[.$M10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00513163339424427">
            <text:p>0.000513163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144166377040118">
            <text:p>0.014416637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5310545749721">
            <text:p>0.0105310546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5">
            <text:p>35</text:p>
          </table:table-cell>
          <table:table-cell table:formula="of:=SUMIF([.$B$2:.$B$100000];[.$V11];[.$E$2:.$E$100000])/50" office:value-type="float" office:value="0.0401769947008888">
            <text:p>0.0401769947</text:p>
          </table:table-cell>
          <table:table-cell table:formula="of:=SUMIF([.$B$2:.$B$100000];[.$V11];[.$F$2:.$F$100000])/50" office:value-type="float" office:value="0">
            <text:p>0</text:p>
          </table:table-cell>
          <table:table-cell table:style-name="ce1" table:formula="of:=SUMIF([.$B$2:.$B$100000];[.$V11];[.$H$2:.$H$100000])/50" office:value-type="float" office:value="0.0449211010629489">
            <text:p>0.04492110</text:p>
          </table:table-cell>
          <table:table-cell table:formula="of:=SUMIF([.$B$2:.$B$100000];[.$V11];[.$I$2:.$I$100000])/50" office:value-type="float" office:value="0.00702527894018102">
            <text:p>0.0070252789</text:p>
          </table:table-cell>
          <table:table-cell table:style-name="ce1" table:formula="of:=SUMIF([.$B$2:.$B$100000];[.$V11];[.$K$2:.$K$100000])/50" office:value-type="float" office:value="0.0000425739165484058">
            <text:p>0.00004257</text:p>
          </table:table-cell>
          <table:table-cell table:formula="of:=SUMIF([.$B$2:.$B$100000];[.$V11];[.$L$2:.$L$100000])/50" office:value-type="float" office:value="0.00280185395558942">
            <text:p>0.002801854</text:p>
          </table:table-cell>
          <table:table-cell table:style-name="ce1" table:formula="of:=SUMIF([.$B$2:.$B$100000];[.$V11];[.$M$2:.$M$100000])/50" office:value-type="float" office:value="0.0296681556192604">
            <text:p>0.02966816</text:p>
          </table:table-cell>
          <table:table-cell table:formula="of:=SUMIF([.$B$2:.$B$100000];[.$V11];[.$N$2:.$N$100000])/50" office:value-type="float" office:value="0.0101340375056027">
            <text:p>0.0101340375</text:p>
          </table:table-cell>
          <table:table-cell table:style-name="ce1" table:formula="of:=SUMIF([.$B$2:.$B$100000];[.$V11];[.$Q$2:.$Q$100000])/[.$M11]" office:value-type="float" office:value="0">
            <text:p>0.00000000</text:p>
          </table:table-cell>
          <table:table-cell table:formula="of:=SUMIF([.$B$2:.$B$100000];[.$V11];[.$R$2:.$R$100000])/[.$M11]" office:value-type="float" office:value="0">
            <text:p>0</text:p>
          </table:table-cell>
          <table:table-cell table:style-name="ce1" table:formula="of:=SUMIF([.$B$2:.$B$100000];[.$V11];[.$T$2:.$T$100000])/[.$M11]" office:value-type="float" office:value="0">
            <text:p>0.00000000</text:p>
          </table:table-cell>
          <table:table-cell table:formula="of:=SUMIF([.$B$2:.$B$100000];[.$V11];[.$U$2:.$U$100000])/[.$M11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00135755028884098">
            <text:p>0.000135755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157037458626167">
            <text:p>0.0157037459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235690235690236">
            <text:p>0.0235690236</text:p>
          </table:table-cell>
          <table:table-cell office:value-type="float" office:value="0.0143984437140931">
            <text:p>0.014398443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7">
            <text:p>37</text:p>
          </table:table-cell>
          <table:table-cell table:formula="of:=SUMIF([.$B$2:.$B$100000];[.$V12];[.$E$2:.$E$100000])/50" office:value-type="float" office:value="0.0436431611421523">
            <text:p>0.0436431611</text:p>
          </table:table-cell>
          <table:table-cell table:formula="of:=SUMIF([.$B$2:.$B$100000];[.$V12];[.$F$2:.$F$100000])/50" office:value-type="float" office:value="0">
            <text:p>0</text:p>
          </table:table-cell>
          <table:table-cell table:style-name="ce1" table:formula="of:=SUMIF([.$B$2:.$B$100000];[.$V12];[.$H$2:.$H$100000])/50" office:value-type="float" office:value="0.047640906620513">
            <text:p>0.04764091</text:p>
          </table:table-cell>
          <table:table-cell table:formula="of:=SUMIF([.$B$2:.$B$100000];[.$V12];[.$I$2:.$I$100000])/50" office:value-type="float" office:value="0.00804399213644636">
            <text:p>0.0080439921</text:p>
          </table:table-cell>
          <table:table-cell table:style-name="ce1" table:formula="of:=SUMIF([.$B$2:.$B$100000];[.$V12];[.$K$2:.$K$100000])/50" office:value-type="float" office:value="0.0000446918825919053">
            <text:p>0.00004469</text:p>
          </table:table-cell>
          <table:table-cell table:formula="of:=SUMIF([.$B$2:.$B$100000];[.$V12];[.$L$2:.$L$100000])/50" office:value-type="float" office:value="0.00343608626018053">
            <text:p>0.0034360863</text:p>
          </table:table-cell>
          <table:table-cell table:style-name="ce1" table:formula="of:=SUMIF([.$B$2:.$B$100000];[.$V12];[.$M$2:.$M$100000])/50" office:value-type="float" office:value="0.0319514920238015">
            <text:p>0.03195149</text:p>
          </table:table-cell>
          <table:table-cell table:formula="of:=SUMIF([.$B$2:.$B$100000];[.$V12];[.$N$2:.$N$100000])/50" office:value-type="float" office:value="0.0139565222619637">
            <text:p>0.0139565223</text:p>
          </table:table-cell>
          <table:table-cell table:style-name="ce1" table:formula="of:=SUMIF([.$B$2:.$B$100000];[.$V12];[.$Q$2:.$Q$100000])/[.$M12]" office:value-type="float" office:value="0">
            <text:p>0.00000000</text:p>
          </table:table-cell>
          <table:table-cell table:formula="of:=SUMIF([.$B$2:.$B$100000];[.$V12];[.$R$2:.$R$100000])/[.$M12]" office:value-type="float" office:value="0">
            <text:p>0</text:p>
          </table:table-cell>
          <table:table-cell table:style-name="ce1" table:formula="of:=SUMIF([.$B$2:.$B$100000];[.$V12];[.$T$2:.$T$100000])/[.$M12]" office:value-type="float" office:value="0">
            <text:p>0.00000000</text:p>
          </table:table-cell>
          <table:table-cell table:formula="of:=SUMIF([.$B$2:.$B$100000];[.$V12];[.$U$2:.$U$100000])/[.$M12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00738022184517675">
            <text:p>0.0007380222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117677793768792">
            <text:p>0.0117677794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0863514752293492">
            <text:p>0.00863514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0">
            <text:p>40</text:p>
          </table:table-cell>
          <table:table-cell table:formula="of:=SUMIF([.$B$2:.$B$100000];[.$V13];[.$E$2:.$E$100000])/50" office:value-type="float" office:value="0.056037184748599">
            <text:p>0.0560371847</text:p>
          </table:table-cell>
          <table:table-cell table:formula="of:=SUMIF([.$B$2:.$B$100000];[.$V13];[.$F$2:.$F$100000])/50" office:value-type="float" office:value="0">
            <text:p>0</text:p>
          </table:table-cell>
          <table:table-cell table:style-name="ce1" table:formula="of:=SUMIF([.$B$2:.$B$100000];[.$V13];[.$H$2:.$H$100000])/50" office:value-type="float" office:value="0.0494412439090953">
            <text:p>0.04944124</text:p>
          </table:table-cell>
          <table:table-cell table:formula="of:=SUMIF([.$B$2:.$B$100000];[.$V13];[.$I$2:.$I$100000])/50" office:value-type="float" office:value="0.00863834702565785">
            <text:p>0.008638347</text:p>
          </table:table-cell>
          <table:table-cell table:style-name="ce1" table:formula="of:=SUMIF([.$B$2:.$B$100000];[.$V13];[.$K$2:.$K$100000])/50" office:value-type="float" office:value="0.0000484613023345211">
            <text:p>0.00004846</text:p>
          </table:table-cell>
          <table:table-cell table:formula="of:=SUMIF([.$B$2:.$B$100000];[.$V13];[.$L$2:.$L$100000])/50" office:value-type="float" office:value="0.00199486793587805">
            <text:p>0.0019948679</text:p>
          </table:table-cell>
          <table:table-cell table:style-name="ce1" table:formula="of:=SUMIF([.$B$2:.$B$100000];[.$V13];[.$M$2:.$M$100000])/50" office:value-type="float" office:value="0.0350663310886304">
            <text:p>0.03506633</text:p>
          </table:table-cell>
          <table:table-cell table:formula="of:=SUMIF([.$B$2:.$B$100000];[.$V13];[.$N$2:.$N$100000])/50" office:value-type="float" office:value="0.0189039542064353">
            <text:p>0.0189039542</text:p>
          </table:table-cell>
          <table:table-cell table:style-name="ce1" table:formula="of:=SUMIF([.$B$2:.$B$100000];[.$V13];[.$Q$2:.$Q$100000])/[.$M13]" office:value-type="float" office:value="0">
            <text:p>0.00000000</text:p>
          </table:table-cell>
          <table:table-cell table:formula="of:=SUMIF([.$B$2:.$B$100000];[.$V13];[.$R$2:.$R$100000])/[.$M13]" office:value-type="float" office:value="0">
            <text:p>0</text:p>
          </table:table-cell>
          <table:table-cell table:style-name="ce1" table:formula="of:=SUMIF([.$B$2:.$B$100000];[.$V13];[.$T$2:.$T$100000])/[.$M13]" office:value-type="float" office:value="0">
            <text:p>0.00000000</text:p>
          </table:table-cell>
          <table:table-cell table:formula="of:=SUMIF([.$B$2:.$B$100000];[.$V13];[.$U$2:.$U$100000])/[.$M13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00347085022301612">
            <text:p>0.00034708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155843186467404">
            <text:p>0.0155843186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15055993170256">
            <text:p>0.011505599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00564946185493619">
            <text:p>0.0005649462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156319029280661">
            <text:p>0.0156319029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8664771070623">
            <text:p>0.01086647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00274309130528693">
            <text:p>0.000274309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153935150088754">
            <text:p>0.01539351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11356548553461">
            <text:p>0.011135654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00736156136010677">
            <text:p>0.000736156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149400647985949">
            <text:p>0.014940064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0220893698115">
            <text:p>0.01002208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00414729280680287">
            <text:p>0.0004147293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154989468478912">
            <text:p>0.0154989468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24003704109742">
            <text:p>0.012400370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006713109503925">
            <text:p>0.00067131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157835195107216">
            <text:p>0.0157835195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20868739692988">
            <text:p>0.012086874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AVERAGE([.W2:.W13])" office:value-type="float" office:value="0.0235238732138223">
            <text:p>0.0235238732</text:p>
          </table:table-cell>
          <table:table-cell table:formula="of:=AVERAGE([.X2:.X13])" office:value-type="float" office:value="0">
            <text:p>0</text:p>
          </table:table-cell>
          <table:table-cell table:formula="of:=AVERAGE([.Y2:.Y13])" office:value-type="float" office:value="0.0355169830010597">
            <text:p>0.035516983</text:p>
          </table:table-cell>
          <table:table-cell table:formula="of:=AVERAGE([.Z2:.Z13])" office:value-type="float" office:value="0.00362355804491646">
            <text:p>0.003623558</text:p>
          </table:table-cell>
          <table:table-cell table:formula="of:=AVERAGE([.AA2:.AA13])" office:value-type="float" office:value="0.0000270211725072457">
            <text:p>2.70211725072457E-005</text:p>
          </table:table-cell>
          <table:table-cell table:formula="of:=AVERAGE([.AB2:.AB13])" office:value-type="float" office:value="0.00657941886368809">
            <text:p>0.0065794189</text:p>
          </table:table-cell>
          <table:table-cell table:formula="of:=AVERAGE([.AC2:.AC13])" office:value-type="float" office:value="0.024070425513883">
            <text:p>0.0240704255</text:p>
          </table:table-cell>
          <table:table-cell table:formula="of:=AVERAGE([.AD2:.AD13])" office:value-type="float" office:value="0.00624235293621749">
            <text:p>0.0062423529</text:p>
          </table:table-cell>
          <table:table-cell table:formula="of:=AVERAGE([.AE2:.AE13])" office:value-type="float" office:value="0">
            <text:p>0</text:p>
          </table:table-cell>
          <table:table-cell table:formula="of:=AVERAGE([.AF2:.AF13])" office:value-type="float" office:value="0">
            <text:p>0</text:p>
          </table:table-cell>
          <table:table-cell table:formula="of:=AVERAGE([.AG2:.AG13])" office:value-type="float" office:value="0">
            <text:p>0</text:p>
          </table:table-cell>
          <table:table-cell table:formula="of:=AVERAGE([.AH2:.AH13])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0109163837659378">
            <text:p>0.001091638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151723880544793">
            <text:p>0.0151723881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12121629155169">
            <text:p>0.011212162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0102119504545461">
            <text:p>0.00102119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129886427516777">
            <text:p>0.0129886428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0566112994008">
            <text:p>0.010056611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00744086842165418">
            <text:p>0.000744086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168238425240196">
            <text:p>0.016823842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0000186604937753258">
            <text:p>0.000001866</text:p>
          </table:table-cell>
          <table:table-cell office:value-type="float" office:value="0">
            <text:p>0</text:p>
          </table:table-cell>
          <table:table-cell office:value-type="float" office:value="0.0125841763604089">
            <text:p>0.0125841764</text:p>
          </table:table-cell>
          <table:table-cell office:value-type="float" office:value="0">
            <text:p>0</text:p>
          </table:table-cell>
          <table:table-cell table:number-columns-repeated="7"/>
          <table:table-cell>
            <draw:frame table:end-cell-address="Sheet1.AA42" table:end-x="1.5858in" table:end-y="0.0791in" draw:z-index="0" draw:style-name="gr1" draw:text-style-name="P1" svg:width="6.2988in" svg:height="3.5429in" svg:x="0.15in" svg:y="0.0921in">
              <draw:object draw:notify-on-update-of-ranges="Sheet1.V1:Sheet1.V1 Sheet1.V2:Sheet1.V13 Sheet1.W1:Sheet1.W1 Sheet1.W2:Sheet1.W13 Sheet1.Y1:Sheet1.Y1 Sheet1.Y2:Sheet1.Y13 Sheet1.AA1:Sheet1.AA1 Sheet1.AA2:Sheet1.AA13 Sheet1.AC1:Sheet1.AC1 Sheet1.AC2:Sheet1.A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AG42" table:end-x="0.6134in" table:end-y="0.0138in" draw:z-index="1" draw:style-name="gr1" draw:text-style-name="P1" svg:width="6.2992in" svg:height="3.5354in" svg:x="1.7945in" svg:y="0.0343in">
              <draw:object draw:notify-on-update-of-ranges="Sheet1.V1:Sheet1.V1 Sheet1.V2:Sheet1.V13 Sheet1.X1:Sheet1.X1 Sheet1.X2:Sheet1.X13 Sheet1.Z1:Sheet1.Z1 Sheet1.Z2:Sheet1.Z13 Sheet1.AB1:Sheet1.AB1 Sheet1.AB2:Sheet1.AB13 Sheet1.AD1:Sheet1.AD1 Sheet1.AD2:Sheet1.AD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000102632667884885">
            <text:p>1.02632667884885E-005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155969144859148">
            <text:p>0.0155969145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62075794295951">
            <text:p>0.01620757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00738488696644425">
            <text:p>0.0007384887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152554272905184">
            <text:p>0.015255427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1871811678209">
            <text:p>0.011871811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00383939480314821">
            <text:p>0.0003839395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167170111473177">
            <text:p>0.016717011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21101995973997">
            <text:p>0.012110199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0094841915368169">
            <text:p>0.0009484192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3032658211904">
            <text:p>0.0303265821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185750636132316">
            <text:p>0.1857506361</text:p>
          </table:table-cell>
          <table:table-cell office:value-type="float" office:value="0.00978510098830686">
            <text:p>0.00978510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00552350358071383">
            <text:p>0.000552350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120812758185546">
            <text:p>0.0120812758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247457627118644">
            <text:p>0.2474576271</text:p>
          </table:table-cell>
          <table:table-cell office:value-type="float" office:value="0.00904521206494788">
            <text:p>0.009045212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00943754032414196">
            <text:p>0.00094375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13846559353227">
            <text:p>0.013846559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037017771796">
            <text:p>0.010037017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00417061841314034">
            <text:p>0.0004170618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157891176614658">
            <text:p>0.0157891177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.016304347826087">
            <text:p>0.0163043478</text:p>
          </table:table-cell>
          <table:table-cell office:value-type="float" office:value="0.0120985367833492">
            <text:p>0.012098536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00676442583786744">
            <text:p>0.0006764426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128645504101812">
            <text:p>0.012864550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914826498422713">
            <text:p>0.0914826498</text:p>
          </table:table-cell>
          <table:table-cell office:value-type="float" office:value="0.00878629759302843">
            <text:p>0.008786297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00661047683604011">
            <text:p>0.0006610477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171853897595828">
            <text:p>0.0171853898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35055386703925">
            <text:p>0.013505538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0050103402412894">
            <text:p>0.000501034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135130028713848">
            <text:p>0.0135130029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0945387706927478">
            <text:p>0.00945387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835523219008316">
            <text:p>0.0008355232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135241991728732">
            <text:p>0.0135241992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0988866677707464">
            <text:p>0.009888666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000405865550272047">
            <text:p>4.05865550272047E-005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154560276921857">
            <text:p>0.0154560277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22394235770784">
            <text:p>0.012239423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000783740372939124">
            <text:p>0.0000783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162574962737309">
            <text:p>0.016257496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16548833368711">
            <text:p>0.01165488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0103892250627109">
            <text:p>0.00103892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138717510315759">
            <text:p>0.0138717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5282554996">
            <text:p>0.010528255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00632590443872293">
            <text:p>0.0006325904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143905130005388">
            <text:p>0.014390513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6556134290306">
            <text:p>0.010655613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00011662803168737">
            <text:p>1.1662803168737E-005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147837830903192">
            <text:p>0.0147837831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36100374842844">
            <text:p>0.013610037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00519694509198919">
            <text:p>0.000519694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129615850230807">
            <text:p>0.01296158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363636363636364">
            <text:p>0.3636363636</text:p>
          </table:table-cell>
          <table:table-cell office:value-type="float" office:value="0.00940535976282501">
            <text:p>0.009405359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00475375857157719">
            <text:p>0.0004753759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161366695201685">
            <text:p>0.016136669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0932791867753019">
            <text:p>0.009327918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00710031456912707">
            <text:p>0.000710031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136552892028">
            <text:p>0.0136552892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9873038606247">
            <text:p>0.01098730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0257561345178387">
            <text:p>0.002575613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138013076347113">
            <text:p>0.0138013076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0957936894845736">
            <text:p>0.009579368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00235122111881737">
            <text:p>0.00023512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147156722562647">
            <text:p>0.014715672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09485833179773">
            <text:p>0.01094858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00508498218156932">
            <text:p>0.0005084982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138423607401688">
            <text:p>0.013842360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00771378521295">
            <text:p>0.010077137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000279907276049687">
            <text:p>2.79907276049687E-005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144329656436824">
            <text:p>0.0144329656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0941375698894132">
            <text:p>0.00941375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00765079887869145">
            <text:p>0.0007650799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143737185483062">
            <text:p>0.014373718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05077289468712">
            <text:p>0.010507728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00624193225590803">
            <text:p>0.000624193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13846092840665">
            <text:p>0.0138460928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00715397013853">
            <text:p>0.010071539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00222059772332752">
            <text:p>0.0002220598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13928665564142">
            <text:p>0.0139286656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3325464821454">
            <text:p>0.013325464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00637255565139788">
            <text:p>0.000637255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127255296667001">
            <text:p>0.0127255297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0906107349205645">
            <text:p>0.009061073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00408198110905794">
            <text:p>0.00040819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182107843708961">
            <text:p>0.018210784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office:value-type="float" office:value="0.0122510863911288">
            <text:p>0.01225108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00730557990489684">
            <text:p>0.000730558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148915474921451">
            <text:p>0.014891547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office:value-type="float" office:value="0.0111571144331989">
            <text:p>0.011157114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0258354415793861">
            <text:p>0.0025835442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190500404699648">
            <text:p>0.0190500405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31971738668993">
            <text:p>0.01319717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0226538288749547">
            <text:p>0.002265382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188904931737549">
            <text:p>0.0188904932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27539869329831">
            <text:p>0.012753986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0360054059425248">
            <text:p>0.0036005406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271832204761694">
            <text:p>0.027183220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">
            <text:p>0</text:p>
          </table:table-cell>
          <table:table-cell office:value-type="float" office:value="0.0136156356350286">
            <text:p>0.013615635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0365792158584266">
            <text:p>0.0036579216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208605757231528">
            <text:p>0.020860575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45141388294733">
            <text:p>0.014514138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0367891463154639">
            <text:p>0.0036789146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304026236666488">
            <text:p>0.0304026237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46435709526982">
            <text:p>0.034643571</text:p>
          </table:table-cell>
          <table:table-cell office:value-type="float" office:value="0.0143578571211976">
            <text:p>0.01435785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0320633784714917">
            <text:p>0.0032063378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192534399470042">
            <text:p>0.0192534399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28164996162934">
            <text:p>0.012816499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0320633784714917">
            <text:p>0.0032063378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218640442440514">
            <text:p>0.0218640442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55614595312015">
            <text:p>0.01556145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0318581131357219">
            <text:p>0.003185811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189254816159062">
            <text:p>0.018925481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2476411958583">
            <text:p>0.01247641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040684522573822">
            <text:p>0.00406845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215174254104727">
            <text:p>0.0215174254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.0113452188006483">
            <text:p>0.0113452188</text:p>
          </table:table-cell>
          <table:table-cell office:value-type="float" office:value="0.0154494965163174">
            <text:p>0.015449496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0498048346517744">
            <text:p>0.0049804835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21057444024324">
            <text:p>0.021057444</text:p>
          </table:table-cell>
          <table:table-cell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01587301587302">
            <text:p>0.0301587302</text:p>
          </table:table-cell>
          <table:table-cell office:value-type="float" office:value="0.0143653213221899">
            <text:p>0.014365321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0634269887528591">
            <text:p>0.0063426989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21963877932323">
            <text:p>0.0219638779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5326803712507">
            <text:p>0.015326803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0207038081851419">
            <text:p>0.0020703808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236927734871581">
            <text:p>0.0236927735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64814223034991">
            <text:p>0.016481422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00753883596827158">
            <text:p>0.000753883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0205260862161866">
            <text:p>0.02052608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0000559814813259774">
            <text:p>5.59814813259774E-006</text:p>
          </table:table-cell>
          <table:table-cell office:value-type="float" office:value="0.0909090909090909">
            <text:p>0.0909090909</text:p>
          </table:table-cell>
          <table:table-cell office:value-type="float" office:value="0.0251641541077597">
            <text:p>0.0251641541</text:p>
          </table:table-cell>
          <table:table-cell office:value-type="float" office:value="0.0909090909090909">
            <text:p>0.0909090909</text:p>
          </table:table-cell>
          <table:table-cell table:number-columns-repeated="28"/>
        </table:table-row>
        <table:table-row table:style-name="ro2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0280467090601787">
            <text:p>0.0028046709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203338830406356">
            <text:p>0.020333883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50674227280255">
            <text:p>0.015067422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0301133577816788">
            <text:p>0.0030113358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200787006692123">
            <text:p>0.0200787007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51653903660491">
            <text:p>0.015165390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0515169341569449">
            <text:p>0.0051516934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190617032840152">
            <text:p>0.0190617033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607876712328767">
            <text:p>0.0607876712</text:p>
          </table:table-cell>
          <table:table-cell office:value-type="float" office:value="0.0152638245166347">
            <text:p>0.015263824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0186558199487117">
            <text:p>0.00186558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215295547370852">
            <text:p>0.021529554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33618528012913">
            <text:p>0.013361852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044757173440345">
            <text:p>0.0044757173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185671999682771">
            <text:p>0.0185672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22940055468344">
            <text:p>0.012294005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0157214586714574">
            <text:p>0.0015721459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205256197036246">
            <text:p>0.0205256197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53893163958172">
            <text:p>0.01538931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0437028560338912">
            <text:p>0.0043702856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211101599438319">
            <text:p>0.0211101599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49773858035562">
            <text:p>0.014977385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0336728453087774">
            <text:p>0.0033672845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183246134360283">
            <text:p>0.0183246134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22963381096445">
            <text:p>0.012296338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0316761734062896">
            <text:p>0.0031676173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188405763296191">
            <text:p>0.0188405763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34817465297297">
            <text:p>0.013481746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0461520446993259">
            <text:p>0.0046152045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033013227963696">
            <text:p>0.033013228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205423171733772">
            <text:p>0.0205423172</text:p>
          </table:table-cell>
          <table:table-cell office:value-type="float" office:value="0.02429457469216">
            <text:p>0.024294574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0521747162556617">
            <text:p>0.0052174716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206851669998344">
            <text:p>0.02068516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51000786073667">
            <text:p>0.015100078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0261899907957157">
            <text:p>0.0026189991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178753618388059">
            <text:p>0.0178753618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357142857142857">
            <text:p>0.0357142857</text:p>
          </table:table-cell>
          <table:table-cell office:value-type="float" office:value="0.0145547254223688">
            <text:p>0.01455472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0332483192734353">
            <text:p>0.0033248319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191228164296394">
            <text:p>0.0191228164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25435897675135">
            <text:p>0.012543589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0419767611649181">
            <text:p>0.0041976761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183801284309083">
            <text:p>0.0183801284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850599781897492">
            <text:p>0.0850599782</text:p>
          </table:table-cell>
          <table:table-cell office:value-type="float" office:value="0.014176383734573">
            <text:p>0.014176383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0329870724824556">
            <text:p>0.0032987072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180017867431125">
            <text:p>0.018001786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24843426721373">
            <text:p>0.012484342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0265212144057079">
            <text:p>0.0026521214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344146316999951">
            <text:p>0.0344146317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282314742030216">
            <text:p>0.028231474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0345405578645314">
            <text:p>0.003454055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208251207684395">
            <text:p>0.020825120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29634510733288">
            <text:p>0.012963451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0521560557705917">
            <text:p>0.0052156056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183330106621446">
            <text:p>0.0183330107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114800759013283">
            <text:p>0.114800759</text:p>
          </table:table-cell>
          <table:table-cell office:value-type="float" office:value="0.0128906751136541">
            <text:p>0.012890675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0555569291745954">
            <text:p>0.0055556929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21332219923352">
            <text:p>0.0213322199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.0469387755102041">
            <text:p>0.0469387755</text:p>
          </table:table-cell>
          <table:table-cell office:value-type="float" office:value="0.0142398294430073">
            <text:p>0.01423982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0411090486091641">
            <text:p>0.0041109049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201594073424412">
            <text:p>0.0201594073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28850769629099">
            <text:p>0.01288507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0364345970991343">
            <text:p>0.003643459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198561741771302">
            <text:p>0.0198561742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">
            <text:p>0</text:p>
          </table:table-cell>
          <table:table-cell office:value-type="float" office:value="0.0129751138873792">
            <text:p>0.01297511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0245198773819526">
            <text:p>0.0024519877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188872275858208">
            <text:p>0.0188872276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27595850837273">
            <text:p>0.012759585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0221313352929953">
            <text:p>0.0022131335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209524786978701">
            <text:p>0.0209524787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743879472693032">
            <text:p>0.0743879473</text:p>
          </table:table-cell>
          <table:table-cell office:value-type="float" office:value="0.0262921814827169">
            <text:p>0.026292181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0272909594148445">
            <text:p>0.0027290959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199140217348203">
            <text:p>0.0199140217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4861690688176">
            <text:p>0.014861690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0404885874805873">
            <text:p>0.0040488587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165714592279684">
            <text:p>0.016571459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10820059107142">
            <text:p>0.011082005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00500100999875441">
            <text:p>0.000500101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200091902974717">
            <text:p>0.0200091903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36921436951994">
            <text:p>0.013692143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027748141299059">
            <text:p>0.0027748141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346278279408369">
            <text:p>0.0346278279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55502632297131">
            <text:p>0.015550263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0320493831076892">
            <text:p>0.003204938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205246866785005">
            <text:p>0.020524686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32032385302055">
            <text:p>0.013203238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0373862818377032">
            <text:p>0.003738628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199662711417662">
            <text:p>0.0199662711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34878111930359">
            <text:p>0.013487811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0346665161387538">
            <text:p>0.0034666516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230891062319081">
            <text:p>0.023089106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240319281197444">
            <text:p>0.024031928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0210956783716114">
            <text:p>0.0021095678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198025252324982">
            <text:p>0.0198025252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0000979675923204604">
            <text:p>9.79675923204604E-006</text:p>
          </table:table-cell>
          <table:table-cell office:value-type="float" office:value="0">
            <text:p>0</text:p>
          </table:table-cell>
          <table:table-cell office:value-type="float" office:value="0.0134257650222876">
            <text:p>0.01342576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0470150921338125">
            <text:p>0.0047015092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197927284686958">
            <text:p>0.0197927285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office:value-type="float" office:value="0.014312605402682">
            <text:p>0.01431260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0248790917195497">
            <text:p>0.0024879092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219302890278578">
            <text:p>0.021930289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78109452736318">
            <text:p>0.0378109453</text:p>
          </table:table-cell>
          <table:table-cell office:value-type="float" office:value="0.0151406652002622">
            <text:p>0.015140665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0285318816719981">
            <text:p>0.0028531882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215262891491511">
            <text:p>0.0215262891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office:value-type="float" office:value="0.0150007114316571">
            <text:p>0.015000711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0267358099840126">
            <text:p>0.002673581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190103869021933">
            <text:p>0.0190103869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office:value-type="float" office:value="0.0133180006204617">
            <text:p>0.013318000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0332156634245629">
            <text:p>0.0033215663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19000590138391">
            <text:p>0.019000590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office:value-type="float" office:value="0.0124978715364358">
            <text:p>0.012497871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0257328089115012">
            <text:p>0.0025732809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188349781788749">
            <text:p>0.0188349782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0000886373454327975">
            <text:p>8.86373454327975E-006</text:p>
          </table:table-cell>
          <table:table-cell office:value-type="float" office:value="0">
            <text:p>0</text:p>
          </table:table-cell>
          <table:table-cell office:value-type="float" office:value="0.0128748136865455">
            <text:p>0.012874813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0100108837279171">
            <text:p>0.0100108837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0273772897019684">
            <text:p>0.0273772897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.0156912637828668">
            <text:p>0.0156912638</text:p>
          </table:table-cell>
          <table:table-cell office:value-type="float" office:value="0.0185685995059632">
            <text:p>0.01856859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00436795304275537">
            <text:p>0.004367953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0240804454261942">
            <text:p>0.0240804454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office:value-type="float" office:value="0.0160732238117342">
            <text:p>0.016073223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00577542012915855">
            <text:p>0.0057754201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0275055806565231">
            <text:p>0.02750558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83092185214817">
            <text:p>0.018309218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00491004013403826">
            <text:p>0.004910040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0246383944503666">
            <text:p>0.0246383945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538720538720539">
            <text:p>0.0053872054</text:p>
          </table:table-cell>
          <table:table-cell office:value-type="float" office:value="0.016919011086671">
            <text:p>0.016919011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00495622483458646">
            <text:p>0.0049562248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0285911553883367">
            <text:p>0.0285911554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office:value-type="float" office:value="0.0509333750084555">
            <text:p>0.05093337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00305938652722308">
            <text:p>0.0030593865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0280635296806955">
            <text:p>0.0280635297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187356110031653">
            <text:p>0.01873561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00367798160729289">
            <text:p>0.0036779816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0250535906305617">
            <text:p>0.0250535906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64902860421774">
            <text:p>0.01649028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0098905235992157">
            <text:p>0.0098905236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0292867256183041">
            <text:p>0.0292867256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office:value-type="float" office:value="0.0168802905440236">
            <text:p>0.016880290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00408991181521268">
            <text:p>0.0040899118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0265543615425704">
            <text:p>0.0265543615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77601332359877">
            <text:p>0.017760133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00596155846773159">
            <text:p>0.005961558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253502926200045">
            <text:p>0.0253502926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75250109047311">
            <text:p>0.01752501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00806739420787874">
            <text:p>0.008067394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0285906888757747">
            <text:p>0.0285906889</text:p>
          </table:table-cell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863723608445297">
            <text:p>0.0086372361</text:p>
          </table:table-cell>
          <table:table-cell office:value-type="float" office:value="0.0184986226216606">
            <text:p>0.018498622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00413702954001438">
            <text:p>0.0041370295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0248511241786463">
            <text:p>0.0248511242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office:value-type="float" office:value="0.0159813208370168">
            <text:p>0.01598132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00567791909466791">
            <text:p>0.0056779191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0276184766965312">
            <text:p>0.0276184767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04486785494776">
            <text:p>0.0104486785</text:p>
          </table:table-cell>
          <table:table-cell office:value-type="float" office:value="0.020044645252185">
            <text:p>0.020044645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00963254239312324">
            <text:p>0.0096325424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.0240137341298258">
            <text:p>0.0240137341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239578342117872">
            <text:p>0.0023957834</text:p>
          </table:table-cell>
          <table:table-cell office:value-type="float" office:value="0.0379736560356229">
            <text:p>0.03797365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0529351310222634">
            <text:p>0.0052935131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545269212736726">
            <text:p>0.0545269213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office:value-type="float" office:value="0.0434537791016368">
            <text:p>0.043453779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00867572602116006">
            <text:p>0.008675726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0276828554300896">
            <text:p>0.027682855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277481323372465">
            <text:p>0.0277481323</text:p>
          </table:table-cell>
          <table:table-cell office:value-type="float" office:value="0.0190052552640111">
            <text:p>0.019005255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00486105636072957">
            <text:p>0.0048610564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026515174487361">
            <text:p>0.0265151745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232558139534884">
            <text:p>0.023255814</text:p>
          </table:table-cell>
          <table:table-cell office:value-type="float" office:value="0.0186772969329132">
            <text:p>0.018677296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00560327715438799">
            <text:p>0.0056032772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02720188097865">
            <text:p>0.027201881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office:value-type="float" office:value="0.0184407750639705">
            <text:p>0.018440775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00665432897595457">
            <text:p>0.006654329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0255756181874587">
            <text:p>0.0255756182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office:value-type="float" office:value="0.017246502905207">
            <text:p>0.017246502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00290077240412826">
            <text:p>0.0029007724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0266140751505086">
            <text:p>0.0266140752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office:value-type="float" office:value="0.017357999407529">
            <text:p>0.01735799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00569378050697739">
            <text:p>0.0056937805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0275209755710697">
            <text:p>0.0275209756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0615556799104645">
            <text:p>0.006155568</text:p>
          </table:table-cell>
          <table:table-cell office:value-type="float" office:value="0.01787629486393">
            <text:p>0.017876294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00715303043944976">
            <text:p>0.0071530304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0258280014835099">
            <text:p>0.0258280015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74914220002659">
            <text:p>0.0174914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0296468456549294">
            <text:p>0.002964684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268226062657302">
            <text:p>0.0268226063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75450709448979">
            <text:p>0.01754507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00282892953660884">
            <text:p>0.0028289295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0281586982433469">
            <text:p>0.0281586982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187757310834988">
            <text:p>0.018775731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00387438321265442">
            <text:p>0.0038743832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027446333561147">
            <text:p>0.0274463336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office:value-type="float" office:value="0.0184972230839746">
            <text:p>0.018497223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00317414851040345">
            <text:p>0.0031741485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027748633701334">
            <text:p>0.0277486337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87477403297777">
            <text:p>0.018747740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.00216788185300483">
            <text:p>0.0021678819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.0228815081418105">
            <text:p>0.0228815081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.085427135678392">
            <text:p>0.0854271357</text:p>
          </table:table-cell>
          <table:table-cell office:value-type="float" office:value="0.0142827485987129">
            <text:p>0.0142827486</text:p>
          </table:table-cell>
          <table:table-cell office:value-type="float" office:value="0.085427135678392">
            <text:p>0.0854271357</text:p>
          </table:table-cell>
          <table:table-cell table:number-columns-repeated="28"/>
        </table:table-row>
        <table:table-row table:style-name="ro2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00352216655695856">
            <text:p>0.0035221666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0278927860829972">
            <text:p>0.0278927861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183773293555362">
            <text:p>0.01837732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00293342825300072">
            <text:p>0.0029334283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0267209065272105">
            <text:p>0.0267209065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178641655373175">
            <text:p>0.017864165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00276361783886391">
            <text:p>0.0027636178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0271431003958359">
            <text:p>0.0271431004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64870204542433">
            <text:p>0.016487020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00524126374403039">
            <text:p>0.0052412637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0237753462106351">
            <text:p>0.023775346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53767205566428">
            <text:p>0.015376720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00655449538083018">
            <text:p>0.0065544954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0290030859805977">
            <text:p>0.02900308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196639710015791">
            <text:p>0.0196639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00705086428369162">
            <text:p>0.0070508643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0264144077739653">
            <text:p>0.0264144078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804289544235925">
            <text:p>0.0080428954</text:p>
          </table:table-cell>
          <table:table-cell office:value-type="float" office:value="0.0167048818207052">
            <text:p>0.016704881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0057749536170318">
            <text:p>0.0057749536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0304735335760754">
            <text:p>0.0304735336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office:value-type="float" office:value="0.0209095595421646">
            <text:p>0.02090955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00566345721873867">
            <text:p>0.0056634572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240016048032133">
            <text:p>0.024001604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office:value-type="float" office:value="0.0149955797934749">
            <text:p>0.014995579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00507891752392158">
            <text:p>0.0050789175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0269187078535057">
            <text:p>0.0269187079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office:value-type="float" office:value="0.0173486691562887">
            <text:p>0.017348669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00558275062081101">
            <text:p>0.0055827506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0249318308518753">
            <text:p>0.0249318309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372160396349073">
            <text:p>0.037216039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00484472843629334">
            <text:p>0.0048447284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0275998161940506">
            <text:p>0.0275998162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80461054365041">
            <text:p>0.01804610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00347364929577662">
            <text:p>0.0034736493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0259684217646771">
            <text:p>0.0259684218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office:value-type="float" office:value="0.0176066506030841">
            <text:p>0.017606650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0056373325396407">
            <text:p>0.0056373325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246971750331807">
            <text:p>0.02469717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16628086095786">
            <text:p>1.16628086095786E-005</text:p>
          </table:table-cell>
          <table:table-cell office:value-type="float" office:value="0.00823723228995058">
            <text:p>0.0082372323</text:p>
          </table:table-cell>
          <table:table-cell office:value-type="float" office:value="0.016697884132275">
            <text:p>0.016697884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00640661103665059">
            <text:p>0.006406611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0270269387678937">
            <text:p>0.0270269388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75800593870491">
            <text:p>0.01758005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0115326462853739">
            <text:p>0.0115326463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027337169621635">
            <text:p>0.0273371696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39784946236559">
            <text:p>0.0139784946</text:p>
          </table:table-cell>
          <table:table-cell office:value-type="float" office:value="0.0190495739574027">
            <text:p>0.01904957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00447245175914725">
            <text:p>0.004472451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0247270318371498">
            <text:p>0.024727031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69152789861749">
            <text:p>0.01691527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00450604063227322">
            <text:p>0.0045060406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0240370597579266">
            <text:p>0.0240370598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office:value-type="float" office:value="0.0152204388483671">
            <text:p>0.015220438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00472576784397222">
            <text:p>0.0047257678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0276357376613259">
            <text:p>0.0276357377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.00112612612612613">
            <text:p>0.0011261261</text:p>
          </table:table-cell>
          <table:table-cell office:value-type="float" office:value="0.0189954585002088">
            <text:p>0.018995458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00623959969527428">
            <text:p>0.006239599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26350495552969">
            <text:p>0.0263504956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83526041897493">
            <text:p>0.018352604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00612250515146016">
            <text:p>0.0061225052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0263117750103216">
            <text:p>0.02631177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214143426294821">
            <text:p>0.0214143426</text:p>
          </table:table-cell>
          <table:table-cell office:value-type="float" office:value="0.0173915883119943">
            <text:p>0.017391588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0039863461230743">
            <text:p>0.0039863461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0280131463239976">
            <text:p>0.0280131463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94759664390863">
            <text:p>0.01947596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00551883845944633">
            <text:p>0.005518838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0274873866666045">
            <text:p>0.0274873867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office:value-type="float" office:value="0.0186558373550604">
            <text:p>0.018655837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00283639373063683">
            <text:p>0.0028363937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0275704259026435">
            <text:p>0.0275704259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office:value-type="float" office:value="0.0193066223790741">
            <text:p>0.019306622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0112597366912254">
            <text:p>0.011259736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300448085315817">
            <text:p>0.0300448085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02005012531328">
            <text:p>0.0080200501</text:p>
          </table:table-cell>
          <table:table-cell office:value-type="float" office:value="0.0377320025284981">
            <text:p>0.0377320025</text:p>
          </table:table-cell>
          <table:table-cell office:value-type="float" office:value="0.00401002506265664">
            <text:p>0.0040100251</text:p>
          </table:table-cell>
          <table:table-cell table:number-columns-repeated="28"/>
        </table:table-row>
        <table:table-row table:style-name="ro2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0.0124843310239428">
            <text:p>0.012484331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0311383139769496">
            <text:p>0.031138314</text:p>
          </table:table-cell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office:value-type="float" office:value="0.0000200600308084752">
            <text:p>0.00002006</text:p>
          </table:table-cell>
          <table:table-cell office:value-type="float" office:value="0.0407929851315288">
            <text:p>0.0407929851</text:p>
          </table:table-cell>
          <table:table-cell office:value-type="float" office:value="0.0210994301549055">
            <text:p>0.02109943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0.0126079567375314">
            <text:p>0.0126079567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0314728034839158">
            <text:p>0.0314728035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6494054468738">
            <text:p>0.0164940545</text:p>
          </table:table-cell>
          <table:table-cell office:value-type="float" office:value="0.0201332826389683">
            <text:p>0.020133282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0.0128304830219909">
            <text:p>0.012830483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0293333768745058">
            <text:p>0.0293333769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215414073719483">
            <text:p>0.0215414074</text:p>
          </table:table-cell>
          <table:table-cell office:value-type="float" office:value="0.0190444423192206">
            <text:p>0.019044442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0.00712970483311228">
            <text:p>0.0071297048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029804088049581">
            <text:p>0.029804088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office:value-type="float" office:value="0.0194265161075125">
            <text:p>0.019426516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3">
            <text:p>2723</text:p>
          </table:table-cell>
          <table:table-cell office:value-type="float" office:value="0.0135974289583671">
            <text:p>0.013597429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0328970663357538">
            <text:p>0.0328970663</text:p>
          </table:table-cell>
          <table:table-cell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0991553433712817">
            <text:p>0.0099155343</text:p>
          </table:table-cell>
          <table:table-cell office:value-type="float" office:value="0.0250195352135345">
            <text:p>0.025019535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.0110507392584417">
            <text:p>0.0110507393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0274901857419766">
            <text:p>0.0274901857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office:value-type="float" office:value="0.0184291122499201">
            <text:p>0.01842911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0.0148686745037594">
            <text:p>0.0148686745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028461931408658">
            <text:p>0.0284619314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89520728319412">
            <text:p>0.018952072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0.0103094514890367">
            <text:p>0.0103094515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0286601992475152">
            <text:p>0.0286601992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office:value-type="float" office:value="0.0185056203100909">
            <text:p>0.0185056203</text:p>
          </table:table-cell>
          <table:table-cell office:value-type="float" office:value="0.00955848884842968">
            <text:p>0.0095584888</text:p>
          </table:table-cell>
          <table:table-cell table:number-columns-repeated="28"/>
        </table:table-row>
        <table:table-row table:style-name="ro2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1">
            <text:p>2551</text:p>
          </table:table-cell>
          <table:table-cell office:value-type="float" office:value="0.0166782750434206">
            <text:p>0.016678275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0.0306242171336069">
            <text:p>0.0306242171</text:p>
          </table:table-cell>
          <table:table-cell office:value-type="float" office:value="0.00588004704037632">
            <text:p>0.005880047</text:p>
          </table:table-cell>
          <table:table-cell office:value-type="float" office:value="2551">
            <text:p>255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20893698115056">
            <text:p>0.022089369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0.0108151506344332">
            <text:p>0.0108151506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0314895979361484">
            <text:p>0.031489597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223058316402815">
            <text:p>0.022305831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table:number-columns-repeated="2" office:value-type="float" office:value="2116">
            <text:p>2116</text:p>
          </table:table-cell>
          <table:table-cell office:value-type="float" office:value="0.00908205808355885">
            <text:p>0.0090820581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0302118200287838">
            <text:p>0.03021182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172609567421764">
            <text:p>0.000017261</text:p>
          </table:table-cell>
          <table:table-cell office:value-type="float" office:value="0.000472589792060491">
            <text:p>0.0004725898</text:p>
          </table:table-cell>
          <table:table-cell office:value-type="float" office:value="0.0199732688301964">
            <text:p>0.019973268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0.0184067024730274">
            <text:p>0.0184067025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028681192312806">
            <text:p>0.028681192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office:value-type="float" office:value="0.020070769955658">
            <text:p>0.0200707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0.011675865508286">
            <text:p>0.0116758655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028323843690301">
            <text:p>0.0283238437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192301143189033">
            <text:p>0.019230114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0058607918483537">
            <text:p>0.005860791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301133858781982">
            <text:p>0.0301133859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95459433233888">
            <text:p>0.01954594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0.00390517301301989">
            <text:p>0.00390517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.0430446475847478">
            <text:p>0.0430446476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.0843373493975904">
            <text:p>0.0843373494</text:p>
          </table:table-cell>
          <table:table-cell office:value-type="float" office:value="0.0205741370100743">
            <text:p>0.020574137</text:p>
          </table:table-cell>
          <table:table-cell office:value-type="float" office:value="0.0843373493975904">
            <text:p>0.0843373494</text:p>
          </table:table-cell>
          <table:table-cell table:number-columns-repeated="28"/>
        </table:table-row>
        <table:table-row table:style-name="ro2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84">
            <text:p>2184</text:p>
          </table:table-cell>
          <table:table-cell office:value-type="float" office:value="0.00883060804724088">
            <text:p>0.008830608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0268888510495366">
            <text:p>0.026888851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886623452053">
            <text:p>0.018866234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0138143570973056">
            <text:p>0.0138143571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.0279534327160595">
            <text:p>0.0279534327</text:p>
          </table:table-cell>
          <table:table-cell office:value-type="float" office:value="0.00525486074619023">
            <text:p>0.0052548607</text:p>
          </table:table-cell>
          <table:table-cell office:value-type="float" office:value="1893">
            <text:p>1893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25486074619023">
            <text:p>0.0052548607</text:p>
          </table:table-cell>
          <table:table-cell office:value-type="float" office:value="0.0200479108401191">
            <text:p>0.02004791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0.0115559718917113">
            <text:p>0.0115559719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0285113817402318">
            <text:p>0.0285113817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93471810089021">
            <text:p>0.0059347181</text:p>
          </table:table-cell>
          <table:table-cell office:value-type="float" office:value="0.018919883465162">
            <text:p>0.018919883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0.0112695334458872">
            <text:p>0.0112695334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312638058561322">
            <text:p>0.0312638059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office:value-type="float" office:value="0.0225274251072396">
            <text:p>0.022527425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0.0163139290724293">
            <text:p>0.0163139291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0287577003729768">
            <text:p>0.0287577004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18025751072961">
            <text:p>0.0118025751</text:p>
          </table:table-cell>
          <table:table-cell office:value-type="float" office:value="0.0201836659956661">
            <text:p>0.02018366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0.00913710651451529">
            <text:p>0.0091371065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0290753954277104">
            <text:p>0.0290753954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98379801872115">
            <text:p>0.01983798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0.0129508431506923">
            <text:p>0.0129508432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476691866120225">
            <text:p>0.0476691866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office:value-type="float" office:value="0.0196196523081875">
            <text:p>0.019619652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0.0114370112993902">
            <text:p>0.011437011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0313557088308495">
            <text:p>0.0313557088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206800353616522">
            <text:p>0.02068003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0.0139781028537946">
            <text:p>0.0139781029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0288612661617446">
            <text:p>0.0288612662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office:value-type="float" office:value="0.0199210194232505">
            <text:p>0.01992101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01032764546198">
            <text:p>0.0103276455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0281386382031802">
            <text:p>0.0281386382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83920126116658">
            <text:p>0.0183920126</text:p>
          </table:table-cell>
          <table:table-cell office:value-type="float" office:value="0.019549675423885">
            <text:p>0.01954967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0.0100789944984225">
            <text:p>0.0100789945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0311182539367829">
            <text:p>0.0311182539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21140483260363">
            <text:p>0.02114048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0.0105599685011012">
            <text:p>0.0105599685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0298983235871084">
            <text:p>0.0298983236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0.0189781975354141">
            <text:p>0.018978197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0.0146615431194826">
            <text:p>0.014661543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0445598803861791">
            <text:p>0.0445598804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0.0369585247006739">
            <text:p>0.036958524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0.0102408742064046">
            <text:p>0.0102408742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331013988379172">
            <text:p>0.0331013988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00979911807937286">
            <text:p>0.0009799118</text:p>
          </table:table-cell>
          <table:table-cell office:value-type="float" office:value="0.0249588885804722">
            <text:p>0.0249588886</text:p>
          </table:table-cell>
          <table:table-cell office:value-type="float" office:value="0.000979911807937286">
            <text:p>0.0009799118</text:p>
          </table:table-cell>
          <table:table-cell table:number-columns-repeated="28"/>
        </table:table-row>
        <table:table-row table:style-name="ro2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0.0105109847277925">
            <text:p>0.0105109847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0.0297891596475964">
            <text:p>0.0297891596</text:p>
          </table:table-cell>
          <table:table-cell office:value-type="float" office:value="0.0043994720633524">
            <text:p>0.0043994721</text:p>
          </table:table-cell>
          <table:table-cell office:value-type="float" office:value="2246">
            <text:p>2246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18785745710515">
            <text:p>0.0118785746</text:p>
          </table:table-cell>
          <table:table-cell office:value-type="float" office:value="0.0213541460137668">
            <text:p>0.02135414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0.010500721461004">
            <text:p>0.0105007215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0271500980842662">
            <text:p>0.027150098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81650661398185">
            <text:p>0.018165066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08">
            <text:p>2508</text:p>
          </table:table-cell>
          <table:table-cell office:value-type="float" office:value="0.0135745698641563">
            <text:p>0.0135745699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0292452060002846">
            <text:p>0.02924520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.0000181939814309426">
            <text:p>0.000018194</text:p>
          </table:table-cell>
          <table:table-cell office:value-type="float" office:value="0.0259170653907496">
            <text:p>0.0259170654</text:p>
          </table:table-cell>
          <table:table-cell office:value-type="float" office:value="0.0209123586175367">
            <text:p>0.0209123586</text:p>
          </table:table-cell>
          <table:table-cell office:value-type="float" office:value="0.00478468899521531">
            <text:p>0.004784689</text:p>
          </table:table-cell>
          <table:table-cell table:number-columns-repeated="28"/>
        </table:table-row>
        <table:table-row table:style-name="ro2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0.0104965228518633">
            <text:p>0.0104965229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0268039457632495">
            <text:p>0.0268039458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office:value-type="float" office:value="0.0184398420388465">
            <text:p>0.01843984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0.016301333245007">
            <text:p>0.0163013332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0.0293301112865717">
            <text:p>0.0293301113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04765123352484">
            <text:p>0.0104765123</text:p>
          </table:table-cell>
          <table:table-cell office:value-type="float" office:value="0.0200787006692123">
            <text:p>0.0200787007</text:p>
          </table:table-cell>
          <table:table-cell office:value-type="float" office:value="0.00540723217303143">
            <text:p>0.0054072322</text:p>
          </table:table-cell>
          <table:table-cell table:number-columns-repeated="28"/>
        </table:table-row>
        <table:table-row table:style-name="ro2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0.010744707303294">
            <text:p>0.0107447073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284824579613868">
            <text:p>0.028482458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81734633659348">
            <text:p>0.018173463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6">
            <text:p>2456</text:p>
          </table:table-cell>
          <table:table-cell office:value-type="float" office:value="0.0116945259933559">
            <text:p>0.011694526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0283742270469988">
            <text:p>0.028374227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95439739413681">
            <text:p>0.0195439739</text:p>
          </table:table-cell>
          <table:table-cell office:value-type="float" office:value="0.0192683683489887">
            <text:p>0.019268368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0.013679535092675">
            <text:p>0.0136795351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0465812793173988">
            <text:p>0.0465812793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.00300042863266181">
            <text:p>0.0030004286</text:p>
          </table:table-cell>
          <table:table-cell office:value-type="float" office:value="0.0205116243267641">
            <text:p>0.020511624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0.0101387080506464">
            <text:p>0.0101387081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0665120955044517">
            <text:p>0.0665120955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16424507770933">
            <text:p>0.02164245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0.0109168502780646">
            <text:p>0.010916850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299281803910775">
            <text:p>0.0299281804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83950568328929">
            <text:p>0.018395056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0.0119282485688574">
            <text:p>0.0119282486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0303415105210246">
            <text:p>0.0303415105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0.0205876658743728">
            <text:p>0.020587665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0.0101289112959847">
            <text:p>0.0101289113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0291267118095322">
            <text:p>0.0291267118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90416432438485">
            <text:p>0.019041643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0.0113035888311399">
            <text:p>0.0113035888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029477529256169">
            <text:p>0.0294775293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99242850111846">
            <text:p>0.01992428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00820035016400234">
            <text:p>0.0082003502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283401716299716">
            <text:p>0.0283401716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0.0198701695539907">
            <text:p>0.019870169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0.0124493426144366">
            <text:p>0.0124493426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0269947494011145">
            <text:p>0.0269947494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0.0172306414780984">
            <text:p>0.017230641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0.0103285784862335">
            <text:p>0.010328578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0305351132342616">
            <text:p>0.0305351132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office:value-type="float" office:value="0.0351088023922764">
            <text:p>0.035108802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0.011452406199573">
            <text:p>0.0114524062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0296991227231271">
            <text:p>0.0296991227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0.0195925945795905">
            <text:p>0.019592594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0.0101881583360819">
            <text:p>0.0101881583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0310417458766121">
            <text:p>0.0310417459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0.0212319197225183">
            <text:p>0.021231919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0.0114999904365014">
            <text:p>0.0114999904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0284008182630338">
            <text:p>0.0284008183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0.0000181939814309426">
            <text:p>0.000018194</text:p>
          </table:table-cell>
          <table:table-cell office:value-type="float" office:value="0.00344318740777177">
            <text:p>0.0034431874</text:p>
          </table:table-cell>
          <table:table-cell office:value-type="float" office:value="0.0187864608724251">
            <text:p>0.01878646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table:number-columns-repeated="2" office:value-type="float" office:value="2168">
            <text:p>2168</text:p>
          </table:table-cell>
          <table:table-cell office:value-type="float" office:value="0.0133506440433166">
            <text:p>0.013350644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0.0315647064586332">
            <text:p>0.0315647065</text:p>
          </table:table-cell>
          <table:table-cell office:value-type="float" office:value="0.0018450184501845">
            <text:p>0.0018450185</text:p>
          </table:table-cell>
          <table:table-cell office:value-type="float" office:value="2164">
            <text:p>2164</text:p>
          </table:table-cell>
          <table:table-cell office:value-type="float" office:value="0.0000172609567421764">
            <text:p>0.000017261</text:p>
          </table:table-cell>
          <table:table-cell office:value-type="float" office:value="0.0018450184501845">
            <text:p>0.0018450185</text:p>
          </table:table-cell>
          <table:table-cell office:value-type="float" office:value="0.0218071297114853">
            <text:p>0.0218071297</text:p>
          </table:table-cell>
          <table:table-cell office:value-type="float" office:value="0.0018450184501845">
            <text:p>0.0018450185</text:p>
          </table:table-cell>
          <table:table-cell table:number-columns-repeated="28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0.01787674469704">
            <text:p>0.0178767447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053167503667955">
            <text:p>0.0531675037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18878363847142">
            <text:p>0.02188783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0.0117901609793396">
            <text:p>0.011790161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0307804988418826">
            <text:p>0.0307804988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018058690744921">
            <text:p>0.0018058691</text:p>
          </table:table-cell>
          <table:table-cell office:value-type="float" office:value="0.0208027281654627">
            <text:p>0.020802728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0.0138096919760381">
            <text:p>0.013809692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0318096255536921">
            <text:p>0.0318096256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8555869302138">
            <text:p>0.0185558693</text:p>
          </table:table-cell>
          <table:table-cell office:value-type="float" office:value="0.0198739016544868">
            <text:p>0.019873901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4">
            <text:p>2474</text:p>
          </table:table-cell>
          <table:table-cell office:value-type="float" office:value="0.0130744688642809">
            <text:p>0.0130744689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0294779957687311">
            <text:p>0.0294779958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office:value-type="float" office:value="0.0197101557452188">
            <text:p>0.019710155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0.0135391149425234">
            <text:p>0.0135391149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0311900968713335">
            <text:p>0.0311900969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111226972540841">
            <text:p>0.0111226973</text:p>
          </table:table-cell>
          <table:table-cell office:value-type="float" office:value="0.0207798690499238">
            <text:p>0.02077986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0.0210961448837382">
            <text:p>0.0210961449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0294826608943512">
            <text:p>0.0294826609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0.0201920632217824">
            <text:p>0.0201920632</text:p>
          </table:table-cell>
          <table:table-cell office:value-type="float" office:value="0.00309957380860132">
            <text:p>0.0030995738</text:p>
          </table:table-cell>
          <table:table-cell table:number-columns-repeated="28"/>
        </table:table-row>
        <table:table-row table:style-name="ro2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0.011394558695856">
            <text:p>0.0113945587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0.0361640538075589">
            <text:p>0.0361640538</text:p>
          </table:table-cell>
          <table:table-cell office:value-type="float" office:value="0.00874635568513119">
            <text:p>0.0087463557</text:p>
          </table:table-cell>
          <table:table-cell office:value-type="float" office:value="2401">
            <text:p>240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61956133823794">
            <text:p>0.0261956134</text:p>
          </table:table-cell>
          <table:table-cell office:value-type="float" office:value="0.00874635568513119">
            <text:p>0.0087463557</text:p>
          </table:table-cell>
          <table:table-cell table:number-columns-repeated="28"/>
        </table:table-row>
        <table:table-row table:style-name="ro2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0.0133081914397824">
            <text:p>0.0133081914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0300210163909189">
            <text:p>0.03002101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377786173026067">
            <text:p>0.0037778617</text:p>
          </table:table-cell>
          <table:table-cell office:value-type="float" office:value="0.0195170195445438">
            <text:p>0.01951701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0.0158810058188058">
            <text:p>0.0158810058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0333313895309916">
            <text:p>0.0333313895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04136566887405">
            <text:p>0.020413656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0.0110120187519214">
            <text:p>0.0110120188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0322308863971935">
            <text:p>0.0322308864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office:value-type="float" office:value="0.0212874347173983">
            <text:p>0.021287434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6">
            <text:p>2576</text:p>
          </table:table-cell>
          <table:table-cell office:value-type="float" office:value="0.0137994287092496">
            <text:p>0.0137994287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03114764422819">
            <text:p>0.0311476442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0.0213504139132706">
            <text:p>0.02135041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0.0158894030370872">
            <text:p>0.015889403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0297327116275923">
            <text:p>0.0297327116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7029702970297">
            <text:p>0.017029703</text:p>
          </table:table-cell>
          <table:table-cell office:value-type="float" office:value="0.0190332460177321">
            <text:p>0.01903324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0.0162700769325148">
            <text:p>0.0162700769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0292242129349938">
            <text:p>0.0292242129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80475049741902">
            <text:p>0.01804750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0.0186978060401191">
            <text:p>0.018697806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031395828911183">
            <text:p>0.0313958289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08811022758815">
            <text:p>0.020881102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0130847321310694">
            <text:p>0.0130847321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0338137635201172">
            <text:p>0.0338137635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92465192465192">
            <text:p>0.0192465192</text:p>
          </table:table-cell>
          <table:table-cell office:value-type="float" office:value="0.0232897066335754">
            <text:p>0.023289706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0.0136011610553811">
            <text:p>0.0136011611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0293427071257461">
            <text:p>0.0293427071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18896447467876">
            <text:p>0.0018896447</text:p>
          </table:table-cell>
          <table:table-cell office:value-type="float" office:value="0.0184048535966952">
            <text:p>0.018404853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0.00992784456935566">
            <text:p>0.0099278446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0334372878825695">
            <text:p>0.0334372879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160599571734475">
            <text:p>0.0016059957</text:p>
          </table:table-cell>
          <table:table-cell office:value-type="float" office:value="0.0198090564083664">
            <text:p>0.01980905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05">
            <text:p>2505</text:p>
          </table:table-cell>
          <table:table-cell office:value-type="float" office:value="0.0128057578792732">
            <text:p>0.0128057579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0530317485124081">
            <text:p>0.053031748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18500488671909">
            <text:p>0.021850048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244">
            <text:p>2244</text:p>
          </table:table-cell>
          <table:table-cell office:value-type="float" office:value="0.0108986563051213">
            <text:p>0.010898656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0299808963105854">
            <text:p>0.029980896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0.0222703766855682">
            <text:p>0.022270376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0.0145915663004702">
            <text:p>0.0145915663</text:p>
          </table:table-cell>
          <table:table-cell office:value-type="float" office:value="0">
            <text:p>0</text:p>
          </table:table-cell>
          <table:table-cell office:value-type="float" office:value="2295">
            <text:p>2295</text:p>
          </table:table-cell>
          <table:table-cell office:value-type="float" office:value="0.0307879630428748">
            <text:p>0.030787963</text:p>
          </table:table-cell>
          <table:table-cell office:value-type="float" office:value="0.0213219616204691">
            <text:p>0.0213219616</text:p>
          </table:table-cell>
          <table:table-cell office:value-type="float" office:value="2295">
            <text:p>229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213219616204691">
            <text:p>0.0213219616</text:p>
          </table:table-cell>
          <table:table-cell office:value-type="float" office:value="0.0215169588979107">
            <text:p>0.021516958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51">
            <text:p>2651</text:p>
          </table:table-cell>
          <table:table-cell office:value-type="float" office:value="0.0158964007189885">
            <text:p>0.0158964007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0310450114645462">
            <text:p>0.0310450115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3017729158808">
            <text:p>0.0301772916</text:p>
          </table:table-cell>
          <table:table-cell office:value-type="float" office:value="0.0202760354829455">
            <text:p>0.020276035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table:number-columns-repeated="2" office:value-type="float" office:value="3032">
            <text:p>3032</text:p>
          </table:table-cell>
          <table:table-cell office:value-type="float" office:value="0.0171429211216631">
            <text:p>0.0171429211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0.0542955310429122">
            <text:p>0.054295531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0659630606860158">
            <text:p>0.0006596306</text:p>
          </table:table-cell>
          <table:table-cell office:value-type="float" office:value="0.0208041277031487">
            <text:p>0.020804127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0.0196429596089136">
            <text:p>0.0196429596</text:p>
          </table:table-cell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office:value-type="float" office:value="0.029614683949402">
            <text:p>0.0296146839</text:p>
          </table:table-cell>
          <table:table-cell office:value-type="float" office:value="0.0029251984956122">
            <text:p>0.0029251985</text:p>
          </table:table-cell>
          <table:table-cell office:value-type="float" office:value="2361">
            <text:p>23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33723359799415">
            <text:p>0.013372336</text:p>
          </table:table-cell>
          <table:table-cell office:value-type="float" office:value="0.0193336801076711">
            <text:p>0.019333680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0.0141964305291134">
            <text:p>0.0141964305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office:value-type="float" office:value="0.0310002262585926">
            <text:p>0.0310002263</text:p>
          </table:table-cell>
          <table:table-cell office:value-type="float" office:value="0.0117395944503735">
            <text:p>0.0117395945</text:p>
          </table:table-cell>
          <table:table-cell office:value-type="float" office:value="2770">
            <text:p>2770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5855567413732">
            <text:p>0.0145855567</text:p>
          </table:table-cell>
          <table:table-cell office:value-type="float" office:value="0.0404629670665457">
            <text:p>0.04046296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0.0169815079258078">
            <text:p>0.0169815079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0323045953819921">
            <text:p>0.0323045954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office:value-type="float" office:value="0.0218047971486752">
            <text:p>0.021804797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0.0157555140567101">
            <text:p>0.0157555141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292218803721837">
            <text:p>0.0292218804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97035881435257">
            <text:p>0.0089703588</text:p>
          </table:table-cell>
          <table:table-cell office:value-type="float" office:value="0.0193924606904852">
            <text:p>0.0193924607</text:p>
          </table:table-cell>
          <table:table-cell office:value-type="float" office:value="0.0078003120124805">
            <text:p>0.007800312</text:p>
          </table:table-cell>
          <table:table-cell table:number-columns-repeated="28"/>
        </table:table-row>
        <table:table-row table:style-name="ro2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0.0143881670132074">
            <text:p>0.01438816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0286933216394184">
            <text:p>0.0286933216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222222222222222">
            <text:p>0.0222222222</text:p>
          </table:table-cell>
          <table:table-cell office:value-type="float" office:value="0.0184855602699242">
            <text:p>0.018485560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0.0141385830253965">
            <text:p>0.01413858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0307599722891538">
            <text:p>0.0307599723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138605788830004">
            <text:p>0.0138605789</text:p>
          </table:table-cell>
          <table:table-cell office:value-type="float" office:value="0.0208913655522459">
            <text:p>0.020891365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0.0133898310619635">
            <text:p>0.0133898311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0312073578361281">
            <text:p>0.0312073578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12818365666541">
            <text:p>0.021281836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0.0165121967262978">
            <text:p>0.0165121967</text:p>
          </table:table-cell>
          <table:table-cell office:value-type="float" office:value="0">
            <text:p>0</text:p>
          </table:table-cell>
          <table:table-cell office:value-type="float" office:value="2124">
            <text:p>2124</text:p>
          </table:table-cell>
          <table:table-cell office:value-type="float" office:value="0.0318142906793123">
            <text:p>0.0318142907</text:p>
          </table:table-cell>
          <table:table-cell office:value-type="float" office:value="0.0152990264255911">
            <text:p>0.0152990264</text:p>
          </table:table-cell>
          <table:table-cell office:value-type="float" office:value="2115">
            <text:p>2115</text:p>
          </table:table-cell>
          <table:table-cell office:value-type="float" office:value="0.0000200600308084752">
            <text:p>0.00002006</text:p>
          </table:table-cell>
          <table:table-cell office:value-type="float" office:value="0.019471488178025">
            <text:p>0.0194714882</text:p>
          </table:table-cell>
          <table:table-cell office:value-type="float" office:value="0.0227228938707247">
            <text:p>0.02272289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0.0174680800740075">
            <text:p>0.0174680801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0291024531563074">
            <text:p>0.0291024532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0.0188979573747472">
            <text:p>0.0188979574</text:p>
          </table:table-cell>
          <table:table-cell office:value-type="float" office:value="0.0189897455374098">
            <text:p>0.0189897455</text:p>
          </table:table-cell>
          <table:table-cell table:number-columns-repeated="28"/>
        </table:table-row>
        <table:table-row table:style-name="ro2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0">
            <text:p>2260</text:p>
          </table:table-cell>
          <table:table-cell office:value-type="float" office:value="0.0164529496862006">
            <text:p>0.0164529497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0.0303079216165593">
            <text:p>0.0303079216</text:p>
          </table:table-cell>
          <table:table-cell office:value-type="float" office:value="0.00663716814159292">
            <text:p>0.0066371681</text:p>
          </table:table-cell>
          <table:table-cell office:value-type="float" office:value="2260">
            <text:p>226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192151859169188">
            <text:p>0.0192151859</text:p>
          </table:table-cell>
          <table:table-cell office:value-type="float" office:value="0.0123893805309735">
            <text:p>0.0123893805</text:p>
          </table:table-cell>
          <table:table-cell table:number-columns-repeated="28"/>
        </table:table-row>
        <table:table-row table:style-name="ro2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0.0152554130568347">
            <text:p>0.0152554131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0308696027412278">
            <text:p>0.0308696027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11796703155724">
            <text:p>0.021179670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0.0151294547826123">
            <text:p>0.0151294548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0314261522277141">
            <text:p>0.0314261522</text:p>
          </table:table-cell>
          <table:table-cell office:value-type="float" office:value="0">
            <text:p>0</text:p>
          </table:table-cell>
          <table:table-cell office:value-type="float" office:value="2369">
            <text:p>236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968814968815">
            <text:p>0.014968815</text:p>
          </table:table-cell>
          <table:table-cell office:value-type="float" office:value="0.0200679708802859">
            <text:p>0.0200679709</text:p>
          </table:table-cell>
          <table:table-cell office:value-type="float" office:value="0.00249480249480249">
            <text:p>0.0024948025</text:p>
          </table:table-cell>
          <table:table-cell table:number-columns-repeated="28"/>
        </table:table-row>
        <table:table-row table:style-name="ro2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0.0147548455448325">
            <text:p>0.01475484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0287600329357869">
            <text:p>0.0287600329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office:value-type="float" office:value="0.0185130845110832">
            <text:p>0.018513084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0.0158385532152716">
            <text:p>0.0158385532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0286060837903213">
            <text:p>0.0286060838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76733618994525">
            <text:p>0.0176733619</text:p>
          </table:table-cell>
          <table:table-cell office:value-type="float" office:value="0.00176865935620799">
            <text:p>0.0017686594</text:p>
          </table:table-cell>
          <table:table-cell table:number-columns-repeated="28"/>
        </table:table-row>
        <table:table-row table:style-name="ro2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0194157682031866">
            <text:p>0.0194157682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0280014835099472">
            <text:p>0.0280014835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79509368738527">
            <text:p>0.0179509369</text:p>
          </table:table-cell>
          <table:table-cell office:value-type="float" office:value="0.0195080576759966">
            <text:p>0.0195080577</text:p>
          </table:table-cell>
          <table:table-cell table:number-columns-repeated="28"/>
        </table:table-row>
        <table:table-row table:style-name="ro2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0.004251325011068">
            <text:p>0.00425132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30901792108007">
            <text:p>0.0309017921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0000167944443977932">
            <text:p>1.67944443977932E-005</text:p>
          </table:table-cell>
          <table:table-cell office:value-type="float" office:value="0.072289156626506">
            <text:p>0.0722891566</text:p>
          </table:table-cell>
          <table:table-cell office:value-type="float" office:value="0.0205158229398222">
            <text:p>0.0205158229</text:p>
          </table:table-cell>
          <table:table-cell office:value-type="float" office:value="0.072289156626506">
            <text:p>0.0722891566</text:p>
          </table:table-cell>
          <table:table-cell table:number-columns-repeated="28"/>
        </table:table-row>
        <table:table-row table:style-name="ro2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0.0168242933390932">
            <text:p>0.0168242933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0283289753284832">
            <text:p>0.0283289753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197889963681997">
            <text:p>0.01978899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6">
            <text:p>2476</text:p>
          </table:table-cell>
          <table:table-cell office:value-type="float" office:value="0.0162556150565856">
            <text:p>0.0162556151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0288990536792679">
            <text:p>0.0288990537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61550888529887">
            <text:p>0.0161550889</text:p>
          </table:table-cell>
          <table:table-cell office:value-type="float" office:value="0.0184207150238038">
            <text:p>0.01842071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table:number-columns-repeated="2" office:value-type="float" office:value="2069">
            <text:p>2069</text:p>
          </table:table-cell>
          <table:table-cell office:value-type="float" office:value="0.0128519425798214">
            <text:p>0.0128519426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0286587997098292">
            <text:p>0.0286587997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178487706227709">
            <text:p>0.0178487706</text:p>
          </table:table-cell>
          <table:table-cell office:value-type="float" office:value="0.00241662638956017">
            <text:p>0.0024166264</text:p>
          </table:table-cell>
          <table:table-cell table:number-columns-repeated="28"/>
        </table:table-row>
        <table:table-row table:style-name="ro2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0.0119627704662369">
            <text:p>0.0119627705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0296230811755184">
            <text:p>0.0296230812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190742991231896">
            <text:p>0.019074299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0.0207052077215221">
            <text:p>0.0207052077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0.0300009563507521">
            <text:p>0.0300009564</text:p>
          </table:table-cell>
          <table:table-cell office:value-type="float" office:value="0.00523756079311635">
            <text:p>0.0052375608</text:p>
          </table:table-cell>
          <table:table-cell office:value-type="float" office:value="2673">
            <text:p>2673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office:value-type="float" office:value="0.020180866920294">
            <text:p>0.020180866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0.015696267016613">
            <text:p>0.015696267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0289349751465433">
            <text:p>0.0289349751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office:value-type="float" office:value="0.0182966226823073">
            <text:p>0.018296622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0164104970826664">
            <text:p>0.0164104971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0323442489497636">
            <text:p>0.0323442489</text:p>
          </table:table-cell>
          <table:table-cell office:value-type="float" office:value="0">
            <text:p>0</text:p>
          </table:table-cell>
          <table:table-cell office:value-type="float" office:value="2911">
            <text:p>2911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52232746955345">
            <text:p>0.0152232747</text:p>
          </table:table-cell>
          <table:table-cell office:value-type="float" office:value="0.0213746725664955">
            <text:p>0.021374672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0.0126760675080368">
            <text:p>0.0126760675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296090857986578">
            <text:p>0.0296090858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office:value-type="float" office:value="0.0202443126287283">
            <text:p>0.020244312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0.0179957052893611">
            <text:p>0.0179957053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289792938399349">
            <text:p>0.0289792938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office:value-type="float" office:value="0.0190887610126122">
            <text:p>0.01908876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55">
            <text:p>2555</text:p>
          </table:table-cell>
          <table:table-cell office:value-type="float" office:value="0.0140774699367923">
            <text:p>0.0140774699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0.0342984700720529">
            <text:p>0.0342984701</text:p>
          </table:table-cell>
          <table:table-cell office:value-type="float" office:value="0.00587084148727984">
            <text:p>0.0058708415</text:p>
          </table:table-cell>
          <table:table-cell office:value-type="float" office:value="2555">
            <text:p>255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office:value-type="float" office:value="0.0233554849048198">
            <text:p>0.023355484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2">
            <text:p>2582</text:p>
          </table:table-cell>
          <table:table-cell office:value-type="float" office:value="0.015431754640746">
            <text:p>0.0154317546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0.0299920926120738">
            <text:p>0.0299920926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503485670023238">
            <text:p>0.0050348567</text:p>
          </table:table-cell>
          <table:table-cell office:value-type="float" office:value="0.019576733152482">
            <text:p>0.019576733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0.0163204602422038">
            <text:p>0.0163204602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0324510803264655">
            <text:p>0.0324510803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office:value-type="float" office:value="0.0216765061941205">
            <text:p>0.021676506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0.0162159615258119">
            <text:p>0.0162159615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030736646661053">
            <text:p>0.03073664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659250103007829">
            <text:p>0.006592501</text:p>
          </table:table-cell>
          <table:table-cell office:value-type="float" office:value="0.0198057908204323">
            <text:p>0.01980579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0.0209137386421791">
            <text:p>0.0209137386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0390540991292543">
            <text:p>0.0390540991</text:p>
          </table:table-cell>
          <table:table-cell office:value-type="float" office:value="0">
            <text:p>0</text:p>
          </table:table-cell>
          <table:table-cell office:value-type="float" office:value="2823">
            <text:p>2823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808151791988756">
            <text:p>0.0080815179</text:p>
          </table:table-cell>
          <table:table-cell office:value-type="float" office:value="0.0231824087443115">
            <text:p>0.023182408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38">
            <text:p>2538</text:p>
          </table:table-cell>
          <table:table-cell office:value-type="float" office:value="0.0163531160910762">
            <text:p>0.0163531161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0.0356000401200803">
            <text:p>0.0356000401</text:p>
          </table:table-cell>
          <table:table-cell office:value-type="float" office:value="0.0133963750985028">
            <text:p>0.0133963751</text:p>
          </table:table-cell>
          <table:table-cell office:value-type="float" office:value="2538">
            <text:p>2538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office:value-type="float" office:value="0.0470337965025553">
            <text:p>0.047033796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table:number-columns-repeated="2" office:value-type="float" office:value="3370">
            <text:p>3370</text:p>
          </table:table-cell>
          <table:table-cell office:value-type="float" office:value="0.0246546993865832">
            <text:p>0.0246546994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0362088390135125">
            <text:p>0.036208839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41103022301633">
            <text:p>0.02411030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0.0160382204055203">
            <text:p>0.0160382204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33754516424741">
            <text:p>0.0337545164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office:value-type="float" office:value="0.0220511157814202">
            <text:p>0.022051115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5">
            <text:p>2595</text:p>
          </table:table-cell>
          <table:table-cell office:value-type="float" office:value="0.0176154979060603">
            <text:p>0.0176154979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0341048673588158">
            <text:p>0.0341048674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0.023306034573246">
            <text:p>0.023306034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48">
            <text:p>3048</text:p>
          </table:table-cell>
          <table:table-cell office:value-type="float" office:value="0.0199900446312152">
            <text:p>0.0199900446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0.0319882998649446">
            <text:p>0.0319882999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623359580052493">
            <text:p>0.0062335958</text:p>
          </table:table-cell>
          <table:table-cell office:value-type="float" office:value="0.0206963633013228">
            <text:p>0.02069636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0.0203030742682641">
            <text:p>0.0203030743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0.0320055608297392">
            <text:p>0.0320055608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368052999631947">
            <text:p>0.00368053</text:p>
          </table:table-cell>
          <table:table-cell office:value-type="float" office:value="0.0208605757231528">
            <text:p>0.020860575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0">
            <text:p>3290</text:p>
          </table:table-cell>
          <table:table-cell office:value-type="float" office:value="0.0265809279579318">
            <text:p>0.026580928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0317830343376571">
            <text:p>0.0317830343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0911854103343465">
            <text:p>0.0009118541</text:p>
          </table:table-cell>
          <table:table-cell office:value-type="float" office:value="0.0217469495909851">
            <text:p>0.021746949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0.0161884373103337">
            <text:p>0.0161884373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0844345751120213">
            <text:p>0.0844345751</text:p>
          </table:table-cell>
          <table:table-cell office:value-type="float" office:value="0.00193723363037582">
            <text:p>0.0019372336</text:p>
          </table:table-cell>
          <table:table-cell office:value-type="float" office:value="2569">
            <text:p>256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464936071290198">
            <text:p>0.0046493607</text:p>
          </table:table-cell>
          <table:table-cell office:value-type="float" office:value="0.0592573586525251">
            <text:p>0.059257358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66">
            <text:p>2766</text:p>
          </table:table-cell>
          <table:table-cell office:value-type="float" office:value="0.0198071718775294">
            <text:p>0.0198071719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0.0334881377518293">
            <text:p>0.0334881378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289226319595083">
            <text:p>0.0028922632</text:p>
          </table:table-cell>
          <table:table-cell office:value-type="float" office:value="0.0503996846375081">
            <text:p>0.050399684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97">
            <text:p>2897</text:p>
          </table:table-cell>
          <table:table-cell office:value-type="float" office:value="0.0160998000062513">
            <text:p>0.0160998</text:p>
          </table:table-cell>
          <table:table-cell office:value-type="float" office:value="0">
            <text:p>0</text:p>
          </table:table-cell>
          <table:table-cell office:value-type="float" office:value="2896">
            <text:p>2896</text:p>
          </table:table-cell>
          <table:table-cell office:value-type="float" office:value="0.032301329794058">
            <text:p>0.0323013298</text:p>
          </table:table-cell>
          <table:table-cell office:value-type="float" office:value="0.000345184673800483">
            <text:p>0.0003451847</text:p>
          </table:table-cell>
          <table:table-cell office:value-type="float" office:value="2878">
            <text:p>2878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655850880220918">
            <text:p>0.0065585088</text:p>
          </table:table-cell>
          <table:table-cell office:value-type="float" office:value="0.0208787697130714">
            <text:p>0.0208787697</text:p>
          </table:table-cell>
          <table:table-cell office:value-type="float" office:value="0.00966517086641353">
            <text:p>0.0096651709</text:p>
          </table:table-cell>
          <table:table-cell table:number-columns-repeated="28"/>
        </table:table-row>
        <table:table-row table:style-name="ro2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0.0227881843674585">
            <text:p>0.0227881844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032109126618507">
            <text:p>0.0321091266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31455542519121">
            <text:p>0.0231455543</text:p>
          </table:table-cell>
          <table:table-cell office:value-type="float" office:value="0.00231035810550635">
            <text:p>0.0023103581</text:p>
          </table:table-cell>
          <table:table-cell table:number-columns-repeated="28"/>
        </table:table-row>
        <table:table-row table:style-name="ro2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0.0154378192983938">
            <text:p>0.0154378193</text:p>
          </table:table-cell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office:value-type="float" office:value="0.0320013622166811">
            <text:p>0.0320013622</text:p>
          </table:table-cell>
          <table:table-cell office:value-type="float" office:value="0.0101404056162246">
            <text:p>0.0101404056</text:p>
          </table:table-cell>
          <table:table-cell office:value-type="float" office:value="2564">
            <text:p>25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2045984143238">
            <text:p>0.022045984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5">
            <text:p>3075</text:p>
          </table:table-cell>
          <table:table-cell office:value-type="float" office:value="0.017928994055236">
            <text:p>0.0179289941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0334848721638952">
            <text:p>0.0334848722</text:p>
          </table:table-cell>
          <table:table-cell office:value-type="float" office:value="0">
            <text:p>0</text:p>
          </table:table-cell>
          <table:table-cell office:value-type="float" office:value="3074">
            <text:p>30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032520325203252">
            <text:p>0.0003252033</text:p>
          </table:table-cell>
          <table:table-cell office:value-type="float" office:value="0.0233400899902732">
            <text:p>0.023340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0.0182023701615112">
            <text:p>0.0182023702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0336224933696902">
            <text:p>0.0336224934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office:value-type="float" office:value="0.0300839955867912">
            <text:p>0.030083995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0.0180988044693728">
            <text:p>0.0180988045</text:p>
          </table:table-cell>
          <table:table-cell office:value-type="float" office:value="0">
            <text:p>0</text:p>
          </table:table-cell>
          <table:table-cell office:value-type="float" office:value="3023">
            <text:p>3023</text:p>
          </table:table-cell>
          <table:table-cell office:value-type="float" office:value="0.0327795051701255">
            <text:p>0.0327795052</text:p>
          </table:table-cell>
          <table:table-cell office:value-type="float" office:value="0.00198085176625949">
            <text:p>0.0019808518</text:p>
          </table:table-cell>
          <table:table-cell office:value-type="float" office:value="3011">
            <text:p>3011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594255529877847">
            <text:p>0.0059425553</text:p>
          </table:table-cell>
          <table:table-cell office:value-type="float" office:value="0.0276273404352096">
            <text:p>0.027627340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table:number-columns-repeated="2" office:value-type="float" office:value="3341">
            <text:p>3341</text:p>
          </table:table-cell>
          <table:table-cell office:value-type="float" office:value="0.0243136790219293">
            <text:p>0.024313679</text:p>
          </table:table-cell>
          <table:table-cell office:value-type="float" office:value="0">
            <text:p>0</text:p>
          </table:table-cell>
          <table:table-cell office:value-type="float" office:value="3337">
            <text:p>3337</text:p>
          </table:table-cell>
          <table:table-cell office:value-type="float" office:value="0.0338944701933461">
            <text:p>0.0338944702</text:p>
          </table:table-cell>
          <table:table-cell office:value-type="float" office:value="0.0011972463334331">
            <text:p>0.0011972463</text:p>
          </table:table-cell>
          <table:table-cell office:value-type="float" office:value="3295">
            <text:p>329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37683328344807">
            <text:p>0.0137683328</text:p>
          </table:table-cell>
          <table:table-cell office:value-type="float" office:value="0.0273567631492397">
            <text:p>0.0273567631</text:p>
          </table:table-cell>
          <table:table-cell office:value-type="float" office:value="0.0011972463334331">
            <text:p>0.0011972463</text:p>
          </table:table-cell>
          <table:table-cell table:number-columns-repeated="28"/>
        </table:table-row>
        <table:table-row table:style-name="ro2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2">
            <text:p>3062</text:p>
          </table:table-cell>
          <table:table-cell office:value-type="float" office:value="0.020781715710309">
            <text:p>0.0207817157</text:p>
          </table:table-cell>
          <table:table-cell office:value-type="float" office:value="0">
            <text:p>0</text:p>
          </table:table-cell>
          <table:table-cell office:value-type="float" office:value="3044">
            <text:p>3044</text:p>
          </table:table-cell>
          <table:table-cell office:value-type="float" office:value="0.0334097636414104">
            <text:p>0.0334097636</text:p>
          </table:table-cell>
          <table:table-cell office:value-type="float" office:value="0.00587851077726976">
            <text:p>0.0058785108</text:p>
          </table:table-cell>
          <table:table-cell office:value-type="float" office:value="3033">
            <text:p>30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947093403004572">
            <text:p>0.009470934</text:p>
          </table:table-cell>
          <table:table-cell office:value-type="float" office:value="0.0288472707848841">
            <text:p>0.02884727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0">
            <text:p>3060</text:p>
          </table:table-cell>
          <table:table-cell office:value-type="float" office:value="0.0331176958779455">
            <text:p>0.0331176959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0.0572014377917161">
            <text:p>0.0572014378</text:p>
          </table:table-cell>
          <table:table-cell office:value-type="float" office:value="0.00392156862745098">
            <text:p>0.0039215686</text:p>
          </table:table-cell>
          <table:table-cell office:value-type="float" office:value="3030">
            <text:p>303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980392156862745">
            <text:p>0.0098039216</text:p>
          </table:table-cell>
          <table:table-cell office:value-type="float" office:value="0.0247079048221071">
            <text:p>0.0247079048</text:p>
          </table:table-cell>
          <table:table-cell office:value-type="float" office:value="0.00522875816993464">
            <text:p>0.0052287582</text:p>
          </table:table-cell>
          <table:table-cell table:number-columns-repeated="28"/>
        </table:table-row>
        <table:table-row table:style-name="ro2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table:number-columns-repeated="2" office:value-type="float" office:value="3307">
            <text:p>3307</text:p>
          </table:table-cell>
          <table:table-cell office:value-type="float" office:value="0.0214404308332793">
            <text:p>0.0214404308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0301786976368806">
            <text:p>0.0301786976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63289990928334">
            <text:p>0.0163289991</text:p>
          </table:table-cell>
          <table:table-cell office:value-type="float" office:value="0.0234231292263122">
            <text:p>0.0234231292</text:p>
          </table:table-cell>
          <table:table-cell office:value-type="float" office:value="0.00332627759298458">
            <text:p>0.0033262776</text:p>
          </table:table-cell>
          <table:table-cell table:number-columns-repeated="28"/>
        </table:table-row>
        <table:table-row table:style-name="ro2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58">
            <text:p>2758</text:p>
          </table:table-cell>
          <table:table-cell office:value-type="float" office:value="0.020353457577953">
            <text:p>0.0203534576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0363511253449277">
            <text:p>0.0363511253</text:p>
          </table:table-cell>
          <table:table-cell office:value-type="float" office:value="0">
            <text:p>0</text:p>
          </table:table-cell>
          <table:table-cell office:value-type="float" office:value="2739">
            <text:p>273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688905003625816">
            <text:p>0.00688905</text:p>
          </table:table-cell>
          <table:table-cell office:value-type="float" office:value="0.0330314219536146">
            <text:p>0.0330314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0.0216386984871478">
            <text:p>0.0216386985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0.0318600089103899">
            <text:p>0.0318600089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1070110701107">
            <text:p>0.0110701107</text:p>
          </table:table-cell>
          <table:table-cell office:value-type="float" office:value="0.0230475866138885">
            <text:p>0.0230475866</text:p>
          </table:table-cell>
          <table:table-cell office:value-type="float" office:value="0.00664206642066421">
            <text:p>0.0066420664</text:p>
          </table:table-cell>
          <table:table-cell table:number-columns-repeated="28"/>
        </table:table-row>
        <table:table-row table:style-name="ro2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4">
            <text:p>2934</text:p>
          </table:table-cell>
          <table:table-cell office:value-type="float" office:value="0.0215397979162769">
            <text:p>0.0215397979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0302267484307684">
            <text:p>0.0302267484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office:value-type="float" office:value="0.0206319845677644">
            <text:p>0.0206319846</text:p>
          </table:table-cell>
          <table:table-cell office:value-type="float" office:value="0.0228357191547376">
            <text:p>0.0228357192</text:p>
          </table:table-cell>
          <table:table-cell table:number-columns-repeated="28"/>
        </table:table-row>
        <table:table-row table:style-name="ro2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0.022107543174531">
            <text:p>0.0221075432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0342658141927117">
            <text:p>0.0342658142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office:value-type="float" office:value="0.0234123994373858">
            <text:p>0.023412399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table:number-columns-repeated="2" office:value-type="float" office:value="3283">
            <text:p>3283</text:p>
          </table:table-cell>
          <table:table-cell office:value-type="float" office:value="0.0241046815891456">
            <text:p>0.0241046816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0339789089670712">
            <text:p>0.033978909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office:value-type="float" office:value="0.0218141273999156">
            <text:p>0.021814127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0.0165691112057612">
            <text:p>0.0165691112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0320363506588324">
            <text:p>0.0320363507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258767449778686">
            <text:p>0.025876745</text:p>
          </table:table-cell>
          <table:table-cell office:value-type="float" office:value="0.022540020946414">
            <text:p>0.02254002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table:number-columns-repeated="2" office:value-type="float" office:value="3582">
            <text:p>3582</text:p>
          </table:table-cell>
          <table:table-cell office:value-type="float" office:value="0.0267278792778579">
            <text:p>0.026727879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office:value-type="float" office:value="0.0352874767035289">
            <text:p>0.0352874767</text:p>
          </table:table-cell>
          <table:table-cell office:value-type="float" office:value="0.0108877721943049">
            <text:p>0.0108877722</text:p>
          </table:table-cell>
          <table:table-cell office:value-type="float" office:value="3543">
            <text:p>3543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08877721943049">
            <text:p>0.0108877722</text:p>
          </table:table-cell>
          <table:table-cell office:value-type="float" office:value="0.0236867088238519">
            <text:p>0.023686708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table:number-columns-repeated="2" office:value-type="float" office:value="3442">
            <text:p>3442</text:p>
          </table:table-cell>
          <table:table-cell office:value-type="float" office:value="0.0200254995528481">
            <text:p>0.0200254996</text:p>
          </table:table-cell>
          <table:table-cell office:value-type="float" office:value="0">
            <text:p>0</text:p>
          </table:table-cell>
          <table:table-cell office:value-type="float" office:value="3442">
            <text:p>3442</text:p>
          </table:table-cell>
          <table:table-cell office:value-type="float" office:value="0.0352669501508002">
            <text:p>0.0352669502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0493898895990703">
            <text:p>0.004938989</text:p>
          </table:table-cell>
          <table:table-cell office:value-type="float" office:value="0.0224541826350029">
            <text:p>0.022454182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table:number-columns-repeated="2" office:value-type="float" office:value="2733">
            <text:p>2733</text:p>
          </table:table-cell>
          <table:table-cell office:value-type="float" office:value="0.0216102412474161">
            <text:p>0.0216102412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0345998371871159">
            <text:p>0.0345998372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26818407652672">
            <text:p>0.0226818408</text:p>
          </table:table-cell>
          <table:table-cell office:value-type="float" office:value="0.00182949140139041">
            <text:p>0.0018294914</text:p>
          </table:table-cell>
          <table:table-cell table:number-columns-repeated="28"/>
        </table:table-row>
        <table:table-row table:style-name="ro2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0.0163395872394005">
            <text:p>0.0163395872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0353094027939437">
            <text:p>0.0353094028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44956416063894">
            <text:p>0.024495641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.0145057280691483">
            <text:p>0.0145057281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0371843167806901">
            <text:p>0.0371843168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office:value-type="float" office:value="0.0402483712880179">
            <text:p>0.040248371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table:number-columns-repeated="2" office:value-type="float" office:value="2694">
            <text:p>2694</text:p>
          </table:table-cell>
          <table:table-cell office:value-type="float" office:value="0.0152866693693269">
            <text:p>0.0152866694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0346964052874534">
            <text:p>0.0346964053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0.0222335221931689">
            <text:p>0.02223352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0.00572923542861035">
            <text:p>0.005729235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607809886800727">
            <text:p>0.0607809887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0000181939814309426">
            <text:p>0.000018194</text:p>
          </table:table-cell>
          <table:table-cell office:value-type="float" office:value="0.0367892976588629">
            <text:p>0.0367892977</text:p>
          </table:table-cell>
          <table:table-cell office:value-type="float" office:value="0.022401466715495">
            <text:p>0.0224014667</text:p>
          </table:table-cell>
          <table:table-cell office:value-type="float" office:value="0.0367892976588629">
            <text:p>0.0367892977</text:p>
          </table:table-cell>
          <table:table-cell table:number-columns-repeated="28"/>
        </table:table-row>
        <table:table-row table:style-name="ro2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0.022632835829251">
            <text:p>0.0226328358</text:p>
          </table:table-cell>
          <table:table-cell office:value-type="float" office:value="0">
            <text:p>0</text:p>
          </table:table-cell>
          <table:table-cell office:value-type="float" office:value="2953">
            <text:p>2953</text:p>
          </table:table-cell>
          <table:table-cell office:value-type="float" office:value="0.0721051146104737">
            <text:p>0.0721051146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28682695563833">
            <text:p>0.0128682696</text:p>
          </table:table-cell>
          <table:table-cell office:value-type="float" office:value="0.0224350556199602">
            <text:p>0.0224350556</text:p>
          </table:table-cell>
          <table:table-cell office:value-type="float" office:value="0.00541821876058246">
            <text:p>0.0054182188</text:p>
          </table:table-cell>
          <table:table-cell table:number-columns-repeated="28"/>
        </table:table-row>
        <table:table-row table:style-name="ro2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1">
            <text:p>3071</text:p>
          </table:table-cell>
          <table:table-cell office:value-type="float" office:value="0.0227037456725169">
            <text:p>0.0227037457</text:p>
          </table:table-cell>
          <table:table-cell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.0364094394151798">
            <text:p>0.0364094394</text:p>
          </table:table-cell>
          <table:table-cell office:value-type="float" office:value="0.00325626831650928">
            <text:p>0.0032562683</text:p>
          </table:table-cell>
          <table:table-cell office:value-type="float" office:value="3061">
            <text:p>306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0325626831650928">
            <text:p>0.0032562683</text:p>
          </table:table-cell>
          <table:table-cell office:value-type="float" office:value="0.0250526576054377">
            <text:p>0.0250526576</text:p>
          </table:table-cell>
          <table:table-cell office:value-type="float" office:value="0.00325626831650928">
            <text:p>0.0032562683</text:p>
          </table:table-cell>
          <table:table-cell table:number-columns-repeated="28"/>
        </table:table-row>
        <table:table-row table:style-name="ro2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0.0200908112505931">
            <text:p>0.0200908113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0340885394191452">
            <text:p>0.0340885394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15981320837017">
            <text:p>0.0215981321</text:p>
          </table:table-cell>
          <table:table-cell office:value-type="float" office:value="0.000992063492063492">
            <text:p>0.0009920635</text:p>
          </table:table-cell>
          <table:table-cell table:number-columns-repeated="28"/>
        </table:table-row>
        <table:table-row table:style-name="ro2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table:number-columns-repeated="2" office:value-type="float" office:value="3088">
            <text:p>3088</text:p>
          </table:table-cell>
          <table:table-cell office:value-type="float" office:value="0.0204136376423037">
            <text:p>0.0204136376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0323493805879458">
            <text:p>0.0323493806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01869315836002">
            <text:p>0.020186931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0.0192515559345707">
            <text:p>0.0192515559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0703612906536541">
            <text:p>0.0703612907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0740491417031303">
            <text:p>0.0074049142</text:p>
          </table:table-cell>
          <table:table-cell office:value-type="float" office:value="0.0332730754607395">
            <text:p>0.033273075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3">
            <text:p>2543</text:p>
          </table:table-cell>
          <table:table-cell office:value-type="float" office:value="0.0147137924776786">
            <text:p>0.0147137925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0402642327151264">
            <text:p>0.0402642327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office:value-type="float" office:value="0.0212449820742548">
            <text:p>0.0212449821</text:p>
          </table:table-cell>
          <table:table-cell office:value-type="float" office:value="0.0114038537160834">
            <text:p>0.0114038537</text:p>
          </table:table-cell>
          <table:table-cell table:number-columns-repeated="28"/>
        </table:table-row>
        <table:table-row table:style-name="ro2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91">
            <text:p>2791</text:p>
          </table:table-cell>
          <table:table-cell office:value-type="float" office:value="0.0208325655321247">
            <text:p>0.0208325655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0356541555772743">
            <text:p>0.0356541556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.00107488355428162">
            <text:p>0.0010748836</text:p>
          </table:table-cell>
          <table:table-cell office:value-type="float" office:value="0.0259884818048438">
            <text:p>0.0259884818</text:p>
          </table:table-cell>
          <table:table-cell office:value-type="float" office:value="0.00107488355428162">
            <text:p>0.0010748836</text:p>
          </table:table-cell>
          <table:table-cell table:number-columns-repeated="28"/>
        </table:table-row>
        <table:table-row table:style-name="ro2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39">
            <text:p>3039</text:p>
          </table:table-cell>
          <table:table-cell office:value-type="float" office:value="0.0177199966224522">
            <text:p>0.0177199966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035893943034151">
            <text:p>0.035893943</text:p>
          </table:table-cell>
          <table:table-cell office:value-type="float" office:value="0">
            <text:p>0</text:p>
          </table:table-cell>
          <table:table-cell office:value-type="float" office:value="3034">
            <text:p>3034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164527805199079">
            <text:p>0.0016452781</text:p>
          </table:table-cell>
          <table:table-cell office:value-type="float" office:value="0.0331835050488322">
            <text:p>0.03318350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0187024711613866">
            <text:p>0.0187024712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0320778702768519">
            <text:p>0.0320778703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office:value-type="float" office:value="0.019906091021266">
            <text:p>0.01990609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0.0209473275153051">
            <text:p>0.0209473275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0339476526254161">
            <text:p>0.0339476526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143302180685358">
            <text:p>0.0143302181</text:p>
          </table:table-cell>
          <table:table-cell office:value-type="float" office:value="0.0207201554419857">
            <text:p>0.02072015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table:number-columns-repeated="2" office:value-type="float" office:value="2746">
            <text:p>2746</text:p>
          </table:table-cell>
          <table:table-cell office:value-type="float" office:value="0.0232099113300401">
            <text:p>0.0232099113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0323475145376977">
            <text:p>0.0323475145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office:value-type="float" office:value="0.0203166220758409">
            <text:p>0.0203166221</text:p>
          </table:table-cell>
          <table:table-cell office:value-type="float" office:value="0.00291332847778587">
            <text:p>0.0029133285</text:p>
          </table:table-cell>
          <table:table-cell table:number-columns-repeated="28"/>
        </table:table-row>
        <table:table-row table:style-name="ro2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table:number-columns-repeated="2" office:value-type="float" office:value="3170">
            <text:p>3170</text:p>
          </table:table-cell>
          <table:table-cell office:value-type="float" office:value="0.0182298943769894">
            <text:p>0.0182298944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0320466139351967">
            <text:p>0.0320466139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0.0209375502958856">
            <text:p>0.020937550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7">
            <text:p>3297</text:p>
          </table:table-cell>
          <table:table-cell office:value-type="float" office:value="0.0233983822292469">
            <text:p>0.0233983822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0339821745550053">
            <text:p>0.0339821746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office:value-type="float" office:value="0.0221140949772925">
            <text:p>0.0221140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table:number-columns-repeated="2" office:value-type="float" office:value="3135">
            <text:p>3135</text:p>
          </table:table-cell>
          <table:table-cell office:value-type="float" office:value="0.0150268221147275">
            <text:p>0.0150268221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0330855374108086">
            <text:p>0.0330855374</text:p>
          </table:table-cell>
          <table:table-cell office:value-type="float" office:value="0">
            <text:p>0</text:p>
          </table:table-cell>
          <table:table-cell office:value-type="float" office:value="3082">
            <text:p>308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69059011164274">
            <text:p>0.0169059011</text:p>
          </table:table-cell>
          <table:table-cell office:value-type="float" office:value="0.0222843720624287">
            <text:p>0.022284372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0.0209809163884311">
            <text:p>0.0209809164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335403871587752">
            <text:p>0.0335403872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office:value-type="float" office:value="0.02451430210887">
            <text:p>0.024514302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table:number-columns-repeated="2" office:value-type="float" office:value="2901">
            <text:p>2901</text:p>
          </table:table-cell>
          <table:table-cell office:value-type="float" office:value="0.0171713783613948">
            <text:p>0.0171713784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0719091793344265">
            <text:p>0.0719091793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office:value-type="float" office:value="0.0649623407734312">
            <text:p>0.0649623408</text:p>
          </table:table-cell>
          <table:table-cell office:value-type="float" office:value="0.0196483971044467">
            <text:p>0.0196483971</text:p>
          </table:table-cell>
          <table:table-cell table:number-columns-repeated="28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table:number-columns-repeated="2" office:value-type="float" office:value="3538">
            <text:p>3538</text:p>
          </table:table-cell>
          <table:table-cell office:value-type="float" office:value="0.0295306841353688">
            <text:p>0.0295306841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0.0683356931093762">
            <text:p>0.0683356931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">
            <text:p>0</text:p>
          </table:table-cell>
          <table:table-cell office:value-type="float" office:value="0.0556026992416838">
            <text:p>0.055602699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table:number-columns-repeated="2" office:value-type="float" office:value="3609">
            <text:p>3609</text:p>
          </table:table-cell>
          <table:table-cell office:value-type="float" office:value="0.025545271036548">
            <text:p>0.025545271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0344491536295844">
            <text:p>0.0344491536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25320902328597">
            <text:p>0.02253209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table:number-columns-repeated="2" office:value-type="float" office:value="3256">
            <text:p>3256</text:p>
          </table:table-cell>
          <table:table-cell office:value-type="float" office:value="0.0273469408700544">
            <text:p>0.0273469409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0.0383137436933333">
            <text:p>0.0383137437</text:p>
          </table:table-cell>
          <table:table-cell office:value-type="float" office:value="0.00184275184275184">
            <text:p>0.0018427518</text:p>
          </table:table-cell>
          <table:table-cell office:value-type="float" office:value="3216">
            <text:p>3216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122850122850123">
            <text:p>0.0122850123</text:p>
          </table:table-cell>
          <table:table-cell office:value-type="float" office:value="0.0233274941510988">
            <text:p>0.0233274942</text:p>
          </table:table-cell>
          <table:table-cell office:value-type="float" office:value="0.00184275184275184">
            <text:p>0.0018427518</text:p>
          </table:table-cell>
          <table:table-cell table:number-columns-repeated="28"/>
        </table:table-row>
        <table:table-row table:style-name="ro2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table:number-columns-repeated="2" office:value-type="float" office:value="2553">
            <text:p>2553</text:p>
          </table:table-cell>
          <table:table-cell office:value-type="float" office:value="0.0235700586918907">
            <text:p>0.0235700587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354974073564366">
            <text:p>0.0354974074</text:p>
          </table:table-cell>
          <table:table-cell office:value-type="float" office:value="0.00117508813160987">
            <text:p>0.0011750881</text:p>
          </table:table-cell>
          <table:table-cell office:value-type="float" office:value="2550">
            <text:p>2550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117508813160987">
            <text:p>0.0011750881</text:p>
          </table:table-cell>
          <table:table-cell office:value-type="float" office:value="0.0236302608038478">
            <text:p>0.023630260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table:number-columns-repeated="2" office:value-type="float" office:value="2932">
            <text:p>2932</text:p>
          </table:table-cell>
          <table:table-cell office:value-type="float" office:value="0.0229705906090176">
            <text:p>0.0229705906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0360259660892019">
            <text:p>0.036025966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39507549339535">
            <text:p>0.023950754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0.0240701596917661">
            <text:p>0.0240701597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04973863633713">
            <text:p>0.0497386363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36437896681463">
            <text:p>0.023643789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table:number-columns-repeated="2" office:value-type="float" office:value="2820">
            <text:p>2820</text:p>
          </table:table-cell>
          <table:table-cell office:value-type="float" office:value="0.0170958033968614">
            <text:p>0.0170958034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0.0335259252693527">
            <text:p>0.0335259253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49645390070922">
            <text:p>0.004964539</text:p>
          </table:table-cell>
          <table:table-cell office:value-type="float" office:value="0.0210014625168819">
            <text:p>0.021001462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table:number-columns-repeated="2" office:value-type="float" office:value="3264">
            <text:p>3264</text:p>
          </table:table-cell>
          <table:table-cell office:value-type="float" office:value="0.0251879227474579">
            <text:p>0.0251879227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0368013099672741">
            <text:p>0.03680131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42894430539778">
            <text:p>0.024289443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table:number-columns-repeated="2" office:value-type="float" office:value="3043">
            <text:p>3043</text:p>
          </table:table-cell>
          <table:table-cell office:value-type="float" office:value="0.0205158037980618">
            <text:p>0.0205158038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0341547842029516">
            <text:p>0.0341547842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166251081726">
            <text:p>0.0216625108</text:p>
          </table:table-cell>
          <table:table-cell office:value-type="float" office:value="0.00492934604009201">
            <text:p>0.004929346</text:p>
          </table:table-cell>
          <table:table-cell table:number-columns-repeated="28"/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38">
            <text:p>2838</text:p>
          </table:table-cell>
          <table:table-cell office:value-type="float" office:value="0.0161240586368422">
            <text:p>0.0161240586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0352105021307961">
            <text:p>0.0352105021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41798126019038">
            <text:p>0.0241798126</text:p>
          </table:table-cell>
          <table:table-cell office:value-type="float" office:value="0.0271317829457364">
            <text:p>0.0271317829</text:p>
          </table:table-cell>
          <table:table-cell table:number-columns-repeated="28"/>
        </table:table-row>
        <table:table-row table:style-name="ro2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table:number-columns-repeated="2" office:value-type="float" office:value="3488">
            <text:p>3488</text:p>
          </table:table-cell>
          <table:table-cell office:value-type="float" office:value="0.0240902197132163">
            <text:p>0.0240902197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0351074028545904">
            <text:p>0.0351074029</text:p>
          </table:table-cell>
          <table:table-cell office:value-type="float" office:value="0.00286697247706422">
            <text:p>0.0028669725</text:p>
          </table:table-cell>
          <table:table-cell office:value-type="float" office:value="3468">
            <text:p>346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73394495412844">
            <text:p>0.005733945</text:p>
          </table:table-cell>
          <table:table-cell office:value-type="float" office:value="0.0227457529862635">
            <text:p>0.02274575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0">
            <text:p>3490</text:p>
          </table:table-cell>
          <table:table-cell office:value-type="float" office:value="0.0215239365039674">
            <text:p>0.0215239365</text:p>
          </table:table-cell>
          <table:table-cell office:value-type="float" office:value="0">
            <text:p>0</text:p>
          </table:table-cell>
          <table:table-cell office:value-type="float" office:value="3479">
            <text:p>3479</text:p>
          </table:table-cell>
          <table:table-cell office:value-type="float" office:value="0.0369435962986893">
            <text:p>0.0369435963</text:p>
          </table:table-cell>
          <table:table-cell office:value-type="float" office:value="0.00315186246418338">
            <text:p>0.0031518625</text:p>
          </table:table-cell>
          <table:table-cell office:value-type="float" office:value="3490">
            <text:p>349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370410974241509">
            <text:p>0.037041097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table:number-columns-repeated="2" office:value-type="float" office:value="2880">
            <text:p>2880</text:p>
          </table:table-cell>
          <table:table-cell office:value-type="float" office:value="0.0231884517722096">
            <text:p>0.0231884518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035234760784021">
            <text:p>0.0352347608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18108618119814">
            <text:p>0.021810861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table:number-columns-repeated="2" office:value-type="float" office:value="2997">
            <text:p>2997</text:p>
          </table:table-cell>
          <table:table-cell office:value-type="float" office:value="0.0178776777212935">
            <text:p>0.0178776777</text:p>
          </table:table-cell>
          <table:table-cell office:value-type="float" office:value="0">
            <text:p>0</text:p>
          </table:table-cell>
          <table:table-cell office:value-type="float" office:value="2987">
            <text:p>2987</text:p>
          </table:table-cell>
          <table:table-cell office:value-type="float" office:value="0.0327482488284703">
            <text:p>0.0327482488</text:p>
          </table:table-cell>
          <table:table-cell office:value-type="float" office:value="0.00333667000333667">
            <text:p>0.00333667</text:p>
          </table:table-cell>
          <table:table-cell office:value-type="float" office:value="2948">
            <text:p>2948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63496830163497">
            <text:p>0.016349683</text:p>
          </table:table-cell>
          <table:table-cell office:value-type="float" office:value="0.0214049958830266">
            <text:p>0.0214049959</text:p>
          </table:table-cell>
          <table:table-cell office:value-type="float" office:value="0.012012012012012">
            <text:p>0.012012012</text:p>
          </table:table-cell>
          <table:table-cell table:number-columns-repeated="28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table:number-columns-repeated="2" office:value-type="float" office:value="2805">
            <text:p>2805</text:p>
          </table:table-cell>
          <table:table-cell office:value-type="float" office:value="0.0178851419153215">
            <text:p>0.0178851419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0361827143100396">
            <text:p>0.0361827143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463458110516934">
            <text:p>0.0046345811</text:p>
          </table:table-cell>
          <table:table-cell office:value-type="float" office:value="0.0250862465099029">
            <text:p>0.025086246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table:number-columns-repeated="2" office:value-type="float" office:value="3240">
            <text:p>3240</text:p>
          </table:table-cell>
          <table:table-cell office:value-type="float" office:value="0.0206058406385245">
            <text:p>0.0206058406</text:p>
          </table:table-cell>
          <table:table-cell office:value-type="float" office:value="0">
            <text:p>0</text:p>
          </table:table-cell>
          <table:table-cell office:value-type="float" office:value="3238">
            <text:p>3238</text:p>
          </table:table-cell>
          <table:table-cell office:value-type="float" office:value="0.0358248991749725">
            <text:p>0.0358248992</text:p>
          </table:table-cell>
          <table:table-cell office:value-type="float" office:value="0.000617283950617284">
            <text:p>0.000617284</text:p>
          </table:table-cell>
          <table:table-cell office:value-type="float" office:value="3240">
            <text:p>3240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office:value-type="float" office:value="0.0268030127381255">
            <text:p>0.0268030127</text:p>
          </table:table-cell>
          <table:table-cell office:value-type="float" office:value="0.00185185185185185">
            <text:p>0.0018518519</text:p>
          </table:table-cell>
          <table:table-cell table:number-columns-repeated="28"/>
        </table:table-row>
        <table:table-row table:style-name="ro2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table:number-columns-repeated="2" office:value-type="float" office:value="2868">
            <text:p>2868</text:p>
          </table:table-cell>
          <table:table-cell office:value-type="float" office:value="0.0266392419737755">
            <text:p>0.026639242</text:p>
          </table:table-cell>
          <table:table-cell office:value-type="float" office:value="0">
            <text:p>0</text:p>
          </table:table-cell>
          <table:table-cell office:value-type="float" office:value="2848">
            <text:p>2848</text:p>
          </table:table-cell>
          <table:table-cell office:value-type="float" office:value="0.0736469386279399">
            <text:p>0.0736469386</text:p>
          </table:table-cell>
          <table:table-cell office:value-type="float" office:value="0.00697350069735007">
            <text:p>0.0069735007</text:p>
          </table:table-cell>
          <table:table-cell office:value-type="float" office:value="2835">
            <text:p>2835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.0115062761506276">
            <text:p>0.0115062762</text:p>
          </table:table-cell>
          <table:table-cell office:value-type="float" office:value="0.0310058244093368">
            <text:p>0.0310058244</text:p>
          </table:table-cell>
          <table:table-cell office:value-type="float" office:value="0.00941422594142259">
            <text:p>0.0094142259</text:p>
          </table:table-cell>
          <table:table-cell table:number-columns-repeated="28"/>
        </table:table-row>
        <table:table-row table:style-name="ro2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table:number-columns-repeated="2" office:value-type="float" office:value="3019">
            <text:p>3019</text:p>
          </table:table-cell>
          <table:table-cell office:value-type="float" office:value="0.0246113137587955">
            <text:p>0.0246113138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0396302421433453">
            <text:p>0.0396302421</text:p>
          </table:table-cell>
          <table:table-cell office:value-type="float" office:value="0">
            <text:p>0</text:p>
          </table:table-cell>
          <table:table-cell office:value-type="float" office:value="2993">
            <text:p>299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861212321960914">
            <text:p>0.0086121232</text:p>
          </table:table-cell>
          <table:table-cell office:value-type="float" office:value="0.0273982827672592">
            <text:p>0.027398282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table:number-columns-repeated="2" office:value-type="float" office:value="3359">
            <text:p>3359</text:p>
          </table:table-cell>
          <table:table-cell office:value-type="float" office:value="0.024634639365133">
            <text:p>0.0246346394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0339415879621098">
            <text:p>0.033941588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office:value-type="float" office:value="0.0213359520238481">
            <text:p>0.021335952</text:p>
          </table:table-cell>
          <table:table-cell office:value-type="float" office:value="0.00863352188151236">
            <text:p>0.0086335219</text:p>
          </table:table-cell>
          <table:table-cell table:number-columns-repeated="28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12">
            <text:p>2812</text:p>
          </table:table-cell>
          <table:table-cell office:value-type="float" office:value="0.0175319922353722">
            <text:p>0.0175319922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036577383937506">
            <text:p>0.0365773839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office:value-type="float" office:value="0.0254813826499313">
            <text:p>0.0254813826</text:p>
          </table:table-cell>
          <table:table-cell office:value-type="float" office:value="0.00675675675675676">
            <text:p>0.0067567568</text:p>
          </table:table-cell>
          <table:table-cell table:number-columns-repeated="28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table:number-columns-repeated="2" office:value-type="float" office:value="3306">
            <text:p>3306</text:p>
          </table:table-cell>
          <table:table-cell office:value-type="float" office:value="0.0221024115411368">
            <text:p>0.0221024115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0330309554410526">
            <text:p>0.0330309554</text:p>
          </table:table-cell>
          <table:table-cell office:value-type="float" office:value="0">
            <text:p>0</text:p>
          </table:table-cell>
          <table:table-cell office:value-type="float" office:value="3245">
            <text:p>324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84513006654567">
            <text:p>0.0184513007</text:p>
          </table:table-cell>
          <table:table-cell office:value-type="float" office:value="0.0258858490412001">
            <text:p>0.025885849</text:p>
          </table:table-cell>
          <table:table-cell office:value-type="float" office:value="0.0136116152450091">
            <text:p>0.0136116152</text:p>
          </table:table-cell>
          <table:table-cell table:number-columns-repeated="28"/>
        </table:table-row>
        <table:table-row table:style-name="ro2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table:number-columns-repeated="2" office:value-type="float" office:value="2533">
            <text:p>2533</text:p>
          </table:table-cell>
          <table:table-cell office:value-type="float" office:value="0.0148887345252096">
            <text:p>0.0148887345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342098326852696">
            <text:p>0.0342098327</text:p>
          </table:table-cell>
          <table:table-cell office:value-type="float" office:value="0.000394788787998421">
            <text:p>0.0003947888</text:p>
          </table:table-cell>
          <table:table-cell office:value-type="float" office:value="2533">
            <text:p>2533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office:value-type="float" office:value="0.0220557809070404">
            <text:p>0.02205578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table:number-columns-repeated="2" office:value-type="float" office:value="2773">
            <text:p>2773</text:p>
          </table:table-cell>
          <table:table-cell office:value-type="float" office:value="0.0241984505266222">
            <text:p>0.0241984505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0.0333085304154528">
            <text:p>0.0333085304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15561459531202">
            <text:p>0.021556146</text:p>
          </table:table-cell>
          <table:table-cell office:value-type="float" office:value="0.00757302560403895">
            <text:p>0.0075730256</text:p>
          </table:table-cell>
          <table:table-cell table:number-columns-repeated="28"/>
        </table:table-row>
        <table:table-row table:style-name="ro2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228">
            <text:p>3228</text:p>
          </table:table-cell>
          <table:table-cell office:value-type="float" office:value="0.0191937084308538">
            <text:p>0.0191937084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0366408296459403">
            <text:p>0.0366408296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office:value-type="float" office:value="0.0240142006423878">
            <text:p>0.024014200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table:number-columns-repeated="2" office:value-type="float" office:value="3379">
            <text:p>3379</text:p>
          </table:table-cell>
          <table:table-cell office:value-type="float" office:value="0.0251981860142463">
            <text:p>0.025198186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  <table:table-cell office:value-type="float" office:value="0.0369921136051391">
            <text:p>0.0369921136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0.024704172721611">
            <text:p>0.024704172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table:number-columns-repeated="2" office:value-type="float" office:value="3477">
            <text:p>3477</text:p>
          </table:table-cell>
          <table:table-cell office:value-type="float" office:value="0.0261032195401403">
            <text:p>0.0261032195</text:p>
          </table:table-cell>
          <table:table-cell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0.0338809413290476">
            <text:p>0.0338809413</text:p>
          </table:table-cell>
          <table:table-cell office:value-type="float" office:value="0.00460166810468795">
            <text:p>0.0046016681</text:p>
          </table:table-cell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46448087431694">
            <text:p>0.0054644809</text:p>
          </table:table-cell>
          <table:table-cell office:value-type="float" office:value="0.0215220905360929">
            <text:p>0.0215220905</text:p>
          </table:table-cell>
          <table:table-cell office:value-type="float" office:value="0.0092033362093759">
            <text:p>0.0092033362</text:p>
          </table:table-cell>
          <table:table-cell table:number-columns-repeated="28"/>
        </table:table-row>
        <table:table-row table:style-name="ro2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table:number-columns-repeated="2" office:value-type="float" office:value="3391">
            <text:p>3391</text:p>
          </table:table-cell>
          <table:table-cell office:value-type="float" office:value="0.0226822861146864">
            <text:p>0.0226822861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0375225383881524">
            <text:p>0.0375225384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49560895051001">
            <text:p>0.024956089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table:number-columns-repeated="2" office:value-type="float" office:value="3063">
            <text:p>3063</text:p>
          </table:table-cell>
          <table:table-cell office:value-type="float" office:value="0.0287259507167259">
            <text:p>0.0287259507</text:p>
          </table:table-cell>
          <table:table-cell office:value-type="float" office:value="0">
            <text:p>0</text:p>
          </table:table-cell>
          <table:table-cell office:value-type="float" office:value="3063">
            <text:p>3063</text:p>
          </table:table-cell>
          <table:table-cell office:value-type="float" office:value="0.0356210331853711">
            <text:p>0.0356210332</text:p>
          </table:table-cell>
          <table:table-cell office:value-type="float" office:value="0">
            <text:p>0</text:p>
          </table:table-cell>
          <table:table-cell office:value-type="float" office:value="3025">
            <text:p>302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24061377734247">
            <text:p>0.0124061378</text:p>
          </table:table-cell>
          <table:table-cell office:value-type="float" office:value="0.0225904043031119">
            <text:p>0.0225904043</text:p>
          </table:table-cell>
          <table:table-cell office:value-type="float" office:value="0.00946784198498204">
            <text:p>0.009467842</text:p>
          </table:table-cell>
          <table:table-cell table:number-columns-repeated="28"/>
        </table:table-row>
        <table:table-row table:style-name="ro2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924">
            <text:p>2924</text:p>
          </table:table-cell>
          <table:table-cell office:value-type="float" office:value="0.0180740793266551">
            <text:p>0.0180740793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float" office:value="0.0364299659679086">
            <text:p>0.036429966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341997264021888">
            <text:p>0.0034199726</text:p>
          </table:table-cell>
          <table:table-cell office:value-type="float" office:value="0.0238719143109726">
            <text:p>0.023871914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table:number-columns-repeated="2" office:value-type="float" office:value="3244">
            <text:p>3244</text:p>
          </table:table-cell>
          <table:table-cell office:value-type="float" office:value="0.0225978474197447">
            <text:p>0.0225978474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0374217716747568">
            <text:p>0.0374217717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office:value-type="float" office:value="0.0266173407384427">
            <text:p>0.026617340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table:number-columns-repeated="2" office:value-type="float" office:value="3261">
            <text:p>3261</text:p>
          </table:table-cell>
          <table:table-cell office:value-type="float" office:value="0.0213531930655771">
            <text:p>0.0213531931</text:p>
          </table:table-cell>
          <table:table-cell office:value-type="float" office:value="0">
            <text:p>0</text:p>
          </table:table-cell>
          <table:table-cell office:value-type="float" office:value="3233">
            <text:p>3233</text:p>
          </table:table-cell>
          <table:table-cell office:value-type="float" office:value="0.0382964827285387">
            <text:p>0.0382964827</text:p>
          </table:table-cell>
          <table:table-cell office:value-type="float" office:value="0.00858632321373812">
            <text:p>0.0085863232</text:p>
          </table:table-cell>
          <table:table-cell office:value-type="float" office:value="3261">
            <text:p>326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46309302493743">
            <text:p>0.02463093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4">
            <text:p>3494</text:p>
          </table:table-cell>
          <table:table-cell office:value-type="float" office:value="0.0240169773093167">
            <text:p>0.0240169773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036551725746595">
            <text:p>0.0365517257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office:value-type="float" office:value="0.0231035681213306">
            <text:p>0.023103568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table:number-columns-repeated="2" office:value-type="float" office:value="3333">
            <text:p>3333</text:p>
          </table:table-cell>
          <table:table-cell office:value-type="float" office:value="0.0205643210592438">
            <text:p>0.0205643211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0375495961167494">
            <text:p>0.0375495961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">
            <text:p>0</text:p>
          </table:table-cell>
          <table:table-cell office:value-type="float" office:value="0.0275261072092519">
            <text:p>0.027526107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table:number-columns-repeated="2" office:value-type="float" office:value="3398">
            <text:p>3398</text:p>
          </table:table-cell>
          <table:table-cell office:value-type="float" office:value="0.0281824640890628">
            <text:p>0.0281824641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0341253939115446">
            <text:p>0.0341253939</text:p>
          </table:table-cell>
          <table:table-cell office:value-type="float" office:value="0">
            <text:p>0</text:p>
          </table:table-cell>
          <table:table-cell office:value-type="float" office:value="3365">
            <text:p>336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971159505591525">
            <text:p>0.0097115951</text:p>
          </table:table-cell>
          <table:table-cell office:value-type="float" office:value="0.0219816054096797">
            <text:p>0.02198160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table:number-columns-repeated="2" office:value-type="float" office:value="3080">
            <text:p>3080</text:p>
          </table:table-cell>
          <table:table-cell office:value-type="float" office:value="0.0218542270897061">
            <text:p>0.0218542271</text:p>
          </table:table-cell>
          <table:table-cell office:value-type="float" office:value="0">
            <text:p>0</text:p>
          </table:table-cell>
          <table:table-cell office:value-type="float" office:value="3080">
            <text:p>3080</text:p>
          </table:table-cell>
          <table:table-cell office:value-type="float" office:value="0.0372981458458223">
            <text:p>0.0372981458</text:p>
          </table:table-cell>
          <table:table-cell office:value-type="float" office:value="0">
            <text:p>0</text:p>
          </table:table-cell>
          <table:table-cell office:value-type="float" office:value="3080">
            <text:p>308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26986352174998">
            <text:p>0.0226986352</text:p>
          </table:table-cell>
          <table:table-cell office:value-type="float" office:value="0.00681818181818182">
            <text:p>0.0068181818</text:p>
          </table:table-cell>
          <table:table-cell table:number-columns-repeated="28"/>
        </table:table-row>
        <table:table-row table:style-name="ro2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table:number-columns-repeated="2" office:value-type="float" office:value="3315">
            <text:p>3315</text:p>
          </table:table-cell>
          <table:table-cell office:value-type="float" office:value="0.0258764946465401">
            <text:p>0.0258764946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0367112730428049">
            <text:p>0.036711273</text:p>
          </table:table-cell>
          <table:table-cell office:value-type="float" office:value="0.00542986425339366">
            <text:p>0.0054298643</text:p>
          </table:table-cell>
          <table:table-cell office:value-type="float" office:value="3315">
            <text:p>3315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office:value-type="float" office:value="0.0217562798422254">
            <text:p>0.0217562798</text:p>
          </table:table-cell>
          <table:table-cell office:value-type="float" office:value="0.00331825037707391">
            <text:p>0.0033182504</text:p>
          </table:table-cell>
          <table:table-cell table:number-columns-repeated="28"/>
        </table:table-row>
        <table:table-row table:style-name="ro2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table:number-columns-repeated="2" office:value-type="float" office:value="3458">
            <text:p>3458</text:p>
          </table:table-cell>
          <table:table-cell office:value-type="float" office:value="0.0256768274562913">
            <text:p>0.0256768275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0349669825734232">
            <text:p>0.0349669826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office:value-type="float" office:value="0.0225306906951737">
            <text:p>0.022530690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table:number-columns-repeated="2" office:value-type="float" office:value="3546">
            <text:p>3546</text:p>
          </table:table-cell>
          <table:table-cell office:value-type="float" office:value="0.0366272666074818">
            <text:p>0.0366272666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0334209599428989">
            <text:p>0.0334209599</text:p>
          </table:table-cell>
          <table:table-cell office:value-type="float" office:value="0">
            <text:p>0</text:p>
          </table:table-cell>
          <table:table-cell office:value-type="float" office:value="3541">
            <text:p>3541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141003948110547">
            <text:p>0.0014100395</text:p>
          </table:table-cell>
          <table:table-cell office:value-type="float" office:value="0.0212953654309526">
            <text:p>0.0212953654</text:p>
          </table:table-cell>
          <table:table-cell office:value-type="float" office:value="0.0101522842639594">
            <text:p>0.0101522843</text:p>
          </table:table-cell>
          <table:table-cell table:number-columns-repeated="28"/>
        </table:table-row>
        <table:table-row table:style-name="ro2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">
            <text:p>349</text:p>
          </table:table-cell>
          <table:table-cell office:value-type="float" office:value="0.00723420354950417">
            <text:p>0.007234203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0.0324333528491088">
            <text:p>0.0324333528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0000200600308084752">
            <text:p>0.00002006</text:p>
          </table:table-cell>
          <table:table-cell office:value-type="float" office:value="0.106017191977077">
            <text:p>0.106017192</text:p>
          </table:table-cell>
          <table:table-cell office:value-type="float" office:value="0.0214031298327786">
            <text:p>0.0214031298</text:p>
          </table:table-cell>
          <table:table-cell office:value-type="float" office:value="0.106017191977077">
            <text:p>0.106017192</text:p>
          </table:table-cell>
          <table:table-cell table:number-columns-repeated="28"/>
        </table:table-row>
        <table:table-row table:style-name="ro2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table:number-columns-repeated="2" office:value-type="float" office:value="3133">
            <text:p>3133</text:p>
          </table:table-cell>
          <table:table-cell office:value-type="float" office:value="0.0265524707182001">
            <text:p>0.0265524707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03575492229067">
            <text:p>0.0357549223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office:value-type="float" office:value="0.0239404916575891">
            <text:p>0.0239404917</text:p>
          </table:table-cell>
          <table:table-cell office:value-type="float" office:value="0.00670284072773699">
            <text:p>0.0067028407</text:p>
          </table:table-cell>
          <table:table-cell table:number-columns-repeated="28"/>
        </table:table-row>
        <table:table-row table:style-name="ro2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table:number-columns-repeated="2" office:value-type="float" office:value="2970">
            <text:p>2970</text:p>
          </table:table-cell>
          <table:table-cell office:value-type="float" office:value="0.0215831835440646">
            <text:p>0.0215831835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0322794037036432">
            <text:p>0.0322794037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office:value-type="float" office:value="0.0215547464154341">
            <text:p>0.02155474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table:number-columns-repeated="2" office:value-type="float" office:value="3977">
            <text:p>3977</text:p>
          </table:table-cell>
          <table:table-cell office:value-type="float" office:value="0.0262683648330096">
            <text:p>0.0262683648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  <table:table-cell office:value-type="float" office:value="0.0363646542092262">
            <text:p>0.0363646542</text:p>
          </table:table-cell>
          <table:table-cell office:value-type="float" office:value="0">
            <text:p>0</text:p>
          </table:table-cell>
          <table:table-cell office:value-type="float" office:value="3956">
            <text:p>3956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528036208197133">
            <text:p>0.0052803621</text:p>
          </table:table-cell>
          <table:table-cell office:value-type="float" office:value="0.0239493553962674">
            <text:p>0.02394935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table:number-columns-repeated="2" office:value-type="float" office:value="2954">
            <text:p>2954</text:p>
          </table:table-cell>
          <table:table-cell office:value-type="float" office:value="0.0183880419879575">
            <text:p>0.018388042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0332450847070184">
            <text:p>0.0332450847</text:p>
          </table:table-cell>
          <table:table-cell office:value-type="float" office:value="0.00677048070412999">
            <text:p>0.0067704807</text:p>
          </table:table-cell>
          <table:table-cell office:value-type="float" office:value="2934">
            <text:p>293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677048070412999">
            <text:p>0.0067704807</text:p>
          </table:table-cell>
          <table:table-cell office:value-type="float" office:value="0.0217016978724695">
            <text:p>0.0217016979</text:p>
          </table:table-cell>
          <table:table-cell office:value-type="float" office:value="0.00778605280974949">
            <text:p>0.0077860528</text:p>
          </table:table-cell>
          <table:table-cell table:number-columns-repeated="28"/>
        </table:table-row>
        <table:table-row table:style-name="ro2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table:number-columns-repeated="2" office:value-type="float" office:value="3156">
            <text:p>3156</text:p>
          </table:table-cell>
          <table:table-cell office:value-type="float" office:value="0.0244237758838422">
            <text:p>0.0244237759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0.0363282662293889">
            <text:p>0.0363282662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office:value-type="float" office:value="0.0250792488214726">
            <text:p>0.0250792488</text:p>
          </table:table-cell>
          <table:table-cell office:value-type="float" office:value="0.0167934093789607">
            <text:p>0.0167934094</text:p>
          </table:table-cell>
          <table:table-cell table:number-columns-repeated="28"/>
        </table:table-row>
        <table:table-row table:style-name="ro2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0">
            <text:p>3490</text:p>
          </table:table-cell>
          <table:table-cell office:value-type="float" office:value="0.0252135809144291">
            <text:p>0.0252135809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0355809131050376">
            <text:p>0.0355809131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140401146131805">
            <text:p>0.0140401146</text:p>
          </table:table-cell>
          <table:table-cell office:value-type="float" office:value="0.0246001404202812">
            <text:p>0.024600140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0.0227545954943326">
            <text:p>0.0227545955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327463827782223">
            <text:p>0.0327463828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office:value-type="float" office:value="0.0210756380142426">
            <text:p>0.021075638</text:p>
          </table:table-cell>
          <table:table-cell office:value-type="float" office:value="0.0135228848821082">
            <text:p>0.0135228849</text:p>
          </table:table-cell>
          <table:table-cell table:number-columns-repeated="28"/>
        </table:table-row>
        <table:table-row table:style-name="ro2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table:number-columns-repeated="2" office:value-type="float" office:value="3124">
            <text:p>3124</text:p>
          </table:table-cell>
          <table:table-cell office:value-type="float" office:value="0.0263579351613456">
            <text:p>0.0263579352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0339588489269045">
            <text:p>0.0339588489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224071702944942">
            <text:p>0.002240717</text:p>
          </table:table-cell>
          <table:table-cell office:value-type="float" office:value="0.0234282608644944">
            <text:p>0.02342826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table:number-columns-repeated="2" office:value-type="float" office:value="2545">
            <text:p>2545</text:p>
          </table:table-cell>
          <table:table-cell office:value-type="float" office:value="0.0142953310999843">
            <text:p>0.0142953311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0350411580707839">
            <text:p>0.0350411581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0.0227499515993217">
            <text:p>0.022749951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0.0219521946363235">
            <text:p>0.0219521946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0342807425946962">
            <text:p>0.0342807426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00351370344342937">
            <text:p>0.0003513703</text:p>
          </table:table-cell>
          <table:table-cell office:value-type="float" office:value="0.0227102980315502">
            <text:p>0.022710298</text:p>
          </table:table-cell>
          <table:table-cell office:value-type="float" office:value="0.000351370344342937">
            <text:p>0.0003513703</text:p>
          </table:table-cell>
          <table:table-cell table:number-columns-repeated="28"/>
        </table:table-row>
        <table:table-row table:style-name="ro2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table:number-columns-repeated="2" office:value-type="float" office:value="3019">
            <text:p>3019</text:p>
          </table:table-cell>
          <table:table-cell office:value-type="float" office:value="0.0220996124683763">
            <text:p>0.0220996125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0360670191946594">
            <text:p>0.0360670192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0000284572530073718">
            <text:p>2.84572530073718E-005</text:p>
          </table:table-cell>
          <table:table-cell office:value-type="float" office:value="0">
            <text:p>0</text:p>
          </table:table-cell>
          <table:table-cell office:value-type="float" office:value="0.0238182653663406">
            <text:p>0.023818265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table:number-columns-repeated="2" office:value-type="float" office:value="2875">
            <text:p>2875</text:p>
          </table:table-cell>
          <table:table-cell office:value-type="float" office:value="0.0240477671096821">
            <text:p>0.0240477671</text:p>
          </table:table-cell>
          <table:table-cell office:value-type="float" office:value="0">
            <text:p>0</text:p>
          </table:table-cell>
          <table:table-cell office:value-type="float" office:value="2839">
            <text:p>2839</text:p>
          </table:table-cell>
          <table:table-cell office:value-type="float" office:value="0.0385633279140124">
            <text:p>0.0385633279</text:p>
          </table:table-cell>
          <table:table-cell office:value-type="float" office:value="0.0125217391304348">
            <text:p>0.0125217391</text:p>
          </table:table-cell>
          <table:table-cell office:value-type="float" office:value="2875">
            <text:p>28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office:value-type="float" office:value="0.0233666812063082">
            <text:p>0.023366681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table:number-columns-repeated="2" office:value-type="float" office:value="3327">
            <text:p>3327</text:p>
          </table:table-cell>
          <table:table-cell office:value-type="float" office:value="0.0233195416798262">
            <text:p>0.0233195417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0376233051015481">
            <text:p>0.0376233051</text:p>
          </table:table-cell>
          <table:table-cell office:value-type="float" office:value="0.0111211301472798">
            <text:p>0.0111211301</text:p>
          </table:table-cell>
          <table:table-cell office:value-type="float" office:value="3290">
            <text:p>3290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11211301472798">
            <text:p>0.0111211301</text:p>
          </table:table-cell>
          <table:table-cell office:value-type="float" office:value="0.0242553876369506">
            <text:p>0.0242553876</text:p>
          </table:table-cell>
          <table:table-cell office:value-type="float" office:value="0.00571085061617072">
            <text:p>0.0057108506</text:p>
          </table:table-cell>
          <table:table-cell table:number-columns-repeated="28"/>
        </table:table-row>
        <table:table-row table:style-name="ro2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table:number-columns-repeated="2" office:value-type="float" office:value="3463">
            <text:p>3463</text:p>
          </table:table-cell>
          <table:table-cell office:value-type="float" office:value="0.02771641847444">
            <text:p>0.0277164185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0377912496238742">
            <text:p>0.0377912496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office:value-type="float" office:value="0.0255201031925787">
            <text:p>0.025520103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table:number-columns-repeated="2" office:value-type="float" office:value="3987">
            <text:p>3987</text:p>
          </table:table-cell>
          <table:table-cell office:value-type="float" office:value="0.0367196360085782">
            <text:p>0.036719636</text:p>
          </table:table-cell>
          <table:table-cell office:value-type="float" office:value="0">
            <text:p>0</text:p>
          </table:table-cell>
          <table:table-cell office:value-type="float" office:value="3987">
            <text:p>3987</text:p>
          </table:table-cell>
          <table:table-cell office:value-type="float" office:value="0.0370490281377052">
            <text:p>0.0370490281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7853022322548">
            <text:p>0.0087785302</text:p>
          </table:table-cell>
          <table:table-cell office:value-type="float" office:value="0.0225316237202977">
            <text:p>0.022531623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table:number-columns-repeated="2" office:value-type="float" office:value="3771">
            <text:p>3771</text:p>
          </table:table-cell>
          <table:table-cell office:value-type="float" office:value="0.0380575927880957">
            <text:p>0.0380575928</text:p>
          </table:table-cell>
          <table:table-cell office:value-type="float" office:value="0">
            <text:p>0</text:p>
          </table:table-cell>
          <table:table-cell office:value-type="float" office:value="3771">
            <text:p>3771</text:p>
          </table:table-cell>
          <table:table-cell office:value-type="float" office:value="0.0408501724930198">
            <text:p>0.0408501725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03845133916733">
            <text:p>0.0050384513</text:p>
          </table:table-cell>
          <table:table-cell office:value-type="float" office:value="0.0271356361948436">
            <text:p>0.0271356362</text:p>
          </table:table-cell>
          <table:table-cell office:value-type="float" office:value="0.00212145319543888">
            <text:p>0.0021214532</text:p>
          </table:table-cell>
          <table:table-cell table:number-columns-repeated="28"/>
        </table:table-row>
        <table:table-row table:style-name="ro2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table:number-columns-repeated="2" office:value-type="float" office:value="3968">
            <text:p>3968</text:p>
          </table:table-cell>
          <table:table-cell office:value-type="float" office:value="0.0422949224353612">
            <text:p>0.0422949224</text:p>
          </table:table-cell>
          <table:table-cell office:value-type="float" office:value="0">
            <text:p>0</text:p>
          </table:table-cell>
          <table:table-cell office:value-type="float" office:value="3968">
            <text:p>3968</text:p>
          </table:table-cell>
          <table:table-cell office:value-type="float" office:value="0.0377917161364363">
            <text:p>0.0377917161</text:p>
          </table:table-cell>
          <table:table-cell office:value-type="float" office:value="0">
            <text:p>0</text:p>
          </table:table-cell>
          <table:table-cell office:value-type="float" office:value="3964">
            <text:p>396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0806451612903">
            <text:p>0.0010080645</text:p>
          </table:table-cell>
          <table:table-cell office:value-type="float" office:value="0.0244116693452263">
            <text:p>0.024411669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table:number-columns-repeated="2" office:value-type="float" office:value="3757">
            <text:p>3757</text:p>
          </table:table-cell>
          <table:table-cell office:value-type="float" office:value="0.0316519147756986">
            <text:p>0.0316519148</text:p>
          </table:table-cell>
          <table:table-cell office:value-type="float" office:value="0">
            <text:p>0</text:p>
          </table:table-cell>
          <table:table-cell office:value-type="float" office:value="3757">
            <text:p>3757</text:p>
          </table:table-cell>
          <table:table-cell office:value-type="float" office:value="0.0398592998112957">
            <text:p>0.0398592998</text:p>
          </table:table-cell>
          <table:table-cell office:value-type="float" office:value="0">
            <text:p>0</text:p>
          </table:table-cell>
          <table:table-cell office:value-type="float" office:value="3753">
            <text:p>3753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6467926537131">
            <text:p>0.0010646793</text:p>
          </table:table-cell>
          <table:table-cell office:value-type="float" office:value="0.0257323664082965">
            <text:p>0.025732366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table:number-columns-repeated="2" office:value-type="float" office:value="3659">
            <text:p>3659</text:p>
          </table:table-cell>
          <table:table-cell office:value-type="float" office:value="0.0369841483844452">
            <text:p>0.0369841484</text:p>
          </table:table-cell>
          <table:table-cell office:value-type="float" office:value="0">
            <text:p>0</text:p>
          </table:table-cell>
          <table:table-cell office:value-type="float" office:value="3645">
            <text:p>3645</text:p>
          </table:table-cell>
          <table:table-cell office:value-type="float" office:value="0.0400421727356063">
            <text:p>0.0400421727</text:p>
          </table:table-cell>
          <table:table-cell office:value-type="float" office:value="0.00382618201694452">
            <text:p>0.003826182</text:p>
          </table:table-cell>
          <table:table-cell office:value-type="float" office:value="3595">
            <text:p>359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174911177917464">
            <text:p>0.0174911178</text:p>
          </table:table-cell>
          <table:table-cell office:value-type="float" office:value="0.0236932399997201">
            <text:p>0.0236932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table:number-columns-repeated="2" office:value-type="float" office:value="3773">
            <text:p>3773</text:p>
          </table:table-cell>
          <table:table-cell office:value-type="float" office:value="0.0436855950852014">
            <text:p>0.0436855951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0.0653481466622192">
            <text:p>0.0653481467</text:p>
          </table:table-cell>
          <table:table-cell office:value-type="float" office:value="0.0066260270341903">
            <text:p>0.006626027</text:p>
          </table:table-cell>
          <table:table-cell office:value-type="float" office:value="3761">
            <text:p>3761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18049297641134">
            <text:p>0.003180493</text:p>
          </table:table-cell>
          <table:table-cell office:value-type="float" office:value="0.0250400617662632">
            <text:p>0.0250400618</text:p>
          </table:table-cell>
          <table:table-cell office:value-type="float" office:value="0.0113967664988073">
            <text:p>0.0113967665</text:p>
          </table:table-cell>
          <table:table-cell table:number-columns-repeated="28"/>
        </table:table-row>
        <table:table-row table:style-name="ro2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table:number-columns-repeated="2" office:value-type="float" office:value="3786">
            <text:p>3786</text:p>
          </table:table-cell>
          <table:table-cell office:value-type="float" office:value="0.0361355628258879">
            <text:p>0.0361355628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0.0366702199373474">
            <text:p>0.0366702199</text:p>
          </table:table-cell>
          <table:table-cell office:value-type="float" office:value="0.00977284733227681">
            <text:p>0.0097728473</text:p>
          </table:table-cell>
          <table:table-cell office:value-type="float" office:value="3786">
            <text:p>3786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office:value-type="float" office:value="0.0232817759200211">
            <text:p>0.0232817759</text:p>
          </table:table-cell>
          <table:table-cell office:value-type="float" office:value="0.0092445853143159">
            <text:p>0.0092445853</text:p>
          </table:table-cell>
          <table:table-cell table:number-columns-repeated="28"/>
        </table:table-row>
        <table:table-row table:style-name="ro2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table:number-columns-repeated="2" office:value-type="float" office:value="3206">
            <text:p>3206</text:p>
          </table:table-cell>
          <table:table-cell office:value-type="float" office:value="0.0267003550623797">
            <text:p>0.0267003551</text:p>
          </table:table-cell>
          <table:table-cell office:value-type="float" office:value="0">
            <text:p>0</text:p>
          </table:table-cell>
          <table:table-cell office:value-type="float" office:value="3202">
            <text:p>3202</text:p>
          </table:table-cell>
          <table:table-cell office:value-type="float" office:value="0.0390480344659481">
            <text:p>0.0390480345</text:p>
          </table:table-cell>
          <table:table-cell office:value-type="float" office:value="0.00124766063630692">
            <text:p>0.0012476606</text:p>
          </table:table-cell>
          <table:table-cell office:value-type="float" office:value="3202">
            <text:p>32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24766063630692">
            <text:p>0.0012476606</text:p>
          </table:table-cell>
          <table:table-cell office:value-type="float" office:value="0.0910399264776202">
            <text:p>0.0910399265</text:p>
          </table:table-cell>
          <table:table-cell office:value-type="float" office:value="0.00374298190892077">
            <text:p>0.0037429819</text:p>
          </table:table-cell>
          <table:table-cell table:number-columns-repeated="28"/>
        </table:table-row>
        <table:table-row table:style-name="ro2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table:number-columns-repeated="2" office:value-type="float" office:value="4039">
            <text:p>4039</text:p>
          </table:table-cell>
          <table:table-cell office:value-type="float" office:value="0.034010600088544">
            <text:p>0.0340106001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0392579651188557">
            <text:p>0.0392579651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office:value-type="float" office:value="0.0256880477149048">
            <text:p>0.025688047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table:number-columns-repeated="2" office:value-type="float" office:value="3059">
            <text:p>3059</text:p>
          </table:table-cell>
          <table:table-cell office:value-type="float" office:value="0.0194722161705232">
            <text:p>0.019472216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0392141129380261">
            <text:p>0.0392141129</text:p>
          </table:table-cell>
          <table:table-cell office:value-type="float" office:value="0">
            <text:p>0</text:p>
          </table:table-cell>
          <table:table-cell office:value-type="float" office:value="3054">
            <text:p>30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634521085322">
            <text:p>0.0016345211</text:p>
          </table:table-cell>
          <table:table-cell office:value-type="float" office:value="0.0253876136249659">
            <text:p>0.0253876136</text:p>
          </table:table-cell>
          <table:table-cell office:value-type="float" office:value="0.001634521085322">
            <text:p>0.0016345211</text:p>
          </table:table-cell>
          <table:table-cell table:number-columns-repeated="28"/>
        </table:table-row>
        <table:table-row table:style-name="ro2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table:number-columns-repeated="2" office:value-type="float" office:value="3255">
            <text:p>3255</text:p>
          </table:table-cell>
          <table:table-cell office:value-type="float" office:value="0.0260621664729864">
            <text:p>0.0260621665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0.0387317389489005">
            <text:p>0.0387317389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83717357910906">
            <text:p>0.0058371736</text:p>
          </table:table-cell>
          <table:table-cell office:value-type="float" office:value="0.0244769811039087">
            <text:p>0.0244769811</text:p>
          </table:table-cell>
          <table:table-cell office:value-type="float" office:value="0.00522273425499232">
            <text:p>0.0052227343</text:p>
          </table:table-cell>
          <table:table-cell table:number-columns-repeated="28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table:number-columns-repeated="2" office:value-type="float" office:value="2965">
            <text:p>2965</text:p>
          </table:table-cell>
          <table:table-cell office:value-type="float" office:value="0.022629103732237">
            <text:p>0.0226291037</text:p>
          </table:table-cell>
          <table:table-cell office:value-type="float" office:value="0">
            <text:p>0</text:p>
          </table:table-cell>
          <table:table-cell office:value-type="float" office:value="2944">
            <text:p>2944</text:p>
          </table:table-cell>
          <table:table-cell office:value-type="float" office:value="0.039841105821377">
            <text:p>0.0398411058</text:p>
          </table:table-cell>
          <table:table-cell office:value-type="float" office:value="0.00708263069139966">
            <text:p>0.0070826307</text:p>
          </table:table-cell>
          <table:table-cell office:value-type="float" office:value="2965">
            <text:p>2965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0.0266369342660474">
            <text:p>0.0266369343</text:p>
          </table:table-cell>
          <table:table-cell office:value-type="float" office:value="0.0104553119730185">
            <text:p>0.010455312</text:p>
          </table:table-cell>
          <table:table-cell table:number-columns-repeated="28"/>
        </table:table-row>
        <table:table-row table:style-name="ro2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table:number-columns-repeated="2" office:value-type="float" office:value="3447">
            <text:p>3447</text:p>
          </table:table-cell>
          <table:table-cell office:value-type="float" office:value="0.0311387514362742">
            <text:p>0.0311387514</text:p>
          </table:table-cell>
          <table:table-cell office:value-type="float" office:value="0">
            <text:p>0</text:p>
          </table:table-cell>
          <table:table-cell office:value-type="float" office:value="3435">
            <text:p>3435</text:p>
          </table:table-cell>
          <table:table-cell office:value-type="float" office:value="0.0460737136499243">
            <text:p>0.0460737136</text:p>
          </table:table-cell>
          <table:table-cell office:value-type="float" office:value="0.00348128807658834">
            <text:p>0.0034812881</text:p>
          </table:table-cell>
          <table:table-cell office:value-type="float" office:value="3423">
            <text:p>3423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696257615317668">
            <text:p>0.0069625762</text:p>
          </table:table-cell>
          <table:table-cell office:value-type="float" office:value="0.0264102091609072">
            <text:p>0.0264102092</text:p>
          </table:table-cell>
          <table:table-cell office:value-type="float" office:value="0.00348128807658834">
            <text:p>0.0034812881</text:p>
          </table:table-cell>
          <table:table-cell table:number-columns-repeated="28"/>
        </table:table-row>
        <table:table-row table:style-name="ro2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table:number-columns-repeated="2" office:value-type="float" office:value="3456">
            <text:p>3456</text:p>
          </table:table-cell>
          <table:table-cell office:value-type="float" office:value="0.0280863625909524">
            <text:p>0.0280863626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0372664229916051">
            <text:p>0.037266423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office:value-type="float" office:value="0.023361549568126">
            <text:p>0.0233615496</text:p>
          </table:table-cell>
          <table:table-cell office:value-type="float" office:value="0.00376157407407407">
            <text:p>0.0037615741</text:p>
          </table:table-cell>
          <table:table-cell table:number-columns-repeated="28"/>
        </table:table-row>
        <table:table-row table:style-name="ro2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table:number-columns-repeated="2" office:value-type="float" office:value="3478">
            <text:p>3478</text:p>
          </table:table-cell>
          <table:table-cell office:value-type="float" office:value="0.0284717016076474">
            <text:p>0.0284717016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0409019553874037">
            <text:p>0.0409019554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office:value-type="float" office:value="0.0260673224278247">
            <text:p>0.026067322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table:number-columns-repeated="2" office:value-type="float" office:value="3272">
            <text:p>3272</text:p>
          </table:table-cell>
          <table:table-cell office:value-type="float" office:value="0.0287175534984444">
            <text:p>0.0287175535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0.0423262182392416">
            <text:p>0.0423262182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office:value-type="float" office:value="0.0247811472943438">
            <text:p>0.0247811473</text:p>
          </table:table-cell>
          <table:table-cell office:value-type="float" office:value="0.00122249388753056">
            <text:p>0.0012224939</text:p>
          </table:table-cell>
          <table:table-cell table:number-columns-repeated="28"/>
        </table:table-row>
        <table:table-row table:style-name="ro2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table:number-columns-repeated="2" office:value-type="float" office:value="4382">
            <text:p>4382</text:p>
          </table:table-cell>
          <table:table-cell office:value-type="float" office:value="0.0376367988497677">
            <text:p>0.0376367988</text:p>
          </table:table-cell>
          <table:table-cell office:value-type="float" office:value="0">
            <text:p>0</text:p>
          </table:table-cell>
          <table:table-cell office:value-type="float" office:value="4342">
            <text:p>4342</text:p>
          </table:table-cell>
          <table:table-cell office:value-type="float" office:value="0.0391954524355455">
            <text:p>0.0391954524</text:p>
          </table:table-cell>
          <table:table-cell office:value-type="float" office:value="0.00912825193975354">
            <text:p>0.0091282519</text:p>
          </table:table-cell>
          <table:table-cell office:value-type="float" office:value="4382">
            <text:p>438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office:value-type="float" office:value="0.0246617200784674">
            <text:p>0.0246617201</text:p>
          </table:table-cell>
          <table:table-cell office:value-type="float" office:value="0.0125513464171611">
            <text:p>0.0125513464</text:p>
          </table:table-cell>
          <table:table-cell table:number-columns-repeated="28"/>
        </table:table-row>
        <table:table-row table:style-name="ro2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table:number-columns-repeated="2" office:value-type="float" office:value="4013">
            <text:p>4013</text:p>
          </table:table-cell>
          <table:table-cell office:value-type="float" office:value="0.0393890183978387">
            <text:p>0.0393890184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0408049207745042">
            <text:p>0.0408049208</text:p>
          </table:table-cell>
          <table:table-cell office:value-type="float" office:value="0.0171941191128831">
            <text:p>0.0171941191</text:p>
          </table:table-cell>
          <table:table-cell office:value-type="float" office:value="3954">
            <text:p>39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47022177921754">
            <text:p>0.0147022178</text:p>
          </table:table-cell>
          <table:table-cell office:value-type="float" office:value="0.0251860801981745">
            <text:p>0.02518608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table:number-columns-repeated="2" office:value-type="float" office:value="3738">
            <text:p>3738</text:p>
          </table:table-cell>
          <table:table-cell office:value-type="float" office:value="0.0294677049982576">
            <text:p>0.02946770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0.0365302661687423">
            <text:p>0.0365302662</text:p>
          </table:table-cell>
          <table:table-cell office:value-type="float" office:value="0.000535045478865704">
            <text:p>0.0005350455</text:p>
          </table:table-cell>
          <table:table-cell office:value-type="float" office:value="3731">
            <text:p>3731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87265917602996">
            <text:p>0.0018726592</text:p>
          </table:table-cell>
          <table:table-cell office:value-type="float" office:value="0.024815669223933">
            <text:p>0.0248156692</text:p>
          </table:table-cell>
          <table:table-cell office:value-type="float" office:value="0.0254146602461209">
            <text:p>0.0254146602</text:p>
          </table:table-cell>
          <table:table-cell table:number-columns-repeated="28"/>
        </table:table-row>
        <table:table-row table:style-name="ro2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table:number-columns-repeated="2" office:value-type="float" office:value="3860">
            <text:p>3860</text:p>
          </table:table-cell>
          <table:table-cell office:value-type="float" office:value="0.0272648347357465">
            <text:p>0.0272648347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0392351060033169">
            <text:p>0.039235106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0129533678756477">
            <text:p>0.0012953368</text:p>
          </table:table-cell>
          <table:table-cell office:value-type="float" office:value="0.0266341351906753">
            <text:p>0.026634135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table:number-columns-repeated="2" office:value-type="float" office:value="3399">
            <text:p>3399</text:p>
          </table:table-cell>
          <table:table-cell office:value-type="float" office:value="0.031144816093922">
            <text:p>0.0311448161</text:p>
          </table:table-cell>
          <table:table-cell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.0411739322110596">
            <text:p>0.0411739322</text:p>
          </table:table-cell>
          <table:table-cell office:value-type="float" office:value="0.0088261253309797">
            <text:p>0.0088261253</text:p>
          </table:table-cell>
          <table:table-cell office:value-type="float" office:value="3358">
            <text:p>3358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120623712856723">
            <text:p>0.0120623713</text:p>
          </table:table-cell>
          <table:table-cell office:value-type="float" office:value="0.0257090407801956">
            <text:p>0.0257090408</text:p>
          </table:table-cell>
          <table:table-cell office:value-type="float" office:value="0.00294204177699323">
            <text:p>0.0029420418</text:p>
          </table:table-cell>
          <table:table-cell table:number-columns-repeated="28"/>
        </table:table-row>
        <table:table-row table:style-name="ro2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table:number-columns-repeated="2" office:value-type="float" office:value="3302">
            <text:p>3302</text:p>
          </table:table-cell>
          <table:table-cell office:value-type="float" office:value="0.0249192117624502">
            <text:p>0.0249192118</text:p>
          </table:table-cell>
          <table:table-cell office:value-type="float" office:value="0">
            <text:p>0</text:p>
          </table:table-cell>
          <table:table-cell office:value-type="float" office:value="3302">
            <text:p>3302</text:p>
          </table:table-cell>
          <table:table-cell office:value-type="float" office:value="0.0407592025434265">
            <text:p>0.0407592025</text:p>
          </table:table-cell>
          <table:table-cell office:value-type="float" office:value="0">
            <text:p>0</text:p>
          </table:table-cell>
          <table:table-cell office:value-type="float" office:value="3302">
            <text:p>33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office:value-type="float" office:value="0.0259586250008747">
            <text:p>0.025958625</text:p>
          </table:table-cell>
          <table:table-cell office:value-type="float" office:value="0.0187764990914597">
            <text:p>0.0187764991</text:p>
          </table:table-cell>
          <table:table-cell table:number-columns-repeated="28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table:number-columns-repeated="2" office:value-type="float" office:value="3394">
            <text:p>3394</text:p>
          </table:table-cell>
          <table:table-cell office:value-type="float" office:value="0.0291084906606605">
            <text:p>0.0291084907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0.0360441600791205">
            <text:p>0.0360441601</text:p>
          </table:table-cell>
          <table:table-cell office:value-type="float" office:value="0">
            <text:p>0</text:p>
          </table:table-cell>
          <table:table-cell office:value-type="float" office:value="3360">
            <text:p>3360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100176782557454">
            <text:p>0.0100176783</text:p>
          </table:table-cell>
          <table:table-cell office:value-type="float" office:value="0.0246127362594556">
            <text:p>0.024612736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table:number-columns-repeated="2" office:value-type="float" office:value="3745">
            <text:p>3745</text:p>
          </table:table-cell>
          <table:table-cell office:value-type="float" office:value="0.0298581756483469">
            <text:p>0.0298581756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0373522613030162">
            <text:p>0.0373522613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office:value-type="float" office:value="0.0227476190365116">
            <text:p>0.02274761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table:number-columns-repeated="2" office:value-type="float" office:value="3624">
            <text:p>3624</text:p>
          </table:table-cell>
          <table:table-cell office:value-type="float" office:value="0.0288122554601746">
            <text:p>0.0288122555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0409019553874037">
            <text:p>0.0409019554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0.0259446296240142">
            <text:p>0.0259446296</text:p>
          </table:table-cell>
          <table:table-cell office:value-type="float" office:value="0.00165562913907285">
            <text:p>0.0016556291</text:p>
          </table:table-cell>
          <table:table-cell table:number-columns-repeated="28"/>
        </table:table-row>
        <table:table-row table:style-name="ro2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table:number-columns-repeated="2" office:value-type="float" office:value="3605">
            <text:p>3605</text:p>
          </table:table-cell>
          <table:table-cell office:value-type="float" office:value="0.0328685784022613">
            <text:p>0.0328685784</text:p>
          </table:table-cell>
          <table:table-cell office:value-type="float" office:value="0">
            <text:p>0</text:p>
          </table:table-cell>
          <table:table-cell office:value-type="float" office:value="3605">
            <text:p>3605</text:p>
          </table:table-cell>
          <table:table-cell office:value-type="float" office:value="0.0369921136051391">
            <text:p>0.0369921136</text:p>
          </table:table-cell>
          <table:table-cell office:value-type="float" office:value="0">
            <text:p>0</text:p>
          </table:table-cell>
          <table:table-cell office:value-type="float" office:value="3605">
            <text:p>360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">
            <text:p>0</text:p>
          </table:table-cell>
          <table:table-cell office:value-type="float" office:value="0.0240016048032133">
            <text:p>0.024001604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table:number-columns-repeated="2" office:value-type="float" office:value="3399">
            <text:p>3399</text:p>
          </table:table-cell>
          <table:table-cell office:value-type="float" office:value="0.0267889923664621">
            <text:p>0.0267889924</text:p>
          </table:table-cell>
          <table:table-cell office:value-type="float" office:value="0">
            <text:p>0</text:p>
          </table:table-cell>
          <table:table-cell office:value-type="float" office:value="3399">
            <text:p>3399</text:p>
          </table:table-cell>
          <table:table-cell office:value-type="float" office:value="0.0393372722543986">
            <text:p>0.0393372723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294204177699323">
            <text:p>0.0029420418</text:p>
          </table:table-cell>
          <table:table-cell office:value-type="float" office:value="0.0272392019836114">
            <text:p>0.027239202</text:p>
          </table:table-cell>
          <table:table-cell office:value-type="float" office:value="0.0138275963518682">
            <text:p>0.0138275964</text:p>
          </table:table-cell>
          <table:table-cell table:number-columns-repeated="28"/>
        </table:table-row>
        <table:table-row table:style-name="ro2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table:number-columns-repeated="2" office:value-type="float" office:value="399">
            <text:p>399</text:p>
          </table:table-cell>
          <table:table-cell office:value-type="float" office:value="0.0146013630551319">
            <text:p>0.0146013631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.0380510971209177">
            <text:p>0.0380510971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551378446115288">
            <text:p>0.0551378446</text:p>
          </table:table-cell>
          <table:table-cell office:value-type="float" office:value="0.0265165740250471">
            <text:p>0.026516574</text:p>
          </table:table-cell>
          <table:table-cell office:value-type="float" office:value="0.0551378446115288">
            <text:p>0.0551378446</text:p>
          </table:table-cell>
          <table:table-cell table:number-columns-repeated="28"/>
        </table:table-row>
        <table:table-row table:style-name="ro2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table:number-columns-repeated="2" office:value-type="float" office:value="3711">
            <text:p>3711</text:p>
          </table:table-cell>
          <table:table-cell office:value-type="float" office:value="0.0266294452191137">
            <text:p>0.0266294452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0373480626899581">
            <text:p>0.0373480627</text:p>
          </table:table-cell>
          <table:table-cell office:value-type="float" office:value="0">
            <text:p>0</text:p>
          </table:table-cell>
          <table:table-cell office:value-type="float" office:value="3665">
            <text:p>366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23955807060092">
            <text:p>0.0123955807</text:p>
          </table:table-cell>
          <table:table-cell office:value-type="float" office:value="0.0276021487568606">
            <text:p>0.0276021488</text:p>
          </table:table-cell>
          <table:table-cell office:value-type="float" office:value="0.00323362974939369">
            <text:p>0.0032336297</text:p>
          </table:table-cell>
          <table:table-cell table:number-columns-repeated="28"/>
        </table:table-row>
        <table:table-row table:style-name="ro2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table:number-columns-repeated="2" office:value-type="float" office:value="3875">
            <text:p>3875</text:p>
          </table:table-cell>
          <table:table-cell office:value-type="float" office:value="0.0351950743783609">
            <text:p>0.0351950744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0360040399987871">
            <text:p>0.03600404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office:value-type="float" office:value="0.0229132309960276">
            <text:p>0.022913231</text:p>
          </table:table-cell>
          <table:table-cell office:value-type="float" office:value="0.0196129032258064">
            <text:p>0.0196129032</text:p>
          </table:table-cell>
          <table:table-cell table:number-columns-repeated="28"/>
        </table:table-row>
        <table:table-row table:style-name="ro2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table:number-columns-repeated="2" office:value-type="float" office:value="3598">
            <text:p>3598</text:p>
          </table:table-cell>
          <table:table-cell office:value-type="float" office:value="0.036055322740087">
            <text:p>0.0360553227</text:p>
          </table:table-cell>
          <table:table-cell office:value-type="float" office:value="0">
            <text:p>0</text:p>
          </table:table-cell>
          <table:table-cell office:value-type="float" office:value="3560">
            <text:p>3560</text:p>
          </table:table-cell>
          <table:table-cell office:value-type="float" office:value="0.0383361362963101">
            <text:p>0.0383361363</text:p>
          </table:table-cell>
          <table:table-cell office:value-type="float" office:value="0.0105614230127849">
            <text:p>0.010561423</text:p>
          </table:table-cell>
          <table:table-cell office:value-type="float" office:value="3567">
            <text:p>3567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861589772095609">
            <text:p>0.0086158977</text:p>
          </table:table-cell>
          <table:table-cell office:value-type="float" office:value="0.0278405366760513">
            <text:p>0.0278405367</text:p>
          </table:table-cell>
          <table:table-cell office:value-type="float" office:value="0.0119510839355197">
            <text:p>0.0119510839</text:p>
          </table:table-cell>
          <table:table-cell table:number-columns-repeated="28"/>
        </table:table-row>
        <table:table-row table:style-name="ro2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table:number-columns-repeated="2" office:value-type="float" office:value="4175">
            <text:p>4175</text:p>
          </table:table-cell>
          <table:table-cell office:value-type="float" office:value="0.0320573138138439">
            <text:p>0.0320573138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0385950507682296">
            <text:p>0.0385950508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office:value-type="float" office:value="0.0253484265697565">
            <text:p>0.0253484266</text:p>
          </table:table-cell>
          <table:table-cell office:value-type="float" office:value="0.00622754491017964">
            <text:p>0.0062275449</text:p>
          </table:table-cell>
          <table:table-cell table:number-columns-repeated="28"/>
        </table:table-row>
        <table:table-row table:style-name="ro2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table:number-columns-repeated="2" office:value-type="float" office:value="3944">
            <text:p>3944</text:p>
          </table:table-cell>
          <table:table-cell office:value-type="float" office:value="0.033975145166911">
            <text:p>0.0339751452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0378001133625526">
            <text:p>0.0378001134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050709939148073">
            <text:p>0.0005070994</text:p>
          </table:table-cell>
          <table:table-cell office:value-type="float" office:value="0.0241345608833882">
            <text:p>0.02413456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table:number-columns-repeated="2" office:value-type="float" office:value="3674">
            <text:p>3674</text:p>
          </table:table-cell>
          <table:table-cell office:value-type="float" office:value="0.0407978850206222">
            <text:p>0.040797885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.0390578312297504">
            <text:p>0.0390578312</text:p>
          </table:table-cell>
          <table:table-cell office:value-type="float" office:value="0">
            <text:p>0</text:p>
          </table:table-cell>
          <table:table-cell office:value-type="float" office:value="3642">
            <text:p>364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0985302123027">
            <text:p>0.008709853</text:p>
          </table:table-cell>
          <table:table-cell office:value-type="float" office:value="0.0259352993727739">
            <text:p>0.0259352994</text:p>
          </table:table-cell>
          <table:table-cell office:value-type="float" office:value="0.00462710941752858">
            <text:p>0.0046271094</text:p>
          </table:table-cell>
          <table:table-cell table:number-columns-repeated="28"/>
        </table:table-row>
        <table:table-row table:style-name="ro2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table:number-columns-repeated="2" office:value-type="float" office:value="3896">
            <text:p>3896</text:p>
          </table:table-cell>
          <table:table-cell office:value-type="float" office:value="0.0260243789907197">
            <text:p>0.026024379</text:p>
          </table:table-cell>
          <table:table-cell office:value-type="float" office:value="0">
            <text:p>0</text:p>
          </table:table-cell>
          <table:table-cell office:value-type="float" office:value="3882">
            <text:p>3882</text:p>
          </table:table-cell>
          <table:table-cell office:value-type="float" office:value="0.0393839235106003">
            <text:p>0.0393839235</text:p>
          </table:table-cell>
          <table:table-cell office:value-type="float" office:value="0.00359342915811088">
            <text:p>0.0035934292</text:p>
          </table:table-cell>
          <table:table-cell office:value-type="float" office:value="3871">
            <text:p>3871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641683778234086">
            <text:p>0.0064168378</text:p>
          </table:table-cell>
          <table:table-cell office:value-type="float" office:value="0.0267031790498539">
            <text:p>0.026703179</text:p>
          </table:table-cell>
          <table:table-cell office:value-type="float" office:value="0.013347022587269">
            <text:p>0.0133470226</text:p>
          </table:table-cell>
          <table:table-cell table:number-columns-repeated="28"/>
        </table:table-row>
        <table:table-row table:style-name="ro2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table:number-columns-repeated="2" office:value-type="float" office:value="3608">
            <text:p>3608</text:p>
          </table:table-cell>
          <table:table-cell office:value-type="float" office:value="0.0378919809830997">
            <text:p>0.037891981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0.0372015777454847">
            <text:p>0.0372015777</text:p>
          </table:table-cell>
          <table:table-cell office:value-type="float" office:value="0.00304878048780488">
            <text:p>0.0030487805</text:p>
          </table:table-cell>
          <table:table-cell office:value-type="float" office:value="3597">
            <text:p>3597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04878048780488">
            <text:p>0.0030487805</text:p>
          </table:table-cell>
          <table:table-cell office:value-type="float" office:value="0.024265184400753">
            <text:p>0.0242651844</text:p>
          </table:table-cell>
          <table:table-cell office:value-type="float" office:value="0.0130266075388027">
            <text:p>0.0130266075</text:p>
          </table:table-cell>
          <table:table-cell table:number-columns-repeated="28"/>
        </table:table-row>
        <table:table-row table:style-name="ro2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table:number-columns-repeated="2" office:value-type="float" office:value="3139">
            <text:p>3139</text:p>
          </table:table-cell>
          <table:table-cell office:value-type="float" office:value="0.0318235912383424">
            <text:p>0.0318235912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.0360115041997793">
            <text:p>0.0360115042</text:p>
          </table:table-cell>
          <table:table-cell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114686205798025">
            <text:p>0.0114686206</text:p>
          </table:table-cell>
          <table:table-cell office:value-type="float" office:value="0.0265240382260393">
            <text:p>0.026524038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table:number-columns-repeated="2" office:value-type="float" office:value="3501">
            <text:p>3501</text:p>
          </table:table-cell>
          <table:table-cell office:value-type="float" office:value="0.0329908045794696">
            <text:p>0.032990804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float" office:value="0.0368610235752123">
            <text:p>0.0368610236</text:p>
          </table:table-cell>
          <table:table-cell office:value-type="float" office:value="0.00399885746929449">
            <text:p>0.0039988575</text:p>
          </table:table-cell>
          <table:table-cell office:value-type="float" office:value="3487">
            <text:p>348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399885746929449">
            <text:p>0.0039988575</text:p>
          </table:table-cell>
          <table:table-cell office:value-type="float" office:value="0.0255970777653115">
            <text:p>0.025597077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table:number-columns-repeated="2" office:value-type="float" office:value="3310">
            <text:p>3310</text:p>
          </table:table-cell>
          <table:table-cell office:value-type="float" office:value="0.0285309486477446">
            <text:p>0.0285309486</text:p>
          </table:table-cell>
          <table:table-cell office:value-type="float" office:value="0">
            <text:p>0</text:p>
          </table:table-cell>
          <table:table-cell office:value-type="float" office:value="3310">
            <text:p>3310</text:p>
          </table:table-cell>
          <table:table-cell office:value-type="float" office:value="0.0361897119984698">
            <text:p>0.036189712</text:p>
          </table:table-cell>
          <table:table-cell office:value-type="float" office:value="0">
            <text:p>0</text:p>
          </table:table-cell>
          <table:table-cell office:value-type="float" office:value="3296">
            <text:p>3296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422960725075529">
            <text:p>0.0042296073</text:p>
          </table:table-cell>
          <table:table-cell office:value-type="float" office:value="0.0230797759806677">
            <text:p>0.02307977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table:number-columns-repeated="2" office:value-type="float" office:value="3314">
            <text:p>3314</text:p>
          </table:table-cell>
          <table:table-cell office:value-type="float" office:value="0.0243761916469138">
            <text:p>0.0243761916</text:p>
          </table:table-cell>
          <table:table-cell office:value-type="float" office:value="0">
            <text:p>0</text:p>
          </table:table-cell>
          <table:table-cell office:value-type="float" office:value="3294">
            <text:p>3294</text:p>
          </table:table-cell>
          <table:table-cell office:value-type="float" office:value="0.0392840898223287">
            <text:p>0.0392840898</text:p>
          </table:table-cell>
          <table:table-cell office:value-type="float" office:value="0.00603500301750151">
            <text:p>0.006035003</text:p>
          </table:table-cell>
          <table:table-cell office:value-type="float" office:value="3314">
            <text:p>331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office:value-type="float" office:value="0.0248133366611229">
            <text:p>0.0248133367</text:p>
          </table:table-cell>
          <table:table-cell office:value-type="float" office:value="0.00603500301750151">
            <text:p>0.006035003</text:p>
          </table:table-cell>
          <table:table-cell table:number-columns-repeated="28"/>
        </table:table-row>
        <table:table-row table:style-name="ro2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table:number-columns-repeated="2" office:value-type="float" office:value="3232">
            <text:p>3232</text:p>
          </table:table-cell>
          <table:table-cell office:value-type="float" office:value="0.0253782596951716">
            <text:p>0.0253782597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0400403066853583">
            <text:p>0.0400403067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136138613861386">
            <text:p>0.0136138614</text:p>
          </table:table-cell>
          <table:table-cell office:value-type="float" office:value="0.0263001121962712">
            <text:p>0.0263001122</text:p>
          </table:table-cell>
          <table:table-cell office:value-type="float" office:value="0.00525990099009901">
            <text:p>0.005259901</text:p>
          </table:table-cell>
          <table:table-cell table:number-columns-repeated="28"/>
        </table:table-row>
        <table:table-row table:style-name="ro2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table:number-columns-repeated="2" office:value-type="float" office:value="3716">
            <text:p>3716</text:p>
          </table:table-cell>
          <table:table-cell office:value-type="float" office:value="0.0276268481461041">
            <text:p>0.0276268481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  <table:table-cell office:value-type="float" office:value="0.037977854648681">
            <text:p>0.0379778546</text:p>
          </table:table-cell>
          <table:table-cell office:value-type="float" office:value="0.000538213132400431">
            <text:p>0.0005382131</text:p>
          </table:table-cell>
          <table:table-cell office:value-type="float" office:value="3716">
            <text:p>371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0.0235071014874753">
            <text:p>0.0235071015</text:p>
          </table:table-cell>
          <table:table-cell office:value-type="float" office:value="0.000538213132400431">
            <text:p>0.0005382131</text:p>
          </table:table-cell>
          <table:table-cell table:number-columns-repeated="28"/>
        </table:table-row>
        <table:table-row table:style-name="ro2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table:number-columns-repeated="2" office:value-type="float" office:value="3413">
            <text:p>3413</text:p>
          </table:table-cell>
          <table:table-cell office:value-type="float" office:value="0.0270465070604278">
            <text:p>0.0270465071</text:p>
          </table:table-cell>
          <table:table-cell office:value-type="float" office:value="0">
            <text:p>0</text:p>
          </table:table-cell>
          <table:table-cell office:value-type="float" office:value="3403">
            <text:p>3403</text:p>
          </table:table-cell>
          <table:table-cell office:value-type="float" office:value="0.0405432072272126">
            <text:p>0.0405432072</text:p>
          </table:table-cell>
          <table:table-cell office:value-type="float" office:value="0.00292997363023733">
            <text:p>0.0029299736</text:p>
          </table:table-cell>
          <table:table-cell office:value-type="float" office:value="3379">
            <text:p>3379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0996191034280691">
            <text:p>0.0099619103</text:p>
          </table:table-cell>
          <table:table-cell office:value-type="float" office:value="0.0264279366382638">
            <text:p>0.0264279366</text:p>
          </table:table-cell>
          <table:table-cell office:value-type="float" office:value="0.00761793143861705">
            <text:p>0.0076179314</text:p>
          </table:table-cell>
          <table:table-cell table:number-columns-repeated="28"/>
        </table:table-row>
        <table:table-row table:style-name="ro2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table:number-columns-repeated="2" office:value-type="float" office:value="4005">
            <text:p>4005</text:p>
          </table:table-cell>
          <table:table-cell office:value-type="float" office:value="0.0327486847856867">
            <text:p>0.0327486848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037948930869836">
            <text:p>0.0379489309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office:value-type="float" office:value="0.025912906769797">
            <text:p>0.0259129068</text:p>
          </table:table-cell>
          <table:table-cell office:value-type="float" office:value="0.00848938826466916">
            <text:p>0.0084893883</text:p>
          </table:table-cell>
          <table:table-cell table:number-columns-repeated="28"/>
        </table:table-row>
        <table:table-row table:style-name="ro2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table:number-columns-repeated="2" office:value-type="float" office:value="3392">
            <text:p>3392</text:p>
          </table:table-cell>
          <table:table-cell office:value-type="float" office:value="0.0288341815301318">
            <text:p>0.0288341815</text:p>
          </table:table-cell>
          <table:table-cell office:value-type="float" office:value="0">
            <text:p>0</text:p>
          </table:table-cell>
          <table:table-cell office:value-type="float" office:value="3384">
            <text:p>3384</text:p>
          </table:table-cell>
          <table:table-cell office:value-type="float" office:value="0.0788116992020303">
            <text:p>0.0788116992</text:p>
          </table:table-cell>
          <table:table-cell office:value-type="float" office:value="0.00235849056603774">
            <text:p>0.0023584906</text:p>
          </table:table-cell>
          <table:table-cell office:value-type="float" office:value="3370">
            <text:p>3370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648584905660377">
            <text:p>0.0064858491</text:p>
          </table:table-cell>
          <table:table-cell office:value-type="float" office:value="0.0421704030435279">
            <text:p>0.042170403</text:p>
          </table:table-cell>
          <table:table-cell office:value-type="float" office:value="0.00412735849056604">
            <text:p>0.0041273585</text:p>
          </table:table-cell>
          <table:table-cell table:number-columns-repeated="28"/>
        </table:table-row>
        <table:table-row table:style-name="ro2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table:number-columns-repeated="2" office:value-type="float" office:value="3477">
            <text:p>3477</text:p>
          </table:table-cell>
          <table:table-cell office:value-type="float" office:value="0.0331937373546057">
            <text:p>0.0331937374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0386836881550128">
            <text:p>0.0386836882</text:p>
          </table:table-cell>
          <table:table-cell office:value-type="float" office:value="0.00287604256542997">
            <text:p>0.0028760426</text:p>
          </table:table-cell>
          <table:table-cell office:value-type="float" office:value="3467">
            <text:p>346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287604256542997">
            <text:p>0.0028760426</text:p>
          </table:table-cell>
          <table:table-cell office:value-type="float" office:value="0.0281125134997073">
            <text:p>0.0281125135</text:p>
          </table:table-cell>
          <table:table-cell office:value-type="float" office:value="0.0235835490365257">
            <text:p>0.023583549</text:p>
          </table:table-cell>
          <table:table-cell table:number-columns-repeated="28"/>
        </table:table-row>
        <table:table-row table:style-name="ro2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table:number-columns-repeated="2" office:value-type="float" office:value="3730">
            <text:p>3730</text:p>
          </table:table-cell>
          <table:table-cell office:value-type="float" office:value="0.0396092121216645">
            <text:p>0.0396092121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0384494988488802">
            <text:p>0.0384494988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">
            <text:p>0</text:p>
          </table:table-cell>
          <table:table-cell office:value-type="float" office:value="0.0256502601973815">
            <text:p>0.025650260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table:number-columns-repeated="2" office:value-type="float" office:value="3620">
            <text:p>3620</text:p>
          </table:table-cell>
          <table:table-cell office:value-type="float" office:value="0.0310006638467564">
            <text:p>0.0310006638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0.0380884181258791">
            <text:p>0.038088418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193370165745856">
            <text:p>0.0019337017</text:p>
          </table:table-cell>
          <table:table-cell office:value-type="float" office:value="0.0246631196161535">
            <text:p>0.0246631196</text:p>
          </table:table-cell>
          <table:table-cell office:value-type="float" office:value="0.0146408839779006">
            <text:p>0.014640884</text:p>
          </table:table-cell>
          <table:table-cell table:number-columns-repeated="28"/>
        </table:table-row>
        <table:table-row table:style-name="ro2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table:number-columns-repeated="2" office:value-type="float" office:value="3919">
            <text:p>3919</text:p>
          </table:table-cell>
          <table:table-cell office:value-type="float" office:value="0.0313752730845362">
            <text:p>0.0313752731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0409504726938534">
            <text:p>0.0409504727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office:value-type="float" office:value="0.0292461390254086">
            <text:p>0.0292461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table:number-columns-repeated="2" office:value-type="float" office:value="3830">
            <text:p>3830</text:p>
          </table:table-cell>
          <table:table-cell office:value-type="float" office:value="0.0345755462740376">
            <text:p>0.0345755463</text:p>
          </table:table-cell>
          <table:table-cell office:value-type="float" office:value="0">
            <text:p>0</text:p>
          </table:table-cell>
          <table:table-cell office:value-type="float" office:value="3796">
            <text:p>3796</text:p>
          </table:table-cell>
          <table:table-cell office:value-type="float" office:value="0.0398868240524547">
            <text:p>0.0398868241</text:p>
          </table:table-cell>
          <table:table-cell office:value-type="float" office:value="0.00887728459530026">
            <text:p>0.0088772846</text:p>
          </table:table-cell>
          <table:table-cell office:value-type="float" office:value="3823">
            <text:p>382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82767624020888">
            <text:p>0.0018276762</text:p>
          </table:table-cell>
          <table:table-cell office:value-type="float" office:value="0.0267227725774586">
            <text:p>0.0267227726</text:p>
          </table:table-cell>
          <table:table-cell office:value-type="float" office:value="0.012532637075718">
            <text:p>0.0125326371</text:p>
          </table:table-cell>
          <table:table-cell table:number-columns-repeated="28"/>
        </table:table-row>
        <table:table-row table:style-name="ro2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table:number-columns-repeated="2" office:value-type="float" office:value="3561">
            <text:p>3561</text:p>
          </table:table-cell>
          <table:table-cell office:value-type="float" office:value="0.0397286392261124">
            <text:p>0.0397286392</text:p>
          </table:table-cell>
          <table:table-cell office:value-type="float" office:value="0">
            <text:p>0</text:p>
          </table:table-cell>
          <table:table-cell office:value-type="float" office:value="3545">
            <text:p>3545</text:p>
          </table:table-cell>
          <table:table-cell office:value-type="float" office:value="0.0511899569175649">
            <text:p>0.0511899569</text:p>
          </table:table-cell>
          <table:table-cell office:value-type="float" office:value="0.0044931199101376">
            <text:p>0.0044931199</text:p>
          </table:table-cell>
          <table:table-cell office:value-type="float" office:value="3550">
            <text:p>3550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30890199382196">
            <text:p>0.0030890199</text:p>
          </table:table-cell>
          <table:table-cell office:value-type="float" office:value="0.0252164035147056">
            <text:p>0.025216403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table:number-columns-repeated="2" office:value-type="float" office:value="3627">
            <text:p>3627</text:p>
          </table:table-cell>
          <table:table-cell office:value-type="float" office:value="0.0437560384163406">
            <text:p>0.0437560384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0378187738650332">
            <text:p>0.0378187739</text:p>
          </table:table-cell>
          <table:table-cell office:value-type="float" office:value="0.0124069478908189">
            <text:p>0.0124069479</text:p>
          </table:table-cell>
          <table:table-cell office:value-type="float" office:value="3597">
            <text:p>3597</text:p>
          </table:table-cell>
          <table:table-cell office:value-type="float" office:value="0.0000391870369281842">
            <text:p>0.000039187</text:p>
          </table:table-cell>
          <table:table-cell office:value-type="float" office:value="0.00827129859387924">
            <text:p>0.0082712986</text:p>
          </table:table-cell>
          <table:table-cell office:value-type="float" office:value="0.0241970735666985">
            <text:p>0.0241970736</text:p>
          </table:table-cell>
          <table:table-cell office:value-type="float" office:value="0.0231596360628619">
            <text:p>0.0231596361</text:p>
          </table:table-cell>
          <table:table-cell table:number-columns-repeated="28"/>
        </table:table-row>
        <table:table-row table:style-name="ro2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0.0174811424135565">
            <text:p>0.0174811424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0.0401378078108198">
            <text:p>0.0401378078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334075723830735">
            <text:p>0.0334075724</text:p>
          </table:table-cell>
          <table:table-cell office:value-type="float" office:value="0.028955501699272">
            <text:p>0.0289555017</text:p>
          </table:table-cell>
          <table:table-cell office:value-type="float" office:value="0.0334075723830735">
            <text:p>0.0334075724</text:p>
          </table:table-cell>
          <table:table-cell table:number-columns-repeated="28"/>
        </table:table-row>
        <table:table-row table:style-name="ro2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table:number-columns-repeated="2" office:value-type="float" office:value="3102">
            <text:p>3102</text:p>
          </table:table-cell>
          <table:table-cell office:value-type="float" office:value="0.0206473602178052">
            <text:p>0.0206473602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0387629952905557">
            <text:p>0.0387629953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0.0238322607432012">
            <text:p>0.0238322607</text:p>
          </table:table-cell>
          <table:table-cell office:value-type="float" office:value="0.00644745325596389">
            <text:p>0.0064474533</text:p>
          </table:table-cell>
          <table:table-cell table:number-columns-repeated="28"/>
        </table:table-row>
        <table:table-row table:style-name="ro2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table:number-columns-repeated="2" office:value-type="float" office:value="4025">
            <text:p>4025</text:p>
          </table:table-cell>
          <table:table-cell office:value-type="float" office:value="0.0337288267639873">
            <text:p>0.0337288268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0445780743760978">
            <text:p>0.0445780744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office:value-type="float" office:value="0.0293044530956607">
            <text:p>0.029304453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3797">
            <text:p>3797</text:p>
          </table:table-cell>
          <table:table-cell office:value-type="float" office:value="0.0383818187161866">
            <text:p>0.0383818187</text:p>
          </table:table-cell>
          <table:table-cell office:value-type="float" office:value="0">
            <text:p>0</text:p>
          </table:table-cell>
          <table:table-cell office:value-type="float" office:value="3791">
            <text:p>3791</text:p>
          </table:table-cell>
          <table:table-cell office:value-type="float" office:value="0.0386673602153422">
            <text:p>0.0386673602</text:p>
          </table:table-cell>
          <table:table-cell office:value-type="float" office:value="0.00158019489070319">
            <text:p>0.0015801949</text:p>
          </table:table-cell>
          <table:table-cell office:value-type="float" office:value="3791">
            <text:p>379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158019489070319">
            <text:p>0.0015801949</text:p>
          </table:table-cell>
          <table:table-cell office:value-type="float" office:value="0.0255854149512611">
            <text:p>0.025585415</text:p>
          </table:table-cell>
          <table:table-cell office:value-type="float" office:value="0.00158019489070319">
            <text:p>0.0015801949</text:p>
          </table:table-cell>
          <table:table-cell table:number-columns-repeated="28"/>
        </table:table-row>
        <table:table-row table:style-name="ro2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table:number-columns-repeated="2" office:value-type="float" office:value="3832">
            <text:p>3832</text:p>
          </table:table-cell>
          <table:table-cell office:value-type="float" office:value="0.0492049000567745">
            <text:p>0.0492049001</text:p>
          </table:table-cell>
          <table:table-cell office:value-type="float" office:value="0">
            <text:p>0</text:p>
          </table:table-cell>
          <table:table-cell office:value-type="float" office:value="3775">
            <text:p>3775</text:p>
          </table:table-cell>
          <table:table-cell office:value-type="float" office:value="0.0405287453377901">
            <text:p>0.0405287453</text:p>
          </table:table-cell>
          <table:table-cell office:value-type="float" office:value="0.014874739039666">
            <text:p>0.014874739</text:p>
          </table:table-cell>
          <table:table-cell office:value-type="float" office:value="3814">
            <text:p>3814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46972860125261">
            <text:p>0.004697286</text:p>
          </table:table-cell>
          <table:table-cell office:value-type="float" office:value="0.0252919785497524">
            <text:p>0.0252919785</text:p>
          </table:table-cell>
          <table:table-cell office:value-type="float" office:value="0.00495824634655532">
            <text:p>0.0049582463</text:p>
          </table:table-cell>
          <table:table-cell table:number-columns-repeated="28"/>
        </table:table-row>
        <table:table-row table:style-name="ro2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table:number-columns-repeated="2" office:value-type="float" office:value="3959">
            <text:p>3959</text:p>
          </table:table-cell>
          <table:table-cell office:value-type="float" office:value="0.0308453153085488">
            <text:p>0.0308453153</text:p>
          </table:table-cell>
          <table:table-cell office:value-type="float" office:value="0">
            <text:p>0</text:p>
          </table:table-cell>
          <table:table-cell office:value-type="float" office:value="3958">
            <text:p>3958</text:p>
          </table:table-cell>
          <table:table-cell office:value-type="float" office:value="0.0383240069696977">
            <text:p>0.038324007</text:p>
          </table:table-cell>
          <table:table-cell office:value-type="float" office:value="0.000252589037635767">
            <text:p>0.000252589</text:p>
          </table:table-cell>
          <table:table-cell office:value-type="float" office:value="3959">
            <text:p>3959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0.0249999416859297">
            <text:p>0.0249999417</text:p>
          </table:table-cell>
          <table:table-cell office:value-type="float" office:value="0.00884061631725183">
            <text:p>0.0088406163</text:p>
          </table:table-cell>
          <table:table-cell table:number-columns-repeated="28"/>
        </table:table-row>
        <table:table-row table:style-name="ro2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table:number-columns-repeated="2" office:value-type="float" office:value="3469">
            <text:p>3469</text:p>
          </table:table-cell>
          <table:table-cell office:value-type="float" office:value="0.0313174255808193">
            <text:p>0.0313174256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0408856274477331">
            <text:p>0.0408856274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office:value-type="float" office:value="0.0261083755332822">
            <text:p>0.0261083755</text:p>
          </table:table-cell>
          <table:table-cell office:value-type="float" office:value="0.0106658979533007">
            <text:p>0.010665898</text:p>
          </table:table-cell>
          <table:table-cell table:number-columns-repeated="28"/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table:number-columns-repeated="2" office:value-type="float" office:value="3440">
            <text:p>3440</text:p>
          </table:table-cell>
          <table:table-cell office:value-type="float" office:value="0.0336667806511296">
            <text:p>0.0336667807</text:p>
          </table:table-cell>
          <table:table-cell office:value-type="float" office:value="0">
            <text:p>0</text:p>
          </table:table-cell>
          <table:table-cell office:value-type="float" office:value="3431">
            <text:p>3431</text:p>
          </table:table-cell>
          <table:table-cell office:value-type="float" office:value="0.0410176505027839">
            <text:p>0.0410176505</text:p>
          </table:table-cell>
          <table:table-cell office:value-type="float" office:value="0.00261627906976744">
            <text:p>0.0026162791</text:p>
          </table:table-cell>
          <table:table-cell office:value-type="float" office:value="3422">
            <text:p>34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523255813953488">
            <text:p>0.0052325581</text:p>
          </table:table-cell>
          <table:table-cell office:value-type="float" office:value="0.0258354656845022">
            <text:p>0.0258354657</text:p>
          </table:table-cell>
          <table:table-cell office:value-type="float" office:value="0.0063953488372093">
            <text:p>0.0063953488</text:p>
          </table:table-cell>
          <table:table-cell table:number-columns-repeated="28"/>
        </table:table-row>
        <table:table-row table:style-name="ro2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table:number-columns-repeated="2" office:value-type="float" office:value="4210">
            <text:p>4210</text:p>
          </table:table-cell>
          <table:table-cell office:value-type="float" office:value="0.0342942394616077">
            <text:p>0.0342942395</text:p>
          </table:table-cell>
          <table:table-cell office:value-type="float" office:value="0">
            <text:p>0</text:p>
          </table:table-cell>
          <table:table-cell office:value-type="float" office:value="4201">
            <text:p>4201</text:p>
          </table:table-cell>
          <table:table-cell office:value-type="float" office:value="0.0626475054407027">
            <text:p>0.0626475054</text:p>
          </table:table-cell>
          <table:table-cell office:value-type="float" office:value="0.00213776722090261">
            <text:p>0.0021377672</text:p>
          </table:table-cell>
          <table:table-cell office:value-type="float" office:value="4201">
            <text:p>4201</text:p>
          </table:table-cell>
          <table:table-cell office:value-type="float" office:value="0.0000382540122394179">
            <text:p>0.000038254</text:p>
          </table:table-cell>
          <table:table-cell office:value-type="float" office:value="0.00213776722090261">
            <text:p>0.0021377672</text:p>
          </table:table-cell>
          <table:table-cell office:value-type="float" office:value="0.0269028464263971">
            <text:p>0.0269028464</text:p>
          </table:table-cell>
          <table:table-cell office:value-type="float" office:value="0.0135391923990499">
            <text:p>0.0135391924</text:p>
          </table:table-cell>
          <table:table-cell table:number-columns-repeated="28"/>
        </table:table-row>
        <table:table-row table:style-name="ro2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0289508095618192">
            <text:p>0.0289508096</text:p>
          </table:table-cell>
          <table:table-cell office:value-type="float" office:value="0">
            <text:p>0</text:p>
          </table:table-cell>
          <table:table-cell office:value-type="float" office:value="3699">
            <text:p>3699</text:p>
          </table:table-cell>
          <table:table-cell office:value-type="float" office:value="0.0387802562553503">
            <text:p>0.0387802563</text:p>
          </table:table-cell>
          <table:table-cell office:value-type="float" office:value="0.00269614451334592">
            <text:p>0.0026961445</text:p>
          </table:table-cell>
          <table:table-cell office:value-type="float" office:value="3699">
            <text:p>3699</text:p>
          </table:table-cell>
          <table:table-cell office:value-type="float" office:value="0.0000373209875506516">
            <text:p>0.000037321</text:p>
          </table:table-cell>
          <table:table-cell office:value-type="float" office:value="0.00269614451334592">
            <text:p>0.0026961445</text:p>
          </table:table-cell>
          <table:table-cell office:value-type="float" office:value="0.0257253687198662">
            <text:p>0.0257253687</text:p>
          </table:table-cell>
          <table:table-cell office:value-type="float" office:value="0.0124022647613912">
            <text:p>0.0124022648</text:p>
          </table:table-cell>
          <table:table-cell table:number-columns-repeated="28"/>
        </table:table-row>
        <table:table-row table:style-name="ro2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table:number-columns-repeated="2" office:value-type="float" office:value="4008">
            <text:p>4008</text:p>
          </table:table-cell>
          <table:table-cell office:value-type="float" office:value="0.0448523419142019">
            <text:p>0.0448523419</text:p>
          </table:table-cell>
          <table:table-cell office:value-type="float" office:value="0">
            <text:p>0</text:p>
          </table:table-cell>
          <table:table-cell office:value-type="float" office:value="4007">
            <text:p>4007</text:p>
          </table:table-cell>
          <table:table-cell office:value-type="float" office:value="0.038853032215025">
            <text:p>0.0388530322</text:p>
          </table:table-cell>
          <table:table-cell office:value-type="float" office:value="0.000249500998003992">
            <text:p>0.000249501</text:p>
          </table:table-cell>
          <table:table-cell office:value-type="float" office:value="4007">
            <text:p>4007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0249500998003992">
            <text:p>0.000249501</text:p>
          </table:table-cell>
          <table:table-cell office:value-type="float" office:value="0.0262455302265152">
            <text:p>0.0262455302</text:p>
          </table:table-cell>
          <table:table-cell office:value-type="float" office:value="0.00224550898203593">
            <text:p>0.002245509</text:p>
          </table:table-cell>
          <table:table-cell table:number-columns-repeated="28"/>
        </table:table-row>
        <table:table-row table:style-name="ro2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table:number-columns-repeated="2" office:value-type="float" office:value="3961">
            <text:p>3961</text:p>
          </table:table-cell>
          <table:table-cell office:value-type="float" office:value="0.0505755126851645">
            <text:p>0.0505755127</text:p>
          </table:table-cell>
          <table:table-cell office:value-type="float" office:value="0">
            <text:p>0</text:p>
          </table:table-cell>
          <table:table-cell office:value-type="float" office:value="3916">
            <text:p>3916</text:p>
          </table:table-cell>
          <table:table-cell office:value-type="float" office:value="0.0367462614849561">
            <text:p>0.0367462615</text:p>
          </table:table-cell>
          <table:table-cell office:value-type="float" office:value="0.0113607674829588">
            <text:p>0.0113607675</text:p>
          </table:table-cell>
          <table:table-cell office:value-type="float" office:value="3961">
            <text:p>3961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0.0234833093468124">
            <text:p>0.0234833093</text:p>
          </table:table-cell>
          <table:table-cell office:value-type="float" office:value="0.0194395354708407">
            <text:p>0.0194395355</text:p>
          </table:table-cell>
          <table:table-cell table:number-columns-repeated="28"/>
        </table:table-row>
        <table:table-row table:style-name="ro2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table:number-columns-repeated="2" office:value-type="float" office:value="3389">
            <text:p>3389</text:p>
          </table:table-cell>
          <table:table-cell office:value-type="float" office:value="0.0367760839759149">
            <text:p>0.036776084</text:p>
          </table:table-cell>
          <table:table-cell office:value-type="float" office:value="0">
            <text:p>0</text:p>
          </table:table-cell>
          <table:table-cell office:value-type="float" office:value="3373">
            <text:p>3373</text:p>
          </table:table-cell>
          <table:table-cell office:value-type="float" office:value="0.0392854893600147">
            <text:p>0.0392854894</text:p>
          </table:table-cell>
          <table:table-cell office:value-type="float" office:value="0.00472115668338743">
            <text:p>0.0047211567</text:p>
          </table:table-cell>
          <table:table-cell office:value-type="float" office:value="3389">
            <text:p>338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office:value-type="float" office:value="0.0321721058143793">
            <text:p>0.0321721058</text:p>
          </table:table-cell>
          <table:table-cell office:value-type="float" office:value="0.00914724107406314">
            <text:p>0.0091472411</text:p>
          </table:table-cell>
          <table:table-cell table:number-columns-repeated="28"/>
        </table:table-row>
        <table:table-row table:style-name="ro2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table:number-columns-repeated="2" office:value-type="float" office:value="3837">
            <text:p>3837</text:p>
          </table:table-cell>
          <table:table-cell office:value-type="float" office:value="0.0375397643274038">
            <text:p>0.0375397643</text:p>
          </table:table-cell>
          <table:table-cell office:value-type="float" office:value="0">
            <text:p>0</text:p>
          </table:table-cell>
          <table:table-cell office:value-type="float" office:value="3817">
            <text:p>3817</text:p>
          </table:table-cell>
          <table:table-cell office:value-type="float" office:value="0.0388432354512226">
            <text:p>0.0388432355</text:p>
          </table:table-cell>
          <table:table-cell office:value-type="float" office:value="0.00521240552514986">
            <text:p>0.0052124055</text:p>
          </table:table-cell>
          <table:table-cell office:value-type="float" office:value="3824">
            <text:p>382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38806359134741">
            <text:p>0.0033880636</text:p>
          </table:table-cell>
          <table:table-cell office:value-type="float" office:value="0.0253694196350472">
            <text:p>0.0253694196</text:p>
          </table:table-cell>
          <table:table-cell office:value-type="float" office:value="0.00338806359134741">
            <text:p>0.0033880636</text:p>
          </table:table-cell>
          <table:table-cell table:number-columns-repeated="28"/>
        </table:table-row>
        <table:table-row table:style-name="ro2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table:number-columns-repeated="2" office:value-type="float" office:value="3428">
            <text:p>3428</text:p>
          </table:table-cell>
          <table:table-cell office:value-type="float" office:value="0.0258517695038224">
            <text:p>0.0258517695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0395565331585466">
            <text:p>0.0395565332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0.0294723976179868">
            <text:p>0.0294723976</text:p>
          </table:table-cell>
          <table:table-cell office:value-type="float" office:value="0.00758459743290548">
            <text:p>0.0075845974</text:p>
          </table:table-cell>
          <table:table-cell table:number-columns-repeated="28"/>
        </table:table-row>
        <table:table-row table:style-name="ro2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table:number-columns-repeated="2" office:value-type="float" office:value="3681">
            <text:p>3681</text:p>
          </table:table-cell>
          <table:table-cell office:value-type="float" office:value="0.0437835626318188">
            <text:p>0.0437835626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0.0372305015243298">
            <text:p>0.0372305015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0.0000373209875506516">
            <text:p>0.000037321</text:p>
          </table:table-cell>
          <table:table-cell office:value-type="float" office:value="0.00162999185004075">
            <text:p>0.0016299919</text:p>
          </table:table-cell>
          <table:table-cell office:value-type="float" office:value="0.0242525885615785">
            <text:p>0.0242525886</text:p>
          </table:table-cell>
          <table:table-cell office:value-type="float" office:value="0.0236348818255909">
            <text:p>0.0236348818</text:p>
          </table:table-cell>
          <table:table-cell table:number-columns-repeated="28"/>
        </table:table-row>
        <table:table-row table:style-name="ro2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.0274229823467146">
            <text:p>0.0274229823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office:value-type="float" office:value="0.0430367168711935">
            <text:p>0.0430367169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0.0358780816070425">
            <text:p>0.0358780816</text:p>
          </table:table-cell>
          <table:table-cell office:value-type="float" office:value="0.00838392599017057">
            <text:p>0.008383926</text:p>
          </table:table-cell>
          <table:table-cell table:number-columns-repeated="28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table:number-columns-repeated="2" office:value-type="float" office:value="3806">
            <text:p>3806</text:p>
          </table:table-cell>
          <table:table-cell office:value-type="float" office:value="0.0335912056865962">
            <text:p>0.0335912057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0.03816725874886">
            <text:p>0.0381672587</text:p>
          </table:table-cell>
          <table:table-cell office:value-type="float" office:value="0.00761954808197583">
            <text:p>0.0076195481</text:p>
          </table:table-cell>
          <table:table-cell office:value-type="float" office:value="3806">
            <text:p>3806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office:value-type="float" office:value="0.0238322607432012">
            <text:p>0.023832260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table:number-columns-repeated="2" office:value-type="float" office:value="4196">
            <text:p>4196</text:p>
          </table:table-cell>
          <table:table-cell office:value-type="float" office:value="0.0385399663271547">
            <text:p>0.0385399663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0.0409598029450938">
            <text:p>0.0409598029</text:p>
          </table:table-cell>
          <table:table-cell office:value-type="float" office:value="0.0109628217349857">
            <text:p>0.0109628217</text:p>
          </table:table-cell>
          <table:table-cell office:value-type="float" office:value="4196">
            <text:p>419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office:value-type="float" office:value="0.0234501869549092">
            <text:p>0.02345018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table:number-columns-repeated="2" office:value-type="float" office:value="3474">
            <text:p>3474</text:p>
          </table:table-cell>
          <table:table-cell office:value-type="float" office:value="0.028416653176691">
            <text:p>0.0284166532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0385567967381442">
            <text:p>0.0385567967</text:p>
          </table:table-cell>
          <table:table-cell office:value-type="float" office:value="0.00518134715025907">
            <text:p>0.0051813472</text:p>
          </table:table-cell>
          <table:table-cell office:value-type="float" office:value="3468">
            <text:p>346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72711571675302">
            <text:p>0.0017271157</text:p>
          </table:table-cell>
          <table:table-cell office:value-type="float" office:value="0.0250311980275849">
            <text:p>0.025031198</text:p>
          </table:table-cell>
          <table:table-cell office:value-type="float" office:value="0.0138169257340242">
            <text:p>0.0138169257</text:p>
          </table:table-cell>
          <table:table-cell table:number-columns-repeated="28"/>
        </table:table-row>
        <table:table-row table:style-name="ro2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table:number-columns-repeated="2" office:value-type="float" office:value="4313">
            <text:p>4313</text:p>
          </table:table-cell>
          <table:table-cell office:value-type="float" office:value="0.0361113041952969">
            <text:p>0.0361113042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423472113045324">
            <text:p>0.0423472113</text:p>
          </table:table-cell>
          <table:table-cell office:value-type="float" office:value="0.00301414328773476">
            <text:p>0.0030141433</text:p>
          </table:table-cell>
          <table:table-cell office:value-type="float" office:value="4300">
            <text:p>4300</text:p>
          </table:table-cell>
          <table:table-cell office:value-type="float" office:value="0.0000382540122394179">
            <text:p>0.000038254</text:p>
          </table:table-cell>
          <table:table-cell office:value-type="float" office:value="0.00301414328773476">
            <text:p>0.0030141433</text:p>
          </table:table-cell>
          <table:table-cell office:value-type="float" office:value="0.026596347673152">
            <text:p>0.0265963477</text:p>
          </table:table-cell>
          <table:table-cell office:value-type="float" office:value="0.00626014375144911">
            <text:p>0.0062601438</text:p>
          </table:table-cell>
          <table:table-cell table:number-columns-repeated="28"/>
        </table:table-row>
        <table:table-row table:style-name="ro2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table:number-columns-repeated="2" office:value-type="float" office:value="4090">
            <text:p>4090</text:p>
          </table:table-cell>
          <table:table-cell office:value-type="float" office:value="0.0436571378454697">
            <text:p>0.0436571378</text:p>
          </table:table-cell>
          <table:table-cell office:value-type="float" office:value="0">
            <text:p>0</text:p>
          </table:table-cell>
          <table:table-cell office:value-type="float" office:value="4090">
            <text:p>4090</text:p>
          </table:table-cell>
          <table:table-cell office:value-type="float" office:value="0.0407531378801203">
            <text:p>0.0407531379</text:p>
          </table:table-cell>
          <table:table-cell office:value-type="float" office:value="0">
            <text:p>0</text:p>
          </table:table-cell>
          <table:table-cell office:value-type="float" office:value="4090">
            <text:p>40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0.0264909158341361">
            <text:p>0.0264909158</text:p>
          </table:table-cell>
          <table:table-cell office:value-type="float" office:value="0.0185819070904645">
            <text:p>0.0185819071</text:p>
          </table:table-cell>
          <table:table-cell table:number-columns-repeated="28"/>
        </table:table-row>
        <table:table-row table:style-name="ro2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table:number-columns-repeated="2" office:value-type="float" office:value="3851">
            <text:p>3851</text:p>
          </table:table-cell>
          <table:table-cell office:value-type="float" office:value="0.0272541049568313">
            <text:p>0.027254105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office:value-type="float" office:value="0.040690158684248">
            <text:p>0.0406901587</text:p>
          </table:table-cell>
          <table:table-cell office:value-type="float" office:value="0">
            <text:p>0</text:p>
          </table:table-cell>
          <table:table-cell office:value-type="float" office:value="3841">
            <text:p>384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259672812256557">
            <text:p>0.0025967281</text:p>
          </table:table-cell>
          <table:table-cell office:value-type="float" office:value="0.0269168418032577">
            <text:p>0.026916841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table:number-columns-repeated="2" office:value-type="float" office:value="3762">
            <text:p>3762</text:p>
          </table:table-cell>
          <table:table-cell office:value-type="float" office:value="0.0381154402918127">
            <text:p>0.0381154403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06959247795145">
            <text:p>0.069592478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0.027638070224136">
            <text:p>0.0276380702</text:p>
          </table:table-cell>
          <table:table-cell office:value-type="float" office:value="0.0146198830409357">
            <text:p>0.014619883</text:p>
          </table:table-cell>
          <table:table-cell table:number-columns-repeated="28"/>
        </table:table-row>
        <table:table-row table:style-name="ro2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table:number-columns-repeated="2" office:value-type="float" office:value="3581">
            <text:p>3581</text:p>
          </table:table-cell>
          <table:table-cell office:value-type="float" office:value="0.027964136413744">
            <text:p>0.0279641364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0.0390499005161962">
            <text:p>0.0390499005</text:p>
          </table:table-cell>
          <table:table-cell office:value-type="float" office:value="0.00139625802848366">
            <text:p>0.001396258</text:p>
          </table:table-cell>
          <table:table-cell office:value-type="float" office:value="3562">
            <text:p>3562</text:p>
          </table:table-cell>
          <table:table-cell office:value-type="float" office:value="0.0000363879628618853">
            <text:p>0.000036388</text:p>
          </table:table-cell>
          <table:table-cell office:value-type="float" office:value="0.00530578050823792">
            <text:p>0.0053057805</text:p>
          </table:table-cell>
          <table:table-cell office:value-type="float" office:value="0.0239311614063488">
            <text:p>0.0239311614</text:p>
          </table:table-cell>
          <table:table-cell office:value-type="float" office:value="0.00111700642278693">
            <text:p>0.0011170064</text:p>
          </table:table-cell>
          <table:table-cell table:number-columns-repeated="28"/>
        </table:table-row>
        <table:table-row table:style-name="ro2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22">
            <text:p>3322</text:p>
          </table:table-cell>
          <table:table-cell office:value-type="float" office:value="0.0294327165887514">
            <text:p>0.0294327166</text:p>
          </table:table-cell>
          <table:table-cell office:value-type="float" office:value="0">
            <text:p>0</text:p>
          </table:table-cell>
          <table:table-cell office:value-type="float" office:value="3317">
            <text:p>3317</text:p>
          </table:table-cell>
          <table:table-cell office:value-type="float" office:value="0.0421559411541054">
            <text:p>0.0421559412</text:p>
          </table:table-cell>
          <table:table-cell office:value-type="float" office:value="0.00150511739915713">
            <text:p>0.0015051174</text:p>
          </table:table-cell>
          <table:table-cell office:value-type="float" office:value="3322">
            <text:p>33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office:value-type="float" office:value="0.0270693914110372">
            <text:p>0.0270693914</text:p>
          </table:table-cell>
          <table:table-cell office:value-type="float" office:value="0.00301023479831427">
            <text:p>0.0030102348</text:p>
          </table:table-cell>
          <table:table-cell table:number-columns-repeated="28"/>
        </table:table-row>
        <table:table-row table:style-name="ro2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table:number-columns-repeated="2" office:value-type="float" office:value="3460">
            <text:p>3460</text:p>
          </table:table-cell>
          <table:table-cell office:value-type="float" office:value="0.0404932526018548">
            <text:p>0.0404932526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0379568615833903">
            <text:p>0.0379568616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office:value-type="float" office:value="0.024980348158325">
            <text:p>0.0249803482</text:p>
          </table:table-cell>
          <table:table-cell office:value-type="float" office:value="0.0144508670520231">
            <text:p>0.0144508671</text:p>
          </table:table-cell>
          <table:table-cell table:number-columns-repeated="28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table:number-columns-repeated="2" office:value-type="float" office:value="4030">
            <text:p>4030</text:p>
          </table:table-cell>
          <table:table-cell office:value-type="float" office:value="0.0297252196922233">
            <text:p>0.0297252197</text:p>
          </table:table-cell>
          <table:table-cell office:value-type="float" office:value="0">
            <text:p>0</text:p>
          </table:table-cell>
          <table:table-cell office:value-type="float" office:value="4030">
            <text:p>4030</text:p>
          </table:table-cell>
          <table:table-cell office:value-type="float" office:value="0.0394776925355658">
            <text:p>0.0394776925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248138957816377">
            <text:p>0.000248139</text:p>
          </table:table-cell>
          <table:table-cell office:value-type="float" office:value="0.0257127728806917">
            <text:p>0.0257127729</text:p>
          </table:table-cell>
          <table:table-cell office:value-type="float" office:value="0.0183622828784119">
            <text:p>0.0183622829</text:p>
          </table:table-cell>
          <table:table-cell table:number-columns-repeated="28"/>
        </table:table-row>
        <table:table-row table:style-name="ro2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685">
            <text:p>3685</text:p>
          </table:table-cell>
          <table:table-cell office:value-type="float" office:value="0.0310561787898395">
            <text:p>0.0310561788</text:p>
          </table:table-cell>
          <table:table-cell office:value-type="float" office:value="0">
            <text:p>0</text:p>
          </table:table-cell>
          <table:table-cell office:value-type="float" office:value="3650">
            <text:p>3650</text:p>
          </table:table-cell>
          <table:table-cell office:value-type="float" office:value="0.0433016960064192">
            <text:p>0.043301696</text:p>
          </table:table-cell>
          <table:table-cell office:value-type="float" office:value="0.00949796472184532">
            <text:p>0.0094979647</text:p>
          </table:table-cell>
          <table:table-cell office:value-type="float" office:value="3673">
            <text:p>367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25644504748982">
            <text:p>0.003256445</text:p>
          </table:table-cell>
          <table:table-cell office:value-type="float" office:value="0.0258989113929365">
            <text:p>0.025898911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table:number-columns-repeated="2" office:value-type="float" office:value="3881">
            <text:p>3881</text:p>
          </table:table-cell>
          <table:table-cell office:value-type="float" office:value="0.036492911114978">
            <text:p>0.036492911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03931907826448">
            <text:p>0.0393190783</text:p>
          </table:table-cell>
          <table:table-cell office:value-type="float" office:value="0">
            <text:p>0</text:p>
          </table:table-cell>
          <table:table-cell office:value-type="float" office:value="3874">
            <text:p>387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0365885081165">
            <text:p>0.0018036589</text:p>
          </table:table-cell>
          <table:table-cell office:value-type="float" office:value="0.0248772488821193">
            <text:p>0.0248772489</text:p>
          </table:table-cell>
          <table:table-cell office:value-type="float" office:value="0.00231898995104354">
            <text:p>0.00231899</text:p>
          </table:table-cell>
          <table:table-cell table:number-columns-repeated="28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table:number-columns-repeated="2" office:value-type="float" office:value="3243">
            <text:p>3243</text:p>
          </table:table-cell>
          <table:table-cell office:value-type="float" office:value="0.0325970683444931">
            <text:p>0.0325970683</text:p>
          </table:table-cell>
          <table:table-cell office:value-type="float" office:value="0">
            <text:p>0</text:p>
          </table:table-cell>
          <table:table-cell office:value-type="float" office:value="3213">
            <text:p>3213</text:p>
          </table:table-cell>
          <table:table-cell office:value-type="float" office:value="0.0410036551259234">
            <text:p>0.0410036551</text:p>
          </table:table-cell>
          <table:table-cell office:value-type="float" office:value="0.00925069380203515">
            <text:p>0.0092506938</text:p>
          </table:table-cell>
          <table:table-cell office:value-type="float" office:value="3207">
            <text:p>3207</text:p>
          </table:table-cell>
          <table:table-cell office:value-type="float" office:value="0.0000363879628618853">
            <text:p>0.000036388</text:p>
          </table:table-cell>
          <table:table-cell office:value-type="float" office:value="0.0111008325624422">
            <text:p>0.0111008326</text:p>
          </table:table-cell>
          <table:table-cell office:value-type="float" office:value="0.0270521304462426">
            <text:p>0.0270521304</text:p>
          </table:table-cell>
          <table:table-cell office:value-type="float" office:value="0.00308356460067838">
            <text:p>0.0030835646</text:p>
          </table:table-cell>
          <table:table-cell table:number-columns-repeated="28"/>
        </table:table-row>
        <table:table-row table:style-name="ro2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table:number-columns-repeated="2" office:value-type="float" office:value="4185">
            <text:p>4185</text:p>
          </table:table-cell>
          <table:table-cell office:value-type="float" office:value="0.035530030085367">
            <text:p>0.0355300301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0418494424008602">
            <text:p>0.0418494424</text:p>
          </table:table-cell>
          <table:table-cell office:value-type="float" office:value="0.002389486260454">
            <text:p>0.0023894863</text:p>
          </table:table-cell>
          <table:table-cell office:value-type="float" office:value="4150">
            <text:p>4150</text:p>
          </table:table-cell>
          <table:table-cell office:value-type="float" office:value="0.0000373209875506516">
            <text:p>0.000037321</text:p>
          </table:table-cell>
          <table:table-cell office:value-type="float" office:value="0.00836320191158901">
            <text:p>0.0083632019</text:p>
          </table:table-cell>
          <table:table-cell office:value-type="float" office:value="0.025938564960708">
            <text:p>0.025938565</text:p>
          </table:table-cell>
          <table:table-cell office:value-type="float" office:value="0.002389486260454">
            <text:p>0.0023894863</text:p>
          </table:table-cell>
          <table:table-cell table:number-columns-repeated="28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.0242441687150437">
            <text:p>0.0242441687</text:p>
          </table:table-cell>
          <table:table-cell office:value-type="float" office:value="0">
            <text:p>0</text:p>
          </table:table-cell>
          <table:table-cell office:value-type="float" office:value="3097">
            <text:p>3097</text:p>
          </table:table-cell>
          <table:table-cell office:value-type="float" office:value="0.0390349721142116">
            <text:p>0.0390349721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0.0000382540122394179">
            <text:p>0.000038254</text:p>
          </table:table-cell>
          <table:table-cell office:value-type="float" office:value="0.00807232805941233">
            <text:p>0.0080723281</text:p>
          </table:table-cell>
          <table:table-cell office:value-type="float" office:value="0.0248856461082356">
            <text:p>0.0248856461</text:p>
          </table:table-cell>
          <table:table-cell office:value-type="float" office:value="0.00871811430416532">
            <text:p>0.0087181143</text:p>
          </table:table-cell>
          <table:table-cell table:number-columns-repeated="28"/>
        </table:table-row>
        <table:table-row table:style-name="ro2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table:number-columns-repeated="2" office:value-type="float" office:value="3492">
            <text:p>3492</text:p>
          </table:table-cell>
          <table:table-cell office:value-type="float" office:value="0.039178154916548">
            <text:p>0.0391781549</text:p>
          </table:table-cell>
          <table:table-cell office:value-type="float" office:value="0">
            <text:p>0</text:p>
          </table:table-cell>
          <table:table-cell office:value-type="float" office:value="3492">
            <text:p>3492</text:p>
          </table:table-cell>
          <table:table-cell office:value-type="float" office:value="0.0411506065829588">
            <text:p>0.0411506066</text:p>
          </table:table-cell>
          <table:table-cell office:value-type="float" office:value="0">
            <text:p>0</text:p>
          </table:table-cell>
          <table:table-cell office:value-type="float" office:value="3489">
            <text:p>3489</text:p>
          </table:table-cell>
          <table:table-cell office:value-type="float" office:value="0.0000373209875506516">
            <text:p>0.000037321</text:p>
          </table:table-cell>
          <table:table-cell office:value-type="float" office:value="0.000859106529209622">
            <text:p>0.0008591065</text:p>
          </table:table-cell>
          <table:table-cell office:value-type="float" office:value="0.02506245436924">
            <text:p>0.0250624544</text:p>
          </table:table-cell>
          <table:table-cell office:value-type="float" office:value="0.00744558991981672">
            <text:p>0.0074455899</text:p>
          </table:table-cell>
          <table:table-cell table:number-columns-repeated="28"/>
        </table:table-row>
        <table:table-row table:style-name="ro2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table:number-columns-repeated="2" office:value-type="float" office:value="2969">
            <text:p>2969</text:p>
          </table:table-cell>
          <table:table-cell office:value-type="float" office:value="0.0287254842045992">
            <text:p>0.0287254842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 office:value-type="float" office:value="0.0401093505445368">
            <text:p>0.0401093505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51566183900303">
            <text:p>0.0151566184</text:p>
          </table:table-cell>
          <table:table-cell office:value-type="float" office:value="0.025611073142172">
            <text:p>0.0256110731</text:p>
          </table:table-cell>
          <table:table-cell office:value-type="float" office:value="0.0148198046480296">
            <text:p>0.0148198046</text:p>
          </table:table-cell>
          <table:table-cell table:number-columns-repeated="28"/>
        </table:table-row>
        <table:table-row table:style-name="ro2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36">
            <text:p>3336</text:p>
          </table:table-cell>
          <table:table-cell office:value-type="float" office:value="0.0296449796064224">
            <text:p>0.0296449796</text:p>
          </table:table-cell>
          <table:table-cell office:value-type="float" office:value="0">
            <text:p>0</text:p>
          </table:table-cell>
          <table:table-cell office:value-type="float" office:value="3271">
            <text:p>3271</text:p>
          </table:table-cell>
          <table:table-cell office:value-type="float" office:value="0.0392677618826581">
            <text:p>0.0392677619</text:p>
          </table:table-cell>
          <table:table-cell office:value-type="float" office:value="0.019484412470024">
            <text:p>0.0194844125</text:p>
          </table:table-cell>
          <table:table-cell office:value-type="float" office:value="3260">
            <text:p>3260</text:p>
          </table:table-cell>
          <table:table-cell office:value-type="float" office:value="0.0000373209875506516">
            <text:p>0.000037321</text:p>
          </table:table-cell>
          <table:table-cell office:value-type="float" office:value="0.0227817745803357">
            <text:p>0.0227817746</text:p>
          </table:table-cell>
          <table:table-cell office:value-type="float" office:value="0.025610140117048">
            <text:p>0.025610140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table:number-columns-repeated="2" office:value-type="float" office:value="3890">
            <text:p>3890</text:p>
          </table:table-cell>
          <table:table-cell office:value-type="float" office:value="0.0354278639296089">
            <text:p>0.0354278639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0.0420145878478143">
            <text:p>0.0420145878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office:value-type="float" office:value="0.0319878333523826">
            <text:p>0.031987833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table:number-columns-repeated="2" office:value-type="float" office:value="3890">
            <text:p>3890</text:p>
          </table:table-cell>
          <table:table-cell office:value-type="float" office:value="0.0307636756863676">
            <text:p>0.0307636757</text:p>
          </table:table-cell>
          <table:table-cell office:value-type="float" office:value="0">
            <text:p>0</text:p>
          </table:table-cell>
          <table:table-cell office:value-type="float" office:value="3854">
            <text:p>3854</text:p>
          </table:table-cell>
          <table:table-cell office:value-type="float" office:value="0.0418018581195345">
            <text:p>0.0418018581</text:p>
          </table:table-cell>
          <table:table-cell office:value-type="float" office:value="0.00925449871465296">
            <text:p>0.0092544987</text:p>
          </table:table-cell>
          <table:table-cell office:value-type="float" office:value="3890">
            <text:p>38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0.0271440334209599">
            <text:p>0.0271440334</text:p>
          </table:table-cell>
          <table:table-cell office:value-type="float" office:value="0.00539845758354756">
            <text:p>0.0053984576</text:p>
          </table:table-cell>
          <table:table-cell table:number-columns-repeated="28"/>
        </table:table-row>
        <table:table-row table:style-name="ro2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table:number-columns-repeated="2" office:value-type="float" office:value="3128">
            <text:p>3128</text:p>
          </table:table-cell>
          <table:table-cell office:value-type="float" office:value="0.0226183739533217">
            <text:p>0.022618374</text:p>
          </table:table-cell>
          <table:table-cell office:value-type="float" office:value="0">
            <text:p>0</text:p>
          </table:table-cell>
          <table:table-cell office:value-type="float" office:value="3115">
            <text:p>3115</text:p>
          </table:table-cell>
          <table:table-cell office:value-type="float" office:value="0.0395845239122676">
            <text:p>0.0395845239</text:p>
          </table:table-cell>
          <table:table-cell office:value-type="float" office:value="0.00415601023017903">
            <text:p>0.0041560102</text:p>
          </table:table-cell>
          <table:table-cell office:value-type="float" office:value="3128">
            <text:p>312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office:value-type="float" office:value="0.0248054059475686">
            <text:p>0.0248054059</text:p>
          </table:table-cell>
          <table:table-cell office:value-type="float" office:value="0.000639386189258312">
            <text:p>0.0006393862</text:p>
          </table:table-cell>
          <table:table-cell table:number-columns-repeated="28"/>
        </table:table-row>
        <table:table-row table:style-name="ro2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table:number-columns-repeated="2" office:value-type="float" office:value="3666">
            <text:p>3666</text:p>
          </table:table-cell>
          <table:table-cell office:value-type="float" office:value="0.0355519561553243">
            <text:p>0.0355519562</text:p>
          </table:table-cell>
          <table:table-cell office:value-type="float" office:value="0">
            <text:p>0</text:p>
          </table:table-cell>
          <table:table-cell office:value-type="float" office:value="3641">
            <text:p>3641</text:p>
          </table:table-cell>
          <table:table-cell office:value-type="float" office:value="0.0579562551170597">
            <text:p>0.0579562551</text:p>
          </table:table-cell>
          <table:table-cell office:value-type="float" office:value="0.00681942171303873">
            <text:p>0.0068194217</text:p>
          </table:table-cell>
          <table:table-cell office:value-type="float" office:value="3664">
            <text:p>3664</text:p>
          </table:table-cell>
          <table:table-cell office:value-type="float" office:value="0.0000373209875506516">
            <text:p>0.000037321</text:p>
          </table:table-cell>
          <table:table-cell office:value-type="float" office:value="0.000545553737043099">
            <text:p>0.0005455537</text:p>
          </table:table-cell>
          <table:table-cell office:value-type="float" office:value="0.0382652263868835">
            <text:p>0.0382652264</text:p>
          </table:table-cell>
          <table:table-cell office:value-type="float" office:value="0.00927441352973268">
            <text:p>0.0092744135</text:p>
          </table:table-cell>
          <table:table-cell table:number-columns-repeated="28"/>
        </table:table-row>
        <table:table-row table:style-name="ro2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table:number-columns-repeated="2" office:value-type="float" office:value="3544">
            <text:p>3544</text:p>
          </table:table-cell>
          <table:table-cell office:value-type="float" office:value="0.0310687746172618">
            <text:p>0.0310687746</text:p>
          </table:table-cell>
          <table:table-cell office:value-type="float" office:value="0">
            <text:p>0</text:p>
          </table:table-cell>
          <table:table-cell office:value-type="float" office:value="3522">
            <text:p>3522</text:p>
          </table:table-cell>
          <table:table-cell office:value-type="float" office:value="0.0407843942217754">
            <text:p>0.0407843942</text:p>
          </table:table-cell>
          <table:table-cell office:value-type="float" office:value="0.00620767494356659">
            <text:p>0.0062076749</text:p>
          </table:table-cell>
          <table:table-cell office:value-type="float" office:value="3544">
            <text:p>354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office:value-type="float" office:value="0.025556491172416">
            <text:p>0.0255564912</text:p>
          </table:table-cell>
          <table:table-cell office:value-type="float" office:value="0.0104401805869074">
            <text:p>0.0104401806</text:p>
          </table:table-cell>
          <table:table-cell table:number-columns-repeated="28"/>
        </table:table-row>
        <table:table-row table:style-name="ro2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table:number-columns-repeated="2" office:value-type="float" office:value="3876">
            <text:p>3876</text:p>
          </table:table-cell>
          <table:table-cell office:value-type="float" office:value="0.0247167454994409">
            <text:p>0.0247167455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0.0409528052566636">
            <text:p>0.0409528053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0.0267586940447339">
            <text:p>0.026758694</text:p>
          </table:table-cell>
          <table:table-cell office:value-type="float" office:value="0.0064499484004128">
            <text:p>0.0064499484</text:p>
          </table:table-cell>
          <table:table-cell table:number-columns-repeated="28"/>
        </table:table-row>
        <table:table-row table:style-name="ro2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table:number-columns-repeated="2" office:value-type="float" office:value="3467">
            <text:p>3467</text:p>
          </table:table-cell>
          <table:table-cell office:value-type="float" office:value="0.0346427240202895">
            <text:p>0.034642724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0408856274477331">
            <text:p>0.0408856274</text:p>
          </table:table-cell>
          <table:table-cell office:value-type="float" office:value="0">
            <text:p>0</text:p>
          </table:table-cell>
          <table:table-cell office:value-type="float" office:value="3448">
            <text:p>3448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548024228439573">
            <text:p>0.0054802423</text:p>
          </table:table-cell>
          <table:table-cell office:value-type="float" office:value="0.027365160375356">
            <text:p>0.0273651604</text:p>
          </table:table-cell>
          <table:table-cell office:value-type="float" office:value="0.0118257859821171">
            <text:p>0.011825786</text:p>
          </table:table-cell>
          <table:table-cell table:number-columns-repeated="28"/>
        </table:table-row>
        <table:table-row table:style-name="ro2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table:number-columns-repeated="2" office:value-type="float" office:value="4042">
            <text:p>4042</text:p>
          </table:table-cell>
          <table:table-cell office:value-type="float" office:value="0.034046055010177">
            <text:p>0.034046055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0.0480909139680859">
            <text:p>0.048090914</text:p>
          </table:table-cell>
          <table:table-cell office:value-type="float" office:value="0.00791687283523008">
            <text:p>0.0079168728</text:p>
          </table:table-cell>
          <table:table-cell office:value-type="float" office:value="4001">
            <text:p>4001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101434933201385">
            <text:p>0.0101434933</text:p>
          </table:table-cell>
          <table:table-cell office:value-type="float" office:value="0.0322229556836392">
            <text:p>0.0322229557</text:p>
          </table:table-cell>
          <table:table-cell office:value-type="float" office:value="0.0121227115289461">
            <text:p>0.0121227115</text:p>
          </table:table-cell>
          <table:table-cell table:number-columns-repeated="28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0303498794299408">
            <text:p>0.0303498794</text:p>
          </table:table-cell>
          <table:table-cell office:value-type="float" office:value="0">
            <text:p>0</text:p>
          </table:table-cell>
          <table:table-cell office:value-type="float" office:value="3642">
            <text:p>3642</text:p>
          </table:table-cell>
          <table:table-cell office:value-type="float" office:value="0.0382554296230812">
            <text:p>0.0382554296</text:p>
          </table:table-cell>
          <table:table-cell office:value-type="float" office:value="0.0180641682394176">
            <text:p>0.0180641682</text:p>
          </table:table-cell>
          <table:table-cell office:value-type="float" office:value="3709">
            <text:p>370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office:value-type="float" office:value="0.0259735534028592">
            <text:p>0.0259735534</text:p>
          </table:table-cell>
          <table:table-cell office:value-type="float" office:value="0.0169857104340793">
            <text:p>0.0169857104</text:p>
          </table:table-cell>
          <table:table-cell table:number-columns-repeated="28"/>
        </table:table-row>
        <table:table-row table:style-name="ro2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table:number-columns-repeated="2" office:value-type="float" office:value="4070">
            <text:p>4070</text:p>
          </table:table-cell>
          <table:table-cell office:value-type="float" office:value="0.0466903996935948">
            <text:p>0.0466903997</text:p>
          </table:table-cell>
          <table:table-cell office:value-type="float" office:value="0">
            <text:p>0</text:p>
          </table:table-cell>
          <table:table-cell office:value-type="float" office:value="4041">
            <text:p>4041</text:p>
          </table:table-cell>
          <table:table-cell office:value-type="float" office:value="0.0429098254543249">
            <text:p>0.0429098255</text:p>
          </table:table-cell>
          <table:table-cell office:value-type="float" office:value="0.00712530712530712">
            <text:p>0.0071253071</text:p>
          </table:table-cell>
          <table:table-cell office:value-type="float" office:value="4063">
            <text:p>4063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0171990171990172">
            <text:p>0.0017199017</text:p>
          </table:table-cell>
          <table:table-cell office:value-type="float" office:value="0.0254268006801753">
            <text:p>0.0254268007</text:p>
          </table:table-cell>
          <table:table-cell office:value-type="float" office:value="0.0103194103194103">
            <text:p>0.0103194103</text:p>
          </table:table-cell>
          <table:table-cell table:number-columns-repeated="28"/>
        </table:table-row>
        <table:table-row table:style-name="ro2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table:number-columns-repeated="2" office:value-type="float" office:value="4077">
            <text:p>4077</text:p>
          </table:table-cell>
          <table:table-cell office:value-type="float" office:value="0.0381462300921781">
            <text:p>0.038146230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0.0435652756039588">
            <text:p>0.0435652756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94334069168506">
            <text:p>0.0029433407</text:p>
          </table:table-cell>
          <table:table-cell office:value-type="float" office:value="0.0278610632287801">
            <text:p>0.0278610632</text:p>
          </table:table-cell>
          <table:table-cell office:value-type="float" office:value="0.0112828059847927">
            <text:p>0.011282806</text:p>
          </table:table-cell>
          <table:table-cell table:number-columns-repeated="28"/>
        </table:table-row>
        <table:table-row table:style-name="ro2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table:number-columns-repeated="2" office:value-type="float" office:value="4305">
            <text:p>4305</text:p>
          </table:table-cell>
          <table:table-cell office:value-type="float" office:value="0.0417113157647976">
            <text:p>0.0417113158</text:p>
          </table:table-cell>
          <table:table-cell office:value-type="float" office:value="0">
            <text:p>0</text:p>
          </table:table-cell>
          <table:table-cell office:value-type="float" office:value="4289">
            <text:p>4289</text:p>
          </table:table-cell>
          <table:table-cell office:value-type="float" office:value="0.0443004994016976">
            <text:p>0.0443004994</text:p>
          </table:table-cell>
          <table:table-cell office:value-type="float" office:value="0.00371660859465738">
            <text:p>0.0037166086</text:p>
          </table:table-cell>
          <table:table-cell office:value-type="float" office:value="4305">
            <text:p>4305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office:value-type="float" office:value="0.0289317095586091">
            <text:p>0.0289317096</text:p>
          </table:table-cell>
          <table:table-cell office:value-type="float" office:value="0.00371660859465738">
            <text:p>0.0037166086</text:p>
          </table:table-cell>
          <table:table-cell table:number-columns-repeated="28"/>
        </table:table-row>
        <table:table-row table:style-name="ro2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table:number-columns-repeated="2" office:value-type="float" office:value="4159">
            <text:p>4159</text:p>
          </table:table-cell>
          <table:table-cell office:value-type="float" office:value="0.0553073451867845">
            <text:p>0.0553073452</text:p>
          </table:table-cell>
          <table:table-cell office:value-type="float" office:value="0">
            <text:p>0</text:p>
          </table:table-cell>
          <table:table-cell office:value-type="float" office:value="4123">
            <text:p>4123</text:p>
          </table:table-cell>
          <table:table-cell office:value-type="float" office:value="0.0443947349392251">
            <text:p>0.0443947349</text:p>
          </table:table-cell>
          <table:table-cell office:value-type="float" office:value="0.00865592690550613">
            <text:p>0.0086559269</text:p>
          </table:table-cell>
          <table:table-cell office:value-type="float" office:value="4123">
            <text:p>4123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865592690550613">
            <text:p>0.0086559269</text:p>
          </table:table-cell>
          <table:table-cell office:value-type="float" office:value="0.0273040472297318">
            <text:p>0.0273040472</text:p>
          </table:table-cell>
          <table:table-cell office:value-type="float" office:value="0.00288530896850204">
            <text:p>0.002885309</text:p>
          </table:table-cell>
          <table:table-cell table:number-columns-repeated="28"/>
        </table:table-row>
        <table:table-row table:style-name="ro2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table:number-columns-repeated="2" office:value-type="float" office:value="4104">
            <text:p>4104</text:p>
          </table:table-cell>
          <table:table-cell office:value-type="float" office:value="0.0447958939468652">
            <text:p>0.0447958939</text:p>
          </table:table-cell>
          <table:table-cell office:value-type="float" office:value="0">
            <text:p>0</text:p>
          </table:table-cell>
          <table:table-cell office:value-type="float" office:value="4045">
            <text:p>4045</text:p>
          </table:table-cell>
          <table:table-cell office:value-type="float" office:value="0.0600121759778687">
            <text:p>0.060012176</text:p>
          </table:table-cell>
          <table:table-cell office:value-type="float" office:value="0.0143762183235867">
            <text:p>0.0143762183</text:p>
          </table:table-cell>
          <table:table-cell office:value-type="float" office:value="4096">
            <text:p>4096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194931773879142">
            <text:p>0.0019493177</text:p>
          </table:table-cell>
          <table:table-cell office:value-type="float" office:value="0.0270059457026029">
            <text:p>0.0270059457</text:p>
          </table:table-cell>
          <table:table-cell office:value-type="float" office:value="0.00487329434697856">
            <text:p>0.0048732943</text:p>
          </table:table-cell>
          <table:table-cell table:number-columns-repeated="28"/>
        </table:table-row>
        <table:table-row table:style-name="ro2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table:number-columns-repeated="2" office:value-type="float" office:value="3662">
            <text:p>3662</text:p>
          </table:table-cell>
          <table:table-cell office:value-type="float" office:value="0.0394832538474421">
            <text:p>0.0394832538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0448346562852071">
            <text:p>0.0448346563</text:p>
          </table:table-cell>
          <table:table-cell office:value-type="float" office:value="0">
            <text:p>0</text:p>
          </table:table-cell>
          <table:table-cell office:value-type="float" office:value="3658">
            <text:p>3658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.00109229929000546">
            <text:p>0.0010922993</text:p>
          </table:table-cell>
          <table:table-cell office:value-type="float" office:value="0.0286522685339609">
            <text:p>0.0286522685</text:p>
          </table:table-cell>
          <table:table-cell office:value-type="float" office:value="0.00109229929000546">
            <text:p>0.0010922993</text:p>
          </table:table-cell>
          <table:table-cell table:number-columns-repeated="28"/>
        </table:table-row>
        <table:table-row table:style-name="ro2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table:number-columns-repeated="2" office:value-type="float" office:value="4257">
            <text:p>4257</text:p>
          </table:table-cell>
          <table:table-cell office:value-type="float" office:value="0.0439440428034206">
            <text:p>0.0439440428</text:p>
          </table:table-cell>
          <table:table-cell office:value-type="float" office:value="0">
            <text:p>0</text:p>
          </table:table-cell>
          <table:table-cell office:value-type="float" office:value="4240">
            <text:p>4240</text:p>
          </table:table-cell>
          <table:table-cell office:value-type="float" office:value="0.0421559411541054">
            <text:p>0.0421559412</text:p>
          </table:table-cell>
          <table:table-cell office:value-type="float" office:value="0.00399342259807376">
            <text:p>0.0039934226</text:p>
          </table:table-cell>
          <table:table-cell office:value-type="float" office:value="4229">
            <text:p>422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657740192623914">
            <text:p>0.0065774019</text:p>
          </table:table-cell>
          <table:table-cell office:value-type="float" office:value="0.0249141033745186">
            <text:p>0.0249141034</text:p>
          </table:table-cell>
          <table:table-cell office:value-type="float" office:value="0.0216114634719286">
            <text:p>0.0216114635</text:p>
          </table:table-cell>
          <table:table-cell table:number-columns-repeated="28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table:number-columns-repeated="2" office:value-type="float" office:value="3745">
            <text:p>3745</text:p>
          </table:table-cell>
          <table:table-cell office:value-type="float" office:value="0.0375089745270383">
            <text:p>0.0375089745</text:p>
          </table:table-cell>
          <table:table-cell office:value-type="float" office:value="0">
            <text:p>0</text:p>
          </table:table-cell>
          <table:table-cell office:value-type="float" office:value="3729">
            <text:p>3729</text:p>
          </table:table-cell>
          <table:table-cell office:value-type="float" office:value="0.0867447453191296">
            <text:p>0.0867447453</text:p>
          </table:table-cell>
          <table:table-cell office:value-type="float" office:value="0.00427236315086782">
            <text:p>0.0042723632</text:p>
          </table:table-cell>
          <table:table-cell office:value-type="float" office:value="3738">
            <text:p>3738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6915887850467">
            <text:p>0.0018691589</text:p>
          </table:table-cell>
          <table:table-cell office:value-type="float" office:value="0.0280028830476333">
            <text:p>0.028002883</text:p>
          </table:table-cell>
          <table:table-cell office:value-type="float" office:value="0.00934579439252336">
            <text:p>0.0093457944</text:p>
          </table:table-cell>
          <table:table-cell table:number-columns-repeated="28"/>
        </table:table-row>
        <table:table-row table:style-name="ro2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table:number-columns-repeated="2" office:value-type="float" office:value="3660">
            <text:p>3660</text:p>
          </table:table-cell>
          <table:table-cell office:value-type="float" office:value="0.043666001575878">
            <text:p>0.0436660016</text:p>
          </table:table-cell>
          <table:table-cell office:value-type="float" office:value="0">
            <text:p>0</text:p>
          </table:table-cell>
          <table:table-cell office:value-type="float" office:value="3636">
            <text:p>3636</text:p>
          </table:table-cell>
          <table:table-cell office:value-type="float" office:value="0.0424120565506528">
            <text:p>0.0424120566</text:p>
          </table:table-cell>
          <table:table-cell office:value-type="float" office:value="0.00655737704918033">
            <text:p>0.006557377</text:p>
          </table:table-cell>
          <table:table-cell office:value-type="float" office:value="3660">
            <text:p>3660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office:value-type="float" office:value="0.0343227287252777">
            <text:p>0.0343227287</text:p>
          </table:table-cell>
          <table:table-cell office:value-type="float" office:value="0.0163934426229508">
            <text:p>0.0163934426</text:p>
          </table:table-cell>
          <table:table-cell table:number-columns-repeated="28"/>
        </table:table-row>
        <table:table-row table:style-name="ro2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table:number-columns-repeated="2" office:value-type="float" office:value="3844">
            <text:p>3844</text:p>
          </table:table-cell>
          <table:table-cell office:value-type="float" office:value="0.0314919011162236">
            <text:p>0.0314919011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0.0715518307119215">
            <text:p>0.0715518307</text:p>
          </table:table-cell>
          <table:table-cell office:value-type="float" office:value="0.00130072840790843">
            <text:p>0.0013007284</text:p>
          </table:table-cell>
          <table:table-cell office:value-type="float" office:value="3839">
            <text:p>383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30072840790843">
            <text:p>0.0013007284</text:p>
          </table:table-cell>
          <table:table-cell office:value-type="float" office:value="0.0539815680886747">
            <text:p>0.0539815681</text:p>
          </table:table-cell>
          <table:table-cell office:value-type="float" office:value="0.0072840790842872">
            <text:p>0.0072840791</text:p>
          </table:table-cell>
          <table:table-cell table:number-columns-repeated="28"/>
        </table:table-row>
        <table:table-row table:style-name="ro2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table:number-columns-repeated="2" office:value-type="float" office:value="3583">
            <text:p>3583</text:p>
          </table:table-cell>
          <table:table-cell office:value-type="float" office:value="0.0308938325697307">
            <text:p>0.0308938326</text:p>
          </table:table-cell>
          <table:table-cell office:value-type="float" office:value="0">
            <text:p>0</text:p>
          </table:table-cell>
          <table:table-cell office:value-type="float" office:value="3570">
            <text:p>3570</text:p>
          </table:table-cell>
          <table:table-cell office:value-type="float" office:value="0.0428948970523404">
            <text:p>0.0428948971</text:p>
          </table:table-cell>
          <table:table-cell office:value-type="float" office:value="0.00362824448785934">
            <text:p>0.0036282445</text:p>
          </table:table-cell>
          <table:table-cell office:value-type="float" office:value="3570">
            <text:p>3570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362824448785934">
            <text:p>0.0036282445</text:p>
          </table:table-cell>
          <table:table-cell office:value-type="float" office:value="0.026213807372298">
            <text:p>0.0262138074</text:p>
          </table:table-cell>
          <table:table-cell office:value-type="float" office:value="0.00362824448785934">
            <text:p>0.0036282445</text:p>
          </table:table-cell>
          <table:table-cell table:number-columns-repeated="28"/>
        </table:table-row>
        <table:table-row table:style-name="ro2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table:number-columns-repeated="2" office:value-type="float" office:value="3929">
            <text:p>3929</text:p>
          </table:table-cell>
          <table:table-cell office:value-type="float" office:value="0.0392094112290402">
            <text:p>0.0392094112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0434906335940361">
            <text:p>0.0434906336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office:value-type="float" office:value="0.0271818209384833">
            <text:p>0.0271818209</text:p>
          </table:table-cell>
          <table:table-cell office:value-type="float" office:value="0.00789004835836091">
            <text:p>0.0078900484</text:p>
          </table:table-cell>
          <table:table-cell table:number-columns-repeated="28"/>
        </table:table-row>
        <table:table-row table:style-name="ro2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table:number-columns-repeated="2" office:value-type="float" office:value="3917">
            <text:p>3917</text:p>
          </table:table-cell>
          <table:table-cell office:value-type="float" office:value="0.0344738466304062">
            <text:p>0.0344738466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0.0452937046462319">
            <text:p>0.0452937046</text:p>
          </table:table-cell>
          <table:table-cell office:value-type="float" office:value="0.00689303038039316">
            <text:p>0.0068930304</text:p>
          </table:table-cell>
          <table:table-cell office:value-type="float" office:value="3917">
            <text:p>391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0.0289741622017527">
            <text:p>0.028974162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table:number-columns-repeated="2" office:value-type="float" office:value="499">
            <text:p>499</text:p>
          </table:table-cell>
          <table:table-cell office:value-type="float" office:value="0.013452343686948">
            <text:p>0.0134523437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0.0406131841115152">
            <text:p>0.0406131841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460921843687375">
            <text:p>0.0460921844</text:p>
          </table:table-cell>
          <table:table-cell office:value-type="float" office:value="0.027089917963766">
            <text:p>0.027089918</text:p>
          </table:table-cell>
          <table:table-cell office:value-type="float" office:value="0.0460921843687375">
            <text:p>0.0460921844</text:p>
          </table:table-cell>
          <table:table-cell table:number-columns-repeated="28"/>
        </table:table-row>
        <table:table-row table:style-name="ro2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table:number-columns-repeated="2" office:value-type="float" office:value="3530">
            <text:p>3530</text:p>
          </table:table-cell>
          <table:table-cell office:value-type="float" office:value="0.0382796525604285">
            <text:p>0.0382796526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0.0407088191867287">
            <text:p>0.0407088192</text:p>
          </table:table-cell>
          <table:table-cell office:value-type="float" office:value="0.00679886685552408">
            <text:p>0.0067988669</text:p>
          </table:table-cell>
          <table:table-cell office:value-type="float" office:value="3506">
            <text:p>3506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679886685552408">
            <text:p>0.0067988669</text:p>
          </table:table-cell>
          <table:table-cell office:value-type="float" office:value="0.0272485322348518">
            <text:p>0.0272485322</text:p>
          </table:table-cell>
          <table:table-cell office:value-type="float" office:value="0.00821529745042493">
            <text:p>0.0082152975</text:p>
          </table:table-cell>
          <table:table-cell table:number-columns-repeated="28"/>
        </table:table-row>
        <table:table-row table:style-name="ro2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table:number-columns-repeated="2" office:value-type="float" office:value="3425">
            <text:p>3425</text:p>
          </table:table-cell>
          <table:table-cell office:value-type="float" office:value="0.0360338631822565">
            <text:p>0.0360338632</text:p>
          </table:table-cell>
          <table:table-cell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float" office:value="0.042062638641702">
            <text:p>0.0420626386</text:p>
          </table:table-cell>
          <table:table-cell office:value-type="float" office:value="0.00437956204379562">
            <text:p>0.004379562</text:p>
          </table:table-cell>
          <table:table-cell office:value-type="float" office:value="3414">
            <text:p>341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321167883211679">
            <text:p>0.0032116788</text:p>
          </table:table-cell>
          <table:table-cell office:value-type="float" office:value="0.0266192067886908">
            <text:p>0.0266192068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table:number-columns-repeated="2" office:value-type="float" office:value="3744">
            <text:p>3744</text:p>
          </table:table-cell>
          <table:table-cell office:value-type="float" office:value="0.0298749700849099">
            <text:p>0.0298749701</text:p>
          </table:table-cell>
          <table:table-cell office:value-type="float" office:value="0">
            <text:p>0</text:p>
          </table:table-cell>
          <table:table-cell office:value-type="float" office:value="3720">
            <text:p>3720</text:p>
          </table:table-cell>
          <table:table-cell office:value-type="float" office:value="0.0433907999057645">
            <text:p>0.0433907999</text:p>
          </table:table-cell>
          <table:table-cell office:value-type="float" office:value="0.00641025641025641">
            <text:p>0.0064102564</text:p>
          </table:table-cell>
          <table:table-cell office:value-type="float" office:value="3744">
            <text:p>374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90781945030825">
            <text:p>0.0290781945</text:p>
          </table:table-cell>
          <table:table-cell office:value-type="float" office:value="0.00480769230769231">
            <text:p>0.0048076923</text:p>
          </table:table-cell>
          <table:table-cell table:number-columns-repeated="28"/>
        </table:table-row>
        <table:table-row table:style-name="ro2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table:number-columns-repeated="2" office:value-type="float" office:value="4990">
            <text:p>4990</text:p>
          </table:table-cell>
          <table:table-cell office:value-type="float" office:value="0.0418619991817377">
            <text:p>0.0418619992</text:p>
          </table:table-cell>
          <table:table-cell office:value-type="float" office:value="0">
            <text:p>0</text:p>
          </table:table-cell>
          <table:table-cell office:value-type="float" office:value="4968">
            <text:p>4968</text:p>
          </table:table-cell>
          <table:table-cell office:value-type="float" office:value="0.0433637421771675">
            <text:p>0.0433637422</text:p>
          </table:table-cell>
          <table:table-cell office:value-type="float" office:value="0.00440881763527054">
            <text:p>0.0044088176</text:p>
          </table:table-cell>
          <table:table-cell office:value-type="float" office:value="4990">
            <text:p>4990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286867904635502">
            <text:p>0.0286867905</text:p>
          </table:table-cell>
          <table:table-cell office:value-type="float" office:value="0.00440881763527054">
            <text:p>0.0044088176</text:p>
          </table:table-cell>
          <table:table-cell table:number-columns-repeated="28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table:number-columns-repeated="2" office:value-type="float" office:value="3797">
            <text:p>3797</text:p>
          </table:table-cell>
          <table:table-cell office:value-type="float" office:value="0.0441325137026274">
            <text:p>0.0441325137</text:p>
          </table:table-cell>
          <table:table-cell office:value-type="float" office:value="0">
            <text:p>0</text:p>
          </table:table-cell>
          <table:table-cell office:value-type="float" office:value="3738">
            <text:p>3738</text:p>
          </table:table-cell>
          <table:table-cell office:value-type="float" office:value="0.043186000891039">
            <text:p>0.0431860009</text:p>
          </table:table-cell>
          <table:table-cell office:value-type="float" office:value="0.0155385830919147">
            <text:p>0.0155385831</text:p>
          </table:table-cell>
          <table:table-cell office:value-type="float" office:value="3728">
            <text:p>3728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181722412430867">
            <text:p>0.0181722412</text:p>
          </table:table-cell>
          <table:table-cell office:value-type="float" office:value="0.0264088096232211">
            <text:p>0.0264088096</text:p>
          </table:table-cell>
          <table:table-cell office:value-type="float" office:value="0.0102712667895707">
            <text:p>0.0102712668</text:p>
          </table:table-cell>
          <table:table-cell table:number-columns-repeated="28"/>
        </table:table-row>
        <table:table-row table:style-name="ro2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table:number-columns-repeated="2" office:value-type="float" office:value="4334">
            <text:p>4334</text:p>
          </table:table-cell>
          <table:table-cell office:value-type="float" office:value="0.0368572570859693">
            <text:p>0.0368572571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044310762678062">
            <text:p>0.0443107627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office:value-type="float" office:value="0.0279538992286215">
            <text:p>0.0279538992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table:number-columns-repeated="2" office:value-type="float" office:value="4001">
            <text:p>4001</text:p>
          </table:table-cell>
          <table:table-cell office:value-type="float" office:value="0.0458394815744038">
            <text:p>0.0458394816</text:p>
          </table:table-cell>
          <table:table-cell office:value-type="float" office:value="0">
            <text:p>0</text:p>
          </table:table-cell>
          <table:table-cell office:value-type="float" office:value="3984">
            <text:p>3984</text:p>
          </table:table-cell>
          <table:table-cell office:value-type="float" office:value="0.0428146568916734">
            <text:p>0.0428146569</text:p>
          </table:table-cell>
          <table:table-cell office:value-type="float" office:value="0.00424893776555861">
            <text:p>0.0042489378</text:p>
          </table:table-cell>
          <table:table-cell office:value-type="float" office:value="4001">
            <text:p>400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0.0278745920930786">
            <text:p>0.027874592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table:number-columns-repeated="2" office:value-type="float" office:value="4328">
            <text:p>4328</text:p>
          </table:table-cell>
          <table:table-cell office:value-type="float" office:value="0.0416926552797277">
            <text:p>0.0416926553</text:p>
          </table:table-cell>
          <table:table-cell office:value-type="float" office:value="0">
            <text:p>0</text:p>
          </table:table-cell>
          <table:table-cell office:value-type="float" office:value="4283">
            <text:p>4283</text:p>
          </table:table-cell>
          <table:table-cell office:value-type="float" office:value="0.0417440105618444">
            <text:p>0.0417440106</text:p>
          </table:table-cell>
          <table:table-cell office:value-type="float" office:value="0.0103974121996303">
            <text:p>0.0103974122</text:p>
          </table:table-cell>
          <table:table-cell office:value-type="float" office:value="4328">
            <text:p>4328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office:value-type="float" office:value="0.0271561627475724">
            <text:p>0.0271561627</text:p>
          </table:table-cell>
          <table:table-cell office:value-type="float" office:value="0.0180221811460259">
            <text:p>0.0180221811</text:p>
          </table:table-cell>
          <table:table-cell table:number-columns-repeated="28"/>
        </table:table-row>
        <table:table-row table:style-name="ro2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table:number-columns-repeated="2" office:value-type="float" office:value="4676">
            <text:p>4676</text:p>
          </table:table-cell>
          <table:table-cell office:value-type="float" office:value="0.0449699029701428">
            <text:p>0.044969903</text:p>
          </table:table-cell>
          <table:table-cell office:value-type="float" office:value="0">
            <text:p>0</text:p>
          </table:table-cell>
          <table:table-cell office:value-type="float" office:value="4625">
            <text:p>4625</text:p>
          </table:table-cell>
          <table:table-cell office:value-type="float" office:value="0.0407041540611085">
            <text:p>0.0407041541</text:p>
          </table:table-cell>
          <table:table-cell office:value-type="float" office:value="0.0109067579127459">
            <text:p>0.0109067579</text:p>
          </table:table-cell>
          <table:table-cell office:value-type="float" office:value="4676">
            <text:p>4676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73572296618017">
            <text:p>0.0273572297</text:p>
          </table:table-cell>
          <table:table-cell office:value-type="float" office:value="0.0145423438836612">
            <text:p>0.0145423439</text:p>
          </table:table-cell>
          <table:table-cell table:number-columns-repeated="28"/>
        </table:table-row>
        <table:table-row table:style-name="ro2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table:number-columns-repeated="2" office:value-type="float" office:value="4150">
            <text:p>4150</text:p>
          </table:table-cell>
          <table:table-cell office:value-type="float" office:value="0.0418232786752175">
            <text:p>0.0418232787</text:p>
          </table:table-cell>
          <table:table-cell office:value-type="float" office:value="0">
            <text:p>0</text:p>
          </table:table-cell>
          <table:table-cell office:value-type="float" office:value="4101">
            <text:p>4101</text:p>
          </table:table-cell>
          <table:table-cell office:value-type="float" office:value="0.0452489194402782">
            <text:p>0.0452489194</text:p>
          </table:table-cell>
          <table:table-cell office:value-type="float" office:value="0.0118072289156626">
            <text:p>0.0118072289</text:p>
          </table:table-cell>
          <table:table-cell office:value-type="float" office:value="4150">
            <text:p>415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0.0295470396279096">
            <text:p>0.0295470396</text:p>
          </table:table-cell>
          <table:table-cell office:value-type="float" office:value="0.00963855421686747">
            <text:p>0.0096385542</text:p>
          </table:table-cell>
          <table:table-cell table:number-columns-repeated="28"/>
        </table:table-row>
        <table:table-row table:style-name="ro2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table:number-columns-repeated="2" office:value-type="float" office:value="4363">
            <text:p>4363</text:p>
          </table:table-cell>
          <table:table-cell office:value-type="float" office:value="0.0361211009499586">
            <text:p>0.0361211009</text:p>
          </table:table-cell>
          <table:table-cell office:value-type="float" office:value="0">
            <text:p>0</text:p>
          </table:table-cell>
          <table:table-cell office:value-type="float" office:value="4332">
            <text:p>4332</text:p>
          </table:table-cell>
          <table:table-cell office:value-type="float" office:value="0.0409173503019503">
            <text:p>0.0409173503</text:p>
          </table:table-cell>
          <table:table-cell office:value-type="float" office:value="0.00710520284208114">
            <text:p>0.0071052028</text:p>
          </table:table-cell>
          <table:table-cell office:value-type="float" office:value="4363">
            <text:p>4363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0.0273082458427899">
            <text:p>0.0273082458</text:p>
          </table:table-cell>
          <table:table-cell office:value-type="float" office:value="0.00710520284208114">
            <text:p>0.0071052028</text:p>
          </table:table-cell>
          <table:table-cell table:number-columns-repeated="28"/>
        </table:table-row>
        <table:table-row table:style-name="ro2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table:number-columns-repeated="2" office:value-type="float" office:value="3921">
            <text:p>3921</text:p>
          </table:table-cell>
          <table:table-cell office:value-type="float" office:value="0.0356251985592239">
            <text:p>0.0356251986</text:p>
          </table:table-cell>
          <table:table-cell office:value-type="float" office:value="0">
            <text:p>0</text:p>
          </table:table-cell>
          <table:table-cell office:value-type="float" office:value="3903">
            <text:p>3903</text:p>
          </table:table-cell>
          <table:table-cell office:value-type="float" office:value="0.0418578396269766">
            <text:p>0.0418578396</text:p>
          </table:table-cell>
          <table:table-cell office:value-type="float" office:value="0.00459066564651875">
            <text:p>0.0045906656</text:p>
          </table:table-cell>
          <table:table-cell office:value-type="float" office:value="3921">
            <text:p>392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81824903840098">
            <text:p>0.0281824904</text:p>
          </table:table-cell>
          <table:table-cell office:value-type="float" office:value="0.00714103545014027">
            <text:p>0.0071410355</text:p>
          </table:table-cell>
          <table:table-cell table:number-columns-repeated="28"/>
        </table:table-row>
        <table:table-row table:style-name="ro2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table:number-columns-repeated="2" office:value-type="float" office:value="4199">
            <text:p>4199</text:p>
          </table:table-cell>
          <table:table-cell office:value-type="float" office:value="0.0511008053398844">
            <text:p>0.0511008053</text:p>
          </table:table-cell>
          <table:table-cell office:value-type="float" office:value="0">
            <text:p>0</text:p>
          </table:table-cell>
          <table:table-cell office:value-type="float" office:value="4148">
            <text:p>4148</text:p>
          </table:table-cell>
          <table:table-cell office:value-type="float" office:value="0.0401835260418975">
            <text:p>0.040183526</text:p>
          </table:table-cell>
          <table:table-cell office:value-type="float" office:value="0.0121457489878543">
            <text:p>0.012145749</text:p>
          </table:table-cell>
          <table:table-cell office:value-type="float" office:value="4161">
            <text:p>416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904977375565611">
            <text:p>0.0090497738</text:p>
          </table:table-cell>
          <table:table-cell office:value-type="float" office:value="0.025364754509427">
            <text:p>0.0253647545</text:p>
          </table:table-cell>
          <table:table-cell office:value-type="float" office:value="0.0064301024053346">
            <text:p>0.0064301024</text:p>
          </table:table-cell>
          <table:table-cell table:number-columns-repeated="28"/>
        </table:table-row>
        <table:table-row table:style-name="ro2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table:number-columns-repeated="2" office:value-type="float" office:value="3523">
            <text:p>3523</text:p>
          </table:table-cell>
          <table:table-cell office:value-type="float" office:value="0.0359424268054136">
            <text:p>0.0359424268</text:p>
          </table:table-cell>
          <table:table-cell office:value-type="float" office:value="0">
            <text:p>0</text:p>
          </table:table-cell>
          <table:table-cell office:value-type="float" office:value="3497">
            <text:p>3497</text:p>
          </table:table-cell>
          <table:table-cell office:value-type="float" office:value="0.0417230174965536">
            <text:p>0.0417230175</text:p>
          </table:table-cell>
          <table:table-cell office:value-type="float" office:value="0.00738007380073801">
            <text:p>0.0073800738</text:p>
          </table:table-cell>
          <table:table-cell office:value-type="float" office:value="3514">
            <text:p>351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255464093102469">
            <text:p>0.0025546409</text:p>
          </table:table-cell>
          <table:table-cell office:value-type="float" office:value="0.0285799590868483">
            <text:p>0.0285799591</text:p>
          </table:table-cell>
          <table:table-cell office:value-type="float" office:value="0.00397388589270508">
            <text:p>0.0039738859</text:p>
          </table:table-cell>
          <table:table-cell table:number-columns-repeated="28"/>
        </table:table-row>
        <table:table-row table:style-name="ro2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table:number-columns-repeated="2" office:value-type="float" office:value="4515">
            <text:p>4515</text:p>
          </table:table-cell>
          <table:table-cell office:value-type="float" office:value="0.0522465591231811">
            <text:p>0.0522465591</text:p>
          </table:table-cell>
          <table:table-cell office:value-type="float" office:value="0">
            <text:p>0</text:p>
          </table:table-cell>
          <table:table-cell office:value-type="float" office:value="4426">
            <text:p>4426</text:p>
          </table:table-cell>
          <table:table-cell office:value-type="float" office:value="0.0408525050558299">
            <text:p>0.0408525051</text:p>
          </table:table-cell>
          <table:table-cell office:value-type="float" office:value="0.0197120708748616">
            <text:p>0.0197120709</text:p>
          </table:table-cell>
          <table:table-cell office:value-type="float" office:value="4515">
            <text:p>4515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office:value-type="float" office:value="0.025609673604486">
            <text:p>0.0256096736</text:p>
          </table:table-cell>
          <table:table-cell office:value-type="float" office:value="0.0241417497231451">
            <text:p>0.0241417497</text:p>
          </table:table-cell>
          <table:table-cell table:number-columns-repeated="28"/>
        </table:table-row>
        <table:table-row table:style-name="ro2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table:number-columns-repeated="2" office:value-type="float" office:value="3423">
            <text:p>3423</text:p>
          </table:table-cell>
          <table:table-cell office:value-type="float" office:value="0.0281269491459796">
            <text:p>0.0281269491</text:p>
          </table:table-cell>
          <table:table-cell office:value-type="float" office:value="0">
            <text:p>0</text:p>
          </table:table-cell>
          <table:table-cell office:value-type="float" office:value="3422">
            <text:p>3422</text:p>
          </table:table-cell>
          <table:table-cell office:value-type="float" office:value="0.0446088642051909">
            <text:p>0.0446088642</text:p>
          </table:table-cell>
          <table:table-cell office:value-type="float" office:value="0.000292141396435875">
            <text:p>0.0002921414</text:p>
          </table:table-cell>
          <table:table-cell office:value-type="float" office:value="3422">
            <text:p>3422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0292141396435875">
            <text:p>0.0002921414</text:p>
          </table:table-cell>
          <table:table-cell office:value-type="float" office:value="0.0267577610196099">
            <text:p>0.026757761</text:p>
          </table:table-cell>
          <table:table-cell office:value-type="float" office:value="0.000292141396435875">
            <text:p>0.0002921414</text:p>
          </table:table-cell>
          <table:table-cell table:number-columns-repeated="28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table:number-columns-repeated="2" office:value-type="float" office:value="3610">
            <text:p>3610</text:p>
          </table:table-cell>
          <table:table-cell office:value-type="float" office:value="0.034237791494271">
            <text:p>0.0342377915</text:p>
          </table:table-cell>
          <table:table-cell office:value-type="float" office:value="0">
            <text:p>0</text:p>
          </table:table-cell>
          <table:table-cell office:value-type="float" office:value="3568">
            <text:p>3568</text:p>
          </table:table-cell>
          <table:table-cell office:value-type="float" office:value="0.0425534098569439">
            <text:p>0.0425534099</text:p>
          </table:table-cell>
          <table:table-cell office:value-type="float" office:value="0.0116343490304709">
            <text:p>0.011634349</text:p>
          </table:table-cell>
          <table:table-cell office:value-type="float" office:value="3594">
            <text:p>359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443213296398892">
            <text:p>0.004432133</text:p>
          </table:table-cell>
          <table:table-cell office:value-type="float" office:value="0.0288869243526555">
            <text:p>0.0288869244</text:p>
          </table:table-cell>
          <table:table-cell office:value-type="float" office:value="0.00443213296398892">
            <text:p>0.004432133</text:p>
          </table:table-cell>
          <table:table-cell table:number-columns-repeated="28"/>
        </table:table-row>
        <table:table-row table:style-name="ro2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table:number-columns-repeated="2" office:value-type="float" office:value="4654">
            <text:p>4654</text:p>
          </table:table-cell>
          <table:table-cell office:value-type="float" office:value="0.0482611460243603">
            <text:p>0.048261146</text:p>
          </table:table-cell>
          <table:table-cell office:value-type="float" office:value="0">
            <text:p>0</text:p>
          </table:table-cell>
          <table:table-cell office:value-type="float" office:value="4651">
            <text:p>4651</text:p>
          </table:table-cell>
          <table:table-cell office:value-type="float" office:value="0.0436081947596644">
            <text:p>0.0436081948</text:p>
          </table:table-cell>
          <table:table-cell office:value-type="float" office:value="0.000644606789858186">
            <text:p>0.0006446068</text:p>
          </table:table-cell>
          <table:table-cell office:value-type="float" office:value="4651">
            <text:p>465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0644606789858186">
            <text:p>0.0006446068</text:p>
          </table:table-cell>
          <table:table-cell office:value-type="float" office:value="0.0273231742447745">
            <text:p>0.0273231742</text:p>
          </table:table-cell>
          <table:table-cell office:value-type="float" office:value="0.0139664804469274">
            <text:p>0.0139664804</text:p>
          </table:table-cell>
          <table:table-cell table:number-columns-repeated="28"/>
        </table:table-row>
        <table:table-row table:style-name="ro2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table:number-columns-repeated="2" office:value-type="float" office:value="3706">
            <text:p>3706</text:p>
          </table:table-cell>
          <table:table-cell office:value-type="float" office:value="0.030463241876741">
            <text:p>0.0304632419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office:value-type="float" office:value="0.0447128965065207">
            <text:p>0.0447128965</text:p>
          </table:table-cell>
          <table:table-cell office:value-type="float" office:value="0">
            <text:p>0</text:p>
          </table:table-cell>
          <table:table-cell office:value-type="float" office:value="3687">
            <text:p>3687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512682137075013">
            <text:p>0.0051268214</text:p>
          </table:table-cell>
          <table:table-cell office:value-type="float" office:value="0.0287007858404107">
            <text:p>0.0287007858</text:p>
          </table:table-cell>
          <table:table-cell office:value-type="float" office:value="0.00539665407447383">
            <text:p>0.0053966541</text:p>
          </table:table-cell>
          <table:table-cell table:number-columns-repeated="28"/>
        </table:table-row>
        <table:table-row table:style-name="ro2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table:number-columns-repeated="2" office:value-type="float" office:value="3675">
            <text:p>3675</text:p>
          </table:table-cell>
          <table:table-cell office:value-type="float" office:value="0.0334685129972611">
            <text:p>0.033468513</text:p>
          </table:table-cell>
          <table:table-cell office:value-type="float" office:value="0">
            <text:p>0</text:p>
          </table:table-cell>
          <table:table-cell office:value-type="float" office:value="3603">
            <text:p>3603</text:p>
          </table:table-cell>
          <table:table-cell office:value-type="float" office:value="0.0422310496765902">
            <text:p>0.0422310497</text:p>
          </table:table-cell>
          <table:table-cell office:value-type="float" office:value="0.0195918367346939">
            <text:p>0.0195918367</text:p>
          </table:table-cell>
          <table:table-cell office:value-type="float" office:value="3675">
            <text:p>367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259586250008747">
            <text:p>0.025958625</text:p>
          </table:table-cell>
          <table:table-cell office:value-type="float" office:value="0.00653061224489796">
            <text:p>0.0065306122</text:p>
          </table:table-cell>
          <table:table-cell table:number-columns-repeated="28"/>
        </table:table-row>
        <table:table-row table:style-name="ro2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table:number-columns-repeated="2" office:value-type="float" office:value="4516">
            <text:p>4516</text:p>
          </table:table-cell>
          <table:table-cell office:value-type="float" office:value="0.0458203545772071">
            <text:p>0.0458203546</text:p>
          </table:table-cell>
          <table:table-cell office:value-type="float" office:value="0">
            <text:p>0</text:p>
          </table:table-cell>
          <table:table-cell office:value-type="float" office:value="4447">
            <text:p>4447</text:p>
          </table:table-cell>
          <table:table-cell office:value-type="float" office:value="0.0456837091480781">
            <text:p>0.0456837091</text:p>
          </table:table-cell>
          <table:table-cell office:value-type="float" office:value="0.0152790079716563">
            <text:p>0.015279008</text:p>
          </table:table-cell>
          <table:table-cell office:value-type="float" office:value="4516">
            <text:p>4516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office:value-type="float" office:value="0.0298693998082633">
            <text:p>0.0298693998</text:p>
          </table:table-cell>
          <table:table-cell office:value-type="float" office:value="0.0070859167404783">
            <text:p>0.0070859167</text:p>
          </table:table-cell>
          <table:table-cell table:number-columns-repeated="28"/>
        </table:table-row>
        <table:table-row table:style-name="ro2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table:number-columns-repeated="2" office:value-type="float" office:value="4677">
            <text:p>4677</text:p>
          </table:table-cell>
          <table:table-cell office:value-type="float" office:value="0.0532033754951443">
            <text:p>0.0532033755</text:p>
          </table:table-cell>
          <table:table-cell office:value-type="float" office:value="0">
            <text:p>0</text:p>
          </table:table-cell>
          <table:table-cell office:value-type="float" office:value="4586">
            <text:p>4586</text:p>
          </table:table-cell>
          <table:table-cell office:value-type="float" office:value="0.041322749718343">
            <text:p>0.0413227497</text:p>
          </table:table-cell>
          <table:table-cell office:value-type="float" office:value="0.0194569168270259">
            <text:p>0.0194569168</text:p>
          </table:table-cell>
          <table:table-cell office:value-type="float" office:value="4677">
            <text:p>4677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0.0259688882772391">
            <text:p>0.0259688883</text:p>
          </table:table-cell>
          <table:table-cell office:value-type="float" office:value="0.0248022236476374">
            <text:p>0.0248022236</text:p>
          </table:table-cell>
          <table:table-cell table:number-columns-repeated="28"/>
        </table:table-row>
        <table:table-row table:style-name="ro2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table:number-columns-repeated="2" office:value-type="float" office:value="3871">
            <text:p>3871</text:p>
          </table:table-cell>
          <table:table-cell office:value-type="float" office:value="0.0458002945557568">
            <text:p>0.0458002946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office:value-type="float" office:value="0.0453361572893754">
            <text:p>0.0453361573</text:p>
          </table:table-cell>
          <table:table-cell office:value-type="float" office:value="0.00413329888917592">
            <text:p>0.0041332989</text:p>
          </table:table-cell>
          <table:table-cell office:value-type="float" office:value="3871">
            <text:p>3871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office:value-type="float" office:value="0.0339024009069004">
            <text:p>0.0339024009</text:p>
          </table:table-cell>
          <table:table-cell office:value-type="float" office:value="0.0222164815293206">
            <text:p>0.0222164815</text:p>
          </table:table-cell>
          <table:table-cell table:number-columns-repeated="28"/>
        </table:table-row>
        <table:table-row table:style-name="ro2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table:number-columns-repeated="2" office:value-type="float" office:value="4278">
            <text:p>4278</text:p>
          </table:table-cell>
          <table:table-cell office:value-type="float" office:value="0.0415079164775349">
            <text:p>0.0415079165</text:p>
          </table:table-cell>
          <table:table-cell office:value-type="float" office:value="0">
            <text:p>0</text:p>
          </table:table-cell>
          <table:table-cell office:value-type="float" office:value="4257">
            <text:p>4257</text:p>
          </table:table-cell>
          <table:table-cell office:value-type="float" office:value="0.0418214516471392">
            <text:p>0.0418214516</text:p>
          </table:table-cell>
          <table:table-cell office:value-type="float" office:value="0.00490883590462833">
            <text:p>0.0049088359</text:p>
          </table:table-cell>
          <table:table-cell office:value-type="float" office:value="4269">
            <text:p>4269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210378681626928">
            <text:p>0.0021037868</text:p>
          </table:table-cell>
          <table:table-cell office:value-type="float" office:value="0.0273684259632901">
            <text:p>0.027368426</text:p>
          </table:table-cell>
          <table:table-cell office:value-type="float" office:value="0.0116877045348294">
            <text:p>0.0116877045</text:p>
          </table:table-cell>
          <table:table-cell table:number-columns-repeated="28"/>
        </table:table-row>
        <table:table-row table:style-name="ro2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table:number-columns-repeated="2" office:value-type="float" office:value="3881">
            <text:p>3881</text:p>
          </table:table-cell>
          <table:table-cell office:value-type="float" office:value="0.032870910962895">
            <text:p>0.032870911</text:p>
          </table:table-cell>
          <table:table-cell office:value-type="float" office:value="0">
            <text:p>0</text:p>
          </table:table-cell>
          <table:table-cell office:value-type="float" office:value="3865">
            <text:p>3865</text:p>
          </table:table-cell>
          <table:table-cell office:value-type="float" office:value="0.0427306846305104">
            <text:p>0.0427306846</text:p>
          </table:table-cell>
          <table:table-cell office:value-type="float" office:value="0.00412264880185519">
            <text:p>0.0041226488</text:p>
          </table:table-cell>
          <table:table-cell office:value-type="float" office:value="3881">
            <text:p>388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0.0370896147306006">
            <text:p>0.0370896147</text:p>
          </table:table-cell>
          <table:table-cell office:value-type="float" office:value="0.00489564545220304">
            <text:p>0.0048956455</text:p>
          </table:table-cell>
          <table:table-cell table:number-columns-repeated="28"/>
        </table:table-row>
        <table:table-row table:style-name="ro2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table:number-columns-repeated="2" office:value-type="float" office:value="4546">
            <text:p>4546</text:p>
          </table:table-cell>
          <table:table-cell office:value-type="float" office:value="0.0470099605004182">
            <text:p>0.0470099605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0.0422968279478346">
            <text:p>0.0422968279</text:p>
          </table:table-cell>
          <table:table-cell office:value-type="float" office:value="0.00857897052353717">
            <text:p>0.0085789705</text:p>
          </table:table-cell>
          <table:table-cell office:value-type="float" office:value="4546">
            <text:p>4546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office:value-type="float" office:value="0.0291089843321756">
            <text:p>0.0291089843</text:p>
          </table:table-cell>
          <table:table-cell office:value-type="float" office:value="0.0021997360316762">
            <text:p>0.002199736</text:p>
          </table:table-cell>
          <table:table-cell table:number-columns-repeated="28"/>
        </table:table-row>
        <table:table-row table:style-name="ro2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table:number-columns-repeated="2" office:value-type="float" office:value="3653">
            <text:p>3653</text:p>
          </table:table-cell>
          <table:table-cell office:value-type="float" office:value="0.0346613845053595">
            <text:p>0.0346613845</text:p>
          </table:table-cell>
          <table:table-cell office:value-type="float" office:value="0">
            <text:p>0</text:p>
          </table:table-cell>
          <table:table-cell office:value-type="float" office:value="3631">
            <text:p>3631</text:p>
          </table:table-cell>
          <table:table-cell office:value-type="float" office:value="0.0449064992197578">
            <text:p>0.0449064992</text:p>
          </table:table-cell>
          <table:table-cell office:value-type="float" office:value="0.00602244730358609">
            <text:p>0.0060224473</text:p>
          </table:table-cell>
          <table:table-cell office:value-type="float" office:value="3653">
            <text:p>3653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office:value-type="float" office:value="0.0388059144462612">
            <text:p>0.0388059144</text:p>
          </table:table-cell>
          <table:table-cell office:value-type="float" office:value="0.0208048179578429">
            <text:p>0.020804818</text:p>
          </table:table-cell>
          <table:table-cell table:number-columns-repeated="28"/>
        </table:table-row>
        <table:table-row table:style-name="ro2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table:number-columns-repeated="2" office:value-type="float" office:value="3394">
            <text:p>3394</text:p>
          </table:table-cell>
          <table:table-cell office:value-type="float" office:value="0.0368586566223496">
            <text:p>0.0368586566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  <table:table-cell office:value-type="float" office:value="0.0404886252574566">
            <text:p>0.0404886253</text:p>
          </table:table-cell>
          <table:table-cell office:value-type="float" office:value="0.00441956393635828">
            <text:p>0.0044195639</text:p>
          </table:table-cell>
          <table:table-cell office:value-type="float" office:value="3379">
            <text:p>3379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441956393635828">
            <text:p>0.0044195639</text:p>
          </table:table-cell>
          <table:table-cell office:value-type="float" office:value="0.0271930172399717">
            <text:p>0.0271930172</text:p>
          </table:table-cell>
          <table:table-cell office:value-type="float" office:value="0.00766057748968768">
            <text:p>0.0076605775</text:p>
          </table:table-cell>
          <table:table-cell table:number-columns-repeated="28"/>
        </table:table-row>
        <table:table-row table:style-name="ro2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table:number-columns-repeated="2" office:value-type="float" office:value="4535">
            <text:p>4535</text:p>
          </table:table-cell>
          <table:table-cell office:value-type="float" office:value="0.040997552210871">
            <text:p>0.0409975522</text:p>
          </table:table-cell>
          <table:table-cell office:value-type="float" office:value="0">
            <text:p>0</text:p>
          </table:table-cell>
          <table:table-cell office:value-type="float" office:value="4534">
            <text:p>4534</text:p>
          </table:table-cell>
          <table:table-cell office:value-type="float" office:value="0.0441661437838367">
            <text:p>0.0441661438</text:p>
          </table:table-cell>
          <table:table-cell office:value-type="float" office:value="0.000220507166482911">
            <text:p>0.0002205072</text:p>
          </table:table-cell>
          <table:table-cell office:value-type="float" office:value="4534">
            <text:p>4534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0220507166482911">
            <text:p>0.0002205072</text:p>
          </table:table-cell>
          <table:table-cell office:value-type="float" office:value="0.0386137112707102">
            <text:p>0.0386137113</text:p>
          </table:table-cell>
          <table:table-cell office:value-type="float" office:value="0.0211686879823594">
            <text:p>0.021168688</text:p>
          </table:table-cell>
          <table:table-cell table:number-columns-repeated="28"/>
        </table:table-row>
        <table:table-row table:style-name="ro2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table:number-columns-repeated="2" office:value-type="float" office:value="4585">
            <text:p>4585</text:p>
          </table:table-cell>
          <table:table-cell office:value-type="float" office:value="0.0510667499546317">
            <text:p>0.05106675</text:p>
          </table:table-cell>
          <table:table-cell office:value-type="float" office:value="0">
            <text:p>0</text:p>
          </table:table-cell>
          <table:table-cell office:value-type="float" office:value="4544">
            <text:p>4544</text:p>
          </table:table-cell>
          <table:table-cell office:value-type="float" office:value="0.0450072659331534">
            <text:p>0.0450072659</text:p>
          </table:table-cell>
          <table:table-cell office:value-type="float" office:value="0.00894220283533261">
            <text:p>0.0089422028</text:p>
          </table:table-cell>
          <table:table-cell office:value-type="float" office:value="4562">
            <text:p>456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501635768811341">
            <text:p>0.0050163577</text:p>
          </table:table-cell>
          <table:table-cell office:value-type="float" office:value="0.0309689699169374">
            <text:p>0.0309689699</text:p>
          </table:table-cell>
          <table:table-cell office:value-type="float" office:value="0.00109051254089422">
            <text:p>0.0010905125</text:p>
          </table:table-cell>
          <table:table-cell table:number-columns-repeated="28"/>
        </table:table-row>
        <table:table-row table:style-name="ro2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table:number-columns-repeated="2" office:value-type="float" office:value="4539">
            <text:p>4539</text:p>
          </table:table-cell>
          <table:table-cell office:value-type="float" office:value="0.0384140080529323">
            <text:p>0.0384140081</text:p>
          </table:table-cell>
          <table:table-cell office:value-type="float" office:value="0">
            <text:p>0</text:p>
          </table:table-cell>
          <table:table-cell office:value-type="float" office:value="4491">
            <text:p>4491</text:p>
          </table:table-cell>
          <table:table-cell office:value-type="float" office:value="0.0415196180195142">
            <text:p>0.041519618</text:p>
          </table:table-cell>
          <table:table-cell office:value-type="float" office:value="0.0105750165234633">
            <text:p>0.0105750165</text:p>
          </table:table-cell>
          <table:table-cell office:value-type="float" office:value="4539">
            <text:p>453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office:value-type="float" office:value="0.0417687357276313">
            <text:p>0.0417687357</text:p>
          </table:table-cell>
          <table:table-cell office:value-type="float" office:value="0.0284203569068077">
            <text:p>0.0284203569</text:p>
          </table:table-cell>
          <table:table-cell table:number-columns-repeated="28"/>
        </table:table-row>
        <table:table-row table:style-name="ro2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table:number-columns-repeated="2" office:value-type="float" office:value="4023">
            <text:p>4023</text:p>
          </table:table-cell>
          <table:table-cell office:value-type="float" office:value="0.0365806153948069">
            <text:p>0.0365806154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0462477228355567">
            <text:p>0.0462477228</text:p>
          </table:table-cell>
          <table:table-cell office:value-type="float" office:value="0">
            <text:p>0</text:p>
          </table:table-cell>
          <table:table-cell office:value-type="float" office:value="4020">
            <text:p>4020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0745712155108128">
            <text:p>0.0007457122</text:p>
          </table:table-cell>
          <table:table-cell office:value-type="float" office:value="0.0312572746802639">
            <text:p>0.0312572747</text:p>
          </table:table-cell>
          <table:table-cell office:value-type="float" office:value="0.0124285359184688">
            <text:p>0.0124285359</text:p>
          </table:table-cell>
          <table:table-cell table:number-columns-repeated="28"/>
        </table:table-row>
        <table:table-row table:style-name="ro2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table:number-columns-repeated="2" office:value-type="float" office:value="4411">
            <text:p>4411</text:p>
          </table:table-cell>
          <table:table-cell office:value-type="float" office:value="0.0445696355653917">
            <text:p>0.0445696356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045023593872824">
            <text:p>0.0450235939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0.0299715660593451">
            <text:p>0.0299715661</text:p>
          </table:table-cell>
          <table:table-cell office:value-type="float" office:value="0.00113352981183405">
            <text:p>0.0011335298</text:p>
          </table:table-cell>
          <table:table-cell table:number-columns-repeated="28"/>
        </table:table-row>
        <table:table-row table:style-name="ro2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table:number-columns-repeated="2" office:value-type="float" office:value="4400">
            <text:p>4400</text:p>
          </table:table-cell>
          <table:table-cell office:value-type="float" office:value="0.0402945184358595">
            <text:p>0.0402945184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0453128316612746">
            <text:p>0.0453128317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office:value-type="float" office:value="0.0357796474564569">
            <text:p>0.0357796475</text:p>
          </table:table-cell>
          <table:table-cell office:value-type="float" office:value="0.0106818181818182">
            <text:p>0.0106818182</text:p>
          </table:table-cell>
          <table:table-cell table:number-columns-repeated="28"/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table:number-columns-repeated="2" office:value-type="float" office:value="3389">
            <text:p>3389</text:p>
          </table:table-cell>
          <table:table-cell office:value-type="float" office:value="0.0425818273933122">
            <text:p>0.0425818274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0439296219148941">
            <text:p>0.0439296219</text:p>
          </table:table-cell>
          <table:table-cell office:value-type="float" office:value="0">
            <text:p>0</text:p>
          </table:table-cell>
          <table:table-cell office:value-type="float" office:value="3384">
            <text:p>3384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147536146355857">
            <text:p>0.0014753615</text:p>
          </table:table-cell>
          <table:table-cell office:value-type="float" office:value="0.0272919179031193">
            <text:p>0.0272919179</text:p>
          </table:table-cell>
          <table:table-cell office:value-type="float" office:value="0.0135733254647389">
            <text:p>0.0135733255</text:p>
          </table:table-cell>
          <table:table-cell table:number-columns-repeated="28"/>
        </table:table-row>
        <table:table-row table:style-name="ro2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table:number-columns-repeated="2" office:value-type="float" office:value="4782">
            <text:p>4782</text:p>
          </table:table-cell>
          <table:table-cell office:value-type="float" office:value="0.0488778750559231">
            <text:p>0.0488778751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0.0443042315021938">
            <text:p>0.044304231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office:value-type="float" office:value="0.0319836347393244">
            <text:p>0.0319836347</text:p>
          </table:table-cell>
          <table:table-cell office:value-type="float" office:value="0.0211208699289">
            <text:p>0.0211208699</text:p>
          </table:table-cell>
          <table:table-cell table:number-columns-repeated="28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table:number-columns-repeated="2" office:value-type="float" office:value="4591">
            <text:p>4591</text:p>
          </table:table-cell>
          <table:table-cell office:value-type="float" office:value="0.042787092729082">
            <text:p>0.0427870927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0.0434677744784973">
            <text:p>0.0434677745</text:p>
          </table:table-cell>
          <table:table-cell office:value-type="float" office:value="0.00588107166194729">
            <text:p>0.0058810717</text:p>
          </table:table-cell>
          <table:table-cell office:value-type="float" office:value="4591">
            <text:p>4591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0.0290245455584505">
            <text:p>0.0290245456</text:p>
          </table:table-cell>
          <table:table-cell office:value-type="float" office:value="0.0219995643650621">
            <text:p>0.0219995644</text:p>
          </table:table-cell>
          <table:table-cell table:number-columns-repeated="28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table:number-columns-repeated="2" office:value-type="float" office:value="4392">
            <text:p>4392</text:p>
          </table:table-cell>
          <table:table-cell office:value-type="float" office:value="0.0353966076171167">
            <text:p>0.0353966076</text:p>
          </table:table-cell>
          <table:table-cell office:value-type="float" office:value="0">
            <text:p>0</text:p>
          </table:table-cell>
          <table:table-cell office:value-type="float" office:value="4375">
            <text:p>4375</text:p>
          </table:table-cell>
          <table:table-cell office:value-type="float" office:value="0.0458217968664351">
            <text:p>0.0458217969</text:p>
          </table:table-cell>
          <table:table-cell office:value-type="float" office:value="0.00387067395264117">
            <text:p>0.003870674</text:p>
          </table:table-cell>
          <table:table-cell office:value-type="float" office:value="4392">
            <text:p>439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office:value-type="float" office:value="0.0309801662184258">
            <text:p>0.0309801662</text:p>
          </table:table-cell>
          <table:table-cell office:value-type="float" office:value="0.0063752276867031">
            <text:p>0.0063752277</text:p>
          </table:table-cell>
          <table:table-cell table:number-columns-repeated="28"/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table:number-columns-repeated="2" office:value-type="float" office:value="3735">
            <text:p>3735</text:p>
          </table:table-cell>
          <table:table-cell office:value-type="float" office:value="0.0465611758344852">
            <text:p>0.0465611758</text:p>
          </table:table-cell>
          <table:table-cell office:value-type="float" office:value="0">
            <text:p>0</text:p>
          </table:table-cell>
          <table:table-cell office:value-type="float" office:value="3672">
            <text:p>3672</text:p>
          </table:table-cell>
          <table:table-cell office:value-type="float" office:value="0.0458759123236291">
            <text:p>0.0458759123</text:p>
          </table:table-cell>
          <table:table-cell office:value-type="float" office:value="0.0168674698795181">
            <text:p>0.0168674699</text:p>
          </table:table-cell>
          <table:table-cell office:value-type="float" office:value="3727">
            <text:p>372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214190093708166">
            <text:p>0.0021419009</text:p>
          </table:table-cell>
          <table:table-cell office:value-type="float" office:value="0.0321212559451195">
            <text:p>0.0321212559</text:p>
          </table:table-cell>
          <table:table-cell office:value-type="float" office:value="0.00455153949129853">
            <text:p>0.0045515395</text:p>
          </table:table-cell>
          <table:table-cell table:number-columns-repeated="28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table:number-columns-repeated="2" office:value-type="float" office:value="3145">
            <text:p>3145</text:p>
          </table:table-cell>
          <table:table-cell office:value-type="float" office:value="0.0294476449768073">
            <text:p>0.029447645</text:p>
          </table:table-cell>
          <table:table-cell office:value-type="float" office:value="0">
            <text:p>0</text:p>
          </table:table-cell>
          <table:table-cell office:value-type="float" office:value="3131">
            <text:p>3131</text:p>
          </table:table-cell>
          <table:table-cell office:value-type="float" office:value="0.0561345235623832">
            <text:p>0.0561345236</text:p>
          </table:table-cell>
          <table:table-cell office:value-type="float" office:value="0.00445151033386328">
            <text:p>0.0044515103</text:p>
          </table:table-cell>
          <table:table-cell office:value-type="float" office:value="3145">
            <text:p>314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315619073832611">
            <text:p>0.0315619074</text:p>
          </table:table-cell>
          <table:table-cell office:value-type="float" office:value="0.00922098569157393">
            <text:p>0.0092209857</text:p>
          </table:table-cell>
          <table:table-cell table:number-columns-repeated="28"/>
        </table:table-row>
        <table:table-row table:style-name="ro2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table:number-columns-repeated="2" office:value-type="float" office:value="3536">
            <text:p>3536</text:p>
          </table:table-cell>
          <table:table-cell office:value-type="float" office:value="0.0276944924044828">
            <text:p>0.0276944924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0.0440980329497823">
            <text:p>0.0440980329</text:p>
          </table:table-cell>
          <table:table-cell office:value-type="float" office:value="0.0127262443438914">
            <text:p>0.0127262443</text:p>
          </table:table-cell>
          <table:table-cell office:value-type="float" office:value="3536">
            <text:p>3536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office:value-type="float" office:value="0.0299491734563682">
            <text:p>0.0299491735</text:p>
          </table:table-cell>
          <table:table-cell office:value-type="float" office:value="0.0135746606334842">
            <text:p>0.0135746606</text:p>
          </table:table-cell>
          <table:table-cell table:number-columns-repeated="28"/>
        </table:table-row>
        <table:table-row table:style-name="ro2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table:number-columns-repeated="2" office:value-type="float" office:value="4328">
            <text:p>4328</text:p>
          </table:table-cell>
          <table:table-cell office:value-type="float" office:value="0.0518906103704713">
            <text:p>0.0518906104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0.0601721897866405">
            <text:p>0.0601721898</text:p>
          </table:table-cell>
          <table:table-cell office:value-type="float" office:value="0.00739371534195933">
            <text:p>0.0073937153</text:p>
          </table:table-cell>
          <table:table-cell office:value-type="float" office:value="4309">
            <text:p>4309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439001848428835">
            <text:p>0.0043900185</text:p>
          </table:table-cell>
          <table:table-cell office:value-type="float" office:value="0.0509235782446532">
            <text:p>0.0509235782</text:p>
          </table:table-cell>
          <table:table-cell office:value-type="float" office:value="0.0134011090573013">
            <text:p>0.0134011091</text:p>
          </table:table-cell>
          <table:table-cell table:number-columns-repeated="28"/>
        </table:table-row>
        <table:table-row table:style-name="ro2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table:number-columns-repeated="2" office:value-type="float" office:value="4573">
            <text:p>4573</text:p>
          </table:table-cell>
          <table:table-cell office:value-type="float" office:value="0.0465219888158383">
            <text:p>0.0465219888</text:p>
          </table:table-cell>
          <table:table-cell office:value-type="float" office:value="0">
            <text:p>0</text:p>
          </table:table-cell>
          <table:table-cell office:value-type="float" office:value="4573">
            <text:p>4573</text:p>
          </table:table-cell>
          <table:table-cell office:value-type="float" office:value="0.0424036593245365">
            <text:p>0.0424036593</text:p>
          </table:table-cell>
          <table:table-cell office:value-type="float" office:value="0">
            <text:p>0</text:p>
          </table:table-cell>
          <table:table-cell office:value-type="float" office:value="4548">
            <text:p>4548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.00546687076317516">
            <text:p>0.0054668708</text:p>
          </table:table-cell>
          <table:table-cell office:value-type="float" office:value="0.0310958613338061">
            <text:p>0.0310958613</text:p>
          </table:table-cell>
          <table:table-cell office:value-type="float" office:value="0.0194620599169036">
            <text:p>0.0194620599</text:p>
          </table:table-cell>
          <table:table-cell table:number-columns-repeated="28"/>
        </table:table-row>
        <table:table-row table:style-name="ro2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table:number-columns-repeated="2" office:value-type="float" office:value="4526">
            <text:p>4526</text:p>
          </table:table-cell>
          <table:table-cell office:value-type="float" office:value="0.0384867839447052">
            <text:p>0.0384867839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0422249850132839">
            <text:p>0.042224985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0.0281171786253274">
            <text:p>0.0281171786</text:p>
          </table:table-cell>
          <table:table-cell office:value-type="float" office:value="0.00154661953159523">
            <text:p>0.0015466195</text:p>
          </table:table-cell>
          <table:table-cell table:number-columns-repeated="28"/>
        </table:table-row>
        <table:table-row table:style-name="ro2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table:number-columns-repeated="2" office:value-type="float" office:value="4246">
            <text:p>4246</text:p>
          </table:table-cell>
          <table:table-cell office:value-type="float" office:value="0.0490854729523267">
            <text:p>0.049085473</text:p>
          </table:table-cell>
          <table:table-cell office:value-type="float" office:value="0">
            <text:p>0</text:p>
          </table:table-cell>
          <table:table-cell office:value-type="float" office:value="4233">
            <text:p>4233</text:p>
          </table:table-cell>
          <table:table-cell office:value-type="float" office:value="0.044228656467147">
            <text:p>0.0442286565</text:p>
          </table:table-cell>
          <table:table-cell office:value-type="float" office:value="0.00306170513424399">
            <text:p>0.0030617051</text:p>
          </table:table-cell>
          <table:table-cell office:value-type="float" office:value="4246">
            <text:p>424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0.0311061246101704">
            <text:p>0.0311061246</text:p>
          </table:table-cell>
          <table:table-cell office:value-type="float" office:value="0.00423928403203015">
            <text:p>0.004239284</text:p>
          </table:table-cell>
          <table:table-cell table:number-columns-repeated="28"/>
        </table:table-row>
        <table:table-row table:style-name="ro2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table:number-columns-repeated="2" office:value-type="float" office:value="4746">
            <text:p>4746</text:p>
          </table:table-cell>
          <table:table-cell office:value-type="float" office:value="0.043392158957476">
            <text:p>0.043392159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0436865688700833">
            <text:p>0.0436865689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0.0328681425569087">
            <text:p>0.0328681426</text:p>
          </table:table-cell>
          <table:table-cell office:value-type="float" office:value="0.00231774125579435">
            <text:p>0.0023177413</text:p>
          </table:table-cell>
          <table:table-cell table:number-columns-repeated="28"/>
        </table:table-row>
        <table:table-row table:style-name="ro2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table:number-columns-repeated="2" office:value-type="float" office:value="5351">
            <text:p>5351</text:p>
          </table:table-cell>
          <table:table-cell office:value-type="float" office:value="0.0611289500164912">
            <text:p>0.06112895</text:p>
          </table:table-cell>
          <table:table-cell office:value-type="float" office:value="0">
            <text:p>0</text:p>
          </table:table-cell>
          <table:table-cell office:value-type="float" office:value="5283">
            <text:p>5283</text:p>
          </table:table-cell>
          <table:table-cell office:value-type="float" office:value="0.0439347535530763">
            <text:p>0.0439347536</text:p>
          </table:table-cell>
          <table:table-cell office:value-type="float" office:value="0.0127079050644739">
            <text:p>0.0127079051</text:p>
          </table:table-cell>
          <table:table-cell office:value-type="float" office:value="5351">
            <text:p>5351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office:value-type="float" office:value="0.0335534495105117">
            <text:p>0.0335534495</text:p>
          </table:table-cell>
          <table:table-cell office:value-type="float" office:value="0.0121472621939824">
            <text:p>0.0121472622</text:p>
          </table:table-cell>
          <table:table-cell table:number-columns-repeated="28"/>
        </table:table-row>
        <table:table-row table:style-name="ro2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table:number-columns-repeated="2" office:value-type="float" office:value="3988">
            <text:p>3988</text:p>
          </table:table-cell>
          <table:table-cell office:value-type="float" office:value="0.0426532037487048">
            <text:p>0.0426532037</text:p>
          </table:table-cell>
          <table:table-cell office:value-type="float" office:value="0">
            <text:p>0</text:p>
          </table:table-cell>
          <table:table-cell office:value-type="float" office:value="3969">
            <text:p>3969</text:p>
          </table:table-cell>
          <table:table-cell office:value-type="float" office:value="0.0733805599550282">
            <text:p>0.07338056</text:p>
          </table:table-cell>
          <table:table-cell office:value-type="float" office:value="0.00476429287863591">
            <text:p>0.0047642929</text:p>
          </table:table-cell>
          <table:table-cell office:value-type="float" office:value="3987">
            <text:p>3987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0250752256770311">
            <text:p>0.0002507523</text:p>
          </table:table-cell>
          <table:table-cell office:value-type="float" office:value="0.0412788975375134">
            <text:p>0.0412788975</text:p>
          </table:table-cell>
          <table:table-cell office:value-type="float" office:value="0.000250752256770311">
            <text:p>0.0002507523</text:p>
          </table:table-cell>
          <table:table-cell table:number-columns-repeated="28"/>
        </table:table-row>
        <table:table-row table:style-name="ro2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table:number-columns-repeated="2" office:value-type="float" office:value="3609">
            <text:p>3609</text:p>
          </table:table-cell>
          <table:table-cell office:value-type="float" office:value="0.030472572119276">
            <text:p>0.0304725721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0448239264962807">
            <text:p>0.0448239265</text:p>
          </table:table-cell>
          <table:table-cell office:value-type="float" office:value="0">
            <text:p>0</text:p>
          </table:table-cell>
          <table:table-cell office:value-type="float" office:value="3587">
            <text:p>358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609587143252979">
            <text:p>0.0060958714</text:p>
          </table:table-cell>
          <table:table-cell office:value-type="float" office:value="0.0327463827782223">
            <text:p>0.0327463828</text:p>
          </table:table-cell>
          <table:table-cell office:value-type="float" office:value="0.00886672208367969">
            <text:p>0.0088667221</text:p>
          </table:table-cell>
          <table:table-cell table:number-columns-repeated="28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table:number-columns-repeated="2" office:value-type="float" office:value="4296">
            <text:p>4296</text:p>
          </table:table-cell>
          <table:table-cell office:value-type="float" office:value="0.052395843003741">
            <text:p>0.052395843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0.0432914327300548">
            <text:p>0.0432914327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office:value-type="float" office:value="0.0381569954724956">
            <text:p>0.0381569955</text:p>
          </table:table-cell>
          <table:table-cell office:value-type="float" office:value="0.00558659217877095">
            <text:p>0.0055865922</text:p>
          </table:table-cell>
          <table:table-cell table:number-columns-repeated="28"/>
        </table:table-row>
        <table:table-row table:style-name="ro2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table:number-columns-repeated="2" office:value-type="float" office:value="4677">
            <text:p>4677</text:p>
          </table:table-cell>
          <table:table-cell office:value-type="float" office:value="0.0451303831417446">
            <text:p>0.0451303831</text:p>
          </table:table-cell>
          <table:table-cell office:value-type="float" office:value="0">
            <text:p>0</text:p>
          </table:table-cell>
          <table:table-cell office:value-type="float" office:value="4639">
            <text:p>4639</text:p>
          </table:table-cell>
          <table:table-cell office:value-type="float" office:value="0.0470323969648693">
            <text:p>0.047032397</text:p>
          </table:table-cell>
          <table:table-cell office:value-type="float" office:value="0.00812486636732948">
            <text:p>0.0081248664</text:p>
          </table:table-cell>
          <table:table-cell office:value-type="float" office:value="4622">
            <text:p>462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117596750053453">
            <text:p>0.011759675</text:p>
          </table:table-cell>
          <table:table-cell office:value-type="float" office:value="0.0404685652172899">
            <text:p>0.0404685652</text:p>
          </table:table-cell>
          <table:table-cell office:value-type="float" office:value="0.00577293136626042">
            <text:p>0.0057729314</text:p>
          </table:table-cell>
          <table:table-cell table:number-columns-repeated="28"/>
        </table:table-row>
        <table:table-row table:style-name="ro2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table:number-columns-repeated="2" office:value-type="float" office:value="4318">
            <text:p>4318</text:p>
          </table:table-cell>
          <table:table-cell office:value-type="float" office:value="0.0500245618634734">
            <text:p>0.0500245619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0.0434533125890747">
            <text:p>0.0434533126</text:p>
          </table:table-cell>
          <table:table-cell office:value-type="float" office:value="0.0236220472440945">
            <text:p>0.0236220472</text:p>
          </table:table-cell>
          <table:table-cell office:value-type="float" office:value="4296">
            <text:p>4296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509495136637332">
            <text:p>0.0050949514</text:p>
          </table:table-cell>
          <table:table-cell office:value-type="float" office:value="0.0338160960829273">
            <text:p>0.0338160961</text:p>
          </table:table-cell>
          <table:table-cell office:value-type="float" office:value="0.0104214914312182">
            <text:p>0.0104214914</text:p>
          </table:table-cell>
          <table:table-cell table:number-columns-repeated="28"/>
        </table:table-row>
        <table:table-row table:style-name="ro2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table:number-columns-repeated="2" office:value-type="float" office:value="4361">
            <text:p>4361</text:p>
          </table:table-cell>
          <table:table-cell office:value-type="float" office:value="0.0372071411810314">
            <text:p>0.0372071412</text:p>
          </table:table-cell>
          <table:table-cell office:value-type="float" office:value="0">
            <text:p>0</text:p>
          </table:table-cell>
          <table:table-cell office:value-type="float" office:value="4361">
            <text:p>4361</text:p>
          </table:table-cell>
          <table:table-cell office:value-type="float" office:value="0.0441022315628404">
            <text:p>0.0441022316</text:p>
          </table:table-cell>
          <table:table-cell office:value-type="float" office:value="0">
            <text:p>0</text:p>
          </table:table-cell>
          <table:table-cell office:value-type="float" office:value="4361">
            <text:p>43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office:value-type="float" office:value="0.0353733150149401">
            <text:p>0.035373315</text:p>
          </table:table-cell>
          <table:table-cell office:value-type="float" office:value="0.0190323320339372">
            <text:p>0.019032332</text:p>
          </table:table-cell>
          <table:table-cell table:number-columns-repeated="28"/>
        </table:table-row>
        <table:table-row table:style-name="ro2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.0453081242620361">
            <text:p>0.0453081243</text:p>
          </table:table-cell>
          <table:table-cell office:value-type="float" office:value="0">
            <text:p>0</text:p>
          </table:table-cell>
          <table:table-cell office:value-type="float" office:value="4218">
            <text:p>4218</text:p>
          </table:table-cell>
          <table:table-cell office:value-type="float" office:value="0.0436161254732187">
            <text:p>0.0436161255</text:p>
          </table:table-cell>
          <table:table-cell office:value-type="float" office:value="0.0068283494231222">
            <text:p>0.0068283494</text:p>
          </table:table-cell>
          <table:table-cell office:value-type="float" office:value="4231">
            <text:p>423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76736519896397">
            <text:p>0.0037673652</text:p>
          </table:table-cell>
          <table:table-cell office:value-type="float" office:value="0.0360250330640778">
            <text:p>0.0360250331</text:p>
          </table:table-cell>
          <table:table-cell office:value-type="float" office:value="0.0178949846950789">
            <text:p>0.0178949847</text:p>
          </table:table-cell>
          <table:table-cell table:number-columns-repeated="28"/>
        </table:table-row>
        <table:table-row table:style-name="ro2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table:number-columns-repeated="2" office:value-type="float" office:value="4320">
            <text:p>4320</text:p>
          </table:table-cell>
          <table:table-cell office:value-type="float" office:value="0.0524112379039237">
            <text:p>0.0524112379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office:value-type="float" office:value="0.0443588134719498">
            <text:p>0.0443588135</text:p>
          </table:table-cell>
          <table:table-cell office:value-type="float" office:value="0">
            <text:p>0</text:p>
          </table:table-cell>
          <table:table-cell office:value-type="float" office:value="4303">
            <text:p>430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93518518518518">
            <text:p>0.0039351852</text:p>
          </table:table-cell>
          <table:table-cell office:value-type="float" office:value="0.0386263071098847">
            <text:p>0.0386263071</text:p>
          </table:table-cell>
          <table:table-cell office:value-type="float" office:value="0.0229166666666667">
            <text:p>0.0229166667</text:p>
          </table:table-cell>
          <table:table-cell table:number-columns-repeated="28"/>
        </table:table-row>
        <table:table-row table:style-name="ro2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table:number-columns-repeated="2" office:value-type="float" office:value="4526">
            <text:p>4526</text:p>
          </table:table-cell>
          <table:table-cell office:value-type="float" office:value="0.0436888606700887">
            <text:p>0.0436888607</text:p>
          </table:table-cell>
          <table:table-cell office:value-type="float" office:value="0">
            <text:p>0</text:p>
          </table:table-cell>
          <table:table-cell office:value-type="float" office:value="4520">
            <text:p>4520</text:p>
          </table:table-cell>
          <table:table-cell office:value-type="float" office:value="0.0467954085833646">
            <text:p>0.0467954086</text:p>
          </table:table-cell>
          <table:table-cell office:value-type="float" office:value="0.00132567388422448">
            <text:p>0.0013256739</text:p>
          </table:table-cell>
          <table:table-cell office:value-type="float" office:value="4526">
            <text:p>4526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office:value-type="float" office:value="0.0343003361223009">
            <text:p>0.0343003361</text:p>
          </table:table-cell>
          <table:table-cell office:value-type="float" office:value="0.00309323906319045">
            <text:p>0.0030932391</text:p>
          </table:table-cell>
          <table:table-cell table:number-columns-repeated="28"/>
        </table:table-row>
        <table:table-row table:style-name="ro2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table:number-columns-repeated="2" office:value-type="float" office:value="3907">
            <text:p>3907</text:p>
          </table:table-cell>
          <table:table-cell office:value-type="float" office:value="0.0476570128202198">
            <text:p>0.0476570128</text:p>
          </table:table-cell>
          <table:table-cell office:value-type="float" office:value="0">
            <text:p>0</text:p>
          </table:table-cell>
          <table:table-cell office:value-type="float" office:value="3888">
            <text:p>3888</text:p>
          </table:table-cell>
          <table:table-cell office:value-type="float" office:value="0.0690396605654599">
            <text:p>0.0690396606</text:p>
          </table:table-cell>
          <table:table-cell office:value-type="float" office:value="0.00486306629127208">
            <text:p>0.0048630663</text:p>
          </table:table-cell>
          <table:table-cell office:value-type="float" office:value="3892">
            <text:p>3892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83926286153059">
            <text:p>0.0038392629</text:p>
          </table:table-cell>
          <table:table-cell office:value-type="float" office:value="0.0666693102378514">
            <text:p>0.0666693102</text:p>
          </table:table-cell>
          <table:table-cell office:value-type="float" office:value="0.0074225748656258">
            <text:p>0.0074225749</text:p>
          </table:table-cell>
          <table:table-cell table:number-columns-repeated="28"/>
        </table:table-row>
        <table:table-row table:style-name="ro2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table:number-columns-repeated="2" office:value-type="float" office:value="3789">
            <text:p>3789</text:p>
          </table:table-cell>
          <table:table-cell office:value-type="float" office:value="0.0341631495539911">
            <text:p>0.0341631496</text:p>
          </table:table-cell>
          <table:table-cell office:value-type="float" office:value="0">
            <text:p>0</text:p>
          </table:table-cell>
          <table:table-cell office:value-type="float" office:value="3760">
            <text:p>3760</text:p>
          </table:table-cell>
          <table:table-cell office:value-type="float" office:value="0.0449452197624052">
            <text:p>0.0449452198</text:p>
          </table:table-cell>
          <table:table-cell office:value-type="float" office:value="0.0076537344945896">
            <text:p>0.0076537345</text:p>
          </table:table-cell>
          <table:table-cell office:value-type="float" office:value="3789">
            <text:p>3789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office:value-type="float" office:value="0.0304516074856606">
            <text:p>0.0304516075</text:p>
          </table:table-cell>
          <table:table-cell office:value-type="float" office:value="0.0213776722090261">
            <text:p>0.0213776722</text:p>
          </table:table-cell>
          <table:table-cell table:number-columns-repeated="28"/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table:number-columns-repeated="2" office:value-type="float" office:value="4874">
            <text:p>4874</text:p>
          </table:table-cell>
          <table:table-cell office:value-type="float" office:value="0.0448369470140192">
            <text:p>0.044836947</text:p>
          </table:table-cell>
          <table:table-cell office:value-type="float" office:value="0">
            <text:p>0</text:p>
          </table:table-cell>
          <table:table-cell office:value-type="float" office:value="4864">
            <text:p>4864</text:p>
          </table:table-cell>
          <table:table-cell office:value-type="float" office:value="0.0440887026985419">
            <text:p>0.0440887027</text:p>
          </table:table-cell>
          <table:table-cell office:value-type="float" office:value="0.00205170291341814">
            <text:p>0.0020517029</text:p>
          </table:table-cell>
          <table:table-cell office:value-type="float" office:value="4869">
            <text:p>486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02585145670907">
            <text:p>0.0010258515</text:p>
          </table:table-cell>
          <table:table-cell office:value-type="float" office:value="0.0279982179220131">
            <text:p>0.0279982179</text:p>
          </table:table-cell>
          <table:table-cell office:value-type="float" office:value="0.00205170291341814">
            <text:p>0.0020517029</text:p>
          </table:table-cell>
          <table:table-cell table:number-columns-repeated="28"/>
        </table:table-row>
        <table:table-row table:style-name="ro2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table:number-columns-repeated="2" office:value-type="float" office:value="4153">
            <text:p>4153</text:p>
          </table:table-cell>
          <table:table-cell office:value-type="float" office:value="0.0510373596906465">
            <text:p>0.0510373597</text:p>
          </table:table-cell>
          <table:table-cell office:value-type="float" office:value="0">
            <text:p>0</text:p>
          </table:table-cell>
          <table:table-cell office:value-type="float" office:value="4120">
            <text:p>4120</text:p>
          </table:table-cell>
          <table:table-cell office:value-type="float" office:value="0.0462677828757234">
            <text:p>0.0462677829</text:p>
          </table:table-cell>
          <table:table-cell office:value-type="float" office:value="0.00794606308692511">
            <text:p>0.0079460631</text:p>
          </table:table-cell>
          <table:table-cell office:value-type="float" office:value="4134">
            <text:p>413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457500601974476">
            <text:p>0.004575006</text:p>
          </table:table-cell>
          <table:table-cell office:value-type="float" office:value="0.0299244482905813">
            <text:p>0.0299244483</text:p>
          </table:table-cell>
          <table:table-cell office:value-type="float" office:value="0.00457500601974476">
            <text:p>0.004575006</text:p>
          </table:table-cell>
          <table:table-cell table:number-columns-repeated="28"/>
        </table:table-row>
        <table:table-row table:style-name="ro2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table:number-columns-repeated="2" office:value-type="float" office:value="3646">
            <text:p>3646</text:p>
          </table:table-cell>
          <table:table-cell office:value-type="float" office:value="0.0300433809626664">
            <text:p>0.030043381</text:p>
          </table:table-cell>
          <table:table-cell office:value-type="float" office:value="0">
            <text:p>0</text:p>
          </table:table-cell>
          <table:table-cell office:value-type="float" office:value="3646">
            <text:p>3646</text:p>
          </table:table-cell>
          <table:table-cell office:value-type="float" office:value="0.0506903219636447">
            <text:p>0.050690322</text:p>
          </table:table-cell>
          <table:table-cell office:value-type="float" office:value="0">
            <text:p>0</text:p>
          </table:table-cell>
          <table:table-cell office:value-type="float" office:value="3614">
            <text:p>361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877674163466813">
            <text:p>0.0087767416</text:p>
          </table:table-cell>
          <table:table-cell office:value-type="float" office:value="0.0344183638004912">
            <text:p>0.0344183638</text:p>
          </table:table-cell>
          <table:table-cell office:value-type="float" office:value="0.0120680197476687">
            <text:p>0.0120680197</text:p>
          </table:table-cell>
          <table:table-cell table:number-columns-repeated="28"/>
        </table:table-row>
        <table:table-row table:style-name="ro2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table:number-columns-repeated="2" office:value-type="float" office:value="4977">
            <text:p>4977</text:p>
          </table:table-cell>
          <table:table-cell office:value-type="float" office:value="0.0495874400007091">
            <text:p>0.04958744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  <table:table-cell office:value-type="float" office:value="0.0466386603625269">
            <text:p>0.0466386604</text:p>
          </table:table-cell>
          <table:table-cell office:value-type="float" office:value="0.0054249547920434">
            <text:p>0.0054249548</text:p>
          </table:table-cell>
          <table:table-cell office:value-type="float" office:value="4943">
            <text:p>494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683142455294354">
            <text:p>0.0068314246</text:p>
          </table:table-cell>
          <table:table-cell office:value-type="float" office:value="0.0283219776400529">
            <text:p>0.0283219776</text:p>
          </table:table-cell>
          <table:table-cell office:value-type="float" office:value="0.0176813341370303">
            <text:p>0.0176813341</text:p>
          </table:table-cell>
          <table:table-cell table:number-columns-repeated="28"/>
        </table:table-row>
        <table:table-row table:style-name="ro2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table:number-columns-repeated="2" office:value-type="float" office:value="4803">
            <text:p>4803</text:p>
          </table:table-cell>
          <table:table-cell office:value-type="float" office:value="0.051440426168158">
            <text:p>0.0514404262</text:p>
          </table:table-cell>
          <table:table-cell office:value-type="float" office:value="0">
            <text:p>0</text:p>
          </table:table-cell>
          <table:table-cell office:value-type="float" office:value="4797">
            <text:p>4797</text:p>
          </table:table-cell>
          <table:table-cell office:value-type="float" office:value="0.044009862075561">
            <text:p>0.0440098621</text:p>
          </table:table-cell>
          <table:table-cell office:value-type="float" office:value="0.00124921923797626">
            <text:p>0.0012492192</text:p>
          </table:table-cell>
          <table:table-cell office:value-type="float" office:value="4803">
            <text:p>4803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27391751591391">
            <text:p>0.0273917516</text:p>
          </table:table-cell>
          <table:table-cell office:value-type="float" office:value="0.00811992504684572">
            <text:p>0.008119925</text:p>
          </table:table-cell>
          <table:table-cell table:number-columns-repeated="28"/>
        </table:table-row>
        <table:table-row table:style-name="ro2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table:number-columns-repeated="2" office:value-type="float" office:value="3523">
            <text:p>3523</text:p>
          </table:table-cell>
          <table:table-cell office:value-type="float" office:value="0.0353042382160203">
            <text:p>0.0353042382</text:p>
          </table:table-cell>
          <table:table-cell office:value-type="float" office:value="0">
            <text:p>0</text:p>
          </table:table-cell>
          <table:table-cell office:value-type="float" office:value="3513">
            <text:p>3513</text:p>
          </table:table-cell>
          <table:table-cell office:value-type="float" office:value="0.0428235206303518">
            <text:p>0.0428235206</text:p>
          </table:table-cell>
          <table:table-cell office:value-type="float" office:value="0.00283848992336077">
            <text:p>0.0028384899</text:p>
          </table:table-cell>
          <table:table-cell office:value-type="float" office:value="3513">
            <text:p>3513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283848992336077">
            <text:p>0.0028384899</text:p>
          </table:table-cell>
          <table:table-cell office:value-type="float" office:value="0.0280397375400326">
            <text:p>0.0280397375</text:p>
          </table:table-cell>
          <table:table-cell office:value-type="float" office:value="0.022140221402214">
            <text:p>0.0221402214</text:p>
          </table:table-cell>
          <table:table-cell table:number-columns-repeated="28"/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table:number-columns-repeated="2" office:value-type="float" office:value="3842">
            <text:p>3842</text:p>
          </table:table-cell>
          <table:table-cell office:value-type="float" office:value="0.0433375770386463">
            <text:p>0.043337577</text:p>
          </table:table-cell>
          <table:table-cell office:value-type="float" office:value="0">
            <text:p>0</text:p>
          </table:table-cell>
          <table:table-cell office:value-type="float" office:value="3816">
            <text:p>3816</text:p>
          </table:table-cell>
          <table:table-cell office:value-type="float" office:value="0.0603685915752496">
            <text:p>0.0603685916</text:p>
          </table:table-cell>
          <table:table-cell office:value-type="float" office:value="0.00676730869338886">
            <text:p>0.0067673087</text:p>
          </table:table-cell>
          <table:table-cell office:value-type="float" office:value="3842">
            <text:p>384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288897234280276">
            <text:p>0.0288897234</text:p>
          </table:table-cell>
          <table:table-cell office:value-type="float" office:value="0.0132743362831858">
            <text:p>0.0132743363</text:p>
          </table:table-cell>
          <table:table-cell table:number-columns-repeated="28"/>
        </table:table-row>
        <table:table-row table:style-name="ro2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table:number-columns-repeated="2" office:value-type="float" office:value="4278">
            <text:p>4278</text:p>
          </table:table-cell>
          <table:table-cell office:value-type="float" office:value="0.0393013141180098">
            <text:p>0.0393013141</text:p>
          </table:table-cell>
          <table:table-cell office:value-type="float" office:value="0">
            <text:p>0</text:p>
          </table:table-cell>
          <table:table-cell office:value-type="float" office:value="4271">
            <text:p>4271</text:p>
          </table:table-cell>
          <table:table-cell office:value-type="float" office:value="0.0459314273185091">
            <text:p>0.0459314273</text:p>
          </table:table-cell>
          <table:table-cell office:value-type="float" office:value="0.00163627863487611">
            <text:p>0.0016362786</text:p>
          </table:table-cell>
          <table:table-cell office:value-type="float" office:value="4255">
            <text:p>4255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53763440860215">
            <text:p>0.0053763441</text:p>
          </table:table-cell>
          <table:table-cell office:value-type="float" office:value="0.0311280507005852">
            <text:p>0.0311280507</text:p>
          </table:table-cell>
          <table:table-cell office:value-type="float" office:value="0.0116877045348294">
            <text:p>0.0116877045</text:p>
          </table:table-cell>
          <table:table-cell table:number-columns-repeated="28"/>
        </table:table-row>
        <table:table-row table:style-name="ro2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table:number-columns-repeated="2" office:value-type="float" office:value="549">
            <text:p>549</text:p>
          </table:table-cell>
          <table:table-cell office:value-type="float" office:value="0.0156258236854738">
            <text:p>0.0156258237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0.044447917371295">
            <text:p>0.0444479174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0000391870369281842">
            <text:p>0.000039187</text:p>
          </table:table-cell>
          <table:table-cell office:value-type="float" office:value="0.0819672131147541">
            <text:p>0.0819672131</text:p>
          </table:table-cell>
          <table:table-cell office:value-type="float" office:value="0.0293515708644244">
            <text:p>0.0293515709</text:p>
          </table:table-cell>
          <table:table-cell office:value-type="float" office:value="0.0819672131147541">
            <text:p>0.0819672131</text:p>
          </table:table-cell>
          <table:table-cell table:number-columns-repeated="28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table:number-columns-repeated="2" office:value-type="float" office:value="4324">
            <text:p>4324</text:p>
          </table:table-cell>
          <table:table-cell office:value-type="float" office:value="0.0494166965623188">
            <text:p>0.0494166966</text:p>
          </table:table-cell>
          <table:table-cell office:value-type="float" office:value="0">
            <text:p>0</text:p>
          </table:table-cell>
          <table:table-cell office:value-type="float" office:value="4306">
            <text:p>4306</text:p>
          </table:table-cell>
          <table:table-cell office:value-type="float" office:value="0.0427516776958012">
            <text:p>0.0427516777</text:p>
          </table:table-cell>
          <table:table-cell office:value-type="float" office:value="0.00416281221091582">
            <text:p>0.0041628122</text:p>
          </table:table-cell>
          <table:table-cell office:value-type="float" office:value="4310">
            <text:p>431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32377428307123">
            <text:p>0.0032377428</text:p>
          </table:table-cell>
          <table:table-cell office:value-type="float" office:value="0.0273143105060962">
            <text:p>0.0273143105</text:p>
          </table:table-cell>
          <table:table-cell office:value-type="float" office:value="0.0224329324699352">
            <text:p>0.0224329325</text:p>
          </table:table-cell>
          <table:table-cell table:number-columns-repeated="28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table:number-columns-repeated="2" office:value-type="float" office:value="4260">
            <text:p>4260</text:p>
          </table:table-cell>
          <table:table-cell office:value-type="float" office:value="0.0456706041845205">
            <text:p>0.0456706042</text:p>
          </table:table-cell>
          <table:table-cell office:value-type="float" office:value="0">
            <text:p>0</text:p>
          </table:table-cell>
          <table:table-cell office:value-type="float" office:value="4260">
            <text:p>4260</text:p>
          </table:table-cell>
          <table:table-cell office:value-type="float" office:value="0.0448010673807419">
            <text:p>0.0448010674</text:p>
          </table:table-cell>
          <table:table-cell office:value-type="float" office:value="0">
            <text:p>0</text:p>
          </table:table-cell>
          <table:table-cell office:value-type="float" office:value="4260">
            <text:p>4260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office:value-type="float" office:value="0.0303177183803617">
            <text:p>0.0303177184</text:p>
          </table:table-cell>
          <table:table-cell office:value-type="float" office:value="0.00516431924882629">
            <text:p>0.0051643192</text:p>
          </table:table-cell>
          <table:table-cell table:number-columns-repeated="28"/>
        </table:table-row>
        <table:table-row table:style-name="ro2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table:number-columns-repeated="2" office:value-type="float" office:value="3756">
            <text:p>3756</text:p>
          </table:table-cell>
          <table:table-cell office:value-type="float" office:value="0.0440462089591788">
            <text:p>0.044046209</text:p>
          </table:table-cell>
          <table:table-cell office:value-type="float" office:value="0">
            <text:p>0</text:p>
          </table:table-cell>
          <table:table-cell office:value-type="float" office:value="3684">
            <text:p>3684</text:p>
          </table:table-cell>
          <table:table-cell office:value-type="float" office:value="0.044830457672149">
            <text:p>0.0448304577</text:p>
          </table:table-cell>
          <table:table-cell office:value-type="float" office:value="0.0191693290734824">
            <text:p>0.0191693291</text:p>
          </table:table-cell>
          <table:table-cell office:value-type="float" office:value="3756">
            <text:p>375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0.0283695619213786">
            <text:p>0.0283695619</text:p>
          </table:table-cell>
          <table:table-cell office:value-type="float" office:value="0.00585729499467519">
            <text:p>0.005857295</text:p>
          </table:table-cell>
          <table:table-cell table:number-columns-repeated="28"/>
        </table:table-row>
        <table:table-row table:style-name="ro2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table:number-columns-repeated="2" office:value-type="float" office:value="4072">
            <text:p>4072</text:p>
          </table:table-cell>
          <table:table-cell office:value-type="float" office:value="0.0397958169723643">
            <text:p>0.039795817</text:p>
          </table:table-cell>
          <table:table-cell office:value-type="float" office:value="0">
            <text:p>0</text:p>
          </table:table-cell>
          <table:table-cell office:value-type="float" office:value="4035">
            <text:p>4035</text:p>
          </table:table-cell>
          <table:table-cell office:value-type="float" office:value="0.0437150261363663">
            <text:p>0.0437150261</text:p>
          </table:table-cell>
          <table:table-cell office:value-type="float" office:value="0.00908644400785855">
            <text:p>0.009086444</text:p>
          </table:table-cell>
          <table:table-cell office:value-type="float" office:value="4072">
            <text:p>407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office:value-type="float" office:value="0.0301455752449774">
            <text:p>0.0301455752</text:p>
          </table:table-cell>
          <table:table-cell office:value-type="float" office:value="0.0110510805500982">
            <text:p>0.0110510806</text:p>
          </table:table-cell>
          <table:table-cell table:number-columns-repeated="28"/>
        </table:table-row>
        <table:table-row table:style-name="ro2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table:number-columns-repeated="2" office:value-type="float" office:value="4235">
            <text:p>4235</text:p>
          </table:table-cell>
          <table:table-cell office:value-type="float" office:value="0.0422095507161661">
            <text:p>0.0422095507</text:p>
          </table:table-cell>
          <table:table-cell office:value-type="float" office:value="0">
            <text:p>0</text:p>
          </table:table-cell>
          <table:table-cell office:value-type="float" office:value="4167">
            <text:p>4167</text:p>
          </table:table-cell>
          <table:table-cell office:value-type="float" office:value="0.0419758673051669">
            <text:p>0.0419758673</text:p>
          </table:table-cell>
          <table:table-cell office:value-type="float" office:value="0.0160566706021251">
            <text:p>0.0160566706</text:p>
          </table:table-cell>
          <table:table-cell office:value-type="float" office:value="4235">
            <text:p>4235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office:value-type="float" office:value="0.026955095833343">
            <text:p>0.0269550958</text:p>
          </table:table-cell>
          <table:table-cell office:value-type="float" office:value="0.0191263282172373">
            <text:p>0.0191263282</text:p>
          </table:table-cell>
          <table:table-cell table:number-columns-repeated="28"/>
        </table:table-row>
        <table:table-row table:style-name="ro2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table:number-columns-repeated="2" office:value-type="float" office:value="4345">
            <text:p>4345</text:p>
          </table:table-cell>
          <table:table-cell office:value-type="float" office:value="0.0475413178127859">
            <text:p>0.0475413178</text:p>
          </table:table-cell>
          <table:table-cell office:value-type="float" office:value="0">
            <text:p>0</text:p>
          </table:table-cell>
          <table:table-cell office:value-type="float" office:value="4312">
            <text:p>4312</text:p>
          </table:table-cell>
          <table:table-cell office:value-type="float" office:value="0.0466713162418681">
            <text:p>0.0466713162</text:p>
          </table:table-cell>
          <table:table-cell office:value-type="float" office:value="0.00759493670886076">
            <text:p>0.0075949367</text:p>
          </table:table-cell>
          <table:table-cell office:value-type="float" office:value="4345">
            <text:p>434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78405366760513">
            <text:p>0.0278405367</text:p>
          </table:table-cell>
          <table:table-cell office:value-type="float" office:value="0.0195627157652474">
            <text:p>0.0195627158</text:p>
          </table:table-cell>
          <table:table-cell table:number-columns-repeated="28"/>
        </table:table-row>
        <table:table-row table:style-name="ro2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table:number-columns-repeated="2" office:value-type="float" office:value="4455">
            <text:p>4455</text:p>
          </table:table-cell>
          <table:table-cell office:value-type="float" office:value="0.0459542435575842">
            <text:p>0.0459542436</text:p>
          </table:table-cell>
          <table:table-cell office:value-type="float" office:value="0">
            <text:p>0</text:p>
          </table:table-cell>
          <table:table-cell office:value-type="float" office:value="4409">
            <text:p>4409</text:p>
          </table:table-cell>
          <table:table-cell office:value-type="float" office:value="0.0445169612304735">
            <text:p>0.0445169612</text:p>
          </table:table-cell>
          <table:table-cell office:value-type="float" office:value="0.0103254769921437">
            <text:p>0.010325477</text:p>
          </table:table-cell>
          <table:table-cell office:value-type="float" office:value="4455">
            <text:p>4455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office:value-type="float" office:value="0.0271333036320335">
            <text:p>0.0271333036</text:p>
          </table:table-cell>
          <table:table-cell office:value-type="float" office:value="0.0132435465768799">
            <text:p>0.0132435466</text:p>
          </table:table-cell>
          <table:table-cell table:number-columns-repeated="28"/>
        </table:table-row>
        <table:table-row table:style-name="ro2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table:number-columns-repeated="2" office:value-type="float" office:value="4404">
            <text:p>4404</text:p>
          </table:table-cell>
          <table:table-cell office:value-type="float" office:value="0.0455628398832413">
            <text:p>0.0455628399</text:p>
          </table:table-cell>
          <table:table-cell office:value-type="float" office:value="0">
            <text:p>0</text:p>
          </table:table-cell>
          <table:table-cell office:value-type="float" office:value="4394">
            <text:p>4394</text:p>
          </table:table-cell>
          <table:table-cell office:value-type="float" office:value="0.0695845472378958">
            <text:p>0.0695845472</text:p>
          </table:table-cell>
          <table:table-cell office:value-type="float" office:value="0.00227066303360581">
            <text:p>0.002270663</text:p>
          </table:table-cell>
          <table:table-cell office:value-type="float" office:value="4394">
            <text:p>439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27066303360581">
            <text:p>0.002270663</text:p>
          </table:table-cell>
          <table:table-cell office:value-type="float" office:value="0.0314676718457336">
            <text:p>0.0314676718</text:p>
          </table:table-cell>
          <table:table-cell office:value-type="float" office:value="0.00317892824704814">
            <text:p>0.0031789282</text:p>
          </table:table-cell>
          <table:table-cell table:number-columns-repeated="28"/>
        </table:table-row>
        <table:table-row table:style-name="ro2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table:number-columns-repeated="2" office:value-type="float" office:value="4583">
            <text:p>4583</text:p>
          </table:table-cell>
          <table:table-cell office:value-type="float" office:value="0.0631363516978942">
            <text:p>0.063136351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0.0447964022551217">
            <text:p>0.0447964023</text:p>
          </table:table-cell>
          <table:table-cell office:value-type="float" office:value="0.0213833733362426">
            <text:p>0.0213833733</text:p>
          </table:table-cell>
          <table:table-cell office:value-type="float" office:value="4561">
            <text:p>4561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480034911629937">
            <text:p>0.0048003491</text:p>
          </table:table-cell>
          <table:table-cell office:value-type="float" office:value="0.029120180633664">
            <text:p>0.0291201806</text:p>
          </table:table-cell>
          <table:table-cell office:value-type="float" office:value="0.00720052367444905">
            <text:p>0.0072005237</text:p>
          </table:table-cell>
          <table:table-cell table:number-columns-repeated="28"/>
        </table:table-row>
        <table:table-row table:style-name="ro2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table:number-columns-repeated="2" office:value-type="float" office:value="3965">
            <text:p>3965</text:p>
          </table:table-cell>
          <table:table-cell office:value-type="float" office:value="0.0366226014862143">
            <text:p>0.0366226015</text:p>
          </table:table-cell>
          <table:table-cell office:value-type="float" office:value="0">
            <text:p>0</text:p>
          </table:table-cell>
          <table:table-cell office:value-type="float" office:value="3963">
            <text:p>3963</text:p>
          </table:table-cell>
          <table:table-cell office:value-type="float" office:value="0.042473636208839">
            <text:p>0.0424736362</text:p>
          </table:table-cell>
          <table:table-cell office:value-type="float" office:value="0.000504413619167717">
            <text:p>0.0005044136</text:p>
          </table:table-cell>
          <table:table-cell office:value-type="float" office:value="3965">
            <text:p>3965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office:value-type="float" office:value="0.0298120187631352">
            <text:p>0.0298120188</text:p>
          </table:table-cell>
          <table:table-cell office:value-type="float" office:value="0.0168978562421185">
            <text:p>0.0168978562</text:p>
          </table:table-cell>
          <table:table-cell table:number-columns-repeated="28"/>
        </table:table-row>
        <table:table-row table:style-name="ro2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table:number-columns-repeated="2" office:value-type="float" office:value="4207">
            <text:p>4207</text:p>
          </table:table-cell>
          <table:table-cell office:value-type="float" office:value="0.044526249937604">
            <text:p>0.0445262499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0433595435641093">
            <text:p>0.0433595436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office:value-type="float" office:value="0.0282557328562465">
            <text:p>0.0282557329</text:p>
          </table:table-cell>
          <table:table-cell office:value-type="float" office:value="0.0109341573567863">
            <text:p>0.0109341574</text:p>
          </table:table-cell>
          <table:table-cell table:number-columns-repeated="28"/>
        </table:table-row>
        <table:table-row table:style-name="ro2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table:number-columns-repeated="2" office:value-type="float" office:value="3731">
            <text:p>3731</text:p>
          </table:table-cell>
          <table:table-cell office:value-type="float" office:value="0.0365568232763427">
            <text:p>0.0365568233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0.0429802688511895">
            <text:p>0.0429802689</text:p>
          </table:table-cell>
          <table:table-cell office:value-type="float" office:value="0.00509246850710265">
            <text:p>0.0050924685</text:p>
          </table:table-cell>
          <table:table-cell office:value-type="float" office:value="3731">
            <text:p>3731</text:p>
          </table:table-cell>
          <table:table-cell office:value-type="float" office:value="0.0000410530863057167">
            <text:p>4.10530863057167E-005</text:p>
          </table:table-cell>
          <table:table-cell office:value-type="float" office:value="0">
            <text:p>0</text:p>
          </table:table-cell>
          <table:table-cell office:value-type="float" office:value="0.0280136128365597">
            <text:p>0.0280136128</text:p>
          </table:table-cell>
          <table:table-cell office:value-type="float" office:value="0.0345751809166443">
            <text:p>0.0345751809</text:p>
          </table:table-cell>
          <table:table-cell table:number-columns-repeated="28"/>
        </table:table-row>
        <table:table-row table:style-name="ro2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table:number-columns-repeated="2" office:value-type="float" office:value="4073">
            <text:p>4073</text:p>
          </table:table-cell>
          <table:table-cell office:value-type="float" office:value="0.0427856931927017">
            <text:p>0.0427856932</text:p>
          </table:table-cell>
          <table:table-cell office:value-type="float" office:value="0">
            <text:p>0</text:p>
          </table:table-cell>
          <table:table-cell office:value-type="float" office:value="4001">
            <text:p>4001</text:p>
          </table:table-cell>
          <table:table-cell office:value-type="float" office:value="0.0440457835428363">
            <text:p>0.0440457835</text:p>
          </table:table-cell>
          <table:table-cell office:value-type="float" office:value="0.0176773876749325">
            <text:p>0.0176773877</text:p>
          </table:table-cell>
          <table:table-cell office:value-type="float" office:value="4063">
            <text:p>4063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.00245519273262951">
            <text:p>0.0024551927</text:p>
          </table:table-cell>
          <table:table-cell office:value-type="float" office:value="0.0275396360735504">
            <text:p>0.0275396361</text:p>
          </table:table-cell>
          <table:table-cell office:value-type="float" office:value="0.0125214829364105">
            <text:p>0.0125214829</text:p>
          </table:table-cell>
          <table:table-cell table:number-columns-repeated="28"/>
        </table:table-row>
        <table:table-row table:style-name="ro2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table:number-columns-repeated="2" office:value-type="float" office:value="4408">
            <text:p>4408</text:p>
          </table:table-cell>
          <table:table-cell office:value-type="float" office:value="0.0508577525218479">
            <text:p>0.0508577525</text:p>
          </table:table-cell>
          <table:table-cell office:value-type="float" office:value="0">
            <text:p>0</text:p>
          </table:table-cell>
          <table:table-cell office:value-type="float" office:value="4370">
            <text:p>4370</text:p>
          </table:table-cell>
          <table:table-cell office:value-type="float" office:value="0.0470692514572686">
            <text:p>0.0470692515</text:p>
          </table:table-cell>
          <table:table-cell office:value-type="float" office:value="0.00862068965517241">
            <text:p>0.0086206897</text:p>
          </table:table-cell>
          <table:table-cell office:value-type="float" office:value="4404">
            <text:p>4404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907441016333938">
            <text:p>0.000907441</text:p>
          </table:table-cell>
          <table:table-cell office:value-type="float" office:value="0.0286863239509882">
            <text:p>0.028686324</text:p>
          </table:table-cell>
          <table:table-cell office:value-type="float" office:value="0.0179219600725953">
            <text:p>0.0179219601</text:p>
          </table:table-cell>
          <table:table-cell table:number-columns-repeated="28"/>
        </table:table-row>
        <table:table-row table:style-name="ro2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table:number-columns-repeated="2" office:value-type="float" office:value="4077">
            <text:p>4077</text:p>
          </table:table-cell>
          <table:table-cell office:value-type="float" office:value="0.0451527757238286">
            <text:p>0.0451527757</text:p>
          </table:table-cell>
          <table:table-cell office:value-type="float" office:value="0">
            <text:p>0</text:p>
          </table:table-cell>
          <table:table-cell office:value-type="float" office:value="4061">
            <text:p>4061</text:p>
          </table:table-cell>
          <table:table-cell office:value-type="float" office:value="0.0793052694926442">
            <text:p>0.0793052695</text:p>
          </table:table-cell>
          <table:table-cell office:value-type="float" office:value="0.00392445425558008">
            <text:p>0.0039244543</text:p>
          </table:table-cell>
          <table:table-cell office:value-type="float" office:value="4077">
            <text:p>4077</text:p>
          </table:table-cell>
          <table:table-cell office:value-type="float" office:value="0.0000391870369281842">
            <text:p>0.000039187</text:p>
          </table:table-cell>
          <table:table-cell office:value-type="float" office:value="0">
            <text:p>0</text:p>
          </table:table-cell>
          <table:table-cell office:value-type="float" office:value="0.030409154842517">
            <text:p>0.0304091548</text:p>
          </table:table-cell>
          <table:table-cell office:value-type="float" office:value="0.0247731174883493">
            <text:p>0.0247731175</text:p>
          </table:table-cell>
          <table:table-cell table:number-columns-repeated="28"/>
        </table:table-row>
        <table:table-row table:style-name="ro2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table:number-columns-repeated="2" office:value-type="float" office:value="4788">
            <text:p>4788</text:p>
          </table:table-cell>
          <table:table-cell office:value-type="float" office:value="0.0516321626522521">
            <text:p>0.0516321627</text:p>
          </table:table-cell>
          <table:table-cell office:value-type="float" office:value="0">
            <text:p>0</text:p>
          </table:table-cell>
          <table:table-cell office:value-type="float" office:value="4779">
            <text:p>4779</text:p>
          </table:table-cell>
          <table:table-cell office:value-type="float" office:value="0.045104300546053">
            <text:p>0.0451043005</text:p>
          </table:table-cell>
          <table:table-cell office:value-type="float" office:value="0.0018796992481203">
            <text:p>0.0018796992</text:p>
          </table:table-cell>
          <table:table-cell office:value-type="float" office:value="4788">
            <text:p>478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86513355088369">
            <text:p>0.0286513355</text:p>
          </table:table-cell>
          <table:table-cell office:value-type="float" office:value="0.0018796992481203">
            <text:p>0.0018796992</text:p>
          </table:table-cell>
          <table:table-cell table:number-columns-repeated="28"/>
        </table:table-row>
        <table:table-row table:style-name="ro2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table:number-columns-repeated="2" office:value-type="float" office:value="4374">
            <text:p>4374</text:p>
          </table:table-cell>
          <table:table-cell office:value-type="float" office:value="0.0473547129620861">
            <text:p>0.047354713</text:p>
          </table:table-cell>
          <table:table-cell office:value-type="float" office:value="0">
            <text:p>0</text:p>
          </table:table-cell>
          <table:table-cell office:value-type="float" office:value="4213">
            <text:p>4213</text:p>
          </table:table-cell>
          <table:table-cell office:value-type="float" office:value="0.0451523513399407">
            <text:p>0.0451523513</text:p>
          </table:table-cell>
          <table:table-cell office:value-type="float" office:value="0.0368084133516232">
            <text:p>0.0368084134</text:p>
          </table:table-cell>
          <table:table-cell office:value-type="float" office:value="4374">
            <text:p>437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89764947645628">
            <text:p>0.0289764948</text:p>
          </table:table-cell>
          <table:table-cell office:value-type="float" office:value="0.0427526291723823">
            <text:p>0.0427526292</text:p>
          </table:table-cell>
          <table:table-cell table:number-columns-repeated="28"/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table:number-columns-repeated="2" office:value-type="float" office:value="4098">
            <text:p>4098</text:p>
          </table:table-cell>
          <table:table-cell office:value-type="float" office:value="0.03937735559467">
            <text:p>0.0393773556</text:p>
          </table:table-cell>
          <table:table-cell office:value-type="float" office:value="0">
            <text:p>0</text:p>
          </table:table-cell>
          <table:table-cell office:value-type="float" office:value="4098">
            <text:p>4098</text:p>
          </table:table-cell>
          <table:table-cell office:value-type="float" office:value="0.043487368006102">
            <text:p>0.043487368</text:p>
          </table:table-cell>
          <table:table-cell office:value-type="float" office:value="0">
            <text:p>0</text:p>
          </table:table-cell>
          <table:table-cell office:value-type="float" office:value="4098">
            <text:p>409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office:value-type="float" office:value="0.026679386909191">
            <text:p>0.0266793869</text:p>
          </table:table-cell>
          <table:table-cell office:value-type="float" office:value="0.00634455832113226">
            <text:p>0.0063445583</text:p>
          </table:table-cell>
          <table:table-cell table:number-columns-repeated="28"/>
        </table:table-row>
        <table:table-row table:style-name="ro2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table:number-columns-repeated="2" office:value-type="float" office:value="4145">
            <text:p>4145</text:p>
          </table:table-cell>
          <table:table-cell office:value-type="float" office:value="0.0499387236321515">
            <text:p>0.0499387236</text:p>
          </table:table-cell>
          <table:table-cell office:value-type="float" office:value="0">
            <text:p>0</text:p>
          </table:table-cell>
          <table:table-cell office:value-type="float" office:value="4130">
            <text:p>4130</text:p>
          </table:table-cell>
          <table:table-cell office:value-type="float" office:value="0.04326950663964">
            <text:p>0.0432695066</text:p>
          </table:table-cell>
          <table:table-cell office:value-type="float" office:value="0.00361881785283474">
            <text:p>0.0036188179</text:p>
          </table:table-cell>
          <table:table-cell office:value-type="float" office:value="4145">
            <text:p>4145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office:value-type="float" office:value="0.0272088786670803">
            <text:p>0.0272088787</text:p>
          </table:table-cell>
          <table:table-cell office:value-type="float" office:value="0.0173703256936068">
            <text:p>0.0173703257</text:p>
          </table:table-cell>
          <table:table-cell table:number-columns-repeated="28"/>
        </table:table-row>
        <table:table-row table:style-name="ro2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table:number-columns-repeated="2" office:value-type="float" office:value="4068">
            <text:p>4068</text:p>
          </table:table-cell>
          <table:table-cell office:value-type="float" office:value="0.0394981822354981">
            <text:p>0.0394981822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0.0486875835349056">
            <text:p>0.0486875835</text:p>
          </table:table-cell>
          <table:table-cell office:value-type="float" office:value="0.00540806293018682">
            <text:p>0.0054080629</text:p>
          </table:table-cell>
          <table:table-cell office:value-type="float" office:value="4068">
            <text:p>4068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office:value-type="float" office:value="0.0304744666011994">
            <text:p>0.0304744666</text:p>
          </table:table-cell>
          <table:table-cell office:value-type="float" office:value="0.0135201573254671">
            <text:p>0.0135201573</text:p>
          </table:table-cell>
          <table:table-cell table:number-columns-repeated="28"/>
        </table:table-row>
        <table:table-row table:style-name="ro2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table:number-columns-repeated="2" office:value-type="float" office:value="4454">
            <text:p>4454</text:p>
          </table:table-cell>
          <table:table-cell office:value-type="float" office:value="0.0609498093598194">
            <text:p>0.0609498094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0.0449172290086841">
            <text:p>0.044917229</text:p>
          </table:table-cell>
          <table:table-cell office:value-type="float" office:value="0.00651100134710373">
            <text:p>0.0065110013</text:p>
          </table:table-cell>
          <table:table-cell office:value-type="float" office:value="4452">
            <text:p>445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449034575662326">
            <text:p>0.0004490346</text:p>
          </table:table-cell>
          <table:table-cell office:value-type="float" office:value="0.027502315068589">
            <text:p>0.0275023151</text:p>
          </table:table-cell>
          <table:table-cell office:value-type="float" office:value="0.00651100134710373">
            <text:p>0.0065110013</text:p>
          </table:table-cell>
          <table:table-cell table:number-columns-repeated="28"/>
        </table:table-row>
        <table:table-row table:style-name="ro2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table:number-columns-repeated="2" office:value-type="float" office:value="5023">
            <text:p>5023</text:p>
          </table:table-cell>
          <table:table-cell office:value-type="float" office:value="0.0645755416089163">
            <text:p>0.0645755416</text:p>
          </table:table-cell>
          <table:table-cell office:value-type="float" office:value="0">
            <text:p>0</text:p>
          </table:table-cell>
          <table:table-cell office:value-type="float" office:value="4985">
            <text:p>4985</text:p>
          </table:table-cell>
          <table:table-cell office:value-type="float" office:value="0.0479108401191473">
            <text:p>0.0479108401</text:p>
          </table:table-cell>
          <table:table-cell office:value-type="float" office:value="0.00756520007963368">
            <text:p>0.0075652001</text:p>
          </table:table-cell>
          <table:table-cell office:value-type="float" office:value="5023">
            <text:p>5023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office:value-type="float" office:value="0.0328686090694707">
            <text:p>0.0328686091</text:p>
          </table:table-cell>
          <table:table-cell office:value-type="float" office:value="0.0155285685845112">
            <text:p>0.0155285686</text:p>
          </table:table-cell>
          <table:table-cell table:number-columns-repeated="28"/>
        </table:table-row>
        <table:table-row table:style-name="ro2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table:number-columns-repeated="2" office:value-type="float" office:value="5386">
            <text:p>5386</text:p>
          </table:table-cell>
          <table:table-cell office:value-type="float" office:value="0.0685343635165124">
            <text:p>0.0685343635</text:p>
          </table:table-cell>
          <table:table-cell office:value-type="float" office:value="0">
            <text:p>0</text:p>
          </table:table-cell>
          <table:table-cell office:value-type="float" office:value="5374">
            <text:p>5374</text:p>
          </table:table-cell>
          <table:table-cell office:value-type="float" office:value="0.0488401331426852">
            <text:p>0.0488401331</text:p>
          </table:table-cell>
          <table:table-cell office:value-type="float" office:value="0.00222799851466766">
            <text:p>0.0022279985</text:p>
          </table:table-cell>
          <table:table-cell office:value-type="float" office:value="5374">
            <text:p>537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222799851466766">
            <text:p>0.0022279985</text:p>
          </table:table-cell>
          <table:table-cell office:value-type="float" office:value="0.0337885718417683">
            <text:p>0.0337885718</text:p>
          </table:table-cell>
          <table:table-cell office:value-type="float" office:value="0.0051986632008912">
            <text:p>0.0051986632</text:p>
          </table:table-cell>
          <table:table-cell table:number-columns-repeated="28"/>
        </table:table-row>
        <table:table-row table:style-name="ro2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table:number-columns-repeated="2" office:value-type="float" office:value="4995">
            <text:p>4995</text:p>
          </table:table-cell>
          <table:table-cell office:value-type="float" office:value="0.060429181826367">
            <text:p>0.0604291818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0.0448402544359513">
            <text:p>0.0448402544</text:p>
          </table:table-cell>
          <table:table-cell office:value-type="float" office:value="0.0032032032032032">
            <text:p>0.0032032032</text:p>
          </table:table-cell>
          <table:table-cell office:value-type="float" office:value="4995">
            <text:p>4995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0.027775691429931">
            <text:p>0.0277756914</text:p>
          </table:table-cell>
          <table:table-cell office:value-type="float" office:value="0.0176176176176176">
            <text:p>0.0176176176</text:p>
          </table:table-cell>
          <table:table-cell table:number-columns-repeated="28"/>
        </table:table-row>
        <table:table-row table:style-name="ro2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table:number-columns-repeated="2" office:value-type="float" office:value="3617">
            <text:p>3617</text:p>
          </table:table-cell>
          <table:table-cell office:value-type="float" office:value="0.0443629706932417">
            <text:p>0.0443629707</text:p>
          </table:table-cell>
          <table:table-cell office:value-type="float" office:value="0">
            <text:p>0</text:p>
          </table:table-cell>
          <table:table-cell office:value-type="float" office:value="3587">
            <text:p>3587</text:p>
          </table:table-cell>
          <table:table-cell office:value-type="float" office:value="0.0639593387650946">
            <text:p>0.0639593388</text:p>
          </table:table-cell>
          <table:table-cell office:value-type="float" office:value="0.00829416643627315">
            <text:p>0.0082941664</text:p>
          </table:table-cell>
          <table:table-cell office:value-type="float" office:value="3617">
            <text:p>3617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312003601476979">
            <text:p>0.0312003601</text:p>
          </table:table-cell>
          <table:table-cell office:value-type="float" office:value="0.0107824163671551">
            <text:p>0.0107824164</text:p>
          </table:table-cell>
          <table:table-cell table:number-columns-repeated="28"/>
        </table:table-row>
        <table:table-row table:style-name="ro2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table:number-columns-repeated="2" office:value-type="float" office:value="4569">
            <text:p>4569</text:p>
          </table:table-cell>
          <table:table-cell office:value-type="float" office:value="0.0679125028515554">
            <text:p>0.0679125029</text:p>
          </table:table-cell>
          <table:table-cell office:value-type="float" office:value="0">
            <text:p>0</text:p>
          </table:table-cell>
          <table:table-cell office:value-type="float" office:value="4518">
            <text:p>4518</text:p>
          </table:table-cell>
          <table:table-cell office:value-type="float" office:value="0.0483460963395092">
            <text:p>0.0483460963</text:p>
          </table:table-cell>
          <table:table-cell office:value-type="float" office:value="0.0111621799080762">
            <text:p>0.0111621799</text:p>
          </table:table-cell>
          <table:table-cell office:value-type="float" office:value="4569">
            <text:p>4569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">
            <text:p>0</text:p>
          </table:table-cell>
          <table:table-cell office:value-type="float" office:value="0.0309489098767707">
            <text:p>0.0309489099</text:p>
          </table:table-cell>
          <table:table-cell office:value-type="float" office:value="0.00415845918144014">
            <text:p>0.0041584592</text:p>
          </table:table-cell>
          <table:table-cell table:number-columns-repeated="28"/>
        </table:table-row>
        <table:table-row table:style-name="ro2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table:number-columns-repeated="2" office:value-type="float" office:value="4660">
            <text:p>4660</text:p>
          </table:table-cell>
          <table:table-cell office:value-type="float" office:value="0.0694669212578846">
            <text:p>0.0694669213</text:p>
          </table:table-cell>
          <table:table-cell office:value-type="float" office:value="0">
            <text:p>0</text:p>
          </table:table-cell>
          <table:table-cell office:value-type="float" office:value="4660">
            <text:p>4660</text:p>
          </table:table-cell>
          <table:table-cell office:value-type="float" office:value="0.0450968363450607">
            <text:p>0.0450968363</text:p>
          </table:table-cell>
          <table:table-cell office:value-type="float" office:value="0">
            <text:p>0</text:p>
          </table:table-cell>
          <table:table-cell office:value-type="float" office:value="4627">
            <text:p>4627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708154506437768">
            <text:p>0.0070815451</text:p>
          </table:table-cell>
          <table:table-cell office:value-type="float" office:value="0.0297266469642861">
            <text:p>0.029726647</text:p>
          </table:table-cell>
          <table:table-cell office:value-type="float" office:value="0.0317596566523605">
            <text:p>0.0317596567</text:p>
          </table:table-cell>
          <table:table-cell table:number-columns-repeated="28"/>
        </table:table-row>
        <table:table-row table:style-name="ro2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table:number-columns-repeated="2" office:value-type="float" office:value="4449">
            <text:p>4449</text:p>
          </table:table-cell>
          <table:table-cell office:value-type="float" office:value="0.0514376270953975">
            <text:p>0.0514376271</text:p>
          </table:table-cell>
          <table:table-cell office:value-type="float" office:value="0">
            <text:p>0</text:p>
          </table:table-cell>
          <table:table-cell office:value-type="float" office:value="4398">
            <text:p>4398</text:p>
          </table:table-cell>
          <table:table-cell office:value-type="float" office:value="0.0475432282202779">
            <text:p>0.0475432282</text:p>
          </table:table-cell>
          <table:table-cell office:value-type="float" office:value="0.0114632501685772">
            <text:p>0.0114632502</text:p>
          </table:table-cell>
          <table:table-cell office:value-type="float" office:value="4412">
            <text:p>441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831647561249719">
            <text:p>0.0083164756</text:p>
          </table:table-cell>
          <table:table-cell office:value-type="float" office:value="0.029861469094709">
            <text:p>0.0298614691</text:p>
          </table:table-cell>
          <table:table-cell office:value-type="float" office:value="0.0121375590020229">
            <text:p>0.012137559</text:p>
          </table:table-cell>
          <table:table-cell table:number-columns-repeated="28"/>
        </table:table-row>
        <table:table-row table:style-name="ro2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table:number-columns-repeated="2" office:value-type="float" office:value="4069">
            <text:p>4069</text:p>
          </table:table-cell>
          <table:table-cell office:value-type="float" office:value="0.0429461733643035">
            <text:p>0.0429461734</text:p>
          </table:table-cell>
          <table:table-cell office:value-type="float" office:value="0">
            <text:p>0</text:p>
          </table:table-cell>
          <table:table-cell office:value-type="float" office:value="4016">
            <text:p>4016</text:p>
          </table:table-cell>
          <table:table-cell office:value-type="float" office:value="0.0509842248777154">
            <text:p>0.0509842249</text:p>
          </table:table-cell>
          <table:table-cell office:value-type="float" office:value="0.0130253133448022">
            <text:p>0.0130253133</text:p>
          </table:table-cell>
          <table:table-cell office:value-type="float" office:value="4069">
            <text:p>4069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office:value-type="float" office:value="0.0329423180542694">
            <text:p>0.0329423181</text:p>
          </table:table-cell>
          <table:table-cell office:value-type="float" office:value="0.00614401572868027">
            <text:p>0.0061440157</text:p>
          </table:table-cell>
          <table:table-cell table:number-columns-repeated="28"/>
        </table:table-row>
        <table:table-row table:style-name="ro2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87">
            <text:p>4587</text:p>
          </table:table-cell>
          <table:table-cell office:value-type="float" office:value="0.0653130972813073">
            <text:p>0.0653130973</text:p>
          </table:table-cell>
          <table:table-cell office:value-type="float" office:value="0">
            <text:p>0</text:p>
          </table:table-cell>
          <table:table-cell office:value-type="float" office:value="4575">
            <text:p>4575</text:p>
          </table:table-cell>
          <table:table-cell office:value-type="float" office:value="0.0464119352573866">
            <text:p>0.0464119353</text:p>
          </table:table-cell>
          <table:table-cell office:value-type="float" office:value="0.0026160889470242">
            <text:p>0.0026160889</text:p>
          </table:table-cell>
          <table:table-cell office:value-type="float" office:value="4583">
            <text:p>4583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.000872029649008066">
            <text:p>0.0008720296</text:p>
          </table:table-cell>
          <table:table-cell office:value-type="float" office:value="0.0305770993648431">
            <text:p>0.0305770994</text:p>
          </table:table-cell>
          <table:table-cell office:value-type="float" office:value="0.0119904076738609">
            <text:p>0.0119904077</text:p>
          </table:table-cell>
          <table:table-cell table:number-columns-repeated="28"/>
        </table:table-row>
        <table:table-row table:style-name="ro2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table:number-columns-repeated="2" office:value-type="float" office:value="4544">
            <text:p>4544</text:p>
          </table:table-cell>
          <table:table-cell office:value-type="float" office:value="0.0562912192620991">
            <text:p>0.0562912193</text:p>
          </table:table-cell>
          <table:table-cell office:value-type="float" office:value="0">
            <text:p>0</text:p>
          </table:table-cell>
          <table:table-cell office:value-type="float" office:value="4514">
            <text:p>4514</text:p>
          </table:table-cell>
          <table:table-cell office:value-type="float" office:value="0.04661393519674">
            <text:p>0.0466139352</text:p>
          </table:table-cell>
          <table:table-cell office:value-type="float" office:value="0.00660211267605634">
            <text:p>0.0066021127</text:p>
          </table:table-cell>
          <table:table-cell office:value-type="float" office:value="4544">
            <text:p>4544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office:value-type="float" office:value="0.0298068871249531">
            <text:p>0.0298068871</text:p>
          </table:table-cell>
          <table:table-cell office:value-type="float" office:value="0.0167253521126761">
            <text:p>0.0167253521</text:p>
          </table:table-cell>
          <table:table-cell table:number-columns-repeated="28"/>
        </table:table-row>
        <table:table-row table:style-name="ro2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table:number-columns-repeated="2" office:value-type="float" office:value="4245">
            <text:p>4245</text:p>
          </table:table-cell>
          <table:table-cell office:value-type="float" office:value="0.0431887596702132">
            <text:p>0.0431887597</text:p>
          </table:table-cell>
          <table:table-cell office:value-type="float" office:value="0">
            <text:p>0</text:p>
          </table:table-cell>
          <table:table-cell office:value-type="float" office:value="4245">
            <text:p>4245</text:p>
          </table:table-cell>
          <table:table-cell office:value-type="float" office:value="0.0477410295465731">
            <text:p>0.0477410295</text:p>
          </table:table-cell>
          <table:table-cell office:value-type="float" office:value="0">
            <text:p>0</text:p>
          </table:table-cell>
          <table:table-cell office:value-type="float" office:value="4239">
            <text:p>4239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141342756183746">
            <text:p>0.0014134276</text:p>
          </table:table-cell>
          <table:table-cell office:value-type="float" office:value="0.0292069519701992">
            <text:p>0.029206952</text:p>
          </table:table-cell>
          <table:table-cell office:value-type="float" office:value="0.0108362779740872">
            <text:p>0.010836278</text:p>
          </table:table-cell>
          <table:table-cell table:number-columns-repeated="28"/>
        </table:table-row>
        <table:table-row table:style-name="ro2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table:number-columns-repeated="2" office:value-type="float" office:value="3761">
            <text:p>3761</text:p>
          </table:table-cell>
          <table:table-cell office:value-type="float" office:value="0.0471363852867673">
            <text:p>0.0471363853</text:p>
          </table:table-cell>
          <table:table-cell office:value-type="float" office:value="0">
            <text:p>0</text:p>
          </table:table-cell>
          <table:table-cell office:value-type="float" office:value="3655">
            <text:p>3655</text:p>
          </table:table-cell>
          <table:table-cell office:value-type="float" office:value="0.046011200966614">
            <text:p>0.046011201</text:p>
          </table:table-cell>
          <table:table-cell office:value-type="float" office:value="0.0281839936187184">
            <text:p>0.0281839936</text:p>
          </table:table-cell>
          <table:table-cell office:value-type="float" office:value="3761">
            <text:p>37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office:value-type="float" office:value="0.0279091140226678">
            <text:p>0.027909114</text:p>
          </table:table-cell>
          <table:table-cell office:value-type="float" office:value="0.0233980324381813">
            <text:p>0.0233980324</text:p>
          </table:table-cell>
          <table:table-cell table:number-columns-repeated="28"/>
        </table:table-row>
        <table:table-row table:style-name="ro2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table:number-columns-repeated="2" office:value-type="float" office:value="4231">
            <text:p>4231</text:p>
          </table:table-cell>
          <table:table-cell office:value-type="float" office:value="0.0529318654373761">
            <text:p>0.0529318654</text:p>
          </table:table-cell>
          <table:table-cell office:value-type="float" office:value="0">
            <text:p>0</text:p>
          </table:table-cell>
          <table:table-cell office:value-type="float" office:value="4211">
            <text:p>4211</text:p>
          </table:table-cell>
          <table:table-cell office:value-type="float" office:value="0.047983616078822">
            <text:p>0.0479836161</text:p>
          </table:table-cell>
          <table:table-cell office:value-type="float" office:value="0.0047270148900969">
            <text:p>0.0047270149</text:p>
          </table:table-cell>
          <table:table-cell office:value-type="float" office:value="4230">
            <text:p>4230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0236350744504845">
            <text:p>0.0002363507</text:p>
          </table:table-cell>
          <table:table-cell office:value-type="float" office:value="0.0304166190435093">
            <text:p>0.030416619</text:p>
          </table:table-cell>
          <table:table-cell office:value-type="float" office:value="0.0238714251949894">
            <text:p>0.0238714252</text:p>
          </table:table-cell>
          <table:table-cell table:number-columns-repeated="28"/>
        </table:table-row>
        <table:table-row table:style-name="ro2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table:number-columns-repeated="2" office:value-type="float" office:value="4656">
            <text:p>4656</text:p>
          </table:table-cell>
          <table:table-cell office:value-type="float" office:value="0.0564022491482655">
            <text:p>0.0564022491</text:p>
          </table:table-cell>
          <table:table-cell office:value-type="float" office:value="0">
            <text:p>0</text:p>
          </table:table-cell>
          <table:table-cell office:value-type="float" office:value="4650">
            <text:p>4650</text:p>
          </table:table-cell>
          <table:table-cell office:value-type="float" office:value="0.0454014690480578">
            <text:p>0.045401469</text:p>
          </table:table-cell>
          <table:table-cell office:value-type="float" office:value="0.00128865979381443">
            <text:p>0.0012886598</text:p>
          </table:table-cell>
          <table:table-cell office:value-type="float" office:value="4656">
            <text:p>465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office:value-type="float" office:value="0.0292228133973078">
            <text:p>0.0292228134</text:p>
          </table:table-cell>
          <table:table-cell office:value-type="float" office:value="0.0109536082474227">
            <text:p>0.0109536082</text:p>
          </table:table-cell>
          <table:table-cell table:number-columns-repeated="28"/>
        </table:table-row>
        <table:table-row table:style-name="ro2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table:number-columns-repeated="2" office:value-type="float" office:value="5039">
            <text:p>5039</text:p>
          </table:table-cell>
          <table:table-cell office:value-type="float" office:value="0.0520217002780879">
            <text:p>0.0520217003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0.0474657871349831">
            <text:p>0.0474657871</text:p>
          </table:table-cell>
          <table:table-cell office:value-type="float" office:value="0.0142885493153403">
            <text:p>0.0142885493</text:p>
          </table:table-cell>
          <table:table-cell office:value-type="float" office:value="5039">
            <text:p>5039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">
            <text:p>0</text:p>
          </table:table-cell>
          <table:table-cell office:value-type="float" office:value="0.0474004753763007">
            <text:p>0.0474004754</text:p>
          </table:table-cell>
          <table:table-cell office:value-type="float" office:value="0.0257987695971423">
            <text:p>0.0257987696</text:p>
          </table:table-cell>
          <table:table-cell table:number-columns-repeated="28"/>
        </table:table-row>
        <table:table-row table:style-name="ro2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table:number-columns-repeated="2" office:value-type="float" office:value="599">
            <text:p>599</text:p>
          </table:table-cell>
          <table:table-cell office:value-type="float" office:value="0.0264596348049769">
            <text:p>0.0264596348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441628781959026">
            <text:p>0.0441628782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233722871452421">
            <text:p>0.0233722871</text:p>
          </table:table-cell>
          <table:table-cell office:value-type="float" office:value="0.027337636134197">
            <text:p>0.0273376361</text:p>
          </table:table-cell>
          <table:table-cell office:value-type="float" office:value="0.0233722871452421">
            <text:p>0.0233722871</text:p>
          </table:table-cell>
          <table:table-cell table:number-columns-repeated="28"/>
        </table:table-row>
        <table:table-row table:style-name="ro2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table:number-columns-repeated="2" office:value-type="float" office:value="4772">
            <text:p>4772</text:p>
          </table:table-cell>
          <table:table-cell office:value-type="float" office:value="0.0577882566768382">
            <text:p>0.0577882567</text:p>
          </table:table-cell>
          <table:table-cell office:value-type="float" office:value="0">
            <text:p>0</text:p>
          </table:table-cell>
          <table:table-cell office:value-type="float" office:value="4757">
            <text:p>4757</text:p>
          </table:table-cell>
          <table:table-cell office:value-type="float" office:value="0.0482210709728886">
            <text:p>0.048221071</text:p>
          </table:table-cell>
          <table:table-cell office:value-type="float" office:value="0.00314333612740989">
            <text:p>0.0031433361</text:p>
          </table:table-cell>
          <table:table-cell office:value-type="float" office:value="4748">
            <text:p>4748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502933780385583">
            <text:p>0.0050293378</text:p>
          </table:table-cell>
          <table:table-cell office:value-type="float" office:value="0.0309260507612319">
            <text:p>0.0309260508</text:p>
          </table:table-cell>
          <table:table-cell office:value-type="float" office:value="0.0318524727577536">
            <text:p>0.0318524728</text:p>
          </table:table-cell>
          <table:table-cell table:number-columns-repeated="28"/>
        </table:table-row>
        <table:table-row table:style-name="ro2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table:number-columns-repeated="2" office:value-type="float" office:value="4473">
            <text:p>4473</text:p>
          </table:table-cell>
          <table:table-cell office:value-type="float" office:value="0.0555079454012867">
            <text:p>0.0555079454</text:p>
          </table:table-cell>
          <table:table-cell office:value-type="float" office:value="0">
            <text:p>0</text:p>
          </table:table-cell>
          <table:table-cell office:value-type="float" office:value="4371">
            <text:p>4371</text:p>
          </table:table-cell>
          <table:table-cell office:value-type="float" office:value="0.0457956721629622">
            <text:p>0.0457956722</text:p>
          </table:table-cell>
          <table:table-cell office:value-type="float" office:value="0.02280348759222">
            <text:p>0.0228034876</text:p>
          </table:table-cell>
          <table:table-cell office:value-type="float" office:value="4473">
            <text:p>4473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office:value-type="float" office:value="0.0278615297413421">
            <text:p>0.0278615297</text:p>
          </table:table-cell>
          <table:table-cell office:value-type="float" office:value="0.00760116253073999">
            <text:p>0.0076011625</text:p>
          </table:table-cell>
          <table:table-cell table:number-columns-repeated="28"/>
        </table:table-row>
        <table:table-row table:style-name="ro2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table:number-columns-repeated="2" office:value-type="float" office:value="4479">
            <text:p>4479</text:p>
          </table:table-cell>
          <table:table-cell office:value-type="float" office:value="0.05640878031804">
            <text:p>0.0564087803</text:p>
          </table:table-cell>
          <table:table-cell office:value-type="float" office:value="0">
            <text:p>0</text:p>
          </table:table-cell>
          <table:table-cell office:value-type="float" office:value="4479">
            <text:p>4479</text:p>
          </table:table-cell>
          <table:table-cell office:value-type="float" office:value="0.0461572193985254">
            <text:p>0.0461572194</text:p>
          </table:table-cell>
          <table:table-cell office:value-type="float" office:value="0">
            <text:p>0</text:p>
          </table:table-cell>
          <table:table-cell office:value-type="float" office:value="4479">
            <text:p>447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office:value-type="float" office:value="0.0320349511211463">
            <text:p>0.032034951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table:number-columns-repeated="2" office:value-type="float" office:value="4311">
            <text:p>4311</text:p>
          </table:table-cell>
          <table:table-cell office:value-type="float" office:value="0.0440004907707573">
            <text:p>0.0440004908</text:p>
          </table:table-cell>
          <table:table-cell office:value-type="float" office:value="0">
            <text:p>0</text:p>
          </table:table-cell>
          <table:table-cell office:value-type="float" office:value="4222">
            <text:p>4222</text:p>
          </table:table-cell>
          <table:table-cell office:value-type="float" office:value="0.0453216953999529">
            <text:p>0.0453216954</text:p>
          </table:table-cell>
          <table:table-cell office:value-type="float" office:value="0.0206448619809789">
            <text:p>0.020644862</text:p>
          </table:table-cell>
          <table:table-cell office:value-type="float" office:value="4311">
            <text:p>4311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office:value-type="float" office:value="0.0273824213401506">
            <text:p>0.0273824213</text:p>
          </table:table-cell>
          <table:table-cell office:value-type="float" office:value="0.0257480862908838">
            <text:p>0.0257480863</text:p>
          </table:table-cell>
          <table:table-cell table:number-columns-repeated="28"/>
        </table:table-row>
        <table:table-row table:style-name="ro2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table:number-columns-repeated="2" office:value-type="float" office:value="4562">
            <text:p>4562</text:p>
          </table:table-cell>
          <table:table-cell office:value-type="float" office:value="0.0602803644579339">
            <text:p>0.0602803645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0.0443410859945931">
            <text:p>0.044341086</text:p>
          </table:table-cell>
          <table:table-cell office:value-type="float" office:value="0.0168785620341955">
            <text:p>0.016878562</text:p>
          </table:table-cell>
          <table:table-cell office:value-type="float" office:value="4562">
            <text:p>4562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office:value-type="float" office:value="0.0291948226435867">
            <text:p>0.0291948226</text:p>
          </table:table-cell>
          <table:table-cell office:value-type="float" office:value="0.0199473914949584">
            <text:p>0.0199473915</text:p>
          </table:table-cell>
          <table:table-cell table:number-columns-repeated="28"/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table:number-columns-repeated="2" office:value-type="float" office:value="4738">
            <text:p>4738</text:p>
          </table:table-cell>
          <table:table-cell office:value-type="float" office:value="0.0476980658873737">
            <text:p>0.0476980659</text:p>
          </table:table-cell>
          <table:table-cell office:value-type="float" office:value="0">
            <text:p>0</text:p>
          </table:table-cell>
          <table:table-cell office:value-type="float" office:value="4657">
            <text:p>4657</text:p>
          </table:table-cell>
          <table:table-cell office:value-type="float" office:value="0.0476999764411156">
            <text:p>0.0476999764</text:p>
          </table:table-cell>
          <table:table-cell office:value-type="float" office:value="0.0170958210215281">
            <text:p>0.017095821</text:p>
          </table:table-cell>
          <table:table-cell office:value-type="float" office:value="4722">
            <text:p>4722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337695230054875">
            <text:p>0.0033769523</text:p>
          </table:table-cell>
          <table:table-cell office:value-type="float" office:value="0.0299631688332288">
            <text:p>0.0299631688</text:p>
          </table:table-cell>
          <table:table-cell office:value-type="float" office:value="0.0249050232165471">
            <text:p>0.0249050232</text:p>
          </table:table-cell>
          <table:table-cell table:number-columns-repeated="28"/>
        </table:table-row>
        <table:table-row table:style-name="ro2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table:number-columns-repeated="2" office:value-type="float" office:value="4876">
            <text:p>4876</text:p>
          </table:table-cell>
          <table:table-cell office:value-type="float" office:value="0.0560803557808083">
            <text:p>0.056080355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0472306648037265">
            <text:p>0.047230664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office:value-type="float" office:value="0.0303592379983812">
            <text:p>0.030359238</text:p>
          </table:table-cell>
          <table:table-cell office:value-type="float" office:value="0.0291222313371616">
            <text:p>0.0291222313</text:p>
          </table:table-cell>
          <table:table-cell table:number-columns-repeated="28"/>
        </table:table-row>
        <table:table-row table:style-name="ro2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table:number-columns-repeated="2" office:value-type="float" office:value="5061">
            <text:p>5061</text:p>
          </table:table-cell>
          <table:table-cell office:value-type="float" office:value="0.0582062515424057">
            <text:p>0.0582062515</text:p>
          </table:table-cell>
          <table:table-cell office:value-type="float" office:value="0">
            <text:p>0</text:p>
          </table:table-cell>
          <table:table-cell office:value-type="float" office:value="4982">
            <text:p>4982</text:p>
          </table:table-cell>
          <table:table-cell office:value-type="float" office:value="0.0463988729056502">
            <text:p>0.0463988729</text:p>
          </table:table-cell>
          <table:table-cell office:value-type="float" office:value="0.0156095633274057">
            <text:p>0.0156095633</text:p>
          </table:table-cell>
          <table:table-cell office:value-type="float" office:value="5041">
            <text:p>504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95178818415333">
            <text:p>0.0039517882</text:p>
          </table:table-cell>
          <table:table-cell office:value-type="float" office:value="0.0293641667035989">
            <text:p>0.0293641667</text:p>
          </table:table-cell>
          <table:table-cell office:value-type="float" office:value="0.0191661726931437">
            <text:p>0.0191661727</text:p>
          </table:table-cell>
          <table:table-cell table:number-columns-repeated="28"/>
        </table:table-row>
        <table:table-row table:style-name="ro2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table:number-columns-repeated="2" office:value-type="float" office:value="5063">
            <text:p>5063</text:p>
          </table:table-cell>
          <table:table-cell office:value-type="float" office:value="0.0814222275300935">
            <text:p>0.0814222275</text:p>
          </table:table-cell>
          <table:table-cell office:value-type="float" office:value="0">
            <text:p>0</text:p>
          </table:table-cell>
          <table:table-cell office:value-type="float" office:value="5010">
            <text:p>5010</text:p>
          </table:table-cell>
          <table:table-cell office:value-type="float" office:value="0.0504827238735471">
            <text:p>0.0504827239</text:p>
          </table:table-cell>
          <table:table-cell office:value-type="float" office:value="0.0104681019158602">
            <text:p>0.0104681019</text:p>
          </table:table-cell>
          <table:table-cell office:value-type="float" office:value="5035">
            <text:p>5035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553031799328461">
            <text:p>0.005530318</text:p>
          </table:table-cell>
          <table:table-cell office:value-type="float" office:value="0.257163650274193">
            <text:p>0.2571636503</text:p>
          </table:table-cell>
          <table:table-cell office:value-type="float" office:value="0.0110606359865692">
            <text:p>0.011060636</text:p>
          </table:table-cell>
          <table:table-cell table:number-columns-repeated="28"/>
        </table:table-row>
        <table:table-row table:style-name="ro2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0.065607932945413">
            <text:p>0.0656079329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.0472679858086879">
            <text:p>0.0472679858</text:p>
          </table:table-cell>
          <table:table-cell office:value-type="float" office:value="0.0246406570841889">
            <text:p>0.0246406571</text:p>
          </table:table-cell>
          <table:table-cell office:value-type="float" office:value="4869">
            <text:p>486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0205338809034908">
            <text:p>0.0002053388</text:p>
          </table:table-cell>
          <table:table-cell office:value-type="float" office:value="0.0303904943400363">
            <text:p>0.0303904943</text:p>
          </table:table-cell>
          <table:table-cell office:value-type="float" office:value="0.0359342915811088">
            <text:p>0.0359342916</text:p>
          </table:table-cell>
          <table:table-cell table:number-columns-repeated="28"/>
        </table:table-row>
        <table:table-row table:style-name="ro2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table:number-columns-repeated="2" office:value-type="float" office:value="5232">
            <text:p>5232</text:p>
          </table:table-cell>
          <table:table-cell office:value-type="float" office:value="0.068512903958682">
            <text:p>0.068512904</text:p>
          </table:table-cell>
          <table:table-cell office:value-type="float" office:value="0">
            <text:p>0</text:p>
          </table:table-cell>
          <table:table-cell office:value-type="float" office:value="5184">
            <text:p>5184</text:p>
          </table:table-cell>
          <table:table-cell office:value-type="float" office:value="0.045902037027102">
            <text:p>0.045902037</text:p>
          </table:table-cell>
          <table:table-cell office:value-type="float" office:value="0.0091743119266055">
            <text:p>0.0091743119</text:p>
          </table:table-cell>
          <table:table-cell office:value-type="float" office:value="5232">
            <text:p>5232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office:value-type="float" office:value="0.0285934879511468">
            <text:p>0.028593488</text:p>
          </table:table-cell>
          <table:table-cell office:value-type="float" office:value="0.0284785932721712">
            <text:p>0.0284785933</text:p>
          </table:table-cell>
          <table:table-cell table:number-columns-repeated="28"/>
        </table:table-row>
        <table:table-row table:style-name="ro2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table:number-columns-repeated="2" office:value-type="float" office:value="4567">
            <text:p>4567</text:p>
          </table:table-cell>
          <table:table-cell office:value-type="float" office:value="0.0513653177157514">
            <text:p>0.0513653177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0.0479733528024576">
            <text:p>0.0479733528</text:p>
          </table:table-cell>
          <table:table-cell office:value-type="float" office:value="0.00810159842347274">
            <text:p>0.0081015984</text:p>
          </table:table-cell>
          <table:table-cell office:value-type="float" office:value="4567">
            <text:p>4567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0.0298721988836354">
            <text:p>0.0298721989</text:p>
          </table:table-cell>
          <table:table-cell office:value-type="float" office:value="0.0118239544558791">
            <text:p>0.0118239545</text:p>
          </table:table-cell>
          <table:table-cell table:number-columns-repeated="28"/>
        </table:table-row>
        <table:table-row table:style-name="ro2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table:number-columns-repeated="2" office:value-type="float" office:value="4483">
            <text:p>4483</text:p>
          </table:table-cell>
          <table:table-cell office:value-type="float" office:value="0.0485681110037615">
            <text:p>0.048568111</text:p>
          </table:table-cell>
          <table:table-cell office:value-type="float" office:value="0">
            <text:p>0</text:p>
          </table:table-cell>
          <table:table-cell office:value-type="float" office:value="4416">
            <text:p>4416</text:p>
          </table:table-cell>
          <table:table-cell office:value-type="float" office:value="0.0462146004436534">
            <text:p>0.0462146004</text:p>
          </table:table-cell>
          <table:table-cell office:value-type="float" office:value="0.0149453490965871">
            <text:p>0.0149453491</text:p>
          </table:table-cell>
          <table:table-cell office:value-type="float" office:value="4480">
            <text:p>4480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0669194735668079">
            <text:p>0.0006691947</text:p>
          </table:table-cell>
          <table:table-cell office:value-type="float" office:value="0.0295129842108823">
            <text:p>0.0295129842</text:p>
          </table:table-cell>
          <table:table-cell office:value-type="float" office:value="0.0107071157706893">
            <text:p>0.0107071158</text:p>
          </table:table-cell>
          <table:table-cell table:number-columns-repeated="28"/>
        </table:table-row>
        <table:table-row table:style-name="ro2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table:number-columns-repeated="2" office:value-type="float" office:value="4907">
            <text:p>4907</text:p>
          </table:table-cell>
          <table:table-cell office:value-type="float" office:value="0.0686631208634953">
            <text:p>0.0686631209</text:p>
          </table:table-cell>
          <table:table-cell office:value-type="float" office:value="0">
            <text:p>0</text:p>
          </table:table-cell>
          <table:table-cell office:value-type="float" office:value="4879">
            <text:p>4879</text:p>
          </table:table-cell>
          <table:table-cell office:value-type="float" office:value="0.0473589557582812">
            <text:p>0.0473589558</text:p>
          </table:table-cell>
          <table:table-cell office:value-type="float" office:value="0.00570613409415121">
            <text:p>0.0057061341</text:p>
          </table:table-cell>
          <table:table-cell office:value-type="float" office:value="4905">
            <text:p>490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0407581006725087">
            <text:p>0.000407581</text:p>
          </table:table-cell>
          <table:table-cell office:value-type="float" office:value="0.0297373767532125">
            <text:p>0.0297373768</text:p>
          </table:table-cell>
          <table:table-cell office:value-type="float" office:value="0.0177297737925413">
            <text:p>0.0177297738</text:p>
          </table:table-cell>
          <table:table-cell table:number-columns-repeated="28"/>
        </table:table-row>
        <table:table-row table:style-name="ro2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table:number-columns-repeated="2" office:value-type="float" office:value="5088">
            <text:p>5088</text:p>
          </table:table-cell>
          <table:table-cell office:value-type="float" office:value="0.0519158020253158">
            <text:p>0.051915802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  <table:table-cell office:value-type="float" office:value="0.0451756769680416">
            <text:p>0.045175677</text:p>
          </table:table-cell>
          <table:table-cell office:value-type="float" office:value="0.00157232704402516">
            <text:p>0.001572327</text:p>
          </table:table-cell>
          <table:table-cell office:value-type="float" office:value="5080">
            <text:p>5080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157232704402516">
            <text:p>0.001572327</text:p>
          </table:table-cell>
          <table:table-cell office:value-type="float" office:value="0.029531644713363">
            <text:p>0.0295316447</text:p>
          </table:table-cell>
          <table:table-cell office:value-type="float" office:value="0.0167059748427673">
            <text:p>0.0167059748</text:p>
          </table:table-cell>
          <table:table-cell table:number-columns-repeated="28"/>
        </table:table-row>
        <table:table-row table:style-name="ro2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table:number-columns-repeated="2" office:value-type="float" office:value="4192">
            <text:p>4192</text:p>
          </table:table-cell>
          <table:table-cell office:value-type="float" office:value="0.0474694749452665">
            <text:p>0.0474694749</text:p>
          </table:table-cell>
          <table:table-cell office:value-type="float" office:value="0">
            <text:p>0</text:p>
          </table:table-cell>
          <table:table-cell office:value-type="float" office:value="4138">
            <text:p>4138</text:p>
          </table:table-cell>
          <table:table-cell office:value-type="float" office:value="0.0525577717493988">
            <text:p>0.0525577717</text:p>
          </table:table-cell>
          <table:table-cell office:value-type="float" office:value="0.012881679389313">
            <text:p>0.0128816794</text:p>
          </table:table-cell>
          <table:table-cell office:value-type="float" office:value="4171">
            <text:p>417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500954198473282">
            <text:p>0.005009542</text:p>
          </table:table-cell>
          <table:table-cell office:value-type="float" office:value="0.0307123880078281">
            <text:p>0.030712388</text:p>
          </table:table-cell>
          <table:table-cell office:value-type="float" office:value="0.0143129770992366">
            <text:p>0.0143129771</text:p>
          </table:table-cell>
          <table:table-cell table:number-columns-repeated="28"/>
        </table:table-row>
        <table:table-row table:style-name="ro2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table:number-columns-repeated="2" office:value-type="float" office:value="5210">
            <text:p>5210</text:p>
          </table:table-cell>
          <table:table-cell office:value-type="float" office:value="0.0543006120172591">
            <text:p>0.054300612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0.0442305225173951">
            <text:p>0.0442305225</text:p>
          </table:table-cell>
          <table:table-cell office:value-type="float" office:value="0.00249520153550864">
            <text:p>0.0024952015</text:p>
          </table:table-cell>
          <table:table-cell office:value-type="float" office:value="5210">
            <text:p>5210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office:value-type="float" office:value="0.0280420701028427">
            <text:p>0.0280420701</text:p>
          </table:table-cell>
          <table:table-cell office:value-type="float" office:value="0.0138195777351248">
            <text:p>0.0138195777</text:p>
          </table:table-cell>
          <table:table-cell table:number-columns-repeated="28"/>
        </table:table-row>
        <table:table-row table:style-name="ro2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table:number-columns-repeated="2" office:value-type="float" office:value="4667">
            <text:p>4667</text:p>
          </table:table-cell>
          <table:table-cell office:value-type="float" office:value="0.0569545995063369">
            <text:p>0.0569545995</text:p>
          </table:table-cell>
          <table:table-cell office:value-type="float" office:value="0">
            <text:p>0</text:p>
          </table:table-cell>
          <table:table-cell office:value-type="float" office:value="4642">
            <text:p>4642</text:p>
          </table:table-cell>
          <table:table-cell office:value-type="float" office:value="0.0467818797190661">
            <text:p>0.0467818797</text:p>
          </table:table-cell>
          <table:table-cell office:value-type="float" office:value="0.00535676023141204">
            <text:p>0.0053567602</text:p>
          </table:table-cell>
          <table:table-cell office:value-type="float" office:value="4667">
            <text:p>4667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office:value-type="float" office:value="0.0304861294152498">
            <text:p>0.0304861294</text:p>
          </table:table-cell>
          <table:table-cell office:value-type="float" office:value="0.0227126633811871">
            <text:p>0.0227126634</text:p>
          </table:table-cell>
          <table:table-cell table:number-columns-repeated="28"/>
        </table:table-row>
        <table:table-row table:style-name="ro2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table:number-columns-repeated="2" office:value-type="float" office:value="4700">
            <text:p>4700</text:p>
          </table:table-cell>
          <table:table-cell office:value-type="float" office:value="0.0553096777474182">
            <text:p>0.0553096777</text:p>
          </table:table-cell>
          <table:table-cell office:value-type="float" office:value="0">
            <text:p>0</text:p>
          </table:table-cell>
          <table:table-cell office:value-type="float" office:value="4673">
            <text:p>4673</text:p>
          </table:table-cell>
          <table:table-cell office:value-type="float" office:value="0.0476509926221038">
            <text:p>0.0476509926</text:p>
          </table:table-cell>
          <table:table-cell office:value-type="float" office:value="0.00574468085106383">
            <text:p>0.0057446809</text:p>
          </table:table-cell>
          <table:table-cell office:value-type="float" office:value="4696">
            <text:p>469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0851063829787234">
            <text:p>0.0008510638</text:p>
          </table:table-cell>
          <table:table-cell office:value-type="float" office:value="0.0276543981638066">
            <text:p>0.0276543982</text:p>
          </table:table-cell>
          <table:table-cell office:value-type="float" office:value="0.035531914893617">
            <text:p>0.0355319149</text:p>
          </table:table-cell>
          <table:table-cell table:number-columns-repeated="28"/>
        </table:table-row>
        <table:table-row table:style-name="ro2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table:number-columns-repeated="2" office:value-type="float" office:value="5043">
            <text:p>5043</text:p>
          </table:table-cell>
          <table:table-cell office:value-type="float" office:value="0.0690339980042611">
            <text:p>0.069033998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.0491289044185737">
            <text:p>0.0491289044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office:value-type="float" office:value="0.0306223510833588">
            <text:p>0.0306223511</text:p>
          </table:table-cell>
          <table:table-cell office:value-type="float" office:value="0.0140789212770176">
            <text:p>0.0140789213</text:p>
          </table:table-cell>
          <table:table-cell table:number-columns-repeated="28"/>
        </table:table-row>
        <table:table-row table:style-name="ro2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table:number-columns-repeated="2" office:value-type="float" office:value="4805">
            <text:p>4805</text:p>
          </table:table-cell>
          <table:table-cell office:value-type="float" office:value="0.0576930882029813">
            <text:p>0.057693088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.0506809917124043">
            <text:p>0.0506809917</text:p>
          </table:table-cell>
          <table:table-cell office:value-type="float" office:value="0.0114464099895942">
            <text:p>0.01144641</text:p>
          </table:table-cell>
          <table:table-cell office:value-type="float" office:value="4799">
            <text:p>4799</text:p>
          </table:table-cell>
          <table:table-cell office:value-type="float" office:value="0.0000517828702265291">
            <text:p>5.17828702265291E-005</text:p>
          </table:table-cell>
          <table:table-cell office:value-type="float" office:value="0.00124869927159209">
            <text:p>0.0012486993</text:p>
          </table:table-cell>
          <table:table-cell office:value-type="float" office:value="0.0426574421582737">
            <text:p>0.0426574422</text:p>
          </table:table-cell>
          <table:table-cell office:value-type="float" office:value="0.0143600416233091">
            <text:p>0.0143600416</text:p>
          </table:table-cell>
          <table:table-cell table:number-columns-repeated="28"/>
        </table:table-row>
        <table:table-row table:style-name="ro2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table:number-columns-repeated="2" office:value-type="float" office:value="4614">
            <text:p>4614</text:p>
          </table:table-cell>
          <table:table-cell office:value-type="float" office:value="0.0511740477437841">
            <text:p>0.0511740477</text:p>
          </table:table-cell>
          <table:table-cell office:value-type="float" office:value="0">
            <text:p>0</text:p>
          </table:table-cell>
          <table:table-cell office:value-type="float" office:value="4583">
            <text:p>4583</text:p>
          </table:table-cell>
          <table:table-cell office:value-type="float" office:value="0.044803866456114">
            <text:p>0.0448038665</text:p>
          </table:table-cell>
          <table:table-cell office:value-type="float" office:value="0.00671868227134807">
            <text:p>0.0067186823</text:p>
          </table:table-cell>
          <table:table-cell office:value-type="float" office:value="4594">
            <text:p>4594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433463372345037">
            <text:p>0.0043346337</text:p>
          </table:table-cell>
          <table:table-cell office:value-type="float" office:value="0.0280602640927614">
            <text:p>0.0280602641</text:p>
          </table:table-cell>
          <table:table-cell office:value-type="float" office:value="0.0286085825747724">
            <text:p>0.0286085826</text:p>
          </table:table-cell>
          <table:table-cell table:number-columns-repeated="28"/>
        </table:table-row>
        <table:table-row table:style-name="ro2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table:number-columns-repeated="2" office:value-type="float" office:value="5157">
            <text:p>5157</text:p>
          </table:table-cell>
          <table:table-cell office:value-type="float" office:value="0.0666874420067112">
            <text:p>0.066687442</text:p>
          </table:table-cell>
          <table:table-cell office:value-type="float" office:value="0">
            <text:p>0</text:p>
          </table:table-cell>
          <table:table-cell office:value-type="float" office:value="5111">
            <text:p>5111</text:p>
          </table:table-cell>
          <table:table-cell office:value-type="float" office:value="0.0484407983895986">
            <text:p>0.0484407984</text:p>
          </table:table-cell>
          <table:table-cell office:value-type="float" office:value="0.00891991467907698">
            <text:p>0.0089199147</text:p>
          </table:table-cell>
          <table:table-cell office:value-type="float" office:value="5157">
            <text:p>5157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">
            <text:p>0</text:p>
          </table:table-cell>
          <table:table-cell office:value-type="float" office:value="0.0335193940934845">
            <text:p>0.0335193941</text:p>
          </table:table-cell>
          <table:table-cell office:value-type="float" office:value="0.031413612565445">
            <text:p>0.0314136126</text:p>
          </table:table-cell>
          <table:table-cell table:number-columns-repeated="28"/>
        </table:table-row>
        <table:table-row table:style-name="ro2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table:number-columns-repeated="2" office:value-type="float" office:value="4522">
            <text:p>4522</text:p>
          </table:table-cell>
          <table:table-cell office:value-type="float" office:value="0.0587628005096178">
            <text:p>0.0587628005</text:p>
          </table:table-cell>
          <table:table-cell office:value-type="float" office:value="0">
            <text:p>0</text:p>
          </table:table-cell>
          <table:table-cell office:value-type="float" office:value="4466">
            <text:p>4466</text:p>
          </table:table-cell>
          <table:table-cell office:value-type="float" office:value="0.0479369648226203">
            <text:p>0.0479369648</text:p>
          </table:table-cell>
          <table:table-cell office:value-type="float" office:value="0.0123839009287926">
            <text:p>0.0123839009</text:p>
          </table:table-cell>
          <table:table-cell office:value-type="float" office:value="4495">
            <text:p>449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597080937638213">
            <text:p>0.0059708094</text:p>
          </table:table-cell>
          <table:table-cell office:value-type="float" office:value="0.0294308779999673">
            <text:p>0.029430878</text:p>
          </table:table-cell>
          <table:table-cell office:value-type="float" office:value="0.024546660769571">
            <text:p>0.0245466608</text:p>
          </table:table-cell>
          <table:table-cell table:number-columns-repeated="28"/>
        </table:table-row>
        <table:table-row table:style-name="ro2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table:number-columns-repeated="2" office:value-type="float" office:value="4366">
            <text:p>4366</text:p>
          </table:table-cell>
          <table:table-cell office:value-type="float" office:value="0.0702329341700073">
            <text:p>0.0702329342</text:p>
          </table:table-cell>
          <table:table-cell office:value-type="float" office:value="0">
            <text:p>0</text:p>
          </table:table-cell>
          <table:table-cell office:value-type="float" office:value="4343">
            <text:p>4343</text:p>
          </table:table-cell>
          <table:table-cell office:value-type="float" office:value="0.0455544851683994">
            <text:p>0.0455544852</text:p>
          </table:table-cell>
          <table:table-cell office:value-type="float" office:value="0.00526797984425103">
            <text:p>0.0052679798</text:p>
          </table:table-cell>
          <table:table-cell office:value-type="float" office:value="4366">
            <text:p>436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office:value-type="float" office:value="0.0301003235264618">
            <text:p>0.0301003235</text:p>
          </table:table-cell>
          <table:table-cell office:value-type="float" office:value="0.0419147961520843">
            <text:p>0.0419147962</text:p>
          </table:table-cell>
          <table:table-cell table:number-columns-repeated="28"/>
        </table:table-row>
        <table:table-row table:style-name="ro2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table:number-columns-repeated="2" office:value-type="float" office:value="4994">
            <text:p>4994</text:p>
          </table:table-cell>
          <table:table-cell office:value-type="float" office:value="0.0558629611297431">
            <text:p>0.0558629611</text:p>
          </table:table-cell>
          <table:table-cell office:value-type="float" office:value="0">
            <text:p>0</text:p>
          </table:table-cell>
          <table:table-cell office:value-type="float" office:value="4986">
            <text:p>4986</text:p>
          </table:table-cell>
          <table:table-cell office:value-type="float" office:value="0.0480349324606438">
            <text:p>0.0480349325</text:p>
          </table:table-cell>
          <table:table-cell office:value-type="float" office:value="0.00160192230676812">
            <text:p>0.0016019223</text:p>
          </table:table-cell>
          <table:table-cell office:value-type="float" office:value="4982">
            <text:p>4982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240288346015218">
            <text:p>0.0024028835</text:p>
          </table:table-cell>
          <table:table-cell office:value-type="float" office:value="0.0325970987583768">
            <text:p>0.0325970988</text:p>
          </table:table-cell>
          <table:table-cell office:value-type="float" office:value="0.0144173007609131">
            <text:p>0.0144173008</text:p>
          </table:table-cell>
          <table:table-cell table:number-columns-repeated="28"/>
        </table:table-row>
        <table:table-row table:style-name="ro2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table:number-columns-repeated="2" office:value-type="float" office:value="4215">
            <text:p>4215</text:p>
          </table:table-cell>
          <table:table-cell office:value-type="float" office:value="0.0619346164593875">
            <text:p>0.0619346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0.0460307944942187">
            <text:p>0.0460307945</text:p>
          </table:table-cell>
          <table:table-cell office:value-type="float" office:value="0.00308422301304864">
            <text:p>0.003084223</text:p>
          </table:table-cell>
          <table:table-cell office:value-type="float" office:value="4212">
            <text:p>421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711743772241993">
            <text:p>0.0007117438</text:p>
          </table:table-cell>
          <table:table-cell office:value-type="float" office:value="0.0291691644526758">
            <text:p>0.0291691645</text:p>
          </table:table-cell>
          <table:table-cell office:value-type="float" office:value="0.0322657176749703">
            <text:p>0.0322657177</text:p>
          </table:table-cell>
          <table:table-cell table:number-columns-repeated="28"/>
        </table:table-row>
        <table:table-row table:style-name="ro2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table:number-columns-repeated="2" office:value-type="float" office:value="4373">
            <text:p>4373</text:p>
          </table:table-cell>
          <table:table-cell office:value-type="float" office:value="0.0554277053154858">
            <text:p>0.0554277053</text:p>
          </table:table-cell>
          <table:table-cell office:value-type="float" office:value="0">
            <text:p>0</text:p>
          </table:table-cell>
          <table:table-cell office:value-type="float" office:value="4335">
            <text:p>4335</text:p>
          </table:table-cell>
          <table:table-cell office:value-type="float" office:value="0.0489311030922785">
            <text:p>0.0489311031</text:p>
          </table:table-cell>
          <table:table-cell office:value-type="float" office:value="0.00868968671392637">
            <text:p>0.0086896867</text:p>
          </table:table-cell>
          <table:table-cell office:value-type="float" office:value="4365">
            <text:p>4365</text:p>
          </table:table-cell>
          <table:table-cell office:value-type="float" office:value="0.0000489837961602302">
            <text:p>4.89837961602302E-005</text:p>
          </table:table-cell>
          <table:table-cell office:value-type="float" office:value="0.00182940772924766">
            <text:p>0.0018294077</text:p>
          </table:table-cell>
          <table:table-cell office:value-type="float" office:value="0.0291407071863928">
            <text:p>0.0291407072</text:p>
          </table:table-cell>
          <table:table-cell office:value-type="float" office:value="0.0164646695632289">
            <text:p>0.0164646696</text:p>
          </table:table-cell>
          <table:table-cell table:number-columns-repeated="28"/>
        </table:table-row>
        <table:table-row table:style-name="ro2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table:number-columns-repeated="2" office:value-type="float" office:value="4244">
            <text:p>4244</text:p>
          </table:table-cell>
          <table:table-cell office:value-type="float" office:value="0.0465401827887815">
            <text:p>0.0465401828</text:p>
          </table:table-cell>
          <table:table-cell office:value-type="float" office:value="0">
            <text:p>0</text:p>
          </table:table-cell>
          <table:table-cell office:value-type="float" office:value="4244">
            <text:p>4244</text:p>
          </table:table-cell>
          <table:table-cell office:value-type="float" office:value="0.0494424008602492">
            <text:p>0.0494424009</text:p>
          </table:table-cell>
          <table:table-cell office:value-type="float" office:value="0">
            <text:p>0</text:p>
          </table:table-cell>
          <table:table-cell office:value-type="float" office:value="4244">
            <text:p>4244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office:value-type="float" office:value="0.0298120187631352">
            <text:p>0.0298120188</text:p>
          </table:table-cell>
          <table:table-cell office:value-type="float" office:value="0.00400565504241282">
            <text:p>0.004005655</text:p>
          </table:table-cell>
          <table:table-cell table:number-columns-repeated="28"/>
        </table:table-row>
        <table:table-row table:style-name="ro2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table:number-columns-repeated="2" office:value-type="float" office:value="4864">
            <text:p>4864</text:p>
          </table:table-cell>
          <table:table-cell office:value-type="float" office:value="0.0527741843385348">
            <text:p>0.0527741843</text:p>
          </table:table-cell>
          <table:table-cell office:value-type="float" office:value="0">
            <text:p>0</text:p>
          </table:table-cell>
          <table:table-cell office:value-type="float" office:value="4813">
            <text:p>4813</text:p>
          </table:table-cell>
          <table:table-cell office:value-type="float" office:value="0.145655485138076">
            <text:p>0.1456554851</text:p>
          </table:table-cell>
          <table:table-cell office:value-type="float" office:value="0.0104851973684211">
            <text:p>0.0104851974</text:p>
          </table:table-cell>
          <table:table-cell office:value-type="float" office:value="4818">
            <text:p>4818</text:p>
          </table:table-cell>
          <table:table-cell office:value-type="float" office:value="0.0000592470677366594">
            <text:p>5.92470677366594E-005</text:p>
          </table:table-cell>
          <table:table-cell office:value-type="float" office:value="0.00945723684210526">
            <text:p>0.0094572368</text:p>
          </table:table-cell>
          <table:table-cell office:value-type="float" office:value="0.0310524756655385">
            <text:p>0.0310524757</text:p>
          </table:table-cell>
          <table:table-cell office:value-type="float" office:value="0.0199424342105263">
            <text:p>0.0199424342</text:p>
          </table:table-cell>
          <table:table-cell table:number-columns-repeated="28"/>
        </table:table-row>
        <table:table-row table:style-name="ro2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table:number-columns-repeated="2" office:value-type="float" office:value="4814">
            <text:p>4814</text:p>
          </table:table-cell>
          <table:table-cell office:value-type="float" office:value="0.0504560855807166">
            <text:p>0.0504560856</text:p>
          </table:table-cell>
          <table:table-cell office:value-type="float" office:value="0">
            <text:p>0</text:p>
          </table:table-cell>
          <table:table-cell office:value-type="float" office:value="4755">
            <text:p>4755</text:p>
          </table:table-cell>
          <table:table-cell office:value-type="float" office:value="0.0462547205239869">
            <text:p>0.0462547205</text:p>
          </table:table-cell>
          <table:table-cell office:value-type="float" office:value="0.0122559202326548">
            <text:p>0.0122559202</text:p>
          </table:table-cell>
          <table:table-cell office:value-type="float" office:value="4801">
            <text:p>480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270045700041545">
            <text:p>0.002700457</text:p>
          </table:table-cell>
          <table:table-cell office:value-type="float" office:value="0.0299836953859575">
            <text:p>0.0299836954</text:p>
          </table:table-cell>
          <table:table-cell office:value-type="float" office:value="0.0243041130037391">
            <text:p>0.024304113</text:p>
          </table:table-cell>
          <table:table-cell table:number-columns-repeated="28"/>
        </table:table-row>
        <table:table-row table:style-name="ro2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table:number-columns-repeated="2" office:value-type="float" office:value="3884">
            <text:p>3884</text:p>
          </table:table-cell>
          <table:table-cell office:value-type="float" office:value="0.0493607151071089">
            <text:p>0.0493607151</text:p>
          </table:table-cell>
          <table:table-cell office:value-type="float" office:value="0">
            <text:p>0</text:p>
          </table:table-cell>
          <table:table-cell office:value-type="float" office:value="3869">
            <text:p>3869</text:p>
          </table:table-cell>
          <table:table-cell office:value-type="float" office:value="0.0454863743343449">
            <text:p>0.0454863743</text:p>
          </table:table-cell>
          <table:table-cell office:value-type="float" office:value="0.00386199794026776">
            <text:p>0.0038619979</text:p>
          </table:table-cell>
          <table:table-cell office:value-type="float" office:value="3882">
            <text:p>388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0514933058702369">
            <text:p>0.0005149331</text:p>
          </table:table-cell>
          <table:table-cell office:value-type="float" office:value="0.029420614723603">
            <text:p>0.0294206147</text:p>
          </table:table-cell>
          <table:table-cell office:value-type="float" office:value="0.0314109165808445">
            <text:p>0.0314109166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23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23:37:53.40</dc:date>
    <meta:generator>OpenOffice.org/3.4.1$Win32 OpenOffice.org_project/341m1$Build-9593</meta:generator>
    <meta:editing-duration>P7DT15H39M12S</meta:editing-duration>
    <meta:editing-cycles>11</meta:editing-cycles>
    <meta:document-statistic meta:table-count="1" meta:cell-count="85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7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Porovnanie čas</text:p>
        </chart:title>
        <chart:legend chart:legend-position="end" svg:x="11.144cm" svg:y="2.556cm" style:legend-expansion="high" chart:style-name="ch3"/>
        <chart:plot-area chart:style-name="ch4" table:cell-range-address="Sheet1.V1:Sheet1.W13 Sheet1.Y1:Sheet1.Y13 Sheet1.AA1:Sheet1.AA13 Sheet1.AC1:Sheet1.AC13" chart:data-source-has-labels="both" svg:x="1.358cm" svg:y="1.635cm" svg:width="9.146cm" svg:height="6.177cm">
          <chartooo:coordinate-region svg:x="3.382cm" svg:y="1.847cm" svg:width="6.935cm" svg:height="5.292cm"/>
          <chart:axis chart:dimension="x" chart:name="primary-x" chart:style-name="ch5" chartooo:axis-type="auto">
            <chartooo:date-scale/>
            <chart:title svg:x="5.146cm" svg:y="7.993cm" chart:style-name="ch6">
              <text:p>Počet vecí</text:p>
            </chart:title>
            <chart:categories table:cell-range-address="Sheet1.V2:Sheet1.V13"/>
          </chart:axis>
          <chart:axis chart:dimension="y" chart:name="primary-y" chart:style-name="ch7">
            <chart:title svg:x="0.451cm" svg:y="5.296cm" chart:style-name="ch8">
              <text:p>Čas [s]</text:p>
            </chart:title>
            <chart:grid chart:style-name="ch9" chart:class="major"/>
          </chart:axis>
          <chart:series chart:style-name="ch10" chart:values-cell-range-address="Sheet1.W2:Sheet1.W13" chart:label-cell-address="Sheet1.W1:Sheet1.W1" chart:class="chart:line">
            <chart:data-point chart:repeated="12"/>
          </chart:series>
          <chart:series chart:style-name="ch11" chart:values-cell-range-address="Sheet1.Y2:Sheet1.Y13" chart:label-cell-address="Sheet1.Y1:Sheet1.Y1" chart:class="chart:line">
            <chart:data-point chart:repeated="12"/>
          </chart:series>
          <chart:series chart:style-name="ch12" chart:values-cell-range-address="Sheet1.AA2:Sheet1.AA13" chart:label-cell-address="Sheet1.AA1:Sheet1.AA1" chart:class="chart:line">
            <chart:data-point chart:repeated="12"/>
          </chart:series>
          <chart:series chart:style-name="ch13" chart:values-cell-range-address="Sheet1.AC2:Sheet1.AC13" chart:label-cell-address="Sheet1.AC1:Sheet1.AC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emerný čas dynamické prog.</text:p>
                <draw:g>
                  <svg:desc>Sheet1.W1:Sheet1.W1</svg:desc>
                </draw:g>
              </table:table-cell>
              <table:table-cell office:value-type="string">
                <text:p>Priemerný čas genetika 50 iterácií</text:p>
                <draw:g>
                  <svg:desc>Sheet1.Y1:Sheet1.Y1</svg:desc>
                </draw:g>
              </table:table-cell>
              <table:table-cell office:value-type="string">
                <text:p>Priemerný čas heuristika pomer cena váha</text:p>
                <draw:g>
                  <svg:desc>Sheet1.AA1:Sheet1.AA1</svg:desc>
                </draw:g>
              </table:table-cell>
              <table:table-cell office:value-type="string">
                <text:p>Priemerný čas genetika 30 iterácií</text:p>
                <draw:g>
                  <svg:desc>Sheet1.AC1:Sheet1.A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V2:Sheet1.V13</svg:desc>
                </draw:g>
              </table:table-cell>
              <table:table-cell office:value-type="float" office:value="0.000584623666999912">
                <text:p>0.000584623666999912</text:p>
                <draw:g>
                  <svg:desc>Sheet1.W2:Sheet1.W13</svg:desc>
                </draw:g>
              </table:table-cell>
              <table:table-cell office:value-type="float" office:value="0.0151516655664745">
                <text:p>0.0151516655664745</text:p>
                <draw:g>
                  <svg:desc>Sheet1.Y2:Sheet1.Y13</svg:desc>
                </draw:g>
              </table:table-cell>
              <table:table-cell office:value-type="float" office:value="0.00000293902776961381">
                <text:p>0.00000293902776961381</text:p>
                <draw:g>
                  <svg:desc>Sheet1.AA2:Sheet1.AA13</svg:desc>
                </draw:g>
              </table:table-cell>
              <table:table-cell office:value-type="float" office:value="0.0109813884813383">
                <text:p>0.0109813884813383</text:p>
                <draw:g>
                  <svg:desc>Sheet1.AC2:Sheet1.AC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34281130470846">
                <text:p>0.00334281130470846</text:p>
              </table:table-cell>
              <table:table-cell office:value-type="float" office:value="0.0211999729422714">
                <text:p>0.0211999729422714</text:p>
              </table:table-cell>
              <table:table-cell office:value-type="float" office:value="0.0000076694629416589">
                <text:p>0.0000076694629416589</text:p>
              </table:table-cell>
              <table:table-cell office:value-type="float" office:value="0.01504496481329">
                <text:p>0.015044964813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533058215581785">
                <text:p>0.00533058215581785</text:p>
              </table:table-cell>
              <table:table-cell office:value-type="float" office:value="0.0271627312444456">
                <text:p>0.0271627312444456</text:p>
              </table:table-cell>
              <table:table-cell office:value-type="float" office:value="0.0000129410524331884">
                <text:p>0.0000129410524331884</text:p>
              </table:table-cell>
              <table:table-cell office:value-type="float" office:value="0.0197265769874018">
                <text:p>0.0197265769874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1542153802517">
                <text:p>0.011542153802517</text:p>
              </table:table-cell>
              <table:table-cell office:value-type="float" office:value="0.0315332728422045">
                <text:p>0.0315332728422045</text:p>
              </table:table-cell>
              <table:table-cell office:value-type="float" office:value="0.0000191270061197089">
                <text:p>0.0000191270061197089</text:p>
              </table:table-cell>
              <table:table-cell office:value-type="float" office:value="0.0210888683105014">
                <text:p>0.02108886831050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149233497250144">
                <text:p>0.0149233497250144</text:p>
              </table:table-cell>
              <table:table-cell office:value-type="float" office:value="0.0319920599561945">
                <text:p>0.0319920599561945</text:p>
              </table:table-cell>
              <table:table-cell office:value-type="float" office:value="0.0000218141172233559">
                <text:p>0.0000218141172233559</text:p>
              </table:table-cell>
              <table:table-cell office:value-type="float" office:value="0.0207102000639122">
                <text:p>0.02071020006391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97086911675726">
                <text:p>0.0197086911675726</text:p>
              </table:table-cell>
              <table:table-cell office:value-type="float" office:value="0.0381209807027079">
                <text:p>0.0381209807027079</text:p>
              </table:table-cell>
              <table:table-cell office:value-type="float" office:value="0.000026292635729434">
                <text:p>0.000026292635729434</text:p>
              </table:table-cell>
              <table:table-cell office:value-type="float" office:value="0.0265060961529041">
                <text:p>0.02650609615290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27117136996418">
                <text:p>0.0227117136996418</text:p>
              </table:table-cell>
              <table:table-cell office:value-type="float" office:value="0.037119014352259">
                <text:p>0.037119014352259</text:p>
              </table:table-cell>
              <table:table-cell office:value-type="float" office:value="0.0000266938363456035">
                <text:p>0.0000266938363456035</text:p>
              </table:table-cell>
              <table:table-cell office:value-type="float" office:value="0.024464842447045">
                <text:p>0.0244648424470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7709532755449">
                <text:p>0.0307709532755449</text:p>
              </table:table-cell>
              <table:table-cell office:value-type="float" office:value="0.0401031179367082">
                <text:p>0.0401031179367082</text:p>
              </table:table-cell>
              <table:table-cell office:value-type="float" office:value="0.0000336355400300247">
                <text:p>0.0000336355400300247</text:p>
              </table:table-cell>
              <table:table-cell office:value-type="float" office:value="0.0269136788480872">
                <text:p>0.02691367884808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35142591764102">
                <text:p>0.0335142591764102</text:p>
              </table:table-cell>
              <table:table-cell office:value-type="float" office:value="0.0418177288768943">
                <text:p>0.0418177288768943</text:p>
              </table:table-cell>
              <table:table-cell office:value-type="float" office:value="0.0000374142900195282">
                <text:p>0.0000374142900195282</text:p>
              </table:table-cell>
              <table:table-cell office:value-type="float" office:value="0.0267225113304239">
                <text:p>0.02672251133042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401769947008888">
                <text:p>0.0401769947008888</text:p>
              </table:table-cell>
              <table:table-cell office:value-type="float" office:value="0.0449211010629489">
                <text:p>0.0449211010629489</text:p>
              </table:table-cell>
              <table:table-cell office:value-type="float" office:value="0.0000425739165484058">
                <text:p>0.0000425739165484058</text:p>
              </table:table-cell>
              <table:table-cell office:value-type="float" office:value="0.0296681556192604">
                <text:p>0.02966815561926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436431611421523">
                <text:p>0.0436431611421523</text:p>
              </table:table-cell>
              <table:table-cell office:value-type="float" office:value="0.047640906620513">
                <text:p>0.047640906620513</text:p>
              </table:table-cell>
              <table:table-cell office:value-type="float" office:value="0.0000446918825919053">
                <text:p>0.0000446918825919053</text:p>
              </table:table-cell>
              <table:table-cell office:value-type="float" office:value="0.0319514920238015">
                <text:p>0.03195149202380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6037184748599">
                <text:p>0.056037184748599</text:p>
              </table:table-cell>
              <table:table-cell office:value-type="float" office:value="0.0494412439090953">
                <text:p>0.0494412439090953</text:p>
              </table:table-cell>
              <table:table-cell office:value-type="float" office:value="0.0000484613023345211">
                <text:p>0.0000484613023345211</text:p>
              </table:table-cell>
              <table:table-cell office:value-type="float" office:value="0.0350663310886304">
                <text:p>0.0350663310886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1cm" xlink:href=".." xlink:type="simple" chart:class="chart:scatter" chart:style-name="ch1">
        <chart:title svg:x="6.17cm" svg:y="0.315cm" chart:style-name="ch2">
          <text:p>Porovnanie chyba</text:p>
        </chart:title>
        <chart:legend chart:legend-position="end" svg:x="10.775cm" svg:y="2.546cm" style:legend-expansion="high" chart:style-name="ch3"/>
        <chart:plot-area chart:style-name="ch4" table:cell-range-address="Sheet1.V1:Sheet1.V13 Sheet1.X1:Sheet1.X13 Sheet1.Z1:Sheet1.Z13 Sheet1.AB1:Sheet1.AB13 Sheet1.AD1:Sheet1.AD13" chart:data-source-has-labels="both" svg:x="1.358cm" svg:y="1.631cm" svg:width="8.777cm" svg:height="6.163cm">
          <chartooo:coordinate-region svg:x="2.456cm" svg:y="1.843cm" svg:width="7.492cm" svg:height="5.278cm"/>
          <chart:axis chart:dimension="x" chart:name="primary-x" chart:style-name="ch5" chartooo:axis-type="auto">
            <chart:title svg:x="4.961cm" svg:y="7.974cm" chart:style-name="ch6">
              <text:p>Počet vecí</text:p>
            </chart:title>
            <chart:categories table:cell-range-address="Sheet1.V2:Sheet1.V13"/>
          </chart:axis>
          <chart:axis chart:dimension="y" chart:name="primary-y" chart:style-name="ch5">
            <chart:title svg:x="0.451cm" svg:y="6.648cm" chart:style-name="ch7">
              <text:p>Priemerná relatívna chyba</text:p>
            </chart:title>
            <chart:grid chart:style-name="ch8" chart:class="major"/>
          </chart:axis>
          <chart:series chart:style-name="ch9" chart:values-cell-range-address="Sheet1.X2:Sheet1.X13" chart:label-cell-address="Sheet1.X1:Sheet1.X1" chart:class="chart:scatter">
            <chart:domain table:cell-range-address="Sheet1.V2:Sheet1.V13"/>
            <chart:data-point chart:repeated="12"/>
          </chart:series>
          <chart:series chart:style-name="ch10" chart:values-cell-range-address="Sheet1.Z2:Sheet1.Z13" chart:label-cell-address="Sheet1.Z1:Sheet1.Z1" chart:class="chart:scatter">
            <chart:data-point chart:repeated="12"/>
          </chart:series>
          <chart:series chart:style-name="ch11" chart:values-cell-range-address="Sheet1.AB2:Sheet1.AB13" chart:label-cell-address="Sheet1.AB1:Sheet1.AB1" chart:class="chart:scatter">
            <chart:data-point chart:repeated="12"/>
          </chart:series>
          <chart:series chart:style-name="ch12" chart:values-cell-range-address="Sheet1.AD2:Sheet1.AD13" chart:label-cell-address="Sheet1.AD1:Sheet1.AD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emerná chyba dynamické prog.</text:p>
                <draw:g>
                  <svg:desc>Sheet1.X1:Sheet1.X1</svg:desc>
                </draw:g>
              </table:table-cell>
              <table:table-cell office:value-type="string">
                <text:p>Priemerná chyba genetika 50 iterácií</text:p>
                <draw:g>
                  <svg:desc>Sheet1.Z1:Sheet1.Z1</svg:desc>
                </draw:g>
              </table:table-cell>
              <table:table-cell office:value-type="string">
                <text:p>Priemerná chyba heuristika pomer cena váha</text:p>
                <draw:g>
                  <svg:desc>Sheet1.AB1:Sheet1.AB1</svg:desc>
                </draw:g>
              </table:table-cell>
              <table:table-cell office:value-type="string">
                <text:p>Priemerná chyba genetika 30 iterácií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V2:Sheet1.V13</svg:desc>
                </draw:g>
              </table:table-cell>
              <table:table-cell office:value-type="float" office:value="0">
                <text:p>0</text:p>
                <draw:g>
                  <svg:desc>Sheet1.X2:Sheet1.X13</svg:desc>
                </draw:g>
              </table:table-cell>
              <table:table-cell office:value-type="float" office:value="0">
                <text:p>0</text:p>
                <draw:g>
                  <svg:desc>Sheet1.Z2:Sheet1.Z13</svg:desc>
                </draw:g>
              </table:table-cell>
              <table:table-cell office:value-type="float" office:value="0.0217450811344438">
                <text:p>0.0217450811344438</text:p>
                <draw:g>
                  <svg:desc>Sheet1.AB2:Sheet1.AB13</svg:desc>
                </draw:g>
              </table:table-cell>
              <table:table-cell office:value-type="float" office:value="0">
                <text:p>0</text:p>
                <draw:g>
                  <svg:desc>Sheet1.AD2:Sheet1.AD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8619858039576">
                <text:p>0.0128619858039576</text:p>
              </table:table-cell>
              <table:table-cell office:value-type="float" office:value="0.00181818181818182">
                <text:p>0.001818181818181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170854271356784">
                <text:p>0.00170854271356784</text:p>
              </table:table-cell>
              <table:table-cell office:value-type="float" office:value="0.00475891816593858">
                <text:p>0.00475891816593858</text:p>
              </table:table-cell>
              <table:table-cell office:value-type="float" office:value="0.00170854271356784">
                <text:p>0.00170854271356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203433495395388">
                <text:p>0.00203433495395388</text:p>
              </table:table-cell>
              <table:table-cell office:value-type="float" office:value="0.00600085619454645">
                <text:p>0.00600085619454645</text:p>
              </table:table-cell>
              <table:table-cell office:value-type="float" office:value="0.0022184542947009">
                <text:p>0.00221845429470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300133727451344">
                <text:p>0.00300133727451344</text:p>
              </table:table-cell>
              <table:table-cell office:value-type="float" office:value="0.00686693553040648">
                <text:p>0.00686693553040648</text:p>
              </table:table-cell>
              <table:table-cell office:value-type="float" office:value="0.00299005340235339">
                <text:p>0.0029900534023533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179461429385988">
                <text:p>0.00179461429385988</text:p>
              </table:table-cell>
              <table:table-cell office:value-type="float" office:value="0.00498355550001528">
                <text:p>0.00498355550001528</text:p>
              </table:table-cell>
              <table:table-cell office:value-type="float" office:value="0.0026906279825136">
                <text:p>0.002690627982513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303528893215878">
                <text:p>0.00303528893215878</text:p>
              </table:table-cell>
              <table:table-cell office:value-type="float" office:value="0.00501650022220376">
                <text:p>0.00501650022220376</text:p>
              </table:table-cell>
              <table:table-cell office:value-type="float" office:value="0.00567781069789465">
                <text:p>0.005677810697894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364882209158068">
                <text:p>0.00364882209158068</text:p>
              </table:table-cell>
              <table:table-cell office:value-type="float" office:value="0.00507446690319218">
                <text:p>0.00507446690319218</text:p>
              </table:table-cell>
              <table:table-cell office:value-type="float" office:value="0.00631954848508526">
                <text:p>0.006319548485085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455213817707782">
                <text:p>0.00455213817707782</text:p>
              </table:table-cell>
              <table:table-cell office:value-type="float" office:value="0.003411918757905">
                <text:p>0.003411918757905</text:p>
              </table:table-cell>
              <table:table-cell office:value-type="float" office:value="0.00849050186631064">
                <text:p>0.0084905018663106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702527894018102">
                <text:p>0.00702527894018102</text:p>
              </table:table-cell>
              <table:table-cell office:value-type="float" office:value="0.00280185395558942">
                <text:p>0.00280185395558942</text:p>
              </table:table-cell>
              <table:table-cell office:value-type="float" office:value="0.0101340375056027">
                <text:p>0.010134037505602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804399213644636">
                <text:p>0.00804399213644636</text:p>
              </table:table-cell>
              <table:table-cell office:value-type="float" office:value="0.00343608626018053">
                <text:p>0.00343608626018053</text:p>
              </table:table-cell>
              <table:table-cell office:value-type="float" office:value="0.0139565222619637">
                <text:p>0.0139565222619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863834702565785">
                <text:p>0.00863834702565785</text:p>
              </table:table-cell>
              <table:table-cell office:value-type="float" office:value="0.00199486793587805">
                <text:p>0.00199486793587805</text:p>
              </table:table-cell>
              <table:table-cell office:value-type="float" office:value="0.0189039542064353">
                <text:p>0.0189039542064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